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9.095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 ts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style-name="ce1" office:value-type="string" calcext:value-type="string">
            <text:p>DestinationCard ph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formula="of:=CONCATENATE([.A2]-100;&quot;=&gt; &quot;;&quot;new DestinationCard(&quot;;[.A2];&quot;,&quot;;[.A2];&quot;),&quot;)" office:value-type="string" office:string-value="0=&gt; new DestinationCard(100,100)," calcext:value-type="string">
            <text:p>0=&gt; new DestinationCard(100,100),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formula="of:=CONCATENATE([.A3]-100;&quot;=&gt; &quot;;&quot;new DestinationCard(&quot;;[.A3];&quot;,&quot;;[.A3];&quot;),&quot;)" office:value-type="string" office:string-value="1=&gt; new DestinationCard(101,101)," calcext:value-type="string">
            <text:p>1=&gt; new DestinationCard(101,101)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formula="of:=CONCATENATE([.A4]-100;&quot;=&gt; &quot;;&quot;new DestinationCard(&quot;;[.A4];&quot;,&quot;;[.A4];&quot;),&quot;)" office:value-type="string" office:string-value="2=&gt; new DestinationCard(102,102)," calcext:value-type="string">
            <text:p>2=&gt; new DestinationCard(102,102)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formula="of:=CONCATENATE([.A5]-100;&quot;=&gt; &quot;;&quot;new DestinationCard(&quot;;[.A5];&quot;,&quot;;[.A5];&quot;),&quot;)" office:value-type="string" office:string-value="3=&gt; new DestinationCard(103,103)," calcext:value-type="string">
            <text:p>3=&gt; new DestinationCard(103,103)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formula="of:=CONCATENATE([.A6]-100;&quot;=&gt; &quot;;&quot;new DestinationCard(&quot;;[.A6];&quot;,&quot;;[.A6];&quot;),&quot;)" office:value-type="string" office:string-value="4=&gt; new DestinationCard(104,104)," calcext:value-type="string">
            <text:p>4=&gt; new DestinationCard(104,104)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formula="of:=CONCATENATE([.A7]-100;&quot;=&gt; &quot;;&quot;new DestinationCard(&quot;;[.A7];&quot;,&quot;;[.A7];&quot;),&quot;)" office:value-type="string" office:string-value="5=&gt; new DestinationCard(105,105)," calcext:value-type="string">
            <text:p>5=&gt; new DestinationCard(105,105)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formula="of:=CONCATENATE([.A8]-100;&quot;=&gt; &quot;;&quot;new DestinationCard(&quot;;[.A8];&quot;,&quot;;[.A8];&quot;),&quot;)" office:value-type="string" office:string-value="6=&gt; new DestinationCard(106,106)," calcext:value-type="string">
            <text:p>6=&gt; new DestinationCard(106,106)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formula="of:=CONCATENATE([.A9]-100;&quot;=&gt; &quot;;&quot;new DestinationCard(&quot;;[.A9];&quot;,&quot;;[.A9];&quot;),&quot;)" office:value-type="string" office:string-value="7=&gt; new DestinationCard(107,107)," calcext:value-type="string">
            <text:p>7=&gt; new DestinationCard(107,107)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formula="of:=CONCATENATE([.A10]-100;&quot;=&gt; &quot;;&quot;new DestinationCard(&quot;;[.A10];&quot;,&quot;;[.A10];&quot;),&quot;)" office:value-type="string" office:string-value="8=&gt; new DestinationCard(108,108)," calcext:value-type="string">
            <text:p>8=&gt; new DestinationCard(108,108)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formula="of:=CONCATENATE([.A11]-100;&quot;=&gt; &quot;;&quot;new DestinationCard(&quot;;[.A11];&quot;,&quot;;[.A11];&quot;),&quot;)" office:value-type="string" office:string-value="9=&gt; new DestinationCard(109,109)," calcext:value-type="string">
            <text:p>9=&gt; new DestinationCard(109,109)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formula="of:=CONCATENATE([.A12]-100;&quot;=&gt; &quot;;&quot;new DestinationCard(&quot;;[.A12];&quot;,&quot;;[.A12];&quot;),&quot;)" office:value-type="string" office:string-value="10=&gt; new DestinationCard(110,110)," calcext:value-type="string">
            <text:p>10=&gt; new DestinationCard(110,110)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formula="of:=CONCATENATE([.A13]-100;&quot;=&gt; &quot;;&quot;new DestinationCard(&quot;;[.A13];&quot;,&quot;;[.A13];&quot;),&quot;)" office:value-type="string" office:string-value="11=&gt; new DestinationCard(111,111)," calcext:value-type="string">
            <text:p>11=&gt; new DestinationCard(111,111)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formula="of:=CONCATENATE([.A14]-100;&quot;=&gt; &quot;;&quot;new DestinationCard(&quot;;[.A14];&quot;,&quot;;[.A14];&quot;),&quot;)" office:value-type="string" office:string-value="12=&gt; new DestinationCard(112,112)," calcext:value-type="string">
            <text:p>12=&gt; new DestinationCard(112,112)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formula="of:=CONCATENATE([.A15]-100;&quot;=&gt; &quot;;&quot;new DestinationCard(&quot;;[.A15];&quot;,&quot;;[.A15];&quot;),&quot;)" office:value-type="string" office:string-value="13=&gt; new DestinationCard(113,113)," calcext:value-type="string">
            <text:p>13=&gt; new DestinationCard(113,113)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formula="of:=CONCATENATE([.A16]-100;&quot;=&gt; &quot;;&quot;new DestinationCard(&quot;;[.A16];&quot;,&quot;;[.A16];&quot;),&quot;)" office:value-type="string" office:string-value="14=&gt; new DestinationCard(114,114)," calcext:value-type="string">
            <text:p>14=&gt; new DestinationCard(114,114)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formula="of:=CONCATENATE([.A17]-100;&quot;=&gt; &quot;;&quot;new DestinationCard(&quot;;[.A17];&quot;,&quot;;[.A17];&quot;),&quot;)" office:value-type="string" office:string-value="15=&gt; new DestinationCard(115,115)," calcext:value-type="string">
            <text:p>15=&gt; new DestinationCard(115,115)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formula="of:=CONCATENATE([.A18]-100;&quot;=&gt; &quot;;&quot;new DestinationCard(&quot;;[.A18];&quot;,&quot;;[.A18];&quot;),&quot;)" office:value-type="string" office:string-value="16=&gt; new DestinationCard(116,116)," calcext:value-type="string">
            <text:p>16=&gt; new DestinationCard(116,116)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formula="of:=CONCATENATE([.A19]-100;&quot;=&gt; &quot;;&quot;new DestinationCard(&quot;;[.A19];&quot;,&quot;;[.A19];&quot;),&quot;)" office:value-type="string" office:string-value="17=&gt; new DestinationCard(117,117)," calcext:value-type="string">
            <text:p>17=&gt; new DestinationCard(117,117)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formula="of:=CONCATENATE([.A20]-100;&quot;=&gt; &quot;;&quot;new DestinationCard(&quot;;[.A20];&quot;,&quot;;[.A20];&quot;),&quot;)" office:value-type="string" office:string-value="18=&gt; new DestinationCard(118,118)," calcext:value-type="string">
            <text:p>18=&gt; new DestinationCard(118,118)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formula="of:=CONCATENATE([.A21]-100;&quot;=&gt; &quot;;&quot;new DestinationCard(&quot;;[.A21];&quot;,&quot;;[.A21];&quot;),&quot;)" office:value-type="string" office:string-value="19=&gt; new DestinationCard(119,119)," calcext:value-type="string">
            <text:p>19=&gt; new DestinationCard(119,119)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formula="of:=CONCATENATE([.A22]-100;&quot;=&gt; &quot;;&quot;new DestinationCard(&quot;;[.A22];&quot;,&quot;;[.A22];&quot;),&quot;)" office:value-type="string" office:string-value="20=&gt; new DestinationCard(120,120)," calcext:value-type="string">
            <text:p>20=&gt; new DestinationCard(120,120)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formula="of:=CONCATENATE([.A23]-100;&quot;=&gt; &quot;;&quot;new DestinationCard(&quot;;[.A23];&quot;,&quot;;[.A23];&quot;),&quot;)" office:value-type="string" office:string-value="21=&gt; new DestinationCard(121,121)," calcext:value-type="string">
            <text:p>21=&gt; new DestinationCard(121,121)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formula="of:=CONCATENATE([.A24]-100;&quot;=&gt; &quot;;&quot;new DestinationCard(&quot;;[.A24];&quot;,&quot;;[.A24];&quot;),&quot;)" office:value-type="string" office:string-value="22=&gt; new DestinationCard(122,122)," calcext:value-type="string">
            <text:p>22=&gt; new DestinationCard(122,122)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formula="of:=CONCATENATE([.A25]-100;&quot;=&gt; &quot;;&quot;new DestinationCard(&quot;;[.A25];&quot;,&quot;;[.A25];&quot;),&quot;)" office:value-type="string" office:string-value="23=&gt; new DestinationCard(123,123)," calcext:value-type="string">
            <text:p>23=&gt; new DestinationCard(123,123)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formula="of:=CONCATENATE([.A26]-100;&quot;=&gt; &quot;;&quot;new DestinationCard(&quot;;[.A26];&quot;,&quot;;[.A26];&quot;),&quot;)" office:value-type="string" office:string-value="24=&gt; new DestinationCard(124,124)," calcext:value-type="string">
            <text:p>24=&gt; new DestinationCard(124,124)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formula="of:=CONCATENATE([.A27]-100;&quot;=&gt; &quot;;&quot;new DestinationCard(&quot;;[.A27];&quot;,&quot;;[.A27];&quot;),&quot;)" office:value-type="string" office:string-value="25=&gt; new DestinationCard(125,125)," calcext:value-type="string">
            <text:p>25=&gt; new DestinationCard(125,125)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formula="of:=CONCATENATE([.A28]-100;&quot;=&gt; &quot;;&quot;new DestinationCard(&quot;;[.A28];&quot;,&quot;;[.A28];&quot;),&quot;)" office:value-type="string" office:string-value="26=&gt; new DestinationCard(126,126)," calcext:value-type="string">
            <text:p>26=&gt; new DestinationCard(126,126)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formula="of:=CONCATENATE([.A29]-100;&quot;=&gt; &quot;;&quot;new DestinationCard(&quot;;[.A29];&quot;,&quot;;[.A29];&quot;),&quot;)" office:value-type="string" office:string-value="27=&gt; new DestinationCard(127,127)," calcext:value-type="string">
            <text:p>27=&gt; new DestinationCard(127,127)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formula="of:=CONCATENATE([.A30]-100;&quot;=&gt; &quot;;&quot;new DestinationCard(&quot;;[.A30];&quot;,&quot;;[.A30];&quot;),&quot;)" office:value-type="string" office:string-value="28=&gt; new DestinationCard(128,128)," calcext:value-type="string">
            <text:p>28=&gt; new DestinationCard(128,128)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formula="of:=CONCATENATE([.A31]-100;&quot;=&gt; &quot;;&quot;new DestinationCard(&quot;;[.A31];&quot;,&quot;;[.A31];&quot;),&quot;)" office:value-type="string" office:string-value="29=&gt; new DestinationCard(129,129)," calcext:value-type="string">
            <text:p>29=&gt; new DestinationCard(129,129)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formula="of:=CONCATENATE([.A32]-100;&quot;=&gt; &quot;;&quot;new DestinationCard(&quot;;[.A32];&quot;,&quot;;[.A32];&quot;),&quot;)" office:value-type="string" office:string-value="30=&gt; new DestinationCard(130,130)," calcext:value-type="string">
            <text:p>30=&gt; new DestinationCard(130,130)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formula="of:=CONCATENATE([.A33]-100;&quot;=&gt; &quot;;&quot;new DestinationCard(&quot;;[.A33];&quot;,&quot;;[.A33];&quot;),&quot;)" office:value-type="string" office:string-value="31=&gt; new DestinationCard(131,131)," calcext:value-type="string">
            <text:p>31=&gt; new DestinationCard(131,131)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formula="of:=CONCATENATE([.A34]-100;&quot;=&gt; &quot;;&quot;new DestinationCard(&quot;;[.A34];&quot;,&quot;;[.A34];&quot;),&quot;)" office:value-type="string" office:string-value="32=&gt; new DestinationCard(132,132)," calcext:value-type="string">
            <text:p>32=&gt; new DestinationCard(132,132)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formula="of:=CONCATENATE([.A35]-100;&quot;=&gt; &quot;;&quot;new DestinationCard(&quot;;[.A35];&quot;,&quot;;[.A35];&quot;),&quot;)" office:value-type="string" office:string-value="33=&gt; new DestinationCard(133,133)," calcext:value-type="string">
            <text:p>33=&gt; new DestinationCard(133,133)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formula="of:=CONCATENATE([.A36]-100;&quot;=&gt; &quot;;&quot;new DestinationCard(&quot;;[.A36];&quot;,&quot;;[.A36];&quot;),&quot;)" office:value-type="string" office:string-value="34=&gt; new DestinationCard(134,134)," calcext:value-type="string">
            <text:p>34=&gt; new DestinationCard(134,134)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formula="of:=CONCATENATE([.A37]-100;&quot;=&gt; &quot;;&quot;new DestinationCard(&quot;;[.A37];&quot;,&quot;;[.A37];&quot;),&quot;)" office:value-type="string" office:string-value="35=&gt; new DestinationCard(135,135)," calcext:value-type="string">
            <text:p>35=&gt; new DestinationCard(135,135),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formula="of:=CONCATENATE([.A38]-100;&quot;=&gt; &quot;;&quot;new DestinationCard(&quot;;[.A38];&quot;,&quot;;[.A38];&quot;),&quot;)" office:value-type="string" office:string-value="36=&gt; new DestinationCard(136,136)," calcext:value-type="string">
            <text:p>36=&gt; new DestinationCard(136,136)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formula="of:=CONCATENATE([.A39]-100;&quot;=&gt; &quot;;&quot;new DestinationCard(&quot;;[.A39];&quot;,&quot;;[.A39];&quot;),&quot;)" office:value-type="string" office:string-value="37=&gt; new DestinationCard(137,137)," calcext:value-type="string">
            <text:p>37=&gt; new DestinationCard(137,137)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formula="of:=CONCATENATE([.A40]-100;&quot;=&gt; &quot;;&quot;new DestinationCard(&quot;;[.A40];&quot;,&quot;;[.A40];&quot;),&quot;)" office:value-type="string" office:string-value="38=&gt; new DestinationCard(138,138)," calcext:value-type="string">
            <text:p>38=&gt; new DestinationCard(138,138)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formula="of:=CONCATENATE([.A41]-100;&quot;=&gt; &quot;;&quot;new DestinationCard(&quot;;[.A41];&quot;,&quot;;[.A41];&quot;),&quot;)" office:value-type="string" office:string-value="39=&gt; new DestinationCard(139,139)," calcext:value-type="string">
            <text:p>39=&gt; new DestinationCard(139,139)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formula="of:=CONCATENATE([.A42]-100;&quot;=&gt; &quot;;&quot;new DestinationCard(&quot;;[.A42];&quot;,&quot;;[.A42];&quot;),&quot;)" office:value-type="string" office:string-value="40=&gt; new DestinationCard(140,140)," calcext:value-type="string">
            <text:p>40=&gt; new DestinationCard(140,140)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formula="of:=CONCATENATE([.A43]-100;&quot;=&gt; &quot;;&quot;new DestinationCard(&quot;;[.A43];&quot;,&quot;;[.A43];&quot;),&quot;)" office:value-type="string" office:string-value="41=&gt; new DestinationCard(141,141)," calcext:value-type="string">
            <text:p>41=&gt; new DestinationCard(141,141)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formula="of:=CONCATENATE([.A44]-100;&quot;=&gt; &quot;;&quot;new DestinationCard(&quot;;[.A44];&quot;,&quot;;[.A44];&quot;),&quot;)" office:value-type="string" office:string-value="42=&gt; new DestinationCard(142,142)," calcext:value-type="string">
            <text:p>42=&gt; new DestinationCard(142,142)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formula="of:=CONCATENATE([.A45]-100;&quot;=&gt; &quot;;&quot;new DestinationCard(&quot;;[.A45];&quot;,&quot;;[.A45];&quot;),&quot;)" office:value-type="string" office:string-value="43=&gt; new DestinationCard(143,143)," calcext:value-type="string">
            <text:p>43=&gt; new DestinationCard(143,143)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formula="of:=CONCATENATE([.A46]-100;&quot;=&gt; &quot;;&quot;new DestinationCard(&quot;;[.A46];&quot;,&quot;;[.A46];&quot;),&quot;)" office:value-type="string" office:string-value="44=&gt; new DestinationCard(144,144)," calcext:value-type="string">
            <text:p>44=&gt; new DestinationCard(144,144)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formula="of:=CONCATENATE([.A47]-100;&quot;=&gt; &quot;;&quot;new DestinationCard(&quot;;[.A47];&quot;,&quot;;[.A47];&quot;),&quot;)" office:value-type="string" office:string-value="45=&gt; new DestinationCard(145,145)," calcext:value-type="string">
            <text:p>45=&gt; new DestinationCard(145,145)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formula="of:=CONCATENATE([.A48]-100;&quot;=&gt; &quot;;&quot;new DestinationCard(&quot;;[.A48];&quot;,&quot;;[.A48];&quot;),&quot;)" office:value-type="string" office:string-value="46=&gt; new DestinationCard(146,146)," calcext:value-type="string">
            <text:p>46=&gt; new DestinationCard(146,146)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formula="of:=CONCATENATE([.A49]-100;&quot;=&gt; &quot;;&quot;new DestinationCard(&quot;;[.A49];&quot;,&quot;;[.A49];&quot;),&quot;)" office:value-type="string" office:string-value="47=&gt; new DestinationCard(147,147)," calcext:value-type="string">
            <text:p>47=&gt; new DestinationCard(147,147)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 table:formula="of:=CONCATENATE([.A50]-100;&quot;=&gt; &quot;;&quot;new DestinationCard(&quot;;[.A50];&quot;,&quot;;[.A50];&quot;),&quot;)" office:value-type="string" office:string-value="48=&gt; new DestinationCard(148,148)," calcext:value-type="string">
            <text:p>48=&gt; new DestinationCard(148,148),</text:p>
          </table:table-cell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formula="of:=CONCATENATE([.A51]-100;&quot;=&gt; &quot;;&quot;new DestinationCard(&quot;;[.A51];&quot;,&quot;;[.A51];&quot;),&quot;)" office:value-type="string" office:string-value="49=&gt; new DestinationCard(149,149)," calcext:value-type="string">
            <text:p>49=&gt; new DestinationCard(149,149)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formula="of:=CONCATENATE([.A52]-100;&quot;=&gt; &quot;;&quot;new DestinationCard(&quot;;[.A52];&quot;,&quot;;[.A52];&quot;),&quot;)" office:value-type="string" office:string-value="50=&gt; new DestinationCard(150,150)," calcext:value-type="string">
            <text:p>50=&gt; new DestinationCard(150,150),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formula="of:=CONCATENATE([.A53]-100;&quot;=&gt; &quot;;&quot;new DestinationCard(&quot;;[.A53];&quot;,&quot;;[.A53];&quot;),&quot;)" office:value-type="string" office:string-value="51=&gt; new DestinationCard(151,151)," calcext:value-type="string">
            <text:p>51=&gt; new DestinationCard(151,151)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formula="of:=CONCATENATE([.A54]-100;&quot;=&gt; &quot;;&quot;new DestinationCard(&quot;;[.A54];&quot;,&quot;;[.A54];&quot;),&quot;)" office:value-type="string" office:string-value="52=&gt; new DestinationCard(152,152)," calcext:value-type="string">
            <text:p>52=&gt; new DestinationCard(152,152)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formula="of:=CONCATENATE([.A55]-100;&quot;=&gt; &quot;;&quot;new DestinationCard(&quot;;[.A55];&quot;,&quot;;[.A55];&quot;),&quot;)" office:value-type="string" office:string-value="53=&gt; new DestinationCard(153,153)," calcext:value-type="string">
            <text:p>53=&gt; new DestinationCard(153,153)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formula="of:=CONCATENATE([.A56]-100;&quot;=&gt; &quot;;&quot;new DestinationCard(&quot;;[.A56];&quot;,&quot;;[.A56];&quot;),&quot;)" office:value-type="string" office:string-value="54=&gt; new DestinationCard(154,154)," calcext:value-type="string">
            <text:p>54=&gt; new DestinationCard(154,154)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formula="of:=CONCATENATE([.A57]-100;&quot;=&gt; &quot;;&quot;new DestinationCard(&quot;;[.A57];&quot;,&quot;;[.A57];&quot;),&quot;)" office:value-type="string" office:string-value="55=&gt; new DestinationCard(155,155)," calcext:value-type="string">
            <text:p>55=&gt; new DestinationCard(155,155)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formula="of:=CONCATENATE([.A58]-100;&quot;=&gt; &quot;;&quot;new DestinationCard(&quot;;[.A58];&quot;,&quot;;[.A58];&quot;),&quot;)" office:value-type="string" office:string-value="56=&gt; new DestinationCard(156,156)," calcext:value-type="string">
            <text:p>56=&gt; new DestinationCard(156,156)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formula="of:=CONCATENATE([.A59]-100;&quot;=&gt; &quot;;&quot;new DestinationCard(&quot;;[.A59];&quot;,&quot;;[.A59];&quot;),&quot;)" office:value-type="string" office:string-value="57=&gt; new DestinationCard(157,157)," calcext:value-type="string">
            <text:p>57=&gt; new DestinationCard(157,157)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formula="of:=CONCATENATE([.A60]-100;&quot;=&gt; &quot;;&quot;new DestinationCard(&quot;;[.A60];&quot;,&quot;;[.A60];&quot;),&quot;)" office:value-type="string" office:string-value="58=&gt; new DestinationCard(158,158)," calcext:value-type="string">
            <text:p>58=&gt; new DestinationCard(158,158)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formula="of:=CONCATENATE([.A61]-100;&quot;=&gt; &quot;;&quot;new DestinationCard(&quot;;[.A61];&quot;,&quot;;[.A61];&quot;),&quot;)" office:value-type="string" office:string-value="59=&gt; new DestinationCard(159,159)," calcext:value-type="string">
            <text:p>59=&gt; new DestinationCard(159,159)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formula="of:=CONCATENATE([.A62]-100;&quot;=&gt; &quot;;&quot;new DestinationCard(&quot;;[.A62];&quot;,&quot;;[.A62];&quot;),&quot;)" office:value-type="string" office:string-value="60=&gt; new DestinationCard(160,160)," calcext:value-type="string">
            <text:p>60=&gt; new DestinationCard(160,160)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formula="of:=CONCATENATE([.A63]-100;&quot;=&gt; &quot;;&quot;new DestinationCard(&quot;;[.A63];&quot;,&quot;;[.A63];&quot;),&quot;)" office:value-type="string" office:string-value="61=&gt; new DestinationCard(161,161)," calcext:value-type="string">
            <text:p>61=&gt; new DestinationCard(161,161)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formula="of:=CONCATENATE([.A64]-100;&quot;=&gt; &quot;;&quot;new DestinationCard(&quot;;[.A64];&quot;,&quot;;[.A64];&quot;),&quot;)" office:value-type="string" office:string-value="62=&gt; new DestinationCard(162,162)," calcext:value-type="string">
            <text:p>62=&gt; new DestinationCard(162,162)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formula="of:=CONCATENATE([.A65]-100;&quot;=&gt; &quot;;&quot;new DestinationCard(&quot;;[.A65];&quot;,&quot;;[.A65];&quot;),&quot;)" office:value-type="string" office:string-value="63=&gt; new DestinationCard(163,163)," calcext:value-type="string">
            <text:p>63=&gt; new DestinationCard(163,163)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formula="of:=CONCATENATE([.A66]-100;&quot;=&gt; &quot;;&quot;new DestinationCard(&quot;;[.A66];&quot;,&quot;;[.A66];&quot;),&quot;)" office:value-type="string" office:string-value="64=&gt; new DestinationCard(164,164)," calcext:value-type="string">
            <text:p>64=&gt; new DestinationCard(164,164)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formula="of:=CONCATENATE([.A67]-100;&quot;=&gt; &quot;;&quot;new DestinationCard(&quot;;[.A67];&quot;,&quot;;[.A67];&quot;),&quot;)" office:value-type="string" office:string-value="65=&gt; new DestinationCard(165,165)," calcext:value-type="string">
            <text:p>65=&gt; new DestinationCard(165,165),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formula="of:=CONCATENATE([.A68]-100;&quot;=&gt; &quot;;&quot;new DestinationCard(&quot;;[.A68];&quot;,&quot;;[.A68];&quot;),&quot;)" office:value-type="string" office:string-value="66=&gt; new DestinationCard(166,166)," calcext:value-type="string">
            <text:p>66=&gt; new DestinationCard(166,166)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formula="of:=CONCATENATE([.A69]-100;&quot;=&gt; &quot;;&quot;new DestinationCard(&quot;;[.A69];&quot;,&quot;;[.A69];&quot;),&quot;)" office:value-type="string" office:string-value="67=&gt; new DestinationCard(167,167)," calcext:value-type="string">
            <text:p>67=&gt; new DestinationCard(167,167)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formula="of:=CONCATENATE([.A70]-100;&quot;=&gt; &quot;;&quot;new DestinationCard(&quot;;[.A70];&quot;,&quot;;[.A70];&quot;),&quot;)" office:value-type="string" office:string-value="68=&gt; new DestinationCard(168,168)," calcext:value-type="string">
            <text:p>68=&gt; new DestinationCard(168,168)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formula="of:=CONCATENATE([.A71]-100;&quot;=&gt; &quot;;&quot;new DestinationCard(&quot;;[.A71];&quot;,&quot;;[.A71];&quot;),&quot;)" office:value-type="string" office:string-value="69=&gt; new DestinationCard(169,169)," calcext:value-type="string">
            <text:p>69=&gt; new DestinationCard(169,169)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formula="of:=CONCATENATE([.A72]-100;&quot;=&gt; &quot;;&quot;new DestinationCard(&quot;;[.A72];&quot;,&quot;;[.A72];&quot;),&quot;)" office:value-type="string" office:string-value="70=&gt; new DestinationCard(170,170)," calcext:value-type="string">
            <text:p>70=&gt; new DestinationCard(170,170)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formula="of:=CONCATENATE([.A73]-100;&quot;=&gt; &quot;;&quot;new DestinationCard(&quot;;[.A73];&quot;,&quot;;[.A73];&quot;),&quot;)" office:value-type="string" office:string-value="71=&gt; new DestinationCard(171,171)," calcext:value-type="string">
            <text:p>71=&gt; new DestinationCard(171,171)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formula="of:=CONCATENATE([.A74]-100;&quot;=&gt; &quot;;&quot;new DestinationCard(&quot;;[.A74];&quot;,&quot;;[.A74];&quot;),&quot;)" office:value-type="string" office:string-value="72=&gt; new DestinationCard(172,172)," calcext:value-type="string">
            <text:p>72=&gt; new DestinationCard(172,172)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formula="of:=CONCATENATE([.A75]-100;&quot;=&gt; &quot;;&quot;new DestinationCard(&quot;;[.A75];&quot;,&quot;;[.A75];&quot;),&quot;)" office:value-type="string" office:string-value="73=&gt; new DestinationCard(173,173)," calcext:value-type="string">
            <text:p>73=&gt; new DestinationCard(173,173)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formula="of:=CONCATENATE([.A76]-100;&quot;=&gt; &quot;;&quot;new DestinationCard(&quot;;[.A76];&quot;,&quot;;[.A76];&quot;),&quot;)" office:value-type="string" office:string-value="74=&gt; new DestinationCard(174,174)," calcext:value-type="string">
            <text:p>74=&gt; new DestinationCard(174,174)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formula="of:=CONCATENATE([.A77]-100;&quot;=&gt; &quot;;&quot;new DestinationCard(&quot;;[.A77];&quot;,&quot;;[.A77];&quot;),&quot;)" office:value-type="string" office:string-value="75=&gt; new DestinationCard(175,175)," calcext:value-type="string">
            <text:p>75=&gt; new DestinationCard(175,175)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formula="of:=CONCATENATE([.A78]-100;&quot;=&gt; &quot;;&quot;new DestinationCard(&quot;;[.A78];&quot;,&quot;;[.A78];&quot;),&quot;)" office:value-type="string" office:string-value="76=&gt; new DestinationCard(176,176)," calcext:value-type="string">
            <text:p>76=&gt; new DestinationCard(176,176)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formula="of:=CONCATENATE([.A79]-100;&quot;=&gt; &quot;;&quot;new DestinationCard(&quot;;[.A79];&quot;,&quot;;[.A79];&quot;),&quot;)" office:value-type="string" office:string-value="77=&gt; new DestinationCard(177,177)," calcext:value-type="string">
            <text:p>77=&gt; new DestinationCard(177,177)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formula="of:=CONCATENATE([.A80]-100;&quot;=&gt; &quot;;&quot;new DestinationCard(&quot;;[.A80];&quot;,&quot;;[.A80];&quot;),&quot;)" office:value-type="string" office:string-value="78=&gt; new DestinationCard(178,178)," calcext:value-type="string">
            <text:p>78=&gt; new DestinationCard(178,178)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formula="of:=CONCATENATE([.A81]-100;&quot;=&gt; &quot;;&quot;new DestinationCard(&quot;;[.A81];&quot;,&quot;;[.A81];&quot;),&quot;)" office:value-type="string" office:string-value="79=&gt; new DestinationCard(179,179)," calcext:value-type="string">
            <text:p>79=&gt; new DestinationCard(179,179)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formula="of:=CONCATENATE([.A82]-100;&quot;=&gt; &quot;;&quot;new DestinationCard(&quot;;[.A82];&quot;,&quot;;[.A82];&quot;),&quot;)" office:value-type="string" office:string-value="80=&gt; new DestinationCard(180,180)," calcext:value-type="string">
            <text:p>80=&gt; new DestinationCard(180,180),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formula="of:=CONCATENATE([.A83]-100;&quot;=&gt; &quot;;&quot;new DestinationCard(&quot;;[.A83];&quot;,&quot;;[.A83];&quot;),&quot;)" office:value-type="string" office:string-value="81=&gt; new DestinationCard(181,181)," calcext:value-type="string">
            <text:p>81=&gt; new DestinationCard(181,181)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formula="of:=CONCATENATE([.A84]-100;&quot;=&gt; &quot;;&quot;new DestinationCard(&quot;;[.A84];&quot;,&quot;;[.A84];&quot;),&quot;)" office:value-type="string" office:string-value="82=&gt; new DestinationCard(182,182)," calcext:value-type="string">
            <text:p>82=&gt; new DestinationCard(182,182)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formula="of:=CONCATENATE([.A85]-100;&quot;=&gt; &quot;;&quot;new DestinationCard(&quot;;[.A85];&quot;,&quot;;[.A85];&quot;),&quot;)" office:value-type="string" office:string-value="83=&gt; new DestinationCard(183,183)," calcext:value-type="string">
            <text:p>83=&gt; new DestinationCard(183,183)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formula="of:=CONCATENATE([.A86]-100;&quot;=&gt; &quot;;&quot;new DestinationCard(&quot;;[.A86];&quot;,&quot;;[.A86];&quot;),&quot;)" office:value-type="string" office:string-value="84=&gt; new DestinationCard(184,184)," calcext:value-type="string">
            <text:p>84=&gt; new DestinationCard(184,184)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formula="of:=CONCATENATE([.A87]-100;&quot;=&gt; &quot;;&quot;new DestinationCard(&quot;;[.A87];&quot;,&quot;;[.A87];&quot;),&quot;)" office:value-type="string" office:string-value="85=&gt; new DestinationCard(185,185)," calcext:value-type="string">
            <text:p>85=&gt; new DestinationCard(185,185)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formula="of:=CONCATENATE([.A88]-100;&quot;=&gt; &quot;;&quot;new DestinationCard(&quot;;[.A88];&quot;,&quot;;[.A88];&quot;),&quot;)" office:value-type="string" office:string-value="86=&gt; new DestinationCard(186,186)," calcext:value-type="string">
            <text:p>86=&gt; new DestinationCard(186,186)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formula="of:=CONCATENATE([.A89]-100;&quot;=&gt; &quot;;&quot;new DestinationCard(&quot;;[.A89];&quot;,&quot;;[.A89];&quot;),&quot;)" office:value-type="string" office:string-value="87=&gt; new DestinationCard(187,187)," calcext:value-type="string">
            <text:p>87=&gt; new DestinationCard(187,187)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formula="of:=CONCATENATE([.A90]-100;&quot;=&gt; &quot;;&quot;new DestinationCard(&quot;;[.A90];&quot;,&quot;;[.A90];&quot;),&quot;)" office:value-type="string" office:string-value="88=&gt; new DestinationCard(188,188)," calcext:value-type="string">
            <text:p>88=&gt; new DestinationCard(188,188)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formula="of:=CONCATENATE([.A91]-100;&quot;=&gt; &quot;;&quot;new DestinationCard(&quot;;[.A91];&quot;,&quot;;[.A91];&quot;),&quot;)" office:value-type="string" office:string-value="89=&gt; new DestinationCard(189,189)," calcext:value-type="string">
            <text:p>89=&gt; new DestinationCard(189,189)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formula="of:=CONCATENATE([.A92]-100;&quot;=&gt; &quot;;&quot;new DestinationCard(&quot;;[.A92];&quot;,&quot;;[.A92];&quot;),&quot;)" office:value-type="string" office:string-value="90=&gt; new DestinationCard(190,190)," calcext:value-type="string">
            <text:p>90=&gt; new DestinationCard(190,190)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formula="of:=CONCATENATE([.A93]-100;&quot;=&gt; &quot;;&quot;new DestinationCard(&quot;;[.A93];&quot;,&quot;;[.A93];&quot;),&quot;)" office:value-type="string" office:string-value="91=&gt; new DestinationCard(191,191)," calcext:value-type="string">
            <text:p>91=&gt; new DestinationCard(191,191)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formula="of:=CONCATENATE([.A94]-100;&quot;=&gt; &quot;;&quot;new DestinationCard(&quot;;[.A94];&quot;,&quot;;[.A94];&quot;),&quot;)" office:value-type="string" office:string-value="92=&gt; new DestinationCard(192,192)," calcext:value-type="string">
            <text:p>92=&gt; new DestinationCard(192,192)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formula="of:=CONCATENATE([.A95]-100;&quot;=&gt; &quot;;&quot;new DestinationCard(&quot;;[.A95];&quot;,&quot;;[.A95];&quot;),&quot;)" office:value-type="string" office:string-value="93=&gt; new DestinationCard(193,193)," calcext:value-type="string">
            <text:p>93=&gt; new DestinationCard(193,193)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formula="of:=CONCATENATE([.A96]-100;&quot;=&gt; &quot;;&quot;new DestinationCard(&quot;;[.A96];&quot;,&quot;;[.A96];&quot;),&quot;)" office:value-type="string" office:string-value="94=&gt; new DestinationCard(194,194)," calcext:value-type="string">
            <text:p>94=&gt; new DestinationCard(194,194)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formula="of:=CONCATENATE([.A97]-100;&quot;=&gt; &quot;;&quot;new DestinationCard(&quot;;[.A97];&quot;,&quot;;[.A97];&quot;),&quot;)" office:value-type="string" office:string-value="95=&gt; new DestinationCard(195,195)," calcext:value-type="string">
            <text:p>95=&gt; new DestinationCard(195,195),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formula="of:=CONCATENATE([.A98]-100;&quot;=&gt; &quot;;&quot;new DestinationCard(&quot;;[.A98];&quot;,&quot;;[.A98];&quot;),&quot;)" office:value-type="string" office:string-value="96=&gt; new DestinationCard(196,196)," calcext:value-type="string">
            <text:p>96=&gt; new DestinationCard(196,196)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formula="of:=CONCATENATE([.A99]-100;&quot;=&gt; &quot;;&quot;new DestinationCard(&quot;;[.A99];&quot;,&quot;;[.A99];&quot;),&quot;)" office:value-type="string" office:string-value="97=&gt; new DestinationCard(197,197)," calcext:value-type="string">
            <text:p>97=&gt; new DestinationCard(197,197)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formula="of:=CONCATENATE([.A100]-100;&quot;=&gt; &quot;;&quot;new DestinationCard(&quot;;[.A100];&quot;,&quot;;[.A100];&quot;),&quot;)" office:value-type="string" office:string-value="98=&gt; new DestinationCard(198,198)," calcext:value-type="string">
            <text:p>98=&gt; new DestinationCard(198,198)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formula="of:=CONCATENATE([.A101]-100;&quot;=&gt; &quot;;&quot;new DestinationCard(&quot;;[.A101];&quot;,&quot;;[.A101];&quot;),&quot;)" office:value-type="string" office:string-value="99=&gt; new DestinationCard(199,199)," calcext:value-type="string">
            <text:p>99=&gt; new DestinationCard(199,199)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formula="of:=CONCATENATE([.A102]-100;&quot;=&gt; &quot;;&quot;new DestinationCard(&quot;;[.A102];&quot;,&quot;;[.A102];&quot;),&quot;)" office:value-type="string" office:string-value="100=&gt; new DestinationCard(200,200)," calcext:value-type="string">
            <text:p>100=&gt; new DestinationCard(200,200)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formula="of:=CONCATENATE([.A103]-100;&quot;=&gt; &quot;;&quot;new DestinationCard(&quot;;[.A103];&quot;,&quot;;[.A103];&quot;),&quot;)" office:value-type="string" office:string-value="101=&gt; new DestinationCard(201,201)," calcext:value-type="string">
            <text:p>101=&gt; new DestinationCard(201,201),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formula="of:=CONCATENATE([.A104]-100;&quot;=&gt; &quot;;&quot;new DestinationCard(&quot;;[.A104];&quot;,&quot;;[.A104];&quot;),&quot;)" office:value-type="string" office:string-value="102=&gt; new DestinationCard(202,202)," calcext:value-type="string">
            <text:p>102=&gt; new DestinationCard(202,202),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formula="of:=CONCATENATE([.A105]-100;&quot;=&gt; &quot;;&quot;new DestinationCard(&quot;;[.A105];&quot;,&quot;;[.A105];&quot;),&quot;)" office:value-type="string" office:string-value="103=&gt; new DestinationCard(203,203)," calcext:value-type="string">
            <text:p>103=&gt; new DestinationCard(203,203),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formula="of:=CONCATENATE([.A106]-100;&quot;=&gt; &quot;;&quot;new DestinationCard(&quot;;[.A106];&quot;,&quot;;[.A106];&quot;),&quot;)" office:value-type="string" office:string-value="104=&gt; new DestinationCard(204,204)," calcext:value-type="string">
            <text:p>104=&gt; new DestinationCard(204,204),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formula="of:=CONCATENATE([.A107]-100;&quot;=&gt; &quot;;&quot;new DestinationCard(&quot;;[.A107];&quot;,&quot;;[.A107];&quot;),&quot;)" office:value-type="string" office:string-value="105=&gt; new DestinationCard(205,205)," calcext:value-type="string">
            <text:p>105=&gt; new DestinationCard(205,205),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formula="of:=CONCATENATE([.A108]-100;&quot;=&gt; &quot;;&quot;new DestinationCard(&quot;;[.A108];&quot;,&quot;;[.A108];&quot;),&quot;)" office:value-type="string" office:string-value="106=&gt; new DestinationCard(206,206)," calcext:value-type="string">
            <text:p>106=&gt; new DestinationCard(206,206),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formula="of:=CONCATENATE([.A109]-100;&quot;=&gt; &quot;;&quot;new DestinationCard(&quot;;[.A109];&quot;,&quot;;[.A109];&quot;),&quot;)" office:value-type="string" office:string-value="107=&gt; new DestinationCard(207,207)," calcext:value-type="string">
            <text:p>107=&gt; new DestinationCard(207,207),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formula="of:=CONCATENATE([.A110]-100;&quot;=&gt; &quot;;&quot;new DestinationCard(&quot;;[.A110];&quot;,&quot;;[.A110];&quot;),&quot;)" office:value-type="string" office:string-value="108=&gt; new DestinationCard(208,208)," calcext:value-type="string">
            <text:p>108=&gt; new DestinationCard(208,208),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formula="of:=CONCATENATE([.A111]-100;&quot;=&gt; &quot;;&quot;new DestinationCard(&quot;;[.A111];&quot;,&quot;;[.A111];&quot;),&quot;)" office:value-type="string" office:string-value="109=&gt; new DestinationCard(209,209)," calcext:value-type="string">
            <text:p>109=&gt; new DestinationCard(209,209),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formula="of:=CONCATENATE([.A112]-100;&quot;=&gt; &quot;;&quot;new DestinationCard(&quot;;[.A112];&quot;,&quot;;[.A112];&quot;),&quot;)" office:value-type="string" office:string-value="110=&gt; new DestinationCard(210,210)," calcext:value-type="string">
            <text:p>110=&gt; new DestinationCard(210,210),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formula="of:=CONCATENATE([.A113]-100;&quot;=&gt; &quot;;&quot;new DestinationCard(&quot;;[.A113];&quot;,&quot;;[.A113];&quot;),&quot;)" office:value-type="string" office:string-value="111=&gt; new DestinationCard(211,211)," calcext:value-type="string">
            <text:p>111=&gt; new DestinationCard(211,211),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formula="of:=CONCATENATE([.A114]-100;&quot;=&gt; &quot;;&quot;new DestinationCard(&quot;;[.A114];&quot;,&quot;;[.A114];&quot;),&quot;)" office:value-type="string" office:string-value="112=&gt; new DestinationCard(212,212)," calcext:value-type="string">
            <text:p>112=&gt; new DestinationCard(212,212),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formula="of:=CONCATENATE([.A115]-100;&quot;=&gt; &quot;;&quot;new DestinationCard(&quot;;[.A115];&quot;,&quot;;[.A115];&quot;),&quot;)" office:value-type="string" office:string-value="113=&gt; new DestinationCard(213,213)," calcext:value-type="string">
            <text:p>113=&gt; new DestinationCard(213,213),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formula="of:=CONCATENATE([.A116]-100;&quot;=&gt; &quot;;&quot;new DestinationCard(&quot;;[.A116];&quot;,&quot;;[.A116];&quot;),&quot;)" office:value-type="string" office:string-value="114=&gt; new DestinationCard(214,214)," calcext:value-type="string">
            <text:p>114=&gt; new DestinationCard(214,214),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formula="of:=CONCATENATE([.A117]-100;&quot;=&gt; &quot;;&quot;new DestinationCard(&quot;;[.A117];&quot;,&quot;;[.A117];&quot;),&quot;)" office:value-type="string" office:string-value="115=&gt; new DestinationCard(215,215)," calcext:value-type="string">
            <text:p>115=&gt; new DestinationCard(215,215),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formula="of:=CONCATENATE([.A118]-100;&quot;=&gt; &quot;;&quot;new DestinationCard(&quot;;[.A118];&quot;,&quot;;[.A118];&quot;),&quot;)" office:value-type="string" office:string-value="116=&gt; new DestinationCard(216,216)," calcext:value-type="string">
            <text:p>116=&gt; new DestinationCard(216,216),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formula="of:=CONCATENATE([.A119]-100;&quot;=&gt; &quot;;&quot;new DestinationCard(&quot;;[.A119];&quot;,&quot;;[.A119];&quot;),&quot;)" office:value-type="string" office:string-value="117=&gt; new DestinationCard(217,217)," calcext:value-type="string">
            <text:p>117=&gt; new DestinationCard(217,217),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formula="of:=CONCATENATE([.A120]-100;&quot;=&gt; &quot;;&quot;new DestinationCard(&quot;;[.A120];&quot;,&quot;;[.A120];&quot;),&quot;)" office:value-type="string" office:string-value="118=&gt; new DestinationCard(218,218)," calcext:value-type="string">
            <text:p>118=&gt; new DestinationCard(218,218),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formula="of:=CONCATENATE([.A121]-100;&quot;=&gt; &quot;;&quot;new DestinationCard(&quot;;[.A121];&quot;,&quot;;[.A121];&quot;),&quot;)" office:value-type="string" office:string-value="119=&gt; new DestinationCard(219,219)," calcext:value-type="string">
            <text:p>119=&gt; new DestinationCard(219,219),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formula="of:=CONCATENATE([.A122]-100;&quot;=&gt; &quot;;&quot;new DestinationCard(&quot;;[.A122];&quot;,&quot;;[.A122];&quot;),&quot;)" office:value-type="string" office:string-value="120=&gt; new DestinationCard(220,220)," calcext:value-type="string">
            <text:p>120=&gt; new DestinationCard(220,220),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formula="of:=CONCATENATE([.A123]-100;&quot;=&gt; &quot;;&quot;new DestinationCard(&quot;;[.A123];&quot;,&quot;;[.A123];&quot;),&quot;)" office:value-type="string" office:string-value="121=&gt; new DestinationCard(221,221)," calcext:value-type="string">
            <text:p>121=&gt; new DestinationCard(221,221),</text:p>
          </table:table-cell>
          <table:table-cell/>
        </table:table-row>
      </table:table>
      <table:table table:name="routes" table:style-name="ta1">
        <table:table-column table:style-name="co2" table:number-columns-repeated="7" table:default-cell-style-name="Default"/>
        <table:table-column table:style-name="co2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office:value-type="string" calcext:value-type="string">
            <text:p>routes js</text:p>
          </table:table-cell>
          <table:table-cell office:value-type="string" calcext:value-type="string">
            <text:p>routes php</text:p>
          </table:table-cell>
          <table:table-cell table:number-columns-repeated="3"/>
          <table:table-cell office:value-type="string" calcext:value-type="string">
            <text:p>q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N2]-1)+[.G2]" office:value-type="float" office:value="-172" calcext:value-type="float">
            <text:p>-172</text:p>
          </table:table-cell>
          <table:table-cell table:formula="of:=CONCATENATE(&quot;new Route(&quot;; ([.A2]-1)*3+1 ; &quot;,&quot; ; [.B2] ; &quot;,&quot; ; [.C2] ; &quot;, [new RouteSpace(&quot;; [.D2] ; &quot;,&quot; ; [.E2] ; &quot;,&quot; ; [.F2] ;  &quot;,&quot; ;[.G2] ;  &quot;)], BLUE),&quot; ; &quot;new Route(&quot;; ([.A2]-1)*3+2 ; &quot;,&quot; ; [.B2] ; &quot;,&quot; ; [.C2] ; &quot;, [new RouteSpace(&quot;; [.D2] ; &quot;,&quot; ; [.E2] ; &quot;,&quot; ; [.F2] ;  &quot;,&quot; ;[.G2] ;  &quot;)], YELLOW),&quot; ; &quot;new Route(&quot;; ([.A2]-1)*3+3 ; &quot;,&quot; ; [.B2] ; &quot;,&quot; ; [.C2] ; &quot;, [new RouteSpace(&quot;; [.D2] ; &quot;,&quot; ; [.E2] ; &quot;,&quot; ; [.F2] ;  &quot;,&quot; ;[.G2] ;  &quot;)], RED),&quot;)" office:value-type="string" office:string-value="new Route(1,100,129, [new RouteSpace(819,179,143,-82)], BLUE),new Route(2,100,129, [new RouteSpace(819,179,143,-82)], YELLOW),new Route(3,100,129, [new RouteSpace(819,179,143,-82)], RED)," calcext:value-type="string">
            <text:p>new Route(1,100,129, [new RouteSpace(819,179,143,-82)], BLUE),new Route(2,100,129, [new RouteSpace(819,179,143,-82)], YELLOW),new Route(3,100,129, [new RouteSpace(819,179,143,-82)], RED),</text:p>
          </table:table-cell>
          <table:table-cell table:formula="of:=CONCATENATE(([.A2]-1)*3+1;&quot;=&gt;new Route(&quot;; [.B2] ; &quot;,&quot; ; [.C2]  ;  &quot;,BLUE),&quot; ;  ([.A2]-1)*3+2;&quot;=&gt;new Route(&quot;; [.B2] ; &quot;,&quot; ; [.C2]  ;  &quot;,YELLOW),&quot; ; ([.A2]-1)*3+3;&quot;=&gt;new Route(&quot;; [.B2] ; &quot;,&quot; ; [.C2]  ;  &quot;,RED),&quot;)" office:value-type="string" office:string-value="1=&gt;new Route(100,129,BLUE),2=&gt;new Route(100,129,YELLOW),3=&gt;new Route(100,129,RED)," calcext:value-type="string">
            <text:p>1=&gt;new Route(100,129,BLUE),2=&gt;new Route(100,129,YELLOW),3=&gt;new Route(100,129,RED),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N3]-1)+[.G3]" office:value-type="float" office:value="325" calcext:value-type="float">
            <text:p>325</text:p>
          </table:table-cell>
          <table:table-cell table:formula="of:=CONCATENATE(&quot;new Route(&quot;; ([.A3]-1)*3+1 ; &quot;,&quot; ; [.B3] ; &quot;,&quot; ; [.C3] ; &quot;, [new RouteSpace(&quot;; [.D3] ; &quot;,&quot; ; [.E3] ; &quot;,&quot; ; [.F3] ;  &quot;,&quot; ;[.G3] ;  &quot;)], BLUE),&quot; ; &quot;new Route(&quot;; ([.A3]-1)*3+2 ; &quot;,&quot; ; [.B3] ; &quot;,&quot; ; [.C3] ; &quot;, [new RouteSpace(&quot;; [.D3] ; &quot;,&quot; ; [.E3] ; &quot;,&quot; ; [.F3] ;  &quot;,&quot; ;[.G3] ;  &quot;)], YELLOW),&quot; ; &quot;new Route(&quot;; ([.A3]-1)*3+3 ; &quot;,&quot; ; [.B3] ; &quot;,&quot; ; [.C3] ; &quot;, [new RouteSpace(&quot;; [.D3] ; &quot;,&quot; ; [.E3] ; &quot;,&quot; ; [.F3] ;  &quot;,&quot; ;[.G3] ;  &quot;)], RED),&quot;)" office:value-type="string" office:string-value="new Route(4,100,130, [new RouteSpace(751,123,86,55)], BLUE),new Route(5,100,130, [new RouteSpace(751,123,86,55)], YELLOW),new Route(6,100,130, [new RouteSpace(751,123,86,55)], RED)," calcext:value-type="string">
            <text:p>new Route(4,100,130, [new RouteSpace(751,123,86,55)], BLUE),new Route(5,100,130, [new RouteSpace(751,123,86,55)], YELLOW),new Route(6,100,130, [new RouteSpace(751,123,86,55)], RED),</text:p>
          </table:table-cell>
          <table:table-cell table:formula="of:=CONCATENATE(([.A3]-1)*3+1;&quot;=&gt;new Route(&quot;; [.B3] ; &quot;,&quot; ; [.C3]  ;  &quot;,BLUE),&quot; ;  ([.A3]-1)*3+2;&quot;=&gt;new Route(&quot;; [.B3] ; &quot;,&quot; ; [.C3]  ;  &quot;,YELLOW),&quot; ; ([.A3]-1)*3+3;&quot;=&gt;new Route(&quot;; [.B3] ; &quot;,&quot; ; [.C3]  ;  &quot;,RED),&quot;)" office:value-type="string" office:string-value="4=&gt;new Route(100,130,BLUE),5=&gt;new Route(100,130,YELLOW),6=&gt;new Route(100,130,RED)," calcext:value-type="string">
            <text:p>4=&gt;new Route(100,130,BLUE),5=&gt;new Route(100,130,YELLOW),6=&gt;new Route(100,13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N4]-1)+[.G4]" office:value-type="float" office:value="77" calcext:value-type="float">
            <text:p>77</text:p>
          </table:table-cell>
          <table:table-cell table:formula="of:=CONCATENATE(&quot;new Route(&quot;; ([.A4]-1)*3+1 ; &quot;,&quot; ; [.B4] ; &quot;,&quot; ; [.C4] ; &quot;, [new RouteSpace(&quot;; [.D4] ; &quot;,&quot; ; [.E4] ; &quot;,&quot; ; [.F4] ;  &quot;,&quot; ;[.G4] ;  &quot;)], BLUE),&quot; ; &quot;new Route(&quot;; ([.A4]-1)*3+2 ; &quot;,&quot; ; [.B4] ; &quot;,&quot; ; [.C4] ; &quot;, [new RouteSpace(&quot;; [.D4] ; &quot;,&quot; ; [.E4] ; &quot;,&quot; ; [.F4] ;  &quot;,&quot; ;[.G4] ;  &quot;)], YELLOW),&quot; ; &quot;new Route(&quot;; ([.A4]-1)*3+3 ; &quot;,&quot; ; [.B4] ; &quot;,&quot; ; [.C4] ; &quot;, [new RouteSpace(&quot;; [.D4] ; &quot;,&quot; ; [.E4] ; &quot;,&quot; ; [.F4] ;  &quot;,&quot; ;[.G4] ;  &quot;)], RED),&quot;)" office:value-type="string" office:string-value="new Route(7,100,131, [new RouteSpace(727,238,80,-13)], BLUE),new Route(8,100,131, [new RouteSpace(727,238,80,-13)], YELLOW),new Route(9,100,131, [new RouteSpace(727,238,80,-13)], RED)," calcext:value-type="string">
            <text:p>new Route(7,100,131, [new RouteSpace(727,238,80,-13)], BLUE),new Route(8,100,131, [new RouteSpace(727,238,80,-13)], YELLOW),new Route(9,100,131, [new RouteSpace(727,238,80,-13)], RED),</text:p>
          </table:table-cell>
          <table:table-cell table:formula="of:=CONCATENATE(([.A4]-1)*3+1;&quot;=&gt;new Route(&quot;; [.B4] ; &quot;,&quot; ; [.C4]  ;  &quot;,BLUE),&quot; ;  ([.A4]-1)*3+2;&quot;=&gt;new Route(&quot;; [.B4] ; &quot;,&quot; ; [.C4]  ;  &quot;,YELLOW),&quot; ; ([.A4]-1)*3+3;&quot;=&gt;new Route(&quot;; [.B4] ; &quot;,&quot; ; [.C4]  ;  &quot;,RED),&quot;)" office:value-type="string" office:string-value="7=&gt;new Route(100,131,BLUE),8=&gt;new Route(100,131,YELLOW),9=&gt;new Route(100,131,RED)," calcext:value-type="string">
            <text:p>7=&gt;new Route(100,131,BLUE),8=&gt;new Route(100,131,YELLOW),9=&gt;new Route(100,13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table:formula="of:=90*([.N5]-1)+[.G5]" office:value-type="float" office:value="4" calcext:value-type="float">
            <text:p>4</text:p>
          </table:table-cell>
          <table:table-cell table:formula="of:=CONCATENATE(&quot;new Route(&quot;; ([.A5]-1)*3+1 ; &quot;,&quot; ; [.B5] ; &quot;,&quot; ; [.C5] ; &quot;, [new RouteSpace(&quot;; [.D5] ; &quot;,&quot; ; [.E5] ; &quot;,&quot; ; [.F5] ;  &quot;,&quot; ;[.G5] ;  &quot;)], BLUE),&quot; ; &quot;new Route(&quot;; ([.A5]-1)*3+2 ; &quot;,&quot; ; [.B5] ; &quot;,&quot; ; [.C5] ; &quot;, [new RouteSpace(&quot;; [.D5] ; &quot;,&quot; ; [.E5] ; &quot;,&quot; ; [.F5] ;  &quot;,&quot; ;[.G5] ;  &quot;)], YELLOW),&quot; ; &quot;new Route(&quot;; ([.A5]-1)*3+3 ; &quot;,&quot; ; [.B5] ; &quot;,&quot; ; [.C5] ; &quot;, [new RouteSpace(&quot;; [.D5] ; &quot;,&quot; ; [.E5] ; &quot;,&quot; ; [.F5] ;  &quot;,&quot; ;[.G5] ;  &quot;)], RED),&quot;)" office:value-type="string" office:string-value="new Route(10,100,132, [new RouteSpace(813,318,78,-86)], BLUE),new Route(11,100,132, [new RouteSpace(813,318,78,-86)], YELLOW),new Route(12,100,132, [new RouteSpace(813,318,78,-86)], RED)," calcext:value-type="string">
            <text:p>new Route(10,100,132, [new RouteSpace(813,318,78,-86)], BLUE),new Route(11,100,132, [new RouteSpace(813,318,78,-86)], YELLOW),new Route(12,100,132, [new RouteSpace(813,318,78,-86)], RED),</text:p>
          </table:table-cell>
          <table:table-cell table:formula="of:=CONCATENATE(([.A5]-1)*3+1;&quot;=&gt;new Route(&quot;; [.B5] ; &quot;,&quot; ; [.C5]  ;  &quot;,BLUE),&quot; ;  ([.A5]-1)*3+2;&quot;=&gt;new Route(&quot;; [.B5] ; &quot;,&quot; ; [.C5]  ;  &quot;,YELLOW),&quot; ; ([.A5]-1)*3+3;&quot;=&gt;new Route(&quot;; [.B5] ; &quot;,&quot; ; [.C5]  ;  &quot;,RED),&quot;)" office:value-type="string" office:string-value="10=&gt;new Route(100,132,BLUE),11=&gt;new Route(100,132,YELLOW),12=&gt;new Route(100,132,RED)," calcext:value-type="string">
            <text:p>10=&gt;new Route(100,132,BLUE),11=&gt;new Route(100,132,YELLOW),12=&gt;new Route(100,13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N6]-1)+[.G6]" office:value-type="float" office:value="159" calcext:value-type="float">
            <text:p>159</text:p>
          </table:table-cell>
          <table:table-cell table:formula="of:=CONCATENATE(&quot;new Route(&quot;; ([.A6]-1)*3+1 ; &quot;,&quot; ; [.B6] ; &quot;,&quot; ; [.C6] ; &quot;, [new RouteSpace(&quot;; [.D6] ; &quot;,&quot; ; [.E6] ; &quot;,&quot; ; [.F6] ;  &quot;,&quot; ;[.G6] ;  &quot;)], BLUE),&quot; ; &quot;new Route(&quot;; ([.A6]-1)*3+2 ; &quot;,&quot; ; [.B6] ; &quot;,&quot; ; [.C6] ; &quot;, [new RouteSpace(&quot;; [.D6] ; &quot;,&quot; ; [.E6] ; &quot;,&quot; ; [.F6] ;  &quot;,&quot; ;[.G6] ;  &quot;)], YELLOW),&quot; ; &quot;new Route(&quot;; ([.A6]-1)*3+3 ; &quot;,&quot; ; [.B6] ; &quot;,&quot; ; [.C6] ; &quot;, [new RouteSpace(&quot;; [.D6] ; &quot;,&quot; ; [.E6] ; &quot;,&quot; ; [.F6] ;  &quot;,&quot; ;[.G6] ;  &quot;)], RED),&quot;)" office:value-type="string" office:string-value="new Route(13,100,133, [new RouteSpace(826,229,142,69)], BLUE),new Route(14,100,133, [new RouteSpace(826,229,142,69)], YELLOW),new Route(15,100,133, [new RouteSpace(826,229,142,69)], RED)," calcext:value-type="string">
            <text:p>new Route(13,100,133, [new RouteSpace(826,229,142,69)], BLUE),new Route(14,100,133, [new RouteSpace(826,229,142,69)], YELLOW),new Route(15,100,133, [new RouteSpace(826,229,142,69)], RED),</text:p>
          </table:table-cell>
          <table:table-cell table:formula="of:=CONCATENATE(([.A6]-1)*3+1;&quot;=&gt;new Route(&quot;; [.B6] ; &quot;,&quot; ; [.C6]  ;  &quot;,BLUE),&quot; ;  ([.A6]-1)*3+2;&quot;=&gt;new Route(&quot;; [.B6] ; &quot;,&quot; ; [.C6]  ;  &quot;,YELLOW),&quot; ; ([.A6]-1)*3+3;&quot;=&gt;new Route(&quot;; [.B6] ; &quot;,&quot; ; [.C6]  ;  &quot;,RED),&quot;)" office:value-type="string" office:string-value="13=&gt;new Route(100,133,BLUE),14=&gt;new Route(100,133,YELLOW),15=&gt;new Route(100,133,RED)," calcext:value-type="string">
            <text:p>13=&gt;new Route(100,133,BLUE),14=&gt;new Route(100,133,YELLOW),15=&gt;new Route(100,13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N7]-1)+[.G7]" office:value-type="float" office:value="-22" calcext:value-type="float">
            <text:p>-22</text:p>
          </table:table-cell>
          <table:table-cell table:formula="of:=CONCATENATE(&quot;new Route(&quot;; ([.A7]-1)*3+1 ; &quot;,&quot; ; [.B7] ; &quot;,&quot; ; [.C7] ; &quot;, [new RouteSpace(&quot;; [.D7] ; &quot;,&quot; ; [.E7] ; &quot;,&quot; ; [.F7] ;  &quot;,&quot; ;[.G7] ;  &quot;)], BLUE),&quot; ; &quot;new Route(&quot;; ([.A7]-1)*3+2 ; &quot;,&quot; ; [.B7] ; &quot;,&quot; ; [.C7] ; &quot;, [new RouteSpace(&quot;; [.D7] ; &quot;,&quot; ; [.E7] ; &quot;,&quot; ; [.F7] ;  &quot;,&quot; ;[.G7] ;  &quot;)], YELLOW),&quot; ; &quot;new Route(&quot;; ([.A7]-1)*3+3 ; &quot;,&quot; ; [.B7] ; &quot;,&quot; ; [.C7] ; &quot;, [new RouteSpace(&quot;; [.D7] ; &quot;,&quot; ; [.E7] ; &quot;,&quot; ; [.F7] ;  &quot;,&quot; ;[.G7] ;  &quot;)], RED),&quot;)" office:value-type="string" office:string-value="new Route(16,101,102, [new RouteSpace(126,81,113,-22)], BLUE),new Route(17,101,102, [new RouteSpace(126,81,113,-22)], YELLOW),new Route(18,101,102, [new RouteSpace(126,81,113,-22)], RED)," calcext:value-type="string">
            <text:p>new Route(16,101,102, [new RouteSpace(126,81,113,-22)], BLUE),new Route(17,101,102, [new RouteSpace(126,81,113,-22)], YELLOW),new Route(18,101,102, [new RouteSpace(126,81,113,-22)], RED),</text:p>
          </table:table-cell>
          <table:table-cell table:formula="of:=CONCATENATE(([.A7]-1)*3+1;&quot;=&gt;new Route(&quot;; [.B7] ; &quot;,&quot; ; [.C7]  ;  &quot;,BLUE),&quot; ;  ([.A7]-1)*3+2;&quot;=&gt;new Route(&quot;; [.B7] ; &quot;,&quot; ; [.C7]  ;  &quot;,YELLOW),&quot; ; ([.A7]-1)*3+3;&quot;=&gt;new Route(&quot;; [.B7] ; &quot;,&quot; ; [.C7]  ;  &quot;,RED),&quot;)" office:value-type="string" office:string-value="16=&gt;new Route(101,102,BLUE),17=&gt;new Route(101,102,YELLOW),18=&gt;new Route(101,102,RED)," calcext:value-type="string">
            <text:p>16=&gt;new Route(101,102,BLUE),17=&gt;new Route(101,102,YELLOW),18=&gt;new Route(101,10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N8]-1)+[.G8]" office:value-type="float" office:value="270" calcext:value-type="float">
            <text:p>270</text:p>
          </table:table-cell>
          <table:table-cell table:formula="of:=CONCATENATE(&quot;new Route(&quot;; ([.A8]-1)*3+1 ; &quot;,&quot; ; [.B8] ; &quot;,&quot; ; [.C8] ; &quot;, [new RouteSpace(&quot;; [.D8] ; &quot;,&quot; ; [.E8] ; &quot;,&quot; ; [.F8] ;  &quot;,&quot; ;[.G8] ;  &quot;)], BLUE),&quot; ; &quot;new Route(&quot;; ([.A8]-1)*3+2 ; &quot;,&quot; ; [.B8] ; &quot;,&quot; ; [.C8] ; &quot;, [new RouteSpace(&quot;; [.D8] ; &quot;,&quot; ; [.E8] ; &quot;,&quot; ; [.F8] ;  &quot;,&quot; ;[.G8] ;  &quot;)], YELLOW),&quot; ; &quot;new Route(&quot;; ([.A8]-1)*3+3 ; &quot;,&quot; ; [.B8] ; &quot;,&quot; ; [.C8] ; &quot;, [new RouteSpace(&quot;; [.D8] ; &quot;,&quot; ; [.E8] ; &quot;,&quot; ; [.F8] ;  &quot;,&quot; ;[.G8] ;  &quot;)], RED),&quot;)" office:value-type="string" office:string-value="new Route(19,101,105, [new RouteSpace(116,101,98,90)], BLUE),new Route(20,101,105, [new RouteSpace(116,101,98,90)], YELLOW),new Route(21,101,105, [new RouteSpace(116,101,98,90)], RED)," calcext:value-type="string">
            <text:p>new Route(19,101,105, [new RouteSpace(116,101,98,90)], BLUE),new Route(20,101,105, [new RouteSpace(116,101,98,90)], YELLOW),new Route(21,101,105, [new RouteSpace(116,101,98,90)], RED),</text:p>
          </table:table-cell>
          <table:table-cell table:formula="of:=CONCATENATE(([.A8]-1)*3+1;&quot;=&gt;new Route(&quot;; [.B8] ; &quot;,&quot; ; [.C8]  ;  &quot;,BLUE),&quot; ;  ([.A8]-1)*3+2;&quot;=&gt;new Route(&quot;; [.B8] ; &quot;,&quot; ; [.C8]  ;  &quot;,YELLOW),&quot; ; ([.A8]-1)*3+3;&quot;=&gt;new Route(&quot;; [.B8] ; &quot;,&quot; ; [.C8]  ;  &quot;,RED),&quot;)" office:value-type="string" office:string-value="19=&gt;new Route(101,105,BLUE),20=&gt;new Route(101,105,YELLOW),21=&gt;new Route(101,105,RED)," calcext:value-type="string">
            <text:p>19=&gt;new Route(101,105,BLUE),20=&gt;new Route(101,105,YELLOW),21=&gt;new Route(101,105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497" calcext:value-type="float">
            <text:p>497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-21" calcext:value-type="float">
            <text:p>-21</text:p>
          </table:table-cell>
          <table:table-cell table:formula="of:=90*([.N9]-1)+[.G9]" office:value-type="float" office:value="159" calcext:value-type="float">
            <text:p>159</text:p>
          </table:table-cell>
          <table:table-cell table:formula="of:=CONCATENATE(&quot;new Route(&quot;; ([.A9]-1)*3+1 ; &quot;,&quot; ; [.B9] ; &quot;,&quot; ; [.C9] ; &quot;, [new RouteSpace(&quot;; [.D9] ; &quot;,&quot; ; [.E9] ; &quot;,&quot; ; [.F9] ;  &quot;,&quot; ;[.G9] ;  &quot;)], BLUE),&quot; ; &quot;new Route(&quot;; ([.A9]-1)*3+2 ; &quot;,&quot; ; [.B9] ; &quot;,&quot; ; [.C9] ; &quot;, [new RouteSpace(&quot;; [.D9] ; &quot;,&quot; ; [.E9] ; &quot;,&quot; ; [.F9] ;  &quot;,&quot; ;[.G9] ;  &quot;)], YELLOW),&quot; ; &quot;new Route(&quot;; ([.A9]-1)*3+3 ; &quot;,&quot; ; [.B9] ; &quot;,&quot; ; [.C9] ; &quot;, [new RouteSpace(&quot;; [.D9] ; &quot;,&quot; ; [.E9] ; &quot;,&quot; ; [.F9] ;  &quot;,&quot; ;[.G9] ;  &quot;)], RED),&quot;)" office:value-type="string" office:string-value="new Route(22,103,114, [new RouteSpace(497,82,136,-21)], BLUE),new Route(23,103,114, [new RouteSpace(497,82,136,-21)], YELLOW),new Route(24,103,114, [new RouteSpace(497,82,136,-21)], RED)," calcext:value-type="string">
            <text:p>new Route(22,103,114, [new RouteSpace(497,82,136,-21)], BLUE),new Route(23,103,114, [new RouteSpace(497,82,136,-21)], YELLOW),new Route(24,103,114, [new RouteSpace(497,82,136,-21)], RED),</text:p>
          </table:table-cell>
          <table:table-cell table:formula="of:=CONCATENATE(([.A9]-1)*3+1;&quot;=&gt;new Route(&quot;; [.B9] ; &quot;,&quot; ; [.C9]  ;  &quot;,BLUE),&quot; ;  ([.A9]-1)*3+2;&quot;=&gt;new Route(&quot;; [.B9] ; &quot;,&quot; ; [.C9]  ;  &quot;,YELLOW),&quot; ; ([.A9]-1)*3+3;&quot;=&gt;new Route(&quot;; [.B9] ; &quot;,&quot; ; [.C9]  ;  &quot;,RED),&quot;)" office:value-type="string" office:string-value="22=&gt;new Route(103,114,BLUE),23=&gt;new Route(103,114,YELLOW),24=&gt;new Route(103,114,RED)," calcext:value-type="string">
            <text:p>22=&gt;new Route(103,114,BLUE),23=&gt;new Route(103,114,YELLOW),24=&gt;new Route(103,114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N10]-1)+[.G10]" office:value-type="float" office:value="257" calcext:value-type="float">
            <text:p>257</text:p>
          </table:table-cell>
          <table:table-cell table:formula="of:=CONCATENATE(&quot;new Route(&quot;; ([.A10]-1)*3+1 ; &quot;,&quot; ; [.B10] ; &quot;,&quot; ; [.C10] ; &quot;, [new RouteSpace(&quot;; [.D10] ; &quot;,&quot; ; [.E10] ; &quot;,&quot; ; [.F10] ;  &quot;,&quot; ;[.G10] ;  &quot;)], BLUE),&quot; ; &quot;new Route(&quot;; ([.A10]-1)*3+2 ; &quot;,&quot; ; [.B10] ; &quot;,&quot; ; [.C10] ; &quot;, [new RouteSpace(&quot;; [.D10] ; &quot;,&quot; ; [.E10] ; &quot;,&quot; ; [.F10] ;  &quot;,&quot; ;[.G10] ;  &quot;)], YELLOW),&quot; ; &quot;new Route(&quot;; ([.A10]-1)*3+3 ; &quot;,&quot; ; [.B10] ; &quot;,&quot; ; [.C10] ; &quot;, [new RouteSpace(&quot;; [.D10] ; &quot;,&quot; ; [.E10] ; &quot;,&quot; ; [.F10] ;  &quot;,&quot; ;[.G10] ;  &quot;)], RED),&quot;)" office:value-type="string" office:string-value="new Route(25,104,105, [new RouteSpace(133,213,78,-13)], BLUE),new Route(26,104,105, [new RouteSpace(133,213,78,-13)], YELLOW),new Route(27,104,105, [new RouteSpace(133,213,78,-13)], RED)," calcext:value-type="string">
            <text:p>new Route(25,104,105, [new RouteSpace(133,213,78,-13)], BLUE),new Route(26,104,105, [new RouteSpace(133,213,78,-13)], YELLOW),new Route(27,104,105, [new RouteSpace(133,213,78,-13)], RED),</text:p>
          </table:table-cell>
          <table:table-cell table:formula="of:=CONCATENATE(([.A10]-1)*3+1;&quot;=&gt;new Route(&quot;; [.B10] ; &quot;,&quot; ; [.C10]  ;  &quot;,BLUE),&quot; ;  ([.A10]-1)*3+2;&quot;=&gt;new Route(&quot;; [.B10] ; &quot;,&quot; ; [.C10]  ;  &quot;,YELLOW),&quot; ; ([.A10]-1)*3+3;&quot;=&gt;new Route(&quot;; [.B10] ; &quot;,&quot; ; [.C10]  ;  &quot;,RED),&quot;)" office:value-type="string" office:string-value="25=&gt;new Route(104,105,BLUE),26=&gt;new Route(104,105,YELLOW),27=&gt;new Route(104,105,RED)," calcext:value-type="string">
            <text:p>25=&gt;new Route(104,105,BLUE),26=&gt;new Route(104,105,YELLOW),27=&gt;new Route(104,10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N11]-1)+[.G11]" office:value-type="float" office:value="123" calcext:value-type="float">
            <text:p>123</text:p>
          </table:table-cell>
          <table:table-cell table:formula="of:=CONCATENATE(&quot;new Route(&quot;; ([.A11]-1)*3+1 ; &quot;,&quot; ; [.B11] ; &quot;,&quot; ; [.C11] ; &quot;, [new RouteSpace(&quot;; [.D11] ; &quot;,&quot; ; [.E11] ; &quot;,&quot; ; [.F11] ;  &quot;,&quot; ;[.G11] ;  &quot;)], BLUE),&quot; ; &quot;new Route(&quot;; ([.A11]-1)*3+2 ; &quot;,&quot; ; [.B11] ; &quot;,&quot; ; [.C11] ; &quot;, [new RouteSpace(&quot;; [.D11] ; &quot;,&quot; ; [.E11] ; &quot;,&quot; ; [.F11] ;  &quot;,&quot; ;[.G11] ;  &quot;)], YELLOW),&quot; ; &quot;new Route(&quot;; ([.A11]-1)*3+3 ; &quot;,&quot; ; [.B11] ; &quot;,&quot; ; [.C11] ; &quot;, [new RouteSpace(&quot;; [.D11] ; &quot;,&quot; ; [.E11] ; &quot;,&quot; ; [.F11] ;  &quot;,&quot; ;[.G11] ;  &quot;)], RED),&quot;)" office:value-type="string" office:string-value="new Route(28,104,109, [new RouteSpace(234,204,142,33)], BLUE),new Route(29,104,109, [new RouteSpace(234,204,142,33)], YELLOW),new Route(30,104,109, [new RouteSpace(234,204,142,33)], RED)," calcext:value-type="string">
            <text:p>new Route(28,104,109, [new RouteSpace(234,204,142,33)], BLUE),new Route(29,104,109, [new RouteSpace(234,204,142,33)], YELLOW),new Route(30,104,109, [new RouteSpace(234,204,142,33)], RED),</text:p>
          </table:table-cell>
          <table:table-cell table:formula="of:=CONCATENATE(([.A11]-1)*3+1;&quot;=&gt;new Route(&quot;; [.B11] ; &quot;,&quot; ; [.C11]  ;  &quot;,BLUE),&quot; ;  ([.A11]-1)*3+2;&quot;=&gt;new Route(&quot;; [.B11] ; &quot;,&quot; ; [.C11]  ;  &quot;,YELLOW),&quot; ; ([.A11]-1)*3+3;&quot;=&gt;new Route(&quot;; [.B11] ; &quot;,&quot; ; [.C11]  ;  &quot;,RED),&quot;)" office:value-type="string" office:string-value="28=&gt;new Route(104,109,BLUE),29=&gt;new Route(104,109,YELLOW),30=&gt;new Route(104,109,RED)," calcext:value-type="string">
            <text:p>28=&gt;new Route(104,109,BLUE),29=&gt;new Route(104,109,YELLOW),30=&gt;new Route(104,10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N12]-1)+[.G12]" office:value-type="float" office:value="88" calcext:value-type="float">
            <text:p>88</text:p>
          </table:table-cell>
          <table:table-cell table:formula="of:=CONCATENATE(&quot;new Route(&quot;; ([.A12]-1)*3+1 ; &quot;,&quot; ; [.B12] ; &quot;,&quot; ; [.C12] ; &quot;, [new RouteSpace(&quot;; [.D12] ; &quot;,&quot; ; [.E12] ; &quot;,&quot; ; [.F12] ;  &quot;,&quot; ;[.G12] ;  &quot;)], BLUE),&quot; ; &quot;new Route(&quot;; ([.A12]-1)*3+2 ; &quot;,&quot; ; [.B12] ; &quot;,&quot; ; [.C12] ; &quot;, [new RouteSpace(&quot;; [.D12] ; &quot;,&quot; ; [.E12] ; &quot;,&quot; ; [.F12] ;  &quot;,&quot; ;[.G12] ;  &quot;)], YELLOW),&quot; ; &quot;new Route(&quot;; ([.A12]-1)*3+3 ; &quot;,&quot; ; [.B12] ; &quot;,&quot; ; [.C12] ; &quot;, [new RouteSpace(&quot;; [.D12] ; &quot;,&quot; ; [.E12] ; &quot;,&quot; ; [.F12] ;  &quot;,&quot; ;[.G12] ;  &quot;)], RED),&quot;)" office:value-type="string" office:string-value="new Route(31,105,108, [new RouteSpace(111,229,108,88)], BLUE),new Route(32,105,108, [new RouteSpace(111,229,108,88)], YELLOW),new Route(33,105,108, [new RouteSpace(111,229,108,88)], RED)," calcext:value-type="string">
            <text:p>new Route(31,105,108, [new RouteSpace(111,229,108,88)], BLUE),new Route(32,105,108, [new RouteSpace(111,229,108,88)], YELLOW),new Route(33,105,108, [new RouteSpace(111,229,108,88)], RED),</text:p>
          </table:table-cell>
          <table:table-cell table:formula="of:=CONCATENATE(([.A12]-1)*3+1;&quot;=&gt;new Route(&quot;; [.B12] ; &quot;,&quot; ; [.C12]  ;  &quot;,BLUE),&quot; ;  ([.A12]-1)*3+2;&quot;=&gt;new Route(&quot;; [.B12] ; &quot;,&quot; ; [.C12]  ;  &quot;,YELLOW),&quot; ; ([.A12]-1)*3+3;&quot;=&gt;new Route(&quot;; [.B12] ; &quot;,&quot; ; [.C12]  ;  &quot;,RED),&quot;)" office:value-type="string" office:string-value="31=&gt;new Route(105,108,BLUE),32=&gt;new Route(105,108,YELLOW),33=&gt;new Route(105,108,RED)," calcext:value-type="string">
            <text:p>31=&gt;new Route(105,108,BLUE),32=&gt;new Route(105,108,YELLOW),33=&gt;new Route(105,10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N13]-1)+[.G13]" office:value-type="float" office:value="210" calcext:value-type="float">
            <text:p>210</text:p>
          </table:table-cell>
          <table:table-cell table:formula="of:=CONCATENATE(&quot;new Route(&quot;; ([.A13]-1)*3+1 ; &quot;,&quot; ; [.B13] ; &quot;,&quot; ; [.C13] ; &quot;, [new RouteSpace(&quot;; [.D13] ; &quot;,&quot; ; [.E13] ; &quot;,&quot; ; [.F13] ;  &quot;,&quot; ;[.G13] ;  &quot;)], BLUE),&quot; ; &quot;new Route(&quot;; ([.A13]-1)*3+2 ; &quot;,&quot; ; [.B13] ; &quot;,&quot; ; [.C13] ; &quot;, [new RouteSpace(&quot;; [.D13] ; &quot;,&quot; ; [.E13] ; &quot;,&quot; ; [.F13] ;  &quot;,&quot; ;[.G13] ;  &quot;)], YELLOW),&quot; ; &quot;new Route(&quot;; ([.A13]-1)*3+3 ; &quot;,&quot; ; [.B13] ; &quot;,&quot; ; [.C13] ; &quot;, [new RouteSpace(&quot;; [.D13] ; &quot;,&quot; ; [.E13] ; &quot;,&quot; ; [.F13] ;  &quot;,&quot; ;[.G13] ;  &quot;)], RED),&quot;)" office:value-type="string" office:string-value="new Route(34,106,108, [new RouteSpace(122,340,84,-60)], BLUE),new Route(35,106,108, [new RouteSpace(122,340,84,-60)], YELLOW),new Route(36,106,108, [new RouteSpace(122,340,84,-60)], RED)," calcext:value-type="string">
            <text:p>new Route(34,106,108, [new RouteSpace(122,340,84,-60)], BLUE),new Route(35,106,108, [new RouteSpace(122,340,84,-60)], YELLOW),new Route(36,106,108, [new RouteSpace(122,340,84,-60)], RED),</text:p>
          </table:table-cell>
          <table:table-cell table:formula="of:=CONCATENATE(([.A13]-1)*3+1;&quot;=&gt;new Route(&quot;; [.B13] ; &quot;,&quot; ; [.C13]  ;  &quot;,BLUE),&quot; ;  ([.A13]-1)*3+2;&quot;=&gt;new Route(&quot;; [.B13] ; &quot;,&quot; ; [.C13]  ;  &quot;,YELLOW),&quot; ; ([.A13]-1)*3+3;&quot;=&gt;new Route(&quot;; [.B13] ; &quot;,&quot; ; [.C13]  ;  &quot;,RED),&quot;)" office:value-type="string" office:string-value="34=&gt;new Route(106,108,BLUE),35=&gt;new Route(106,108,YELLOW),36=&gt;new Route(106,108,RED)," calcext:value-type="string">
            <text:p>34=&gt;new Route(106,108,BLUE),35=&gt;new Route(106,108,YELLOW),36=&gt;new Route(106,108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N14]-1)+[.G14]" office:value-type="float" office:value="13" calcext:value-type="float">
            <text:p>13</text:p>
          </table:table-cell>
          <table:table-cell table:formula="of:=CONCATENATE(&quot;new Route(&quot;; ([.A14]-1)*3+1 ; &quot;,&quot; ; [.B14] ; &quot;,&quot; ; [.C14] ; &quot;, [new RouteSpace(&quot;; [.D14] ; &quot;,&quot; ; [.E14] ; &quot;,&quot; ; [.F14] ;  &quot;,&quot; ;[.G14] ;  &quot;)], BLUE),&quot; ; &quot;new Route(&quot;; ([.A14]-1)*3+2 ; &quot;,&quot; ; [.B14] ; &quot;,&quot; ; [.C14] ; &quot;, [new RouteSpace(&quot;; [.D14] ; &quot;,&quot; ; [.E14] ; &quot;,&quot; ; [.F14] ;  &quot;,&quot; ;[.G14] ;  &quot;)], YELLOW),&quot; ; &quot;new Route(&quot;; ([.A14]-1)*3+3 ; &quot;,&quot; ; [.B14] ; &quot;,&quot; ; [.C14] ; &quot;, [new RouteSpace(&quot;; [.D14] ; &quot;,&quot; ; [.E14] ; &quot;,&quot; ; [.F14] ;  &quot;,&quot; ;[.G14] ;  &quot;)], RED),&quot;)" office:value-type="string" office:string-value="new Route(37,106,109, [new RouteSpace(188,254,165,13)], BLUE),new Route(38,106,109, [new RouteSpace(188,254,165,13)], YELLOW),new Route(39,106,109, [new RouteSpace(188,254,165,13)], RED)," calcext:value-type="string">
            <text:p>new Route(37,106,109, [new RouteSpace(188,254,165,13)], BLUE),new Route(38,106,109, [new RouteSpace(188,254,165,13)], YELLOW),new Route(39,106,109, [new RouteSpace(188,254,165,13)], RED),</text:p>
          </table:table-cell>
          <table:table-cell table:formula="of:=CONCATENATE(([.A14]-1)*3+1;&quot;=&gt;new Route(&quot;; [.B14] ; &quot;,&quot; ; [.C14]  ;  &quot;,BLUE),&quot; ;  ([.A14]-1)*3+2;&quot;=&gt;new Route(&quot;; [.B14] ; &quot;,&quot; ; [.C14]  ;  &quot;,YELLOW),&quot; ; ([.A14]-1)*3+3;&quot;=&gt;new Route(&quot;; [.B14] ; &quot;,&quot; ; [.C14]  ;  &quot;,RED),&quot;)" office:value-type="string" office:string-value="37=&gt;new Route(106,109,BLUE),38=&gt;new Route(106,109,YELLOW),39=&gt;new Route(106,109,RED)," calcext:value-type="string">
            <text:p>37=&gt;new Route(106,109,BLUE),38=&gt;new Route(106,109,YELLOW),39=&gt;new Route(106,10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N15]-1)+[.G15]" office:value-type="float" office:value="45" calcext:value-type="float">
            <text:p>45</text:p>
          </table:table-cell>
          <table:table-cell table:formula="of:=CONCATENATE(&quot;new Route(&quot;; ([.A15]-1)*3+1 ; &quot;,&quot; ; [.B15] ; &quot;,&quot; ; [.C15] ; &quot;, [new RouteSpace(&quot;; [.D15] ; &quot;,&quot; ; [.E15] ; &quot;,&quot; ; [.F15] ;  &quot;,&quot; ;[.G15] ;  &quot;)], BLUE),&quot; ; &quot;new Route(&quot;; ([.A15]-1)*3+2 ; &quot;,&quot; ; [.B15] ; &quot;,&quot; ; [.C15] ; &quot;, [new RouteSpace(&quot;; [.D15] ; &quot;,&quot; ; [.E15] ; &quot;,&quot; ; [.F15] ;  &quot;,&quot; ;[.G15] ;  &quot;)], YELLOW),&quot; ; &quot;new Route(&quot;; ([.A15]-1)*3+3 ; &quot;,&quot; ; [.B15] ; &quot;,&quot; ; [.C15] ; &quot;, [new RouteSpace(&quot;; [.D15] ; &quot;,&quot; ; [.E15] ; &quot;,&quot; ; [.F15] ;  &quot;,&quot; ;[.G15] ;  &quot;)], RED),&quot;)" office:value-type="string" office:string-value="new Route(40,107,110, [new RouteSpace(263,429,126,45)], BLUE),new Route(41,107,110, [new RouteSpace(263,429,126,45)], YELLOW),new Route(42,107,110, [new RouteSpace(263,429,126,45)], RED)," calcext:value-type="string">
            <text:p>new Route(40,107,110, [new RouteSpace(263,429,126,45)], BLUE),new Route(41,107,110, [new RouteSpace(263,429,126,45)], YELLOW),new Route(42,107,110, [new RouteSpace(263,429,126,45)], RED),</text:p>
          </table:table-cell>
          <table:table-cell table:formula="of:=CONCATENATE(([.A15]-1)*3+1;&quot;=&gt;new Route(&quot;; [.B15] ; &quot;,&quot; ; [.C15]  ;  &quot;,BLUE),&quot; ;  ([.A15]-1)*3+2;&quot;=&gt;new Route(&quot;; [.B15] ; &quot;,&quot; ; [.C15]  ;  &quot;,YELLOW),&quot; ; ([.A15]-1)*3+3;&quot;=&gt;new Route(&quot;; [.B15] ; &quot;,&quot; ; [.C15]  ;  &quot;,RED),&quot;)" office:value-type="string" office:string-value="40=&gt;new Route(107,110,BLUE),41=&gt;new Route(107,110,YELLOW),42=&gt;new Route(107,110,RED)," calcext:value-type="string">
            <text:p>40=&gt;new Route(107,110,BLUE),41=&gt;new Route(107,110,YELLOW),42=&gt;new Route(107,11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N16]-1)+[.G16]" office:value-type="float" office:value="173" calcext:value-type="float">
            <text:p>173</text:p>
          </table:table-cell>
          <table:table-cell table:formula="of:=CONCATENATE(&quot;new Route(&quot;; ([.A16]-1)*3+1 ; &quot;,&quot; ; [.B16] ; &quot;,&quot; ; [.C16] ; &quot;, [new RouteSpace(&quot;; [.D16] ; &quot;,&quot; ; [.E16] ; &quot;,&quot; ; [.F16] ;  &quot;,&quot; ;[.G16] ;  &quot;)], BLUE),&quot; ; &quot;new Route(&quot;; ([.A16]-1)*3+2 ; &quot;,&quot; ; [.B16] ; &quot;,&quot; ; [.C16] ; &quot;, [new RouteSpace(&quot;; [.D16] ; &quot;,&quot; ; [.E16] ; &quot;,&quot; ; [.F16] ;  &quot;,&quot; ;[.G16] ;  &quot;)], YELLOW),&quot; ; &quot;new Route(&quot;; ([.A16]-1)*3+3 ; &quot;,&quot; ; [.B16] ; &quot;,&quot; ; [.C16] ; &quot;, [new RouteSpace(&quot;; [.D16] ; &quot;,&quot; ; [.E16] ; &quot;,&quot; ; [.F16] ;  &quot;,&quot; ;[.G16] ;  &quot;)], RED),&quot;)" office:value-type="string" office:string-value="new Route(43,107,112, [new RouteSpace(250,546,93,-7)], BLUE),new Route(44,107,112, [new RouteSpace(250,546,93,-7)], YELLOW),new Route(45,107,112, [new RouteSpace(250,546,93,-7)], RED)," calcext:value-type="string">
            <text:p>new Route(43,107,112, [new RouteSpace(250,546,93,-7)], BLUE),new Route(44,107,112, [new RouteSpace(250,546,93,-7)], YELLOW),new Route(45,107,112, [new RouteSpace(250,546,93,-7)], RED),</text:p>
          </table:table-cell>
          <table:table-cell table:formula="of:=CONCATENATE(([.A16]-1)*3+1;&quot;=&gt;new Route(&quot;; [.B16] ; &quot;,&quot; ; [.C16]  ;  &quot;,BLUE),&quot; ;  ([.A16]-1)*3+2;&quot;=&gt;new Route(&quot;; [.B16] ; &quot;,&quot; ; [.C16]  ;  &quot;,YELLOW),&quot; ; ([.A16]-1)*3+3;&quot;=&gt;new Route(&quot;; [.B16] ; &quot;,&quot; ; [.C16]  ;  &quot;,RED),&quot;)" office:value-type="string" office:string-value="43=&gt;new Route(107,112,BLUE),44=&gt;new Route(107,112,YELLOW),45=&gt;new Route(107,112,RED)," calcext:value-type="string">
            <text:p>43=&gt;new Route(107,112,BLUE),44=&gt;new Route(107,112,YELLOW),45=&gt;new Route(107,112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N17]-1)+[.G17]" office:value-type="float" office:value="346" calcext:value-type="float">
            <text:p>346</text:p>
          </table:table-cell>
          <table:table-cell table:formula="of:=CONCATENATE(&quot;new Route(&quot;; ([.A17]-1)*3+1 ; &quot;,&quot; ; [.B17] ; &quot;,&quot; ; [.C17] ; &quot;, [new RouteSpace(&quot;; [.D17] ; &quot;,&quot; ; [.E17] ; &quot;,&quot; ; [.F17] ;  &quot;,&quot; ;[.G17] ;  &quot;)], BLUE),&quot; ; &quot;new Route(&quot;; ([.A17]-1)*3+2 ; &quot;,&quot; ; [.B17] ; &quot;,&quot; ; [.C17] ; &quot;, [new RouteSpace(&quot;; [.D17] ; &quot;,&quot; ; [.E17] ; &quot;,&quot; ; [.F17] ;  &quot;,&quot; ;[.G17] ;  &quot;)], YELLOW),&quot; ; &quot;new Route(&quot;; ([.A17]-1)*3+3 ; &quot;,&quot; ; [.B17] ; &quot;,&quot; ; [.C17] ; &quot;, [new RouteSpace(&quot;; [.D17] ; &quot;,&quot; ; [.E17] ; &quot;,&quot; ; [.F17] ;  &quot;,&quot; ;[.G17] ;  &quot;)], RED),&quot;)" office:value-type="string" office:string-value="new Route(46,108,111, [new RouteSpace(116,369,139,76)], BLUE),new Route(47,108,111, [new RouteSpace(116,369,139,76)], YELLOW),new Route(48,108,111, [new RouteSpace(116,369,139,76)], RED)," calcext:value-type="string">
            <text:p>new Route(46,108,111, [new RouteSpace(116,369,139,76)], BLUE),new Route(47,108,111, [new RouteSpace(116,369,139,76)], YELLOW),new Route(48,108,111, [new RouteSpace(116,369,139,76)], RED),</text:p>
          </table:table-cell>
          <table:table-cell table:formula="of:=CONCATENATE(([.A17]-1)*3+1;&quot;=&gt;new Route(&quot;; [.B17] ; &quot;,&quot; ; [.C17]  ;  &quot;,BLUE),&quot; ;  ([.A17]-1)*3+2;&quot;=&gt;new Route(&quot;; [.B17] ; &quot;,&quot; ; [.C17]  ;  &quot;,YELLOW),&quot; ; ([.A17]-1)*3+3;&quot;=&gt;new Route(&quot;; [.B17] ; &quot;,&quot; ; [.C17]  ;  &quot;,RED),&quot;)" office:value-type="string" office:string-value="46=&gt;new Route(108,111,BLUE),47=&gt;new Route(108,111,YELLOW),48=&gt;new Route(108,111,RED)," calcext:value-type="string">
            <text:p>46=&gt;new Route(108,111,BLUE),47=&gt;new Route(108,111,YELLOW),48=&gt;new Route(108,111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N18]-1)+[.G18]" office:value-type="float" office:value="-46" calcext:value-type="float">
            <text:p>-46</text:p>
          </table:table-cell>
          <table:table-cell table:formula="of:=CONCATENATE(&quot;new Route(&quot;; ([.A18]-1)*3+1 ; &quot;,&quot; ; [.B18] ; &quot;,&quot; ; [.C18] ; &quot;, [new RouteSpace(&quot;; [.D18] ; &quot;,&quot; ; [.E18] ; &quot;,&quot; ; [.F18] ;  &quot;,&quot; ;[.G18] ;  &quot;)], BLUE),&quot; ; &quot;new Route(&quot;; ([.A18]-1)*3+2 ; &quot;,&quot; ; [.B18] ; &quot;,&quot; ; [.C18] ; &quot;, [new RouteSpace(&quot;; [.D18] ; &quot;,&quot; ; [.E18] ; &quot;,&quot; ; [.F18] ;  &quot;,&quot; ;[.G18] ;  &quot;)], YELLOW),&quot; ; &quot;new Route(&quot;; ([.A18]-1)*3+3 ; &quot;,&quot; ; [.B18] ; &quot;,&quot; ; [.C18] ; &quot;, [new RouteSpace(&quot;; [.D18] ; &quot;,&quot; ; [.E18] ; &quot;,&quot; ; [.F18] ;  &quot;,&quot; ;[.G18] ;  &quot;)], RED),&quot;)" office:value-type="string" office:string-value="new Route(49,109,110, [new RouteSpace(263,406,132,-46)], BLUE),new Route(50,109,110, [new RouteSpace(263,406,132,-46)], YELLOW),new Route(51,109,110, [new RouteSpace(263,406,132,-46)], RED)," calcext:value-type="string">
            <text:p>new Route(49,109,110, [new RouteSpace(263,406,132,-46)], BLUE),new Route(50,109,110, [new RouteSpace(263,406,132,-46)], YELLOW),new Route(51,109,110, [new RouteSpace(263,406,132,-46)], RED),</text:p>
          </table:table-cell>
          <table:table-cell table:formula="of:=CONCATENATE(([.A18]-1)*3+1;&quot;=&gt;new Route(&quot;; [.B18] ; &quot;,&quot; ; [.C18]  ;  &quot;,BLUE),&quot; ;  ([.A18]-1)*3+2;&quot;=&gt;new Route(&quot;; [.B18] ; &quot;,&quot; ; [.C18]  ;  &quot;,YELLOW),&quot; ; ([.A18]-1)*3+3;&quot;=&gt;new Route(&quot;; [.B18] ; &quot;,&quot; ; [.C18]  ;  &quot;,RED),&quot;)" office:value-type="string" office:string-value="49=&gt;new Route(109,110,BLUE),50=&gt;new Route(109,110,YELLOW),51=&gt;new Route(109,110,RED)," calcext:value-type="string">
            <text:p>49=&gt;new Route(109,110,BLUE),50=&gt;new Route(109,110,YELLOW),51=&gt;new Route(109,11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N19]-1)+[.G19]" office:value-type="float" office:value="44" calcext:value-type="float">
            <text:p>44</text:p>
          </table:table-cell>
          <table:table-cell table:formula="of:=CONCATENATE(&quot;new Route(&quot;; ([.A19]-1)*3+1 ; &quot;,&quot; ; [.B19] ; &quot;,&quot; ; [.C19] ; &quot;, [new RouteSpace(&quot;; [.D19] ; &quot;,&quot; ; [.E19] ; &quot;,&quot; ; [.F19] ;  &quot;,&quot; ;[.G19] ;  &quot;)], BLUE),&quot; ; &quot;new Route(&quot;; ([.A19]-1)*3+2 ; &quot;,&quot; ; [.B19] ; &quot;,&quot; ; [.C19] ; &quot;, [new RouteSpace(&quot;; [.D19] ; &quot;,&quot; ; [.E19] ; &quot;,&quot; ; [.F19] ;  &quot;,&quot; ;[.G19] ;  &quot;)], YELLOW),&quot; ; &quot;new Route(&quot;; ([.A19]-1)*3+3 ; &quot;,&quot; ; [.B19] ; &quot;,&quot; ; [.C19] ; &quot;, [new RouteSpace(&quot;; [.D19] ; &quot;,&quot; ; [.E19] ; &quot;,&quot; ; [.F19] ;  &quot;,&quot; ;[.G19] ;  &quot;)], RED),&quot;)" office:value-type="string" office:string-value="new Route(52,110,111, [new RouteSpace(169,503,103,-46)], BLUE),new Route(53,110,111, [new RouteSpace(169,503,103,-46)], YELLOW),new Route(54,110,111, [new RouteSpace(169,503,103,-46)], RED)," calcext:value-type="string">
            <text:p>new Route(52,110,111, [new RouteSpace(169,503,103,-46)], BLUE),new Route(53,110,111, [new RouteSpace(169,503,103,-46)], YELLOW),new Route(54,110,111, [new RouteSpace(169,503,103,-46)], RED),</text:p>
          </table:table-cell>
          <table:table-cell table:formula="of:=CONCATENATE(([.A19]-1)*3+1;&quot;=&gt;new Route(&quot;; [.B19] ; &quot;,&quot; ; [.C19]  ;  &quot;,BLUE),&quot; ;  ([.A19]-1)*3+2;&quot;=&gt;new Route(&quot;; [.B19] ; &quot;,&quot; ; [.C19]  ;  &quot;,YELLOW),&quot; ; ([.A19]-1)*3+3;&quot;=&gt;new Route(&quot;; [.B19] ; &quot;,&quot; ; [.C19]  ;  &quot;,RED),&quot;)" office:value-type="string" office:string-value="52=&gt;new Route(110,111,BLUE),53=&gt;new Route(110,111,YELLOW),54=&gt;new Route(110,111,RED)," calcext:value-type="string">
            <text:p>52=&gt;new Route(110,111,BLUE),53=&gt;new Route(110,111,YELLOW),54=&gt;new Route(110,11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N20]-1)+[.G20]" office:value-type="float" office:value="114" calcext:value-type="float">
            <text:p>114</text:p>
          </table:table-cell>
          <table:table-cell table:formula="of:=CONCATENATE(&quot;new Route(&quot;; ([.A20]-1)*3+1 ; &quot;,&quot; ; [.B20] ; &quot;,&quot; ; [.C20] ; &quot;, [new RouteSpace(&quot;; [.D20] ; &quot;,&quot; ; [.E20] ; &quot;,&quot; ; [.F20] ;  &quot;,&quot; ;[.G20] ;  &quot;)], BLUE),&quot; ; &quot;new Route(&quot;; ([.A20]-1)*3+2 ; &quot;,&quot; ; [.B20] ; &quot;,&quot; ; [.C20] ; &quot;, [new RouteSpace(&quot;; [.D20] ; &quot;,&quot; ; [.E20] ; &quot;,&quot; ; [.F20] ;  &quot;,&quot; ;[.G20] ;  &quot;)], YELLOW),&quot; ; &quot;new Route(&quot;; ([.A20]-1)*3+3 ; &quot;,&quot; ; [.B20] ; &quot;,&quot; ; [.C20] ; &quot;, [new RouteSpace(&quot;; [.D20] ; &quot;,&quot; ; [.E20] ; &quot;,&quot; ; [.F20] ;  &quot;,&quot; ;[.G20] ;  &quot;)], RED),&quot;)" office:value-type="string" office:string-value="new Route(55,111,112, [new RouteSpace(169,523,56,24)], BLUE),new Route(56,111,112, [new RouteSpace(169,523,56,24)], YELLOW),new Route(57,111,112, [new RouteSpace(169,523,56,24)], RED)," calcext:value-type="string">
            <text:p>new Route(55,111,112, [new RouteSpace(169,523,56,24)], BLUE),new Route(56,111,112, [new RouteSpace(169,523,56,24)], YELLOW),new Route(57,111,112, [new RouteSpace(169,523,56,24)], RED),</text:p>
          </table:table-cell>
          <table:table-cell table:formula="of:=CONCATENATE(([.A20]-1)*3+1;&quot;=&gt;new Route(&quot;; [.B20] ; &quot;,&quot; ; [.C20]  ;  &quot;,BLUE),&quot; ;  ([.A20]-1)*3+2;&quot;=&gt;new Route(&quot;; [.B20] ; &quot;,&quot; ; [.C20]  ;  &quot;,YELLOW),&quot; ; ([.A20]-1)*3+3;&quot;=&gt;new Route(&quot;; [.B20] ; &quot;,&quot; ; [.C20]  ;  &quot;,RED),&quot;)" office:value-type="string" office:string-value="55=&gt;new Route(111,112,BLUE),56=&gt;new Route(111,112,YELLOW),57=&gt;new Route(111,112,RED)," calcext:value-type="string">
            <text:p>55=&gt;new Route(111,112,BLUE),56=&gt;new Route(111,112,YELLOW),57=&gt;new Route(111,11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N21]-1)+[.G21]" office:value-type="float" office:value="-67" calcext:value-type="float">
            <text:p>-67</text:p>
          </table:table-cell>
          <table:table-cell table:formula="of:=CONCATENATE(&quot;new Route(&quot;; ([.A21]-1)*3+1 ; &quot;,&quot; ; [.B21] ; &quot;,&quot; ; [.C21] ; &quot;, [new RouteSpace(&quot;; [.D21] ; &quot;,&quot; ; [.E21] ; &quot;,&quot; ; [.F21] ;  &quot;,&quot; ;[.G21] ;  &quot;)], BLUE),&quot; ; &quot;new Route(&quot;; ([.A21]-1)*3+2 ; &quot;,&quot; ; [.B21] ; &quot;,&quot; ; [.C21] ; &quot;, [new RouteSpace(&quot;; [.D21] ; &quot;,&quot; ; [.E21] ; &quot;,&quot; ; [.F21] ;  &quot;,&quot; ;[.G21] ;  &quot;)], YELLOW),&quot; ; &quot;new Route(&quot;; ([.A21]-1)*3+3 ; &quot;,&quot; ; [.B21] ; &quot;,&quot; ; [.C21] ; &quot;, [new RouteSpace(&quot;; [.D21] ; &quot;,&quot; ; [.E21] ; &quot;,&quot; ; [.F21] ;  &quot;,&quot; ;[.G21] ;  &quot;)], RED),&quot;)" office:value-type="string" office:string-value="new Route(58,112,124, [new RouteSpace(162,703,158,-67)], BLUE),new Route(59,112,124, [new RouteSpace(162,703,158,-67)], YELLOW),new Route(60,112,124, [new RouteSpace(162,703,158,-67)], RED)," calcext:value-type="string">
            <text:p>new Route(58,112,124, [new RouteSpace(162,703,158,-67)], BLUE),new Route(59,112,124, [new RouteSpace(162,703,158,-67)], YELLOW),new Route(60,112,124, [new RouteSpace(162,703,158,-67)], RED),</text:p>
          </table:table-cell>
          <table:table-cell table:formula="of:=CONCATENATE(([.A21]-1)*3+1;&quot;=&gt;new Route(&quot;; [.B21] ; &quot;,&quot; ; [.C21]  ;  &quot;,BLUE),&quot; ;  ([.A21]-1)*3+2;&quot;=&gt;new Route(&quot;; [.B21] ; &quot;,&quot; ; [.C21]  ;  &quot;,YELLOW),&quot; ; ([.A21]-1)*3+3;&quot;=&gt;new Route(&quot;; [.B21] ; &quot;,&quot; ; [.C21]  ;  &quot;,RED),&quot;)" office:value-type="string" office:string-value="58=&gt;new Route(112,124,BLUE),59=&gt;new Route(112,124,YELLOW),60=&gt;new Route(112,124,RED)," calcext:value-type="string">
            <text:p>58=&gt;new Route(112,124,BLUE),59=&gt;new Route(112,124,YELLOW),60=&gt;new Route(112,12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N22]-1)+[.G22]" office:value-type="float" office:value="123" calcext:value-type="float">
            <text:p>123</text:p>
          </table:table-cell>
          <table:table-cell table:formula="of:=CONCATENATE(&quot;new Route(&quot;; ([.A22]-1)*3+1 ; &quot;,&quot; ; [.B22] ; &quot;,&quot; ; [.C22] ; &quot;, [new RouteSpace(&quot;; [.D22] ; &quot;,&quot; ; [.E22] ; &quot;,&quot; ; [.F22] ;  &quot;,&quot; ;[.G22] ;  &quot;)], BLUE),&quot; ; &quot;new Route(&quot;; ([.A22]-1)*3+2 ; &quot;,&quot; ; [.B22] ; &quot;,&quot; ; [.C22] ; &quot;, [new RouteSpace(&quot;; [.D22] ; &quot;,&quot; ; [.E22] ; &quot;,&quot; ; [.F22] ;  &quot;,&quot; ;[.G22] ;  &quot;)], YELLOW),&quot; ; &quot;new Route(&quot;; ([.A22]-1)*3+3 ; &quot;,&quot; ; [.B22] ; &quot;,&quot; ; [.C22] ; &quot;, [new RouteSpace(&quot;; [.D22] ; &quot;,&quot; ; [.E22] ; &quot;,&quot; ; [.F22] ;  &quot;,&quot; ;[.G22] ;  &quot;)], RED),&quot;)" office:value-type="string" office:string-value="new Route(61,112,115, [new RouteSpace(242,559,133,33)], BLUE),new Route(62,112,115, [new RouteSpace(242,559,133,33)], YELLOW),new Route(63,112,115, [new RouteSpace(242,559,133,33)], RED)," calcext:value-type="string">
            <text:p>new Route(61,112,115, [new RouteSpace(242,559,133,33)], BLUE),new Route(62,112,115, [new RouteSpace(242,559,133,33)], YELLOW),new Route(63,112,115, [new RouteSpace(242,559,133,33)], RED),</text:p>
          </table:table-cell>
          <table:table-cell table:formula="of:=CONCATENATE(([.A22]-1)*3+1;&quot;=&gt;new Route(&quot;; [.B22] ; &quot;,&quot; ; [.C22]  ;  &quot;,BLUE),&quot; ;  ([.A22]-1)*3+2;&quot;=&gt;new Route(&quot;; [.B22] ; &quot;,&quot; ; [.C22]  ;  &quot;,YELLOW),&quot; ; ([.A22]-1)*3+3;&quot;=&gt;new Route(&quot;; [.B22] ; &quot;,&quot; ; [.C22]  ;  &quot;,RED),&quot;)" office:value-type="string" office:string-value="61=&gt;new Route(112,115,BLUE),62=&gt;new Route(112,115,YELLOW),63=&gt;new Route(112,115,RED)," calcext:value-type="string">
            <text:p>61=&gt;new Route(112,115,BLUE),62=&gt;new Route(112,115,YELLOW),63=&gt;new Route(112,115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N23]-1)+[.G23]" office:value-type="float" office:value="-3" calcext:value-type="float">
            <text:p>-3</text:p>
          </table:table-cell>
          <table:table-cell table:formula="of:=CONCATENATE(&quot;new Route(&quot;; ([.A23]-1)*3+1 ; &quot;,&quot; ; [.B23] ; &quot;,&quot; ; [.C23] ; &quot;, [new RouteSpace(&quot;; [.D23] ; &quot;,&quot; ; [.E23] ; &quot;,&quot; ; [.F23] ;  &quot;,&quot; ;[.G23] ;  &quot;)], BLUE),&quot; ; &quot;new Route(&quot;; ([.A23]-1)*3+2 ; &quot;,&quot; ; [.B23] ; &quot;,&quot; ; [.C23] ; &quot;, [new RouteSpace(&quot;; [.D23] ; &quot;,&quot; ; [.E23] ; &quot;,&quot; ; [.F23] ;  &quot;,&quot; ;[.G23] ;  &quot;)], YELLOW),&quot; ; &quot;new Route(&quot;; ([.A23]-1)*3+3 ; &quot;,&quot; ; [.B23] ; &quot;,&quot; ; [.C23] ; &quot;, [new RouteSpace(&quot;; [.D23] ; &quot;,&quot; ; [.E23] ; &quot;,&quot; ; [.F23] ;  &quot;,&quot; ;[.G23] ;  &quot;)], RED),&quot;)" office:value-type="string" office:string-value="new Route(64,113,131, [new RouteSpace(550,251,147,-3)], BLUE),new Route(65,113,131, [new RouteSpace(550,251,147,-3)], YELLOW),new Route(66,113,131, [new RouteSpace(550,251,147,-3)], RED)," calcext:value-type="string">
            <text:p>new Route(64,113,131, [new RouteSpace(550,251,147,-3)], BLUE),new Route(65,113,131, [new RouteSpace(550,251,147,-3)], YELLOW),new Route(66,113,131, [new RouteSpace(550,251,147,-3)], RED),</text:p>
          </table:table-cell>
          <table:table-cell table:formula="of:=CONCATENATE(([.A23]-1)*3+1;&quot;=&gt;new Route(&quot;; [.B23] ; &quot;,&quot; ; [.C23]  ;  &quot;,BLUE),&quot; ;  ([.A23]-1)*3+2;&quot;=&gt;new Route(&quot;; [.B23] ; &quot;,&quot; ; [.C23]  ;  &quot;,YELLOW),&quot; ; ([.A23]-1)*3+3;&quot;=&gt;new Route(&quot;; [.B23] ; &quot;,&quot; ; [.C23]  ;  &quot;,RED),&quot;)" office:value-type="string" office:string-value="64=&gt;new Route(113,131,BLUE),65=&gt;new Route(113,131,YELLOW),66=&gt;new Route(113,131,RED)," calcext:value-type="string">
            <text:p>64=&gt;new Route(113,131,BLUE),65=&gt;new Route(113,131,YELLOW),66=&gt;new Route(113,13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N24]-1)+[.G24]" office:value-type="float" office:value="309" calcext:value-type="float">
            <text:p>309</text:p>
          </table:table-cell>
          <table:table-cell table:formula="of:=CONCATENATE(&quot;new Route(&quot;; ([.A24]-1)*3+1 ; &quot;,&quot; ; [.B24] ; &quot;,&quot; ; [.C24] ; &quot;, [new RouteSpace(&quot;; [.D24] ; &quot;,&quot; ; [.E24] ; &quot;,&quot; ; [.F24] ;  &quot;,&quot; ;[.G24] ;  &quot;)], BLUE),&quot; ; &quot;new Route(&quot;; ([.A24]-1)*3+2 ; &quot;,&quot; ; [.B24] ; &quot;,&quot; ; [.C24] ; &quot;, [new RouteSpace(&quot;; [.D24] ; &quot;,&quot; ; [.E24] ; &quot;,&quot; ; [.F24] ;  &quot;,&quot; ;[.G24] ;  &quot;)], YELLOW),&quot; ; &quot;new Route(&quot;; ([.A24]-1)*3+3 ; &quot;,&quot; ; [.B24] ; &quot;,&quot; ; [.C24] ; &quot;, [new RouteSpace(&quot;; [.D24] ; &quot;,&quot; ; [.E24] ; &quot;,&quot; ; [.F24] ;  &quot;,&quot; ;[.G24] ;  &quot;)], RED),&quot;)" office:value-type="string" office:string-value="new Route(67,114,130, [new RouteSpace(651,37,100,39)], BLUE),new Route(68,114,130, [new RouteSpace(651,37,100,39)], YELLOW),new Route(69,114,130, [new RouteSpace(651,37,100,39)], RED)," calcext:value-type="string">
            <text:p>new Route(67,114,130, [new RouteSpace(651,37,100,39)], BLUE),new Route(68,114,130, [new RouteSpace(651,37,100,39)], YELLOW),new Route(69,114,130, [new RouteSpace(651,37,100,39)], RED),</text:p>
          </table:table-cell>
          <table:table-cell table:formula="of:=CONCATENATE(([.A24]-1)*3+1;&quot;=&gt;new Route(&quot;; [.B24] ; &quot;,&quot; ; [.C24]  ;  &quot;,BLUE),&quot; ;  ([.A24]-1)*3+2;&quot;=&gt;new Route(&quot;; [.B24] ; &quot;,&quot; ; [.C24]  ;  &quot;,YELLOW),&quot; ; ([.A24]-1)*3+3;&quot;=&gt;new Route(&quot;; [.B24] ; &quot;,&quot; ; [.C24]  ;  &quot;,RED),&quot;)" office:value-type="string" office:string-value="67=&gt;new Route(114,130,BLUE),68=&gt;new Route(114,130,YELLOW),69=&gt;new Route(114,130,RED)," calcext:value-type="string">
            <text:p>67=&gt;new Route(114,130,BLUE),68=&gt;new Route(114,130,YELLOW),69=&gt;new Route(114,13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N25]-1)+[.G25]" office:value-type="float" office:value="42" calcext:value-type="float">
            <text:p>42</text:p>
          </table:table-cell>
          <table:table-cell table:formula="of:=CONCATENATE(&quot;new Route(&quot;; ([.A25]-1)*3+1 ; &quot;,&quot; ; [.B25] ; &quot;,&quot; ; [.C25] ; &quot;, [new RouteSpace(&quot;; [.D25] ; &quot;,&quot; ; [.E25] ; &quot;,&quot; ; [.F25] ;  &quot;,&quot; ;[.G25] ;  &quot;)], BLUE),&quot; ; &quot;new Route(&quot;; ([.A25]-1)*3+2 ; &quot;,&quot; ; [.B25] ; &quot;,&quot; ; [.C25] ; &quot;, [new RouteSpace(&quot;; [.D25] ; &quot;,&quot; ; [.E25] ; &quot;,&quot; ; [.F25] ;  &quot;,&quot; ;[.G25] ;  &quot;)], YELLOW),&quot; ; &quot;new Route(&quot;; ([.A25]-1)*3+3 ; &quot;,&quot; ; [.B25] ; &quot;,&quot; ; [.C25] ; &quot;, [new RouteSpace(&quot;; [.D25] ; &quot;,&quot; ; [.E25] ; &quot;,&quot; ; [.F25] ;  &quot;,&quot; ;[.G25] ;  &quot;)], RED),&quot;)" office:value-type="string" office:string-value="new Route(70,115,116, [new RouteSpace(378,652,90,42)], BLUE),new Route(71,115,116, [new RouteSpace(378,652,90,42)], YELLOW),new Route(72,115,116, [new RouteSpace(378,652,90,42)], RED)," calcext:value-type="string">
            <text:p>new Route(70,115,116, [new RouteSpace(378,652,90,42)], BLUE),new Route(71,115,116, [new RouteSpace(378,652,90,42)], YELLOW),new Route(72,115,116, [new RouteSpace(378,652,90,42)], RED),</text:p>
          </table:table-cell>
          <table:table-cell table:formula="of:=CONCATENATE(([.A25]-1)*3+1;&quot;=&gt;new Route(&quot;; [.B25] ; &quot;,&quot; ; [.C25]  ;  &quot;,BLUE),&quot; ;  ([.A25]-1)*3+2;&quot;=&gt;new Route(&quot;; [.B25] ; &quot;,&quot; ; [.C25]  ;  &quot;,YELLOW),&quot; ; ([.A25]-1)*3+3;&quot;=&gt;new Route(&quot;; [.B25] ; &quot;,&quot; ; [.C25]  ;  &quot;,RED),&quot;)" office:value-type="string" office:string-value="70=&gt;new Route(115,116,BLUE),71=&gt;new Route(115,116,YELLOW),72=&gt;new Route(115,116,RED)," calcext:value-type="string">
            <text:p>70=&gt;new Route(115,116,BLUE),71=&gt;new Route(115,116,YELLOW),72=&gt;new Route(115,11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N26]-1)+[.G26]" office:value-type="float" office:value="77" calcext:value-type="float">
            <text:p>77</text:p>
          </table:table-cell>
          <table:table-cell table:formula="of:=CONCATENATE(&quot;new Route(&quot;; ([.A26]-1)*3+1 ; &quot;,&quot; ; [.B26] ; &quot;,&quot; ; [.C26] ; &quot;, [new RouteSpace(&quot;; [.D26] ; &quot;,&quot; ; [.E26] ; &quot;,&quot; ; [.F26] ;  &quot;,&quot; ;[.G26] ;  &quot;)], BLUE),&quot; ; &quot;new Route(&quot;; ([.A26]-1)*3+2 ; &quot;,&quot; ; [.B26] ; &quot;,&quot; ; [.C26] ; &quot;, [new RouteSpace(&quot;; [.D26] ; &quot;,&quot; ; [.E26] ; &quot;,&quot; ; [.F26] ;  &quot;,&quot; ;[.G26] ;  &quot;)], YELLOW),&quot; ; &quot;new Route(&quot;; ([.A26]-1)*3+3 ; &quot;,&quot; ; [.B26] ; &quot;,&quot; ; [.C26] ; &quot;, [new RouteSpace(&quot;; [.D26] ; &quot;,&quot; ; [.E26] ; &quot;,&quot; ; [.F26] ;  &quot;,&quot; ;[.G26] ;  &quot;)], RED),&quot;)" office:value-type="string" office:string-value="new Route(73,115,117, [new RouteSpace(367,657,98,77)], BLUE),new Route(74,115,117, [new RouteSpace(367,657,98,77)], YELLOW),new Route(75,115,117, [new RouteSpace(367,657,98,77)], RED)," calcext:value-type="string">
            <text:p>new Route(73,115,117, [new RouteSpace(367,657,98,77)], BLUE),new Route(74,115,117, [new RouteSpace(367,657,98,77)], YELLOW),new Route(75,115,117, [new RouteSpace(367,657,98,77)], RED),</text:p>
          </table:table-cell>
          <table:table-cell table:formula="of:=CONCATENATE(([.A26]-1)*3+1;&quot;=&gt;new Route(&quot;; [.B26] ; &quot;,&quot; ; [.C26]  ;  &quot;,BLUE),&quot; ;  ([.A26]-1)*3+2;&quot;=&gt;new Route(&quot;; [.B26] ; &quot;,&quot; ; [.C26]  ;  &quot;,YELLOW),&quot; ; ([.A26]-1)*3+3;&quot;=&gt;new Route(&quot;; [.B26] ; &quot;,&quot; ; [.C26]  ;  &quot;,RED),&quot;)" office:value-type="string" office:string-value="73=&gt;new Route(115,117,BLUE),74=&gt;new Route(115,117,YELLOW),75=&gt;new Route(115,117,RED)," calcext:value-type="string">
            <text:p>73=&gt;new Route(115,117,BLUE),74=&gt;new Route(115,117,YELLOW),75=&gt;new Route(115,11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N27]-1)+[.G27]" office:value-type="float" office:value="-70" calcext:value-type="float">
            <text:p>-70</text:p>
          </table:table-cell>
          <table:table-cell table:formula="of:=CONCATENATE(&quot;new Route(&quot;; ([.A27]-1)*3+1 ; &quot;,&quot; ; [.B27] ; &quot;,&quot; ; [.C27] ; &quot;, [new RouteSpace(&quot;; [.D27] ; &quot;,&quot; ; [.E27] ; &quot;,&quot; ; [.F27] ;  &quot;,&quot; ;[.G27] ;  &quot;)], BLUE),&quot; ; &quot;new Route(&quot;; ([.A27]-1)*3+2 ; &quot;,&quot; ; [.B27] ; &quot;,&quot; ; [.C27] ; &quot;, [new RouteSpace(&quot;; [.D27] ; &quot;,&quot; ; [.E27] ; &quot;,&quot; ; [.F27] ;  &quot;,&quot; ;[.G27] ;  &quot;)], YELLOW),&quot; ; &quot;new Route(&quot;; ([.A27]-1)*3+3 ; &quot;,&quot; ; [.B27] ; &quot;,&quot; ; [.C27] ; &quot;, [new RouteSpace(&quot;; [.D27] ; &quot;,&quot; ; [.E27] ; &quot;,&quot; ; [.F27] ;  &quot;,&quot; ;[.G27] ;  &quot;)], RED),&quot;)" office:value-type="string" office:string-value="new Route(76,116,119, [new RouteSpace(426,824,92,-70)], BLUE),new Route(77,116,119, [new RouteSpace(426,824,92,-70)], YELLOW),new Route(78,116,119, [new RouteSpace(426,824,92,-70)], RED)," calcext:value-type="string">
            <text:p>new Route(76,116,119, [new RouteSpace(426,824,92,-70)], BLUE),new Route(77,116,119, [new RouteSpace(426,824,92,-70)], YELLOW),new Route(78,116,119, [new RouteSpace(426,824,92,-70)], RED),</text:p>
          </table:table-cell>
          <table:table-cell table:formula="of:=CONCATENATE(([.A27]-1)*3+1;&quot;=&gt;new Route(&quot;; [.B27] ; &quot;,&quot; ; [.C27]  ;  &quot;,BLUE),&quot; ;  ([.A27]-1)*3+2;&quot;=&gt;new Route(&quot;; [.B27] ; &quot;,&quot; ; [.C27]  ;  &quot;,YELLOW),&quot; ; ([.A27]-1)*3+3;&quot;=&gt;new Route(&quot;; [.B27] ; &quot;,&quot; ; [.C27]  ;  &quot;,RED),&quot;)" office:value-type="string" office:string-value="76=&gt;new Route(116,119,BLUE),77=&gt;new Route(116,119,YELLOW),78=&gt;new Route(116,119,RED)," calcext:value-type="string">
            <text:p>76=&gt;new Route(116,119,BLUE),77=&gt;new Route(116,119,YELLOW),78=&gt;new Route(116,11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N28]-1)+[.G28]" office:value-type="float" office:value="151" calcext:value-type="float">
            <text:p>151</text:p>
          </table:table-cell>
          <table:table-cell table:formula="of:=CONCATENATE(&quot;new Route(&quot;; ([.A28]-1)*3+1 ; &quot;,&quot; ; [.B28] ; &quot;,&quot; ; [.C28] ; &quot;, [new RouteSpace(&quot;; [.D28] ; &quot;,&quot; ; [.E28] ; &quot;,&quot; ; [.F28] ;  &quot;,&quot; ;[.G28] ;  &quot;)], BLUE),&quot; ; &quot;new Route(&quot;; ([.A28]-1)*3+2 ; &quot;,&quot; ; [.B28] ; &quot;,&quot; ; [.C28] ; &quot;, [new RouteSpace(&quot;; [.D28] ; &quot;,&quot; ; [.E28] ; &quot;,&quot; ; [.F28] ;  &quot;,&quot; ;[.G28] ;  &quot;)], YELLOW),&quot; ; &quot;new Route(&quot;; ([.A28]-1)*3+3 ; &quot;,&quot; ; [.B28] ; &quot;,&quot; ; [.C28] ; &quot;, [new RouteSpace(&quot;; [.D28] ; &quot;,&quot; ; [.E28] ; &quot;,&quot; ; [.F28] ;  &quot;,&quot; ;[.G28] ;  &quot;)], RED),&quot;)" office:value-type="string" office:string-value="new Route(79,116,120, [new RouteSpace(467,735,122,61)], BLUE),new Route(80,116,120, [new RouteSpace(467,735,122,61)], YELLOW),new Route(81,116,120, [new RouteSpace(467,735,122,61)], RED)," calcext:value-type="string">
            <text:p>new Route(79,116,120, [new RouteSpace(467,735,122,61)], BLUE),new Route(80,116,120, [new RouteSpace(467,735,122,61)], YELLOW),new Route(81,116,120, [new RouteSpace(467,735,122,61)], RED),</text:p>
          </table:table-cell>
          <table:table-cell table:formula="of:=CONCATENATE(([.A28]-1)*3+1;&quot;=&gt;new Route(&quot;; [.B28] ; &quot;,&quot; ; [.C28]  ;  &quot;,BLUE),&quot; ;  ([.A28]-1)*3+2;&quot;=&gt;new Route(&quot;; [.B28] ; &quot;,&quot; ; [.C28]  ;  &quot;,YELLOW),&quot; ; ([.A28]-1)*3+3;&quot;=&gt;new Route(&quot;; [.B28] ; &quot;,&quot; ; [.C28]  ;  &quot;,RED),&quot;)" office:value-type="string" office:string-value="79=&gt;new Route(116,120,BLUE),80=&gt;new Route(116,120,YELLOW),81=&gt;new Route(116,120,RED)," calcext:value-type="string">
            <text:p>79=&gt;new Route(116,120,BLUE),80=&gt;new Route(116,120,YELLOW),81=&gt;new Route(116,120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N29]-1)+[.G29]" office:value-type="float" office:value="-29" calcext:value-type="float">
            <text:p>-29</text:p>
          </table:table-cell>
          <table:table-cell table:formula="of:=CONCATENATE(&quot;new Route(&quot;; ([.A29]-1)*3+1 ; &quot;,&quot; ; [.B29] ; &quot;,&quot; ; [.C29] ; &quot;, [new RouteSpace(&quot;; [.D29] ; &quot;,&quot; ; [.E29] ; &quot;,&quot; ; [.F29] ;  &quot;,&quot; ;[.G29] ;  &quot;)], BLUE),&quot; ; &quot;new Route(&quot;; ([.A29]-1)*3+2 ; &quot;,&quot; ; [.B29] ; &quot;,&quot; ; [.C29] ; &quot;, [new RouteSpace(&quot;; [.D29] ; &quot;,&quot; ; [.E29] ; &quot;,&quot; ; [.F29] ;  &quot;,&quot; ;[.G29] ;  &quot;)], YELLOW),&quot; ; &quot;new Route(&quot;; ([.A29]-1)*3+3 ; &quot;,&quot; ; [.B29] ; &quot;,&quot; ; [.C29] ; &quot;, [new RouteSpace(&quot;; [.D29] ; &quot;,&quot; ; [.E29] ; &quot;,&quot; ; [.F29] ;  &quot;,&quot; ;[.G29] ;  &quot;)], RED),&quot;)" office:value-type="string" office:string-value="new Route(82,117,118, [new RouteSpace(293,818,95,-29)], BLUE),new Route(83,117,118, [new RouteSpace(293,818,95,-29)], YELLOW),new Route(84,117,118, [new RouteSpace(293,818,95,-29)], RED)," calcext:value-type="string">
            <text:p>new Route(82,117,118, [new RouteSpace(293,818,95,-29)], BLUE),new Route(83,117,118, [new RouteSpace(293,818,95,-29)], YELLOW),new Route(84,117,118, [new RouteSpace(293,818,95,-29)], RED),</text:p>
          </table:table-cell>
          <table:table-cell table:formula="of:=CONCATENATE(([.A29]-1)*3+1;&quot;=&gt;new Route(&quot;; [.B29] ; &quot;,&quot; ; [.C29]  ;  &quot;,BLUE),&quot; ;  ([.A29]-1)*3+2;&quot;=&gt;new Route(&quot;; [.B29] ; &quot;,&quot; ; [.C29]  ;  &quot;,YELLOW),&quot; ; ([.A29]-1)*3+3;&quot;=&gt;new Route(&quot;; [.B29] ; &quot;,&quot; ; [.C29]  ;  &quot;,RED),&quot;)" office:value-type="string" office:string-value="82=&gt;new Route(117,118,BLUE),83=&gt;new Route(117,118,YELLOW),84=&gt;new Route(117,118,RED)," calcext:value-type="string">
            <text:p>82=&gt;new Route(117,118,BLUE),83=&gt;new Route(117,118,YELLOW),84=&gt;new Route(117,11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N30]-1)+[.G30]" office:value-type="float" office:value="13" calcext:value-type="float">
            <text:p>13</text:p>
          </table:table-cell>
          <table:table-cell table:formula="of:=CONCATENATE(&quot;new Route(&quot;; ([.A30]-1)*3+1 ; &quot;,&quot; ; [.B30] ; &quot;,&quot; ; [.C30] ; &quot;, [new RouteSpace(&quot;; [.D30] ; &quot;,&quot; ; [.E30] ; &quot;,&quot; ; [.F30] ;  &quot;,&quot; ;[.G30] ;  &quot;)], BLUE),&quot; ; &quot;new Route(&quot;; ([.A30]-1)*3+2 ; &quot;,&quot; ; [.B30] ; &quot;,&quot; ; [.C30] ; &quot;, [new RouteSpace(&quot;; [.D30] ; &quot;,&quot; ; [.E30] ; &quot;,&quot; ; [.F30] ;  &quot;,&quot; ;[.G30] ;  &quot;)], YELLOW),&quot; ; &quot;new Route(&quot;; ([.A30]-1)*3+3 ; &quot;,&quot; ; [.B30] ; &quot;,&quot; ; [.C30] ; &quot;, [new RouteSpace(&quot;; [.D30] ; &quot;,&quot; ; [.E30] ; &quot;,&quot; ; [.F30] ;  &quot;,&quot; ;[.G30] ;  &quot;)], RED),&quot;)" office:value-type="string" office:string-value="new Route(85,117,121, [new RouteSpace(363,885,110,-77)], BLUE),new Route(86,117,121, [new RouteSpace(363,885,110,-77)], YELLOW),new Route(87,117,121, [new RouteSpace(363,885,110,-77)], RED)," calcext:value-type="string">
            <text:p>new Route(85,117,121, [new RouteSpace(363,885,110,-77)], BLUE),new Route(86,117,121, [new RouteSpace(363,885,110,-77)], YELLOW),new Route(87,117,121, [new RouteSpace(363,885,110,-77)], RED),</text:p>
          </table:table-cell>
          <table:table-cell table:formula="of:=CONCATENATE(([.A30]-1)*3+1;&quot;=&gt;new Route(&quot;; [.B30] ; &quot;,&quot; ; [.C30]  ;  &quot;,BLUE),&quot; ;  ([.A30]-1)*3+2;&quot;=&gt;new Route(&quot;; [.B30] ; &quot;,&quot; ; [.C30]  ;  &quot;,YELLOW),&quot; ; ([.A30]-1)*3+3;&quot;=&gt;new Route(&quot;; [.B30] ; &quot;,&quot; ; [.C30]  ;  &quot;,RED),&quot;)" office:value-type="string" office:string-value="85=&gt;new Route(117,121,BLUE),86=&gt;new Route(117,121,YELLOW),87=&gt;new Route(117,121,RED)," calcext:value-type="string">
            <text:p>85=&gt;new Route(117,121,BLUE),86=&gt;new Route(117,121,YELLOW),87=&gt;new Route(117,12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N31]-1)+[.G31]" office:value-type="float" office:value="47" calcext:value-type="float">
            <text:p>47</text:p>
          </table:table-cell>
          <table:table-cell table:formula="of:=CONCATENATE(&quot;new Route(&quot;; ([.A31]-1)*3+1 ; &quot;,&quot; ; [.B31] ; &quot;,&quot; ; [.C31] ; &quot;, [new RouteSpace(&quot;; [.D31] ; &quot;,&quot; ; [.E31] ; &quot;,&quot; ; [.F31] ;  &quot;,&quot; ;[.G31] ;  &quot;)], BLUE),&quot; ; &quot;new Route(&quot;; ([.A31]-1)*3+2 ; &quot;,&quot; ; [.B31] ; &quot;,&quot; ; [.C31] ; &quot;, [new RouteSpace(&quot;; [.D31] ; &quot;,&quot; ; [.E31] ; &quot;,&quot; ; [.F31] ;  &quot;,&quot; ;[.G31] ;  &quot;)], YELLOW),&quot; ; &quot;new Route(&quot;; ([.A31]-1)*3+3 ; &quot;,&quot; ; [.B31] ; &quot;,&quot; ; [.C31] ; &quot;, [new RouteSpace(&quot;; [.D31] ; &quot;,&quot; ; [.E31] ; &quot;,&quot; ; [.F31] ;  &quot;,&quot; ;[.G31] ;  &quot;)], RED),&quot;)" office:value-type="string" office:string-value="new Route(88,118,121, [new RouteSpace(289,833,82,47)], BLUE),new Route(89,118,121, [new RouteSpace(289,833,82,47)], YELLOW),new Route(90,118,121, [new RouteSpace(289,833,82,47)], RED)," calcext:value-type="string">
            <text:p>new Route(88,118,121, [new RouteSpace(289,833,82,47)], BLUE),new Route(89,118,121, [new RouteSpace(289,833,82,47)], YELLOW),new Route(90,118,121, [new RouteSpace(289,833,82,47)], RED),</text:p>
          </table:table-cell>
          <table:table-cell table:formula="of:=CONCATENATE(([.A31]-1)*3+1;&quot;=&gt;new Route(&quot;; [.B31] ; &quot;,&quot; ; [.C31]  ;  &quot;,BLUE),&quot; ;  ([.A31]-1)*3+2;&quot;=&gt;new Route(&quot;; [.B31] ; &quot;,&quot; ; [.C31]  ;  &quot;,YELLOW),&quot; ; ([.A31]-1)*3+3;&quot;=&gt;new Route(&quot;; [.B31] ; &quot;,&quot; ; [.C31]  ;  &quot;,RED),&quot;)" office:value-type="string" office:string-value="88=&gt;new Route(118,121,BLUE),89=&gt;new Route(118,121,YELLOW),90=&gt;new Route(118,121,RED)," calcext:value-type="string">
            <text:p>88=&gt;new Route(118,121,BLUE),89=&gt;new Route(118,121,YELLOW),90=&gt;new Route(118,12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N32]-1)+[.G32]" office:value-type="float" office:value="-9" calcext:value-type="float">
            <text:p>-9</text:p>
          </table:table-cell>
          <table:table-cell table:formula="of:=CONCATENATE(&quot;new Route(&quot;; ([.A32]-1)*3+1 ; &quot;,&quot; ; [.B32] ; &quot;,&quot; ; [.C32] ; &quot;, [new RouteSpace(&quot;; [.D32] ; &quot;,&quot; ; [.E32] ; &quot;,&quot; ; [.F32] ;  &quot;,&quot; ;[.G32] ;  &quot;)], BLUE),&quot; ; &quot;new Route(&quot;; ([.A32]-1)*3+2 ; &quot;,&quot; ; [.B32] ; &quot;,&quot; ; [.C32] ; &quot;, [new RouteSpace(&quot;; [.D32] ; &quot;,&quot; ; [.E32] ; &quot;,&quot; ; [.F32] ;  &quot;,&quot; ;[.G32] ;  &quot;)], YELLOW),&quot; ; &quot;new Route(&quot;; ([.A32]-1)*3+3 ; &quot;,&quot; ; [.B32] ; &quot;,&quot; ; [.C32] ; &quot;, [new RouteSpace(&quot;; [.D32] ; &quot;,&quot; ; [.E32] ; &quot;,&quot; ; [.F32] ;  &quot;,&quot; ;[.G32] ;  &quot;)], RED),&quot;)" office:value-type="string" office:string-value="new Route(91,118,125, [new RouteSpace(86,853,179,-9)], BLUE),new Route(92,118,125, [new RouteSpace(86,853,179,-9)], YELLOW),new Route(93,118,125, [new RouteSpace(86,853,179,-9)], RED)," calcext:value-type="string">
            <text:p>new Route(91,118,125, [new RouteSpace(86,853,179,-9)], BLUE),new Route(92,118,125, [new RouteSpace(86,853,179,-9)], YELLOW),new Route(93,118,125, [new RouteSpace(86,853,179,-9)], RED),</text:p>
          </table:table-cell>
          <table:table-cell table:formula="of:=CONCATENATE(([.A32]-1)*3+1;&quot;=&gt;new Route(&quot;; [.B32] ; &quot;,&quot; ; [.C32]  ;  &quot;,BLUE),&quot; ;  ([.A32]-1)*3+2;&quot;=&gt;new Route(&quot;; [.B32] ; &quot;,&quot; ; [.C32]  ;  &quot;,YELLOW),&quot; ; ([.A32]-1)*3+3;&quot;=&gt;new Route(&quot;; [.B32] ; &quot;,&quot; ; [.C32]  ;  &quot;,RED),&quot;)" office:value-type="string" office:string-value="91=&gt;new Route(118,125,BLUE),92=&gt;new Route(118,125,YELLOW),93=&gt;new Route(118,125,RED)," calcext:value-type="string">
            <text:p>91=&gt;new Route(118,125,BLUE),92=&gt;new Route(118,125,YELLOW),93=&gt;new Route(118,12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N33]-1)+[.G33]" office:value-type="float" office:value="170" calcext:value-type="float">
            <text:p>170</text:p>
          </table:table-cell>
          <table:table-cell table:formula="of:=CONCATENATE(&quot;new Route(&quot;; ([.A33]-1)*3+1 ; &quot;,&quot; ; [.B33] ; &quot;,&quot; ; [.C33] ; &quot;, [new RouteSpace(&quot;; [.D33] ; &quot;,&quot; ; [.E33] ; &quot;,&quot; ; [.F33] ;  &quot;,&quot; ;[.G33] ;  &quot;)], BLUE),&quot; ; &quot;new Route(&quot;; ([.A33]-1)*3+2 ; &quot;,&quot; ; [.B33] ; &quot;,&quot; ; [.C33] ; &quot;, [new RouteSpace(&quot;; [.D33] ; &quot;,&quot; ; [.E33] ; &quot;,&quot; ; [.F33] ;  &quot;,&quot; ;[.G33] ;  &quot;)], YELLOW),&quot; ; &quot;new Route(&quot;; ([.A33]-1)*3+3 ; &quot;,&quot; ; [.B33] ; &quot;,&quot; ; [.C33] ; &quot;, [new RouteSpace(&quot;; [.D33] ; &quot;,&quot; ; [.E33] ; &quot;,&quot; ; [.F33] ;  &quot;,&quot; ;[.G33] ;  &quot;)], RED),&quot;)" office:value-type="string" office:string-value="new Route(94,119,122, [new RouteSpace(421,851,92,80)], BLUE),new Route(95,119,122, [new RouteSpace(421,851,92,80)], YELLOW),new Route(96,119,122, [new RouteSpace(421,851,92,80)], RED)," calcext:value-type="string">
            <text:p>new Route(94,119,122, [new RouteSpace(421,851,92,80)], BLUE),new Route(95,119,122, [new RouteSpace(421,851,92,80)], YELLOW),new Route(96,119,122, [new RouteSpace(421,851,92,80)], RED),</text:p>
          </table:table-cell>
          <table:table-cell table:formula="of:=CONCATENATE(([.A33]-1)*3+1;&quot;=&gt;new Route(&quot;; [.B33] ; &quot;,&quot; ; [.C33]  ;  &quot;,BLUE),&quot; ;  ([.A33]-1)*3+2;&quot;=&gt;new Route(&quot;; [.B33] ; &quot;,&quot; ; [.C33]  ;  &quot;,YELLOW),&quot; ; ([.A33]-1)*3+3;&quot;=&gt;new Route(&quot;; [.B33] ; &quot;,&quot; ; [.C33]  ;  &quot;,RED),&quot;)" office:value-type="string" office:string-value="94=&gt;new Route(119,122,BLUE),95=&gt;new Route(119,122,YELLOW),96=&gt;new Route(119,122,RED)," calcext:value-type="string">
            <text:p>94=&gt;new Route(119,122,BLUE),95=&gt;new Route(119,122,YELLOW),96=&gt;new Route(119,12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N34]-1)+[.G34]" office:value-type="float" office:value="-46" calcext:value-type="float">
            <text:p>-46</text:p>
          </table:table-cell>
          <table:table-cell table:formula="of:=CONCATENATE(&quot;new Route(&quot;; ([.A34]-1)*3+1 ; &quot;,&quot; ; [.B34] ; &quot;,&quot; ; [.C34] ; &quot;, [new RouteSpace(&quot;; [.D34] ; &quot;,&quot; ; [.E34] ; &quot;,&quot; ; [.F34] ;  &quot;,&quot; ;[.G34] ;  &quot;)], BLUE),&quot; ; &quot;new Route(&quot;; ([.A34]-1)*3+2 ; &quot;,&quot; ; [.B34] ; &quot;,&quot; ; [.C34] ; &quot;, [new RouteSpace(&quot;; [.D34] ; &quot;,&quot; ; [.E34] ; &quot;,&quot; ; [.F34] ;  &quot;,&quot; ;[.G34] ;  &quot;)], YELLOW),&quot; ; &quot;new Route(&quot;; ([.A34]-1)*3+3 ; &quot;,&quot; ; [.B34] ; &quot;,&quot; ; [.C34] ; &quot;, [new RouteSpace(&quot;; [.D34] ; &quot;,&quot; ; [.E34] ; &quot;,&quot; ; [.F34] ;  &quot;,&quot; ;[.G34] ;  &quot;)], RED),&quot;)" office:value-type="string" office:string-value="new Route(97,120,122, [new RouteSpace(449,950,115,-46)], BLUE),new Route(98,120,122, [new RouteSpace(449,950,115,-46)], YELLOW),new Route(99,120,122, [new RouteSpace(449,950,115,-46)], RED)," calcext:value-type="string">
            <text:p>new Route(97,120,122, [new RouteSpace(449,950,115,-46)], BLUE),new Route(98,120,122, [new RouteSpace(449,950,115,-46)], YELLOW),new Route(99,120,122, [new RouteSpace(449,950,115,-46)], RED),</text:p>
          </table:table-cell>
          <table:table-cell table:formula="of:=CONCATENATE(([.A34]-1)*3+1;&quot;=&gt;new Route(&quot;; [.B34] ; &quot;,&quot; ; [.C34]  ;  &quot;,BLUE),&quot; ;  ([.A34]-1)*3+2;&quot;=&gt;new Route(&quot;; [.B34] ; &quot;,&quot; ; [.C34]  ;  &quot;,YELLOW),&quot; ; ([.A34]-1)*3+3;&quot;=&gt;new Route(&quot;; [.B34] ; &quot;,&quot; ; [.C34]  ;  &quot;,RED),&quot;)" office:value-type="string" office:string-value="97=&gt;new Route(120,122,BLUE),98=&gt;new Route(120,122,YELLOW),99=&gt;new Route(120,122,RED)," calcext:value-type="string">
            <text:p>97=&gt;new Route(120,122,BLUE),98=&gt;new Route(120,122,YELLOW),99=&gt;new Route(120,12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N35]-1)+[.G35]" office:value-type="float" office:value="0" calcext:value-type="float">
            <text:p>0</text:p>
          </table:table-cell>
          <table:table-cell table:formula="of:=CONCATENATE(&quot;new Route(&quot;; ([.A35]-1)*3+1 ; &quot;,&quot; ; [.B35] ; &quot;,&quot; ; [.C35] ; &quot;, [new RouteSpace(&quot;; [.D35] ; &quot;,&quot; ; [.E35] ; &quot;,&quot; ; [.F35] ;  &quot;,&quot; ;[.G35] ;  &quot;)], BLUE),&quot; ; &quot;new Route(&quot;; ([.A35]-1)*3+2 ; &quot;,&quot; ; [.B35] ; &quot;,&quot; ; [.C35] ; &quot;, [new RouteSpace(&quot;; [.D35] ; &quot;,&quot; ; [.E35] ; &quot;,&quot; ; [.F35] ;  &quot;,&quot; ;[.G35] ;  &quot;)], YELLOW),&quot; ; &quot;new Route(&quot;; ([.A35]-1)*3+3 ; &quot;,&quot; ; [.B35] ; &quot;,&quot; ; [.C35] ; &quot;, [new RouteSpace(&quot;; [.D35] ; &quot;,&quot; ; [.E35] ; &quot;,&quot; ; [.F35] ;  &quot;,&quot; ;[.G35] ;  &quot;)], RED),&quot;)" office:value-type="string" office:string-value="new Route(100,121,123, [new RouteSpace(355,1019,101,-90)], BLUE),new Route(101,121,123, [new RouteSpace(355,1019,101,-90)], YELLOW),new Route(102,121,123, [new RouteSpace(355,1019,101,-90)], RED)," calcext:value-type="string">
            <text:p>new Route(100,121,123, [new RouteSpace(355,1019,101,-90)], BLUE),new Route(101,121,123, [new RouteSpace(355,1019,101,-90)], YELLOW),new Route(102,121,123, [new RouteSpace(355,1019,101,-90)], RED),</text:p>
          </table:table-cell>
          <table:table-cell table:formula="of:=CONCATENATE(([.A35]-1)*3+1;&quot;=&gt;new Route(&quot;; [.B35] ; &quot;,&quot; ; [.C35]  ;  &quot;,BLUE),&quot; ;  ([.A35]-1)*3+2;&quot;=&gt;new Route(&quot;; [.B35] ; &quot;,&quot; ; [.C35]  ;  &quot;,YELLOW),&quot; ; ([.A35]-1)*3+3;&quot;=&gt;new Route(&quot;; [.B35] ; &quot;,&quot; ; [.C35]  ;  &quot;,RED),&quot;)" office:value-type="string" office:string-value="100=&gt;new Route(121,123,BLUE),101=&gt;new Route(121,123,YELLOW),102=&gt;new Route(121,123,RED)," calcext:value-type="string">
            <text:p>100=&gt;new Route(121,123,BLUE),101=&gt;new Route(121,123,YELLOW),102=&gt;new Route(121,12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N36]-1)+[.G36]" office:value-type="float" office:value="-43" calcext:value-type="float">
            <text:p>-43</text:p>
          </table:table-cell>
          <table:table-cell table:formula="of:=CONCATENATE(&quot;new Route(&quot;; ([.A36]-1)*3+1 ; &quot;,&quot; ; [.B36] ; &quot;,&quot; ; [.C36] ; &quot;, [new RouteSpace(&quot;; [.D36] ; &quot;,&quot; ; [.E36] ; &quot;,&quot; ; [.F36] ;  &quot;,&quot; ;[.G36] ;  &quot;)], BLUE),&quot; ; &quot;new Route(&quot;; ([.A36]-1)*3+2 ; &quot;,&quot; ; [.B36] ; &quot;,&quot; ; [.C36] ; &quot;, [new RouteSpace(&quot;; [.D36] ; &quot;,&quot; ; [.E36] ; &quot;,&quot; ; [.F36] ;  &quot;,&quot; ;[.G36] ;  &quot;)], YELLOW),&quot; ; &quot;new Route(&quot;; ([.A36]-1)*3+3 ; &quot;,&quot; ; [.B36] ; &quot;,&quot; ; [.C36] ; &quot;, [new RouteSpace(&quot;; [.D36] ; &quot;,&quot; ; [.E36] ; &quot;,&quot; ; [.F36] ;  &quot;,&quot; ;[.G36] ;  &quot;)], RED),&quot;)" office:value-type="string" office:string-value="new Route(103,122,123, [new RouteSpace(365,1027,85,-43)], BLUE),new Route(104,122,123, [new RouteSpace(365,1027,85,-43)], YELLOW),new Route(105,122,123, [new RouteSpace(365,1027,85,-43)], RED)," calcext:value-type="string">
            <text:p>new Route(103,122,123, [new RouteSpace(365,1027,85,-43)], BLUE),new Route(104,122,123, [new RouteSpace(365,1027,85,-43)], YELLOW),new Route(105,122,123, [new RouteSpace(365,1027,85,-43)], RED),</text:p>
          </table:table-cell>
          <table:table-cell table:formula="of:=CONCATENATE(([.A36]-1)*3+1;&quot;=&gt;new Route(&quot;; [.B36] ; &quot;,&quot; ; [.C36]  ;  &quot;,BLUE),&quot; ;  ([.A36]-1)*3+2;&quot;=&gt;new Route(&quot;; [.B36] ; &quot;,&quot; ; [.C36]  ;  &quot;,YELLOW),&quot; ; ([.A36]-1)*3+3;&quot;=&gt;new Route(&quot;; [.B36] ; &quot;,&quot; ; [.C36]  ;  &quot;,RED),&quot;)" office:value-type="string" office:string-value="103=&gt;new Route(122,123,BLUE),104=&gt;new Route(122,123,YELLOW),105=&gt;new Route(122,123,RED)," calcext:value-type="string">
            <text:p>103=&gt;new Route(122,123,BLUE),104=&gt;new Route(122,123,YELLOW),105=&gt;new Route(122,12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N37]-1)+[.G37]" office:value-type="float" office:value="165" calcext:value-type="float">
            <text:p>165</text:p>
          </table:table-cell>
          <table:table-cell table:formula="of:=CONCATENATE(&quot;new Route(&quot;; ([.A37]-1)*3+1 ; &quot;,&quot; ; [.B37] ; &quot;,&quot; ; [.C37] ; &quot;, [new RouteSpace(&quot;; [.D37] ; &quot;,&quot; ; [.E37] ; &quot;,&quot; ; [.F37] ;  &quot;,&quot; ;[.G37] ;  &quot;)], BLUE),&quot; ; &quot;new Route(&quot;; ([.A37]-1)*3+2 ; &quot;,&quot; ; [.B37] ; &quot;,&quot; ; [.C37] ; &quot;, [new RouteSpace(&quot;; [.D37] ; &quot;,&quot; ; [.E37] ; &quot;,&quot; ; [.F37] ;  &quot;,&quot; ;[.G37] ;  &quot;)], YELLOW),&quot; ; &quot;new Route(&quot;; ([.A37]-1)*3+3 ; &quot;,&quot; ; [.B37] ; &quot;,&quot; ; [.C37] ; &quot;, [new RouteSpace(&quot;; [.D37] ; &quot;,&quot; ; [.E37] ; &quot;,&quot; ; [.F37] ;  &quot;,&quot; ;[.G37] ;  &quot;)], RED),&quot;)" office:value-type="string" office:string-value="new Route(106,123,127, [new RouteSpace(355,1049,159,75)], BLUE),new Route(107,123,127, [new RouteSpace(355,1049,159,75)], YELLOW),new Route(108,123,127, [new RouteSpace(355,1049,159,75)], RED)," calcext:value-type="string">
            <text:p>new Route(106,123,127, [new RouteSpace(355,1049,159,75)], BLUE),new Route(107,123,127, [new RouteSpace(355,1049,159,75)], YELLOW),new Route(108,123,127, [new RouteSpace(355,1049,159,75)], RED),</text:p>
          </table:table-cell>
          <table:table-cell table:formula="of:=CONCATENATE(([.A37]-1)*3+1;&quot;=&gt;new Route(&quot;; [.B37] ; &quot;,&quot; ; [.C37]  ;  &quot;,BLUE),&quot; ;  ([.A37]-1)*3+2;&quot;=&gt;new Route(&quot;; [.B37] ; &quot;,&quot; ; [.C37]  ;  &quot;,YELLOW),&quot; ; ([.A37]-1)*3+3;&quot;=&gt;new Route(&quot;; [.B37] ; &quot;,&quot; ; [.C37]  ;  &quot;,RED),&quot;)" office:value-type="string" office:string-value="106=&gt;new Route(123,127,BLUE),107=&gt;new Route(123,127,YELLOW),108=&gt;new Route(123,127,RED)," calcext:value-type="string">
            <text:p>106=&gt;new Route(123,127,BLUE),107=&gt;new Route(123,127,YELLOW),108=&gt;new Route(123,12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N38]-1)+[.G38]" office:value-type="float" office:value="-61" calcext:value-type="float">
            <text:p>-61</text:p>
          </table:table-cell>
          <table:table-cell table:formula="of:=CONCATENATE(&quot;new Route(&quot;; ([.A38]-1)*3+1 ; &quot;,&quot; ; [.B38] ; &quot;,&quot; ; [.C38] ; &quot;, [new RouteSpace(&quot;; [.D38] ; &quot;,&quot; ; [.E38] ; &quot;,&quot; ; [.F38] ;  &quot;,&quot; ;[.G38] ;  &quot;)], BLUE),&quot; ; &quot;new Route(&quot;; ([.A38]-1)*3+2 ; &quot;,&quot; ; [.B38] ; &quot;,&quot; ; [.C38] ; &quot;, [new RouteSpace(&quot;; [.D38] ; &quot;,&quot; ; [.E38] ; &quot;,&quot; ; [.F38] ;  &quot;,&quot; ;[.G38] ;  &quot;)], YELLOW),&quot; ; &quot;new Route(&quot;; ([.A38]-1)*3+3 ; &quot;,&quot; ; [.B38] ; &quot;,&quot; ; [.C38] ; &quot;, [new RouteSpace(&quot;; [.D38] ; &quot;,&quot; ; [.E38] ; &quot;,&quot; ; [.F38] ;  &quot;,&quot; ;[.G38] ;  &quot;)], RED),&quot;)" office:value-type="string" office:string-value="new Route(109,124,125, [new RouteSpace(82,839,126,-61)], BLUE),new Route(110,124,125, [new RouteSpace(82,839,126,-61)], YELLOW),new Route(111,124,125, [new RouteSpace(82,839,126,-61)], RED)," calcext:value-type="string">
            <text:p>new Route(109,124,125, [new RouteSpace(82,839,126,-61)], BLUE),new Route(110,124,125, [new RouteSpace(82,839,126,-61)], YELLOW),new Route(111,124,125, [new RouteSpace(82,839,126,-61)], RED),</text:p>
          </table:table-cell>
          <table:table-cell table:formula="of:=CONCATENATE(([.A38]-1)*3+1;&quot;=&gt;new Route(&quot;; [.B38] ; &quot;,&quot; ; [.C38]  ;  &quot;,BLUE),&quot; ;  ([.A38]-1)*3+2;&quot;=&gt;new Route(&quot;; [.B38] ; &quot;,&quot; ; [.C38]  ;  &quot;,YELLOW),&quot; ; ([.A38]-1)*3+3;&quot;=&gt;new Route(&quot;; [.B38] ; &quot;,&quot; ; [.C38]  ;  &quot;,RED),&quot;)" office:value-type="string" office:string-value="109=&gt;new Route(124,125,BLUE),110=&gt;new Route(124,125,YELLOW),111=&gt;new Route(124,125,RED)," calcext:value-type="string">
            <text:p>109=&gt;new Route(124,125,BLUE),110=&gt;new Route(124,125,YELLOW),111=&gt;new Route(124,12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N39]-1)+[.G39]" office:value-type="float" office:value="4" calcext:value-type="float">
            <text:p>4</text:p>
          </table:table-cell>
          <table:table-cell table:formula="of:=CONCATENATE(&quot;new Route(&quot;; ([.A39]-1)*3+1 ; &quot;,&quot; ; [.B39] ; &quot;,&quot; ; [.C39] ; &quot;, [new RouteSpace(&quot;; [.D39] ; &quot;,&quot; ; [.E39] ; &quot;,&quot; ; [.F39] ;  &quot;,&quot; ;[.G39] ;  &quot;)], BLUE),&quot; ; &quot;new Route(&quot;; ([.A39]-1)*3+2 ; &quot;,&quot; ; [.B39] ; &quot;,&quot; ; [.C39] ; &quot;, [new RouteSpace(&quot;; [.D39] ; &quot;,&quot; ; [.E39] ; &quot;,&quot; ; [.F39] ;  &quot;,&quot; ;[.G39] ;  &quot;)], YELLOW),&quot; ; &quot;new Route(&quot;; ([.A39]-1)*3+3 ; &quot;,&quot; ; [.B39] ; &quot;,&quot; ; [.C39] ; &quot;, [new RouteSpace(&quot;; [.D39] ; &quot;,&quot; ; [.E39] ; &quot;,&quot; ; [.F39] ;  &quot;,&quot; ;[.G39] ;  &quot;)], RED),&quot;)" office:value-type="string" office:string-value="new Route(112,125,126, [new RouteSpace(65,1020,154,-86)], BLUE),new Route(113,125,126, [new RouteSpace(65,1020,154,-86)], YELLOW),new Route(114,125,126, [new RouteSpace(65,1020,154,-86)], RED)," calcext:value-type="string">
            <text:p>new Route(112,125,126, [new RouteSpace(65,1020,154,-86)], BLUE),new Route(113,125,126, [new RouteSpace(65,1020,154,-86)], YELLOW),new Route(114,125,126, [new RouteSpace(65,1020,154,-86)], RED),</text:p>
          </table:table-cell>
          <table:table-cell table:formula="of:=CONCATENATE(([.A39]-1)*3+1;&quot;=&gt;new Route(&quot;; [.B39] ; &quot;,&quot; ; [.C39]  ;  &quot;,BLUE),&quot; ;  ([.A39]-1)*3+2;&quot;=&gt;new Route(&quot;; [.B39] ; &quot;,&quot; ; [.C39]  ;  &quot;,YELLOW),&quot; ; ([.A39]-1)*3+3;&quot;=&gt;new Route(&quot;; [.B39] ; &quot;,&quot; ; [.C39]  ;  &quot;,RED),&quot;)" office:value-type="string" office:string-value="112=&gt;new Route(125,126,BLUE),113=&gt;new Route(125,126,YELLOW),114=&gt;new Route(125,126,RED)," calcext:value-type="string">
            <text:p>112=&gt;new Route(125,126,BLUE),113=&gt;new Route(125,126,YELLOW),114=&gt;new Route(125,126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N40]-1)+[.G40]" office:value-type="float" office:value="113" calcext:value-type="float">
            <text:p>113</text:p>
          </table:table-cell>
          <table:table-cell table:formula="of:=CONCATENATE(&quot;new Route(&quot;; ([.A40]-1)*3+1 ; &quot;,&quot; ; [.B40] ; &quot;,&quot; ; [.C40] ; &quot;, [new RouteSpace(&quot;; [.D40] ; &quot;,&quot; ; [.E40] ; &quot;,&quot; ; [.F40] ;  &quot;,&quot; ;[.G40] ;  &quot;)], BLUE),&quot; ; &quot;new Route(&quot;; ([.A40]-1)*3+2 ; &quot;,&quot; ; [.B40] ; &quot;,&quot; ; [.C40] ; &quot;, [new RouteSpace(&quot;; [.D40] ; &quot;,&quot; ; [.E40] ; &quot;,&quot; ; [.F40] ;  &quot;,&quot; ;[.G40] ;  &quot;)], YELLOW),&quot; ; &quot;new Route(&quot;; ([.A40]-1)*3+3 ; &quot;,&quot; ; [.B40] ; &quot;,&quot; ; [.C40] ; &quot;, [new RouteSpace(&quot;; [.D40] ; &quot;,&quot; ; [.E40] ; &quot;,&quot; ; [.F40] ;  &quot;,&quot; ;[.G40] ;  &quot;)], RED),&quot;)" office:value-type="string" office:string-value="new Route(115,127,128, [new RouteSpace(412,1227,157,23)], BLUE),new Route(116,127,128, [new RouteSpace(412,1227,157,23)], YELLOW),new Route(117,127,128, [new RouteSpace(412,1227,157,23)], RED)," calcext:value-type="string">
            <text:p>new Route(115,127,128, [new RouteSpace(412,1227,157,23)], BLUE),new Route(116,127,128, [new RouteSpace(412,1227,157,23)], YELLOW),new Route(117,127,128, [new RouteSpace(412,1227,157,23)], RED),</text:p>
          </table:table-cell>
          <table:table-cell table:formula="of:=CONCATENATE(([.A40]-1)*3+1;&quot;=&gt;new Route(&quot;; [.B40] ; &quot;,&quot; ; [.C40]  ;  &quot;,BLUE),&quot; ;  ([.A40]-1)*3+2;&quot;=&gt;new Route(&quot;; [.B40] ; &quot;,&quot; ; [.C40]  ;  &quot;,YELLOW),&quot; ; ([.A40]-1)*3+3;&quot;=&gt;new Route(&quot;; [.B40] ; &quot;,&quot; ; [.C40]  ;  &quot;,RED),&quot;)" office:value-type="string" office:string-value="115=&gt;new Route(127,128,BLUE),116=&gt;new Route(127,128,YELLOW),117=&gt;new Route(127,128,RED)," calcext:value-type="string">
            <text:p>115=&gt;new Route(127,128,BLUE),116=&gt;new Route(127,128,YELLOW),117=&gt;new Route(127,12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N41]-1)+[.G41]" office:value-type="float" office:value="-78" calcext:value-type="float">
            <text:p>-78</text:p>
          </table:table-cell>
          <table:table-cell table:formula="of:=CONCATENATE(&quot;new Route(&quot;; ([.A41]-1)*3+1 ; &quot;,&quot; ; [.B41] ; &quot;,&quot; ; [.C41] ; &quot;, [new RouteSpace(&quot;; [.D41] ; &quot;,&quot; ; [.E41] ; &quot;,&quot; ; [.F41] ;  &quot;,&quot; ;[.G41] ;  &quot;)], BLUE),&quot; ; &quot;new Route(&quot;; ([.A41]-1)*3+2 ; &quot;,&quot; ; [.B41] ; &quot;,&quot; ; [.C41] ; &quot;, [new RouteSpace(&quot;; [.D41] ; &quot;,&quot; ; [.E41] ; &quot;,&quot; ; [.F41] ;  &quot;,&quot; ;[.G41] ;  &quot;)], YELLOW),&quot; ; &quot;new Route(&quot;; ([.A41]-1)*3+3 ; &quot;,&quot; ; [.B41] ; &quot;,&quot; ; [.C41] ; &quot;, [new RouteSpace(&quot;; [.D41] ; &quot;,&quot; ; [.E41] ; &quot;,&quot; ; [.F41] ;  &quot;,&quot; ;[.G41] ;  &quot;)], RED),&quot;)" office:value-type="string" office:string-value="new Route(118,130,131, [new RouteSpace(711,228,108,-78)], BLUE),new Route(119,130,131, [new RouteSpace(711,228,108,-78)], YELLOW),new Route(120,130,131, [new RouteSpace(711,228,108,-78)], RED)," calcext:value-type="string">
            <text:p>new Route(118,130,131, [new RouteSpace(711,228,108,-78)], BLUE),new Route(119,130,131, [new RouteSpace(711,228,108,-78)], YELLOW),new Route(120,130,131, [new RouteSpace(711,228,108,-78)], RED),</text:p>
          </table:table-cell>
          <table:table-cell table:formula="of:=CONCATENATE(([.A41]-1)*3+1;&quot;=&gt;new Route(&quot;; [.B41] ; &quot;,&quot; ; [.C41]  ;  &quot;,BLUE),&quot; ;  ([.A41]-1)*3+2;&quot;=&gt;new Route(&quot;; [.B41] ; &quot;,&quot; ; [.C41]  ;  &quot;,YELLOW),&quot; ; ([.A41]-1)*3+3;&quot;=&gt;new Route(&quot;; [.B41] ; &quot;,&quot; ; [.C41]  ;  &quot;,RED),&quot;)" office:value-type="string" office:string-value="118=&gt;new Route(130,131,BLUE),119=&gt;new Route(130,131,YELLOW),120=&gt;new Route(130,131,RED)," calcext:value-type="string">
            <text:p>118=&gt;new Route(130,131,BLUE),119=&gt;new Route(130,131,YELLOW),120=&gt;new Route(130,13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N42]-1)+[.G42]" office:value-type="float" office:value="79" calcext:value-type="float">
            <text:p>79</text:p>
          </table:table-cell>
          <table:table-cell table:formula="of:=CONCATENATE(&quot;new Route(&quot;; ([.A42]-1)*3+1 ; &quot;,&quot; ; [.B42] ; &quot;,&quot; ; [.C42] ; &quot;, [new RouteSpace(&quot;; [.D42] ; &quot;,&quot; ; [.E42] ; &quot;,&quot; ; [.F42] ;  &quot;,&quot; ;[.G42] ;  &quot;)], BLUE),&quot; ; &quot;new Route(&quot;; ([.A42]-1)*3+2 ; &quot;,&quot; ; [.B42] ; &quot;,&quot; ; [.C42] ; &quot;, [new RouteSpace(&quot;; [.D42] ; &quot;,&quot; ; [.E42] ; &quot;,&quot; ; [.F42] ;  &quot;,&quot; ;[.G42] ;  &quot;)], YELLOW),&quot; ; &quot;new Route(&quot;; ([.A42]-1)*3+3 ; &quot;,&quot; ; [.B42] ; &quot;,&quot; ; [.C42] ; &quot;, [new RouteSpace(&quot;; [.D42] ; &quot;,&quot; ; [.E42] ; &quot;,&quot; ; [.F42] ;  &quot;,&quot; ;[.G42] ;  &quot;)], RED),&quot;)" office:value-type="string" office:string-value="new Route(121,133,134, [new RouteSpace(775,397,95,-11)], BLUE),new Route(122,133,134, [new RouteSpace(775,397,95,-11)], YELLOW),new Route(123,133,134, [new RouteSpace(775,397,95,-11)], RED)," calcext:value-type="string">
            <text:p>new Route(121,133,134, [new RouteSpace(775,397,95,-11)], BLUE),new Route(122,133,134, [new RouteSpace(775,397,95,-11)], YELLOW),new Route(123,133,134, [new RouteSpace(775,397,95,-11)], RED),</text:p>
          </table:table-cell>
          <table:table-cell table:formula="of:=CONCATENATE(([.A42]-1)*3+1;&quot;=&gt;new Route(&quot;; [.B42] ; &quot;,&quot; ; [.C42]  ;  &quot;,BLUE),&quot; ;  ([.A42]-1)*3+2;&quot;=&gt;new Route(&quot;; [.B42] ; &quot;,&quot; ; [.C42]  ;  &quot;,YELLOW),&quot; ; ([.A42]-1)*3+3;&quot;=&gt;new Route(&quot;; [.B42] ; &quot;,&quot; ; [.C42]  ;  &quot;,RED),&quot;)" office:value-type="string" office:string-value="121=&gt;new Route(133,134,BLUE),122=&gt;new Route(133,134,YELLOW),123=&gt;new Route(133,134,RED)," calcext:value-type="string">
            <text:p>121=&gt;new Route(133,134,BLUE),122=&gt;new Route(133,134,YELLOW),123=&gt;new Route(133,134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N43]-1)+[.G43]" office:value-type="float" office:value="152" calcext:value-type="float">
            <text:p>152</text:p>
          </table:table-cell>
          <table:table-cell table:formula="of:=CONCATENATE(&quot;new Route(&quot;; ([.A43]-1)*3+1 ; &quot;,&quot; ; [.B43] ; &quot;,&quot; ; [.C43] ; &quot;, [new RouteSpace(&quot;; [.D43] ; &quot;,&quot; ; [.E43] ; &quot;,&quot; ; [.F43] ;  &quot;,&quot; ;[.G43] ;  &quot;)], BLUE),&quot; ; &quot;new Route(&quot;; ([.A43]-1)*3+2 ; &quot;,&quot; ; [.B43] ; &quot;,&quot; ; [.C43] ; &quot;, [new RouteSpace(&quot;; [.D43] ; &quot;,&quot; ; [.E43] ; &quot;,&quot; ; [.F43] ;  &quot;,&quot; ;[.G43] ;  &quot;)], YELLOW),&quot; ; &quot;new Route(&quot;; ([.A43]-1)*3+3 ; &quot;,&quot; ; [.B43] ; &quot;,&quot; ; [.C43] ; &quot;, [new RouteSpace(&quot;; [.D43] ; &quot;,&quot; ; [.E43] ; &quot;,&quot; ; [.F43] ;  &quot;,&quot; ;[.G43] ;  &quot;)], RED),&quot;)" office:value-type="string" office:string-value="new Route(124,133,137, [new RouteSpace(891,393,44,62)], BLUE),new Route(125,133,137, [new RouteSpace(891,393,44,62)], YELLOW),new Route(126,133,137, [new RouteSpace(891,393,44,62)], RED)," calcext:value-type="string">
            <text:p>new Route(124,133,137, [new RouteSpace(891,393,44,62)], BLUE),new Route(125,133,137, [new RouteSpace(891,393,44,62)], YELLOW),new Route(126,133,137, [new RouteSpace(891,393,44,62)], RED),</text:p>
          </table:table-cell>
          <table:table-cell table:formula="of:=CONCATENATE(([.A43]-1)*3+1;&quot;=&gt;new Route(&quot;; [.B43] ; &quot;,&quot; ; [.C43]  ;  &quot;,BLUE),&quot; ;  ([.A43]-1)*3+2;&quot;=&gt;new Route(&quot;; [.B43] ; &quot;,&quot; ; [.C43]  ;  &quot;,YELLOW),&quot; ; ([.A43]-1)*3+3;&quot;=&gt;new Route(&quot;; [.B43] ; &quot;,&quot; ; [.C43]  ;  &quot;,RED),&quot;)" office:value-type="string" office:string-value="124=&gt;new Route(133,137,BLUE),125=&gt;new Route(133,137,YELLOW),126=&gt;new Route(133,137,RED)," calcext:value-type="string">
            <text:p>124=&gt;new Route(133,137,BLUE),125=&gt;new Route(133,137,YELLOW),126=&gt;new Route(133,13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N44]-1)+[.G44]" office:value-type="float" office:value="35" calcext:value-type="float">
            <text:p>35</text:p>
          </table:table-cell>
          <table:table-cell table:formula="of:=CONCATENATE(&quot;new Route(&quot;; ([.A44]-1)*3+1 ; &quot;,&quot; ; [.B44] ; &quot;,&quot; ; [.C44] ; &quot;, [new RouteSpace(&quot;; [.D44] ; &quot;,&quot; ; [.E44] ; &quot;,&quot; ; [.F44] ;  &quot;,&quot; ;[.G44] ;  &quot;)], BLUE),&quot; ; &quot;new Route(&quot;; ([.A44]-1)*3+2 ; &quot;,&quot; ; [.B44] ; &quot;,&quot; ; [.C44] ; &quot;, [new RouteSpace(&quot;; [.D44] ; &quot;,&quot; ; [.E44] ; &quot;,&quot; ; [.F44] ;  &quot;,&quot; ;[.G44] ;  &quot;)], YELLOW),&quot; ; &quot;new Route(&quot;; ([.A44]-1)*3+3 ; &quot;,&quot; ; [.B44] ; &quot;,&quot; ; [.C44] ; &quot;, [new RouteSpace(&quot;; [.D44] ; &quot;,&quot; ; [.E44] ; &quot;,&quot; ; [.F44] ;  &quot;,&quot; ;[.G44] ;  &quot;)], RED),&quot;)" office:value-type="string" office:string-value="new Route(127,133,149, [new RouteSpace(898,384,87,35)], BLUE),new Route(128,133,149, [new RouteSpace(898,384,87,35)], YELLOW),new Route(129,133,149, [new RouteSpace(898,384,87,35)], RED)," calcext:value-type="string">
            <text:p>new Route(127,133,149, [new RouteSpace(898,384,87,35)], BLUE),new Route(128,133,149, [new RouteSpace(898,384,87,35)], YELLOW),new Route(129,133,149, [new RouteSpace(898,384,87,35)], RED),</text:p>
          </table:table-cell>
          <table:table-cell table:formula="of:=CONCATENATE(([.A44]-1)*3+1;&quot;=&gt;new Route(&quot;; [.B44] ; &quot;,&quot; ; [.C44]  ;  &quot;,BLUE),&quot; ;  ([.A44]-1)*3+2;&quot;=&gt;new Route(&quot;; [.B44] ; &quot;,&quot; ; [.C44]  ;  &quot;,YELLOW),&quot; ; ([.A44]-1)*3+3;&quot;=&gt;new Route(&quot;; [.B44] ; &quot;,&quot; ; [.C44]  ;  &quot;,RED),&quot;)" office:value-type="string" office:string-value="127=&gt;new Route(133,149,BLUE),128=&gt;new Route(133,149,YELLOW),129=&gt;new Route(133,149,RED)," calcext:value-type="string">
            <text:p>127=&gt;new Route(133,149,BLUE),128=&gt;new Route(133,149,YELLOW),129=&gt;new Route(133,14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N45]-1)+[.G45]" office:value-type="float" office:value="61" calcext:value-type="float">
            <text:p>61</text:p>
          </table:table-cell>
          <table:table-cell table:formula="of:=CONCATENATE(&quot;new Route(&quot;; ([.A45]-1)*3+1 ; &quot;,&quot; ; [.B45] ; &quot;,&quot; ; [.C45] ; &quot;, [new RouteSpace(&quot;; [.D45] ; &quot;,&quot; ; [.E45] ; &quot;,&quot; ; [.F45] ;  &quot;,&quot; ;[.G45] ;  &quot;)], BLUE),&quot; ; &quot;new Route(&quot;; ([.A45]-1)*3+2 ; &quot;,&quot; ; [.B45] ; &quot;,&quot; ; [.C45] ; &quot;, [new RouteSpace(&quot;; [.D45] ; &quot;,&quot; ; [.E45] ; &quot;,&quot; ; [.F45] ;  &quot;,&quot; ;[.G45] ;  &quot;)], YELLOW),&quot; ; &quot;new Route(&quot;; ([.A45]-1)*3+3 ; &quot;,&quot; ; [.B45] ; &quot;,&quot; ; [.C45] ; &quot;, [new RouteSpace(&quot;; [.D45] ; &quot;,&quot; ; [.E45] ; &quot;,&quot; ; [.F45] ;  &quot;,&quot; ;[.G45] ;  &quot;)], RED),&quot;)" office:value-type="string" office:string-value="new Route(130,134,136, [new RouteSpace(769,410,105,61)], BLUE),new Route(131,134,136, [new RouteSpace(769,410,105,61)], YELLOW),new Route(132,134,136, [new RouteSpace(769,410,105,61)], RED)," calcext:value-type="string">
            <text:p>new Route(130,134,136, [new RouteSpace(769,410,105,61)], BLUE),new Route(131,134,136, [new RouteSpace(769,410,105,61)], YELLOW),new Route(132,134,136, [new RouteSpace(769,410,105,61)], RED),</text:p>
          </table:table-cell>
          <table:table-cell table:formula="of:=CONCATENATE(([.A45]-1)*3+1;&quot;=&gt;new Route(&quot;; [.B45] ; &quot;,&quot; ; [.C45]  ;  &quot;,BLUE),&quot; ;  ([.A45]-1)*3+2;&quot;=&gt;new Route(&quot;; [.B45] ; &quot;,&quot; ; [.C45]  ;  &quot;,YELLOW),&quot; ; ([.A45]-1)*3+3;&quot;=&gt;new Route(&quot;; [.B45] ; &quot;,&quot; ; [.C45]  ;  &quot;,RED),&quot;)" office:value-type="string" office:string-value="130=&gt;new Route(134,136,BLUE),131=&gt;new Route(134,136,YELLOW),132=&gt;new Route(134,136,RED)," calcext:value-type="string">
            <text:p>130=&gt;new Route(134,136,BLUE),131=&gt;new Route(134,136,YELLOW),132=&gt;new Route(134,13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N46]-1)+[.G46]" office:value-type="float" office:value="16" calcext:value-type="float">
            <text:p>16</text:p>
          </table:table-cell>
          <table:table-cell table:formula="of:=CONCATENATE(&quot;new Route(&quot;; ([.A46]-1)*3+1 ; &quot;,&quot; ; [.B46] ; &quot;,&quot; ; [.C46] ; &quot;, [new RouteSpace(&quot;; [.D46] ; &quot;,&quot; ; [.E46] ; &quot;,&quot; ; [.F46] ;  &quot;,&quot; ;[.G46] ;  &quot;)], BLUE),&quot; ; &quot;new Route(&quot;; ([.A46]-1)*3+2 ; &quot;,&quot; ; [.B46] ; &quot;,&quot; ; [.C46] ; &quot;, [new RouteSpace(&quot;; [.D46] ; &quot;,&quot; ; [.E46] ; &quot;,&quot; ; [.F46] ;  &quot;,&quot; ;[.G46] ;  &quot;)], YELLOW),&quot; ; &quot;new Route(&quot;; ([.A46]-1)*3+3 ; &quot;,&quot; ; [.B46] ; &quot;,&quot; ; [.C46] ; &quot;, [new RouteSpace(&quot;; [.D46] ; &quot;,&quot; ; [.E46] ; &quot;,&quot; ; [.F46] ;  &quot;,&quot; ;[.G46] ;  &quot;)], RED),&quot;)" office:value-type="string" office:string-value="new Route(133,134,137, [new RouteSpace(776,402,131,16)], BLUE),new Route(134,134,137, [new RouteSpace(776,402,131,16)], YELLOW),new Route(135,134,137, [new RouteSpace(776,402,131,16)], RED)," calcext:value-type="string">
            <text:p>new Route(133,134,137, [new RouteSpace(776,402,131,16)], BLUE),new Route(134,134,137, [new RouteSpace(776,402,131,16)], YELLOW),new Route(135,134,137, [new RouteSpace(776,402,131,16)], RED),</text:p>
          </table:table-cell>
          <table:table-cell table:formula="of:=CONCATENATE(([.A46]-1)*3+1;&quot;=&gt;new Route(&quot;; [.B46] ; &quot;,&quot; ; [.C46]  ;  &quot;,BLUE),&quot; ;  ([.A46]-1)*3+2;&quot;=&gt;new Route(&quot;; [.B46] ; &quot;,&quot; ; [.C46]  ;  &quot;,YELLOW),&quot; ; ([.A46]-1)*3+3;&quot;=&gt;new Route(&quot;; [.B46] ; &quot;,&quot; ; [.C46]  ;  &quot;,RED),&quot;)" office:value-type="string" office:string-value="133=&gt;new Route(134,137,BLUE),134=&gt;new Route(134,137,YELLOW),135=&gt;new Route(134,137,RED)," calcext:value-type="string">
            <text:p>133=&gt;new Route(134,137,BLUE),134=&gt;new Route(134,137,YELLOW),135=&gt;new Route(134,13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N47]-1)+[.G47]" office:value-type="float" office:value="-66" calcext:value-type="float">
            <text:p>-66</text:p>
          </table:table-cell>
          <table:table-cell table:formula="of:=CONCATENATE(&quot;new Route(&quot;; ([.A47]-1)*3+1 ; &quot;,&quot; ; [.B47] ; &quot;,&quot; ; [.C47] ; &quot;, [new RouteSpace(&quot;; [.D47] ; &quot;,&quot; ; [.E47] ; &quot;,&quot; ; [.F47] ;  &quot;,&quot; ;[.G47] ;  &quot;)], BLUE),&quot; ; &quot;new Route(&quot;; ([.A47]-1)*3+2 ; &quot;,&quot; ; [.B47] ; &quot;,&quot; ; [.C47] ; &quot;, [new RouteSpace(&quot;; [.D47] ; &quot;,&quot; ; [.E47] ; &quot;,&quot; ; [.F47] ;  &quot;,&quot; ;[.G47] ;  &quot;)], YELLOW),&quot; ; &quot;new Route(&quot;; ([.A47]-1)*3+3 ; &quot;,&quot; ; [.B47] ; &quot;,&quot; ; [.C47] ; &quot;, [new RouteSpace(&quot;; [.D47] ; &quot;,&quot; ; [.E47] ; &quot;,&quot; ; [.F47] ;  &quot;,&quot; ;[.G47] ;  &quot;)], RED),&quot;)" office:value-type="string" office:string-value="new Route(136,134,138, [new RouteSpace(701,533,133,-66)], BLUE),new Route(137,134,138, [new RouteSpace(701,533,133,-66)], YELLOW),new Route(138,134,138, [new RouteSpace(701,533,133,-66)], RED)," calcext:value-type="string">
            <text:p>new Route(136,134,138, [new RouteSpace(701,533,133,-66)], BLUE),new Route(137,134,138, [new RouteSpace(701,533,133,-66)], YELLOW),new Route(138,134,138, [new RouteSpace(701,533,133,-66)], RED),</text:p>
          </table:table-cell>
          <table:table-cell table:formula="of:=CONCATENATE(([.A47]-1)*3+1;&quot;=&gt;new Route(&quot;; [.B47] ; &quot;,&quot; ; [.C47]  ;  &quot;,BLUE),&quot; ;  ([.A47]-1)*3+2;&quot;=&gt;new Route(&quot;; [.B47] ; &quot;,&quot; ; [.C47]  ;  &quot;,YELLOW),&quot; ; ([.A47]-1)*3+3;&quot;=&gt;new Route(&quot;; [.B47] ; &quot;,&quot; ; [.C47]  ;  &quot;,RED),&quot;)" office:value-type="string" office:string-value="136=&gt;new Route(134,138,BLUE),137=&gt;new Route(134,138,YELLOW),138=&gt;new Route(134,138,RED)," calcext:value-type="string">
            <text:p>136=&gt;new Route(134,138,BLUE),137=&gt;new Route(134,138,YELLOW),138=&gt;new Route(134,13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table:formula="of:=90*([.N48]-1)+[.G48]" office:value-type="float" office:value="129" calcext:value-type="float">
            <text:p>129</text:p>
          </table:table-cell>
          <table:table-cell table:formula="of:=CONCATENATE(&quot;new Route(&quot;; ([.A48]-1)*3+1 ; &quot;,&quot; ; [.B48] ; &quot;,&quot; ; [.C48] ; &quot;, [new RouteSpace(&quot;; [.D48] ; &quot;,&quot; ; [.E48] ; &quot;,&quot; ; [.F48] ;  &quot;,&quot; ;[.G48] ;  &quot;)], BLUE),&quot; ; &quot;new Route(&quot;; ([.A48]-1)*3+2 ; &quot;,&quot; ; [.B48] ; &quot;,&quot; ; [.C48] ; &quot;, [new RouteSpace(&quot;; [.D48] ; &quot;,&quot; ; [.E48] ; &quot;,&quot; ; [.F48] ;  &quot;,&quot; ;[.G48] ;  &quot;)], YELLOW),&quot; ; &quot;new Route(&quot;; ([.A48]-1)*3+3 ; &quot;,&quot; ; [.B48] ; &quot;,&quot; ; [.C48] ; &quot;, [new RouteSpace(&quot;; [.D48] ; &quot;,&quot; ; [.E48] ; &quot;,&quot; ; [.F48] ;  &quot;,&quot; ;[.G48] ;  &quot;)], RED),&quot;)" office:value-type="string" office:string-value="new Route(139,136,139, [new RouteSpace(838,527,105,39)], BLUE),new Route(140,136,139, [new RouteSpace(838,527,105,39)], YELLOW),new Route(141,136,139, [new RouteSpace(838,527,105,39)], RED)," calcext:value-type="string">
            <text:p>new Route(139,136,139, [new RouteSpace(838,527,105,39)], BLUE),new Route(140,136,139, [new RouteSpace(838,527,105,39)], YELLOW),new Route(141,136,139, [new RouteSpace(838,527,105,39)], RED),</text:p>
          </table:table-cell>
          <table:table-cell table:formula="of:=CONCATENATE(([.A48]-1)*3+1;&quot;=&gt;new Route(&quot;; [.B48] ; &quot;,&quot; ; [.C48]  ;  &quot;,BLUE),&quot; ;  ([.A48]-1)*3+2;&quot;=&gt;new Route(&quot;; [.B48] ; &quot;,&quot; ; [.C48]  ;  &quot;,YELLOW),&quot; ; ([.A48]-1)*3+3;&quot;=&gt;new Route(&quot;; [.B48] ; &quot;,&quot; ; [.C48]  ;  &quot;,RED),&quot;)" office:value-type="string" office:string-value="139=&gt;new Route(136,139,BLUE),140=&gt;new Route(136,139,YELLOW),141=&gt;new Route(136,139,RED)," calcext:value-type="string">
            <text:p>139=&gt;new Route(136,139,BLUE),140=&gt;new Route(136,139,YELLOW),141=&gt;new Route(136,13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N49]-1)+[.G49]" office:value-type="float" office:value="-81" calcext:value-type="float">
            <text:p>-81</text:p>
          </table:table-cell>
          <table:table-cell table:formula="of:=CONCATENATE(&quot;new Route(&quot;; ([.A49]-1)*3+1 ; &quot;,&quot; ; [.B49] ; &quot;,&quot; ; [.C49] ; &quot;, [new RouteSpace(&quot;; [.D49] ; &quot;,&quot; ; [.E49] ; &quot;,&quot; ; [.F49] ;  &quot;,&quot; ;[.G49] ;  &quot;)], BLUE),&quot; ; &quot;new Route(&quot;; ([.A49]-1)*3+2 ; &quot;,&quot; ; [.B49] ; &quot;,&quot; ; [.C49] ; &quot;, [new RouteSpace(&quot;; [.D49] ; &quot;,&quot; ; [.E49] ; &quot;,&quot; ; [.F49] ;  &quot;,&quot; ;[.G49] ;  &quot;)], YELLOW),&quot; ; &quot;new Route(&quot;; ([.A49]-1)*3+3 ; &quot;,&quot; ; [.B49] ; &quot;,&quot; ; [.C49] ; &quot;, [new RouteSpace(&quot;; [.D49] ; &quot;,&quot; ; [.E49] ; &quot;,&quot; ; [.F49] ;  &quot;,&quot; ;[.G49] ;  &quot;)], RED),&quot;)" office:value-type="string" office:string-value="new Route(142,136,142, [new RouteSpace(800,688,159,-81)], BLUE),new Route(143,136,142, [new RouteSpace(800,688,159,-81)], YELLOW),new Route(144,136,142, [new RouteSpace(800,688,159,-81)], RED)," calcext:value-type="string">
            <text:p>new Route(142,136,142, [new RouteSpace(800,688,159,-81)], BLUE),new Route(143,136,142, [new RouteSpace(800,688,159,-81)], YELLOW),new Route(144,136,142, [new RouteSpace(800,688,159,-81)], RED),</text:p>
          </table:table-cell>
          <table:table-cell table:formula="of:=CONCATENATE(([.A49]-1)*3+1;&quot;=&gt;new Route(&quot;; [.B49] ; &quot;,&quot; ; [.C49]  ;  &quot;,BLUE),&quot; ;  ([.A49]-1)*3+2;&quot;=&gt;new Route(&quot;; [.B49] ; &quot;,&quot; ; [.C49]  ;  &quot;,YELLOW),&quot; ; ([.A49]-1)*3+3;&quot;=&gt;new Route(&quot;; [.B49] ; &quot;,&quot; ; [.C49]  ;  &quot;,RED),&quot;)" office:value-type="string" office:string-value="142=&gt;new Route(136,142,BLUE),143=&gt;new Route(136,142,YELLOW),144=&gt;new Route(136,142,RED)," calcext:value-type="string">
            <text:p>142=&gt;new Route(136,142,BLUE),143=&gt;new Route(136,142,YELLOW),144=&gt;new Route(136,14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N50]-1)+[.G50]" office:value-type="float" office:value="56" calcext:value-type="float">
            <text:p>56</text:p>
          </table:table-cell>
          <table:table-cell table:formula="of:=CONCATENATE(&quot;new Route(&quot;; ([.A50]-1)*3+1 ; &quot;,&quot; ; [.B50] ; &quot;,&quot; ; [.C50] ; &quot;, [new RouteSpace(&quot;; [.D50] ; &quot;,&quot; ; [.E50] ; &quot;,&quot; ; [.F50] ;  &quot;,&quot; ;[.G50] ;  &quot;)], BLUE),&quot; ; &quot;new Route(&quot;; ([.A50]-1)*3+2 ; &quot;,&quot; ; [.B50] ; &quot;,&quot; ; [.C50] ; &quot;, [new RouteSpace(&quot;; [.D50] ; &quot;,&quot; ; [.E50] ; &quot;,&quot; ; [.F50] ;  &quot;,&quot; ;[.G50] ;  &quot;)], YELLOW),&quot; ; &quot;new Route(&quot;; ([.A50]-1)*3+3 ; &quot;,&quot; ; [.B50] ; &quot;,&quot; ; [.C50] ; &quot;, [new RouteSpace(&quot;; [.D50] ; &quot;,&quot; ; [.E50] ; &quot;,&quot; ; [.F50] ;  &quot;,&quot; ;[.G50] ;  &quot;)], RED),&quot;)" office:value-type="string" office:string-value="new Route(145,136,137, [new RouteSpace(838,505,84,-34)], BLUE),new Route(146,136,137, [new RouteSpace(838,505,84,-34)], YELLOW),new Route(147,136,137, [new RouteSpace(838,505,84,-34)], RED)," calcext:value-type="string">
            <text:p>new Route(145,136,137, [new RouteSpace(838,505,84,-34)], BLUE),new Route(146,136,137, [new RouteSpace(838,505,84,-34)], YELLOW),new Route(147,136,137, [new RouteSpace(838,505,84,-34)], RED),</text:p>
          </table:table-cell>
          <table:table-cell table:formula="of:=CONCATENATE(([.A50]-1)*3+1;&quot;=&gt;new Route(&quot;; [.B50] ; &quot;,&quot; ; [.C50]  ;  &quot;,BLUE),&quot; ;  ([.A50]-1)*3+2;&quot;=&gt;new Route(&quot;; [.B50] ; &quot;,&quot; ; [.C50]  ;  &quot;,YELLOW),&quot; ; ([.A50]-1)*3+3;&quot;=&gt;new Route(&quot;; [.B50] ; &quot;,&quot; ; [.C50]  ;  &quot;,RED),&quot;)" office:value-type="string" office:string-value="145=&gt;new Route(136,137,BLUE),146=&gt;new Route(136,137,YELLOW),147=&gt;new Route(136,137,RED)," calcext:value-type="string">
            <text:p>145=&gt;new Route(136,137,BLUE),146=&gt;new Route(136,137,YELLOW),147=&gt;new Route(136,13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N51]-1)+[.G51]" office:value-type="float" office:value="331" calcext:value-type="float">
            <text:p>331</text:p>
          </table:table-cell>
          <table:table-cell table:formula="of:=CONCATENATE(&quot;new Route(&quot;; ([.A51]-1)*3+1 ; &quot;,&quot; ; [.B51] ; &quot;,&quot; ; [.C51] ; &quot;, [new RouteSpace(&quot;; [.D51] ; &quot;,&quot; ; [.E51] ; &quot;,&quot; ; [.F51] ;  &quot;,&quot; ;[.G51] ;  &quot;)], BLUE),&quot; ; &quot;new Route(&quot;; ([.A51]-1)*3+2 ; &quot;,&quot; ; [.B51] ; &quot;,&quot; ; [.C51] ; &quot;, [new RouteSpace(&quot;; [.D51] ; &quot;,&quot; ; [.E51] ; &quot;,&quot; ; [.F51] ;  &quot;,&quot; ;[.G51] ;  &quot;)], YELLOW),&quot; ; &quot;new Route(&quot;; ([.A51]-1)*3+3 ; &quot;,&quot; ; [.B51] ; &quot;,&quot; ; [.C51] ; &quot;, [new RouteSpace(&quot;; [.D51] ; &quot;,&quot; ; [.E51] ; &quot;,&quot; ; [.F51] ;  &quot;,&quot; ;[.G51] ;  &quot;)], RED),&quot;)" office:value-type="string" office:string-value="new Route(148,137,140, [new RouteSpace(930,457,135,61)], BLUE),new Route(149,137,140, [new RouteSpace(930,457,135,61)], YELLOW),new Route(150,137,140, [new RouteSpace(930,457,135,61)], RED)," calcext:value-type="string">
            <text:p>new Route(148,137,140, [new RouteSpace(930,457,135,61)], BLUE),new Route(149,137,140, [new RouteSpace(930,457,135,61)], YELLOW),new Route(150,137,140, [new RouteSpace(930,457,135,61)], RED),</text:p>
          </table:table-cell>
          <table:table-cell table:formula="of:=CONCATENATE(([.A51]-1)*3+1;&quot;=&gt;new Route(&quot;; [.B51] ; &quot;,&quot; ; [.C51]  ;  &quot;,BLUE),&quot; ;  ([.A51]-1)*3+2;&quot;=&gt;new Route(&quot;; [.B51] ; &quot;,&quot; ; [.C51]  ;  &quot;,YELLOW),&quot; ; ([.A51]-1)*3+3;&quot;=&gt;new Route(&quot;; [.B51] ; &quot;,&quot; ; [.C51]  ;  &quot;,RED),&quot;)" office:value-type="string" office:string-value="148=&gt;new Route(137,140,BLUE),149=&gt;new Route(137,140,YELLOW),150=&gt;new Route(137,140,RED)," calcext:value-type="string">
            <text:p>148=&gt;new Route(137,140,BLUE),149=&gt;new Route(137,140,YELLOW),150=&gt;new Route(137,14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N52]-1)+[.G52]" office:value-type="float" office:value="-88" calcext:value-type="float">
            <text:p>-88</text:p>
          </table:table-cell>
          <table:table-cell table:formula="of:=CONCATENATE(&quot;new Route(&quot;; ([.A52]-1)*3+1 ; &quot;,&quot; ; [.B52] ; &quot;,&quot; ; [.C52] ; &quot;, [new RouteSpace(&quot;; [.D52] ; &quot;,&quot; ; [.E52] ; &quot;,&quot; ; [.F52] ;  &quot;,&quot; ;[.G52] ;  &quot;)], BLUE),&quot; ; &quot;new Route(&quot;; ([.A52]-1)*3+2 ; &quot;,&quot; ; [.B52] ; &quot;,&quot; ; [.C52] ; &quot;, [new RouteSpace(&quot;; [.D52] ; &quot;,&quot; ; [.E52] ; &quot;,&quot; ; [.F52] ;  &quot;,&quot; ;[.G52] ;  &quot;)], YELLOW),&quot; ; &quot;new Route(&quot;; ([.A52]-1)*3+3 ; &quot;,&quot; ; [.B52] ; &quot;,&quot; ; [.C52] ; &quot;, [new RouteSpace(&quot;; [.D52] ; &quot;,&quot; ; [.E52] ; &quot;,&quot; ; [.F52] ;  &quot;,&quot; ;[.G52] ;  &quot;)], RED),&quot;)" office:value-type="string" office:string-value="new Route(151,138,141, [new RouteSpace(697,659,97,-88)], BLUE),new Route(152,138,141, [new RouteSpace(697,659,97,-88)], YELLOW),new Route(153,138,141, [new RouteSpace(697,659,97,-88)], RED)," calcext:value-type="string">
            <text:p>new Route(151,138,141, [new RouteSpace(697,659,97,-88)], BLUE),new Route(152,138,141, [new RouteSpace(697,659,97,-88)], YELLOW),new Route(153,138,141, [new RouteSpace(697,659,97,-88)], RED),</text:p>
          </table:table-cell>
          <table:table-cell table:formula="of:=CONCATENATE(([.A52]-1)*3+1;&quot;=&gt;new Route(&quot;; [.B52] ; &quot;,&quot; ; [.C52]  ;  &quot;,BLUE),&quot; ;  ([.A52]-1)*3+2;&quot;=&gt;new Route(&quot;; [.B52] ; &quot;,&quot; ; [.C52]  ;  &quot;,YELLOW),&quot; ; ([.A52]-1)*3+3;&quot;=&gt;new Route(&quot;; [.B52] ; &quot;,&quot; ; [.C52]  ;  &quot;,RED),&quot;)" office:value-type="string" office:string-value="151=&gt;new Route(138,141,BLUE),152=&gt;new Route(138,141,YELLOW),153=&gt;new Route(138,141,RED)," calcext:value-type="string">
            <text:p>151=&gt;new Route(138,141,BLUE),152=&gt;new Route(138,141,YELLOW),153=&gt;new Route(138,14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N53]-1)+[.G53]" office:value-type="float" office:value="179" calcext:value-type="float">
            <text:p>179</text:p>
          </table:table-cell>
          <table:table-cell table:formula="of:=CONCATENATE(&quot;new Route(&quot;; ([.A53]-1)*3+1 ; &quot;,&quot; ; [.B53] ; &quot;,&quot; ; [.C53] ; &quot;, [new RouteSpace(&quot;; [.D53] ; &quot;,&quot; ; [.E53] ; &quot;,&quot; ; [.F53] ;  &quot;,&quot; ;[.G53] ;  &quot;)], BLUE),&quot; ; &quot;new Route(&quot;; ([.A53]-1)*3+2 ; &quot;,&quot; ; [.B53] ; &quot;,&quot; ; [.C53] ; &quot;, [new RouteSpace(&quot;; [.D53] ; &quot;,&quot; ; [.E53] ; &quot;,&quot; ; [.F53] ;  &quot;,&quot; ;[.G53] ;  &quot;)], YELLOW),&quot; ; &quot;new Route(&quot;; ([.A53]-1)*3+3 ; &quot;,&quot; ; [.B53] ; &quot;,&quot; ; [.C53] ; &quot;, [new RouteSpace(&quot;; [.D53] ; &quot;,&quot; ; [.E53] ; &quot;,&quot; ; [.F53] ;  &quot;,&quot; ;[.G53] ;  &quot;)], RED),&quot;)" office:value-type="string" office:string-value="new Route(154,139,143, [new RouteSpace(934,617,113,89)], BLUE),new Route(155,139,143, [new RouteSpace(934,617,113,89)], YELLOW),new Route(156,139,143, [new RouteSpace(934,617,113,89)], RED)," calcext:value-type="string">
            <text:p>new Route(154,139,143, [new RouteSpace(934,617,113,89)], BLUE),new Route(155,139,143, [new RouteSpace(934,617,113,89)], YELLOW),new Route(156,139,143, [new RouteSpace(934,617,113,89)], RED),</text:p>
          </table:table-cell>
          <table:table-cell table:formula="of:=CONCATENATE(([.A53]-1)*3+1;&quot;=&gt;new Route(&quot;; [.B53] ; &quot;,&quot; ; [.C53]  ;  &quot;,BLUE),&quot; ;  ([.A53]-1)*3+2;&quot;=&gt;new Route(&quot;; [.B53] ; &quot;,&quot; ; [.C53]  ;  &quot;,YELLOW),&quot; ; ([.A53]-1)*3+3;&quot;=&gt;new Route(&quot;; [.B53] ; &quot;,&quot; ; [.C53]  ;  &quot;,RED),&quot;)" office:value-type="string" office:string-value="154=&gt;new Route(139,143,BLUE),155=&gt;new Route(139,143,YELLOW),156=&gt;new Route(139,143,RED)," calcext:value-type="string">
            <text:p>154=&gt;new Route(139,143,BLUE),155=&gt;new Route(139,143,YELLOW),156=&gt;new Route(139,14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N54]-1)+[.G54]" office:value-type="float" office:value="-67" calcext:value-type="float">
            <text:p>-67</text:p>
          </table:table-cell>
          <table:table-cell table:formula="of:=CONCATENATE(&quot;new Route(&quot;; ([.A54]-1)*3+1 ; &quot;,&quot; ; [.B54] ; &quot;,&quot; ; [.C54] ; &quot;, [new RouteSpace(&quot;; [.D54] ; &quot;,&quot; ; [.E54] ; &quot;,&quot; ; [.F54] ;  &quot;,&quot; ;[.G54] ;  &quot;)], BLUE),&quot; ; &quot;new Route(&quot;; ([.A54]-1)*3+2 ; &quot;,&quot; ; [.B54] ; &quot;,&quot; ; [.C54] ; &quot;, [new RouteSpace(&quot;; [.D54] ; &quot;,&quot; ; [.E54] ; &quot;,&quot; ; [.F54] ;  &quot;,&quot; ;[.G54] ;  &quot;)], YELLOW),&quot; ; &quot;new Route(&quot;; ([.A54]-1)*3+3 ; &quot;,&quot; ; [.B54] ; &quot;,&quot; ; [.C54] ; &quot;, [new RouteSpace(&quot;; [.D54] ; &quot;,&quot; ; [.E54] ; &quot;,&quot; ; [.F54] ;  &quot;,&quot; ;[.G54] ;  &quot;)], RED),&quot;)" office:value-type="string" office:string-value="new Route(157,140,143, [new RouteSpace(949,731,138,-67)], BLUE),new Route(158,140,143, [new RouteSpace(949,731,138,-67)], YELLOW),new Route(159,140,143, [new RouteSpace(949,731,138,-67)], RED)," calcext:value-type="string">
            <text:p>new Route(157,140,143, [new RouteSpace(949,731,138,-67)], BLUE),new Route(158,140,143, [new RouteSpace(949,731,138,-67)], YELLOW),new Route(159,140,143, [new RouteSpace(949,731,138,-67)], RED),</text:p>
          </table:table-cell>
          <table:table-cell table:formula="of:=CONCATENATE(([.A54]-1)*3+1;&quot;=&gt;new Route(&quot;; [.B54] ; &quot;,&quot; ; [.C54]  ;  &quot;,BLUE),&quot; ;  ([.A54]-1)*3+2;&quot;=&gt;new Route(&quot;; [.B54] ; &quot;,&quot; ; [.C54]  ;  &quot;,YELLOW),&quot; ; ([.A54]-1)*3+3;&quot;=&gt;new Route(&quot;; [.B54] ; &quot;,&quot; ; [.C54]  ;  &quot;,RED),&quot;)" office:value-type="string" office:string-value="157=&gt;new Route(140,143,BLUE),158=&gt;new Route(140,143,YELLOW),159=&gt;new Route(140,143,RED)," calcext:value-type="string">
            <text:p>157=&gt;new Route(140,143,BLUE),158=&gt;new Route(140,143,YELLOW),159=&gt;new Route(140,14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N55]-1)+[.G55]" office:value-type="float" office:value="106" calcext:value-type="float">
            <text:p>106</text:p>
          </table:table-cell>
          <table:table-cell table:formula="of:=CONCATENATE(&quot;new Route(&quot;; ([.A55]-1)*3+1 ; &quot;,&quot; ; [.B55] ; &quot;,&quot; ; [.C55] ; &quot;, [new RouteSpace(&quot;; [.D55] ; &quot;,&quot; ; [.E55] ; &quot;,&quot; ; [.F55] ;  &quot;,&quot; ;[.G55] ;  &quot;)], BLUE),&quot; ; &quot;new Route(&quot;; ([.A55]-1)*3+2 ; &quot;,&quot; ; [.B55] ; &quot;,&quot; ; [.C55] ; &quot;, [new RouteSpace(&quot;; [.D55] ; &quot;,&quot; ; [.E55] ; &quot;,&quot; ; [.F55] ;  &quot;,&quot; ;[.G55] ;  &quot;)], YELLOW),&quot; ; &quot;new Route(&quot;; ([.A55]-1)*3+3 ; &quot;,&quot; ; [.B55] ; &quot;,&quot; ; [.C55] ; &quot;, [new RouteSpace(&quot;; [.D55] ; &quot;,&quot; ; [.E55] ; &quot;,&quot; ; [.F55] ;  &quot;,&quot; ;[.G55] ;  &quot;)], RED),&quot;)" office:value-type="string" office:string-value="new Route(160,141,142, [new RouteSpace(712,679,76,16)], BLUE),new Route(161,141,142, [new RouteSpace(712,679,76,16)], YELLOW),new Route(162,141,142, [new RouteSpace(712,679,76,16)], RED)," calcext:value-type="string">
            <text:p>new Route(160,141,142, [new RouteSpace(712,679,76,16)], BLUE),new Route(161,141,142, [new RouteSpace(712,679,76,16)], YELLOW),new Route(162,141,142, [new RouteSpace(712,679,76,16)], RED),</text:p>
          </table:table-cell>
          <table:table-cell table:formula="of:=CONCATENATE(([.A55]-1)*3+1;&quot;=&gt;new Route(&quot;; [.B55] ; &quot;,&quot; ; [.C55]  ;  &quot;,BLUE),&quot; ;  ([.A55]-1)*3+2;&quot;=&gt;new Route(&quot;; [.B55] ; &quot;,&quot; ; [.C55]  ;  &quot;,YELLOW),&quot; ; ([.A55]-1)*3+3;&quot;=&gt;new Route(&quot;; [.B55] ; &quot;,&quot; ; [.C55]  ;  &quot;,RED),&quot;)" office:value-type="string" office:string-value="160=&gt;new Route(141,142,BLUE),161=&gt;new Route(141,142,YELLOW),162=&gt;new Route(141,142,RED)," calcext:value-type="string">
            <text:p>160=&gt;new Route(141,142,BLUE),161=&gt;new Route(141,142,YELLOW),162=&gt;new Route(141,14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N56]-1)+[.G56]" office:value-type="float" office:value="16" calcext:value-type="float">
            <text:p>16</text:p>
          </table:table-cell>
          <table:table-cell table:formula="of:=CONCATENATE(&quot;new Route(&quot;; ([.A56]-1)*3+1 ; &quot;,&quot; ; [.B56] ; &quot;,&quot; ; [.C56] ; &quot;, [new RouteSpace(&quot;; [.D56] ; &quot;,&quot; ; [.E56] ; &quot;,&quot; ; [.F56] ;  &quot;,&quot; ;[.G56] ;  &quot;)], BLUE),&quot; ; &quot;new Route(&quot;; ([.A56]-1)*3+2 ; &quot;,&quot; ; [.B56] ; &quot;,&quot; ; [.C56] ; &quot;, [new RouteSpace(&quot;; [.D56] ; &quot;,&quot; ; [.E56] ; &quot;,&quot; ; [.F56] ;  &quot;,&quot; ;[.G56] ;  &quot;)], YELLOW),&quot; ; &quot;new Route(&quot;; ([.A56]-1)*3+3 ; &quot;,&quot; ; [.B56] ; &quot;,&quot; ; [.C56] ; &quot;, [new RouteSpace(&quot;; [.D56] ; &quot;,&quot; ; [.E56] ; &quot;,&quot; ; [.F56] ;  &quot;,&quot; ;[.G56] ;  &quot;)], RED),&quot;)" office:value-type="string" office:string-value="new Route(163,142,143, [new RouteSpace(814,709,114,16)], BLUE),new Route(164,142,143, [new RouteSpace(814,709,114,16)], YELLOW),new Route(165,142,143, [new RouteSpace(814,709,114,16)], RED)," calcext:value-type="string">
            <text:p>new Route(163,142,143, [new RouteSpace(814,709,114,16)], BLUE),new Route(164,142,143, [new RouteSpace(814,709,114,16)], YELLOW),new Route(165,142,143, [new RouteSpace(814,709,114,16)], RED),</text:p>
          </table:table-cell>
          <table:table-cell table:formula="of:=CONCATENATE(([.A56]-1)*3+1;&quot;=&gt;new Route(&quot;; [.B56] ; &quot;,&quot; ; [.C56]  ;  &quot;,BLUE),&quot; ;  ([.A56]-1)*3+2;&quot;=&gt;new Route(&quot;; [.B56] ; &quot;,&quot; ; [.C56]  ;  &quot;,YELLOW),&quot; ; ([.A56]-1)*3+3;&quot;=&gt;new Route(&quot;; [.B56] ; &quot;,&quot; ; [.C56]  ;  &quot;,RED),&quot;)" office:value-type="string" office:string-value="163=&gt;new Route(142,143,BLUE),164=&gt;new Route(142,143,YELLOW),165=&gt;new Route(142,143,RED)," calcext:value-type="string">
            <text:p>163=&gt;new Route(142,143,BLUE),164=&gt;new Route(142,143,YELLOW),165=&gt;new Route(142,14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N57]-1)+[.G57]" office:value-type="float" office:value="-79" calcext:value-type="float">
            <text:p>-79</text:p>
          </table:table-cell>
          <table:table-cell table:formula="of:=CONCATENATE(&quot;new Route(&quot;; ([.A57]-1)*3+1 ; &quot;,&quot; ; [.B57] ; &quot;,&quot; ; [.C57] ; &quot;, [new RouteSpace(&quot;; [.D57] ; &quot;,&quot; ; [.E57] ; &quot;,&quot; ; [.F57] ;  &quot;,&quot; ;[.G57] ;  &quot;)], BLUE),&quot; ; &quot;new Route(&quot;; ([.A57]-1)*3+2 ; &quot;,&quot; ; [.B57] ; &quot;,&quot; ; [.C57] ; &quot;, [new RouteSpace(&quot;; [.D57] ; &quot;,&quot; ; [.E57] ; &quot;,&quot; ; [.F57] ;  &quot;,&quot; ;[.G57] ;  &quot;)], YELLOW),&quot; ; &quot;new Route(&quot;; ([.A57]-1)*3+3 ; &quot;,&quot; ; [.B57] ; &quot;,&quot; ; [.C57] ; &quot;, [new RouteSpace(&quot;; [.D57] ; &quot;,&quot; ; [.E57] ; &quot;,&quot; ; [.F57] ;  &quot;,&quot; ;[.G57] ;  &quot;)], RED),&quot;)" office:value-type="string" office:string-value="new Route(166,143,144, [new RouteSpace(915,885,126,-79)], BLUE),new Route(167,143,144, [new RouteSpace(915,885,126,-79)], YELLOW),new Route(168,143,144, [new RouteSpace(915,885,126,-79)], RED)," calcext:value-type="string">
            <text:p>new Route(166,143,144, [new RouteSpace(915,885,126,-79)], BLUE),new Route(167,143,144, [new RouteSpace(915,885,126,-79)], YELLOW),new Route(168,143,144, [new RouteSpace(915,885,126,-79)], RED),</text:p>
          </table:table-cell>
          <table:table-cell table:formula="of:=CONCATENATE(([.A57]-1)*3+1;&quot;=&gt;new Route(&quot;; [.B57] ; &quot;,&quot; ; [.C57]  ;  &quot;,BLUE),&quot; ;  ([.A57]-1)*3+2;&quot;=&gt;new Route(&quot;; [.B57] ; &quot;,&quot; ; [.C57]  ;  &quot;,YELLOW),&quot; ; ([.A57]-1)*3+3;&quot;=&gt;new Route(&quot;; [.B57] ; &quot;,&quot; ; [.C57]  ;  &quot;,RED),&quot;)" office:value-type="string" office:string-value="166=&gt;new Route(143,144,BLUE),167=&gt;new Route(143,144,YELLOW),168=&gt;new Route(143,144,RED)," calcext:value-type="string">
            <text:p>166=&gt;new Route(143,144,BLUE),167=&gt;new Route(143,144,YELLOW),168=&gt;new Route(143,14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N58]-1)+[.G58]" office:value-type="float" office:value="92" calcext:value-type="float">
            <text:p>92</text:p>
          </table:table-cell>
          <table:table-cell table:formula="of:=CONCATENATE(&quot;new Route(&quot;; ([.A58]-1)*3+1 ; &quot;,&quot; ; [.B58] ; &quot;,&quot; ; [.C58] ; &quot;, [new RouteSpace(&quot;; [.D58] ; &quot;,&quot; ; [.E58] ; &quot;,&quot; ; [.F58] ;  &quot;,&quot; ;[.G58] ;  &quot;)], BLUE),&quot; ; &quot;new Route(&quot;; ([.A58]-1)*3+2 ; &quot;,&quot; ; [.B58] ; &quot;,&quot; ; [.C58] ; &quot;, [new RouteSpace(&quot;; [.D58] ; &quot;,&quot; ; [.E58] ; &quot;,&quot; ; [.F58] ;  &quot;,&quot; ;[.G58] ;  &quot;)], YELLOW),&quot; ; &quot;new Route(&quot;; ([.A58]-1)*3+3 ; &quot;,&quot; ; [.B58] ; &quot;,&quot; ; [.C58] ; &quot;, [new RouteSpace(&quot;; [.D58] ; &quot;,&quot; ; [.E58] ; &quot;,&quot; ; [.F58] ;  &quot;,&quot; ;[.G58] ;  &quot;)], RED),&quot;)" office:value-type="string" office:string-value="new Route(169,144,147, [new RouteSpace(927,903,141,2)], BLUE),new Route(170,144,147, [new RouteSpace(927,903,141,2)], YELLOW),new Route(171,144,147, [new RouteSpace(927,903,141,2)], RED)," calcext:value-type="string">
            <text:p>new Route(169,144,147, [new RouteSpace(927,903,141,2)], BLUE),new Route(170,144,147, [new RouteSpace(927,903,141,2)], YELLOW),new Route(171,144,147, [new RouteSpace(927,903,141,2)], RED),</text:p>
          </table:table-cell>
          <table:table-cell table:formula="of:=CONCATENATE(([.A58]-1)*3+1;&quot;=&gt;new Route(&quot;; [.B58] ; &quot;,&quot; ; [.C58]  ;  &quot;,BLUE),&quot; ;  ([.A58]-1)*3+2;&quot;=&gt;new Route(&quot;; [.B58] ; &quot;,&quot; ; [.C58]  ;  &quot;,YELLOW),&quot; ; ([.A58]-1)*3+3;&quot;=&gt;new Route(&quot;; [.B58] ; &quot;,&quot; ; [.C58]  ;  &quot;,RED),&quot;)" office:value-type="string" office:string-value="169=&gt;new Route(144,147,BLUE),170=&gt;new Route(144,147,YELLOW),171=&gt;new Route(144,147,RED)," calcext:value-type="string">
            <text:p>169=&gt;new Route(144,147,BLUE),170=&gt;new Route(144,147,YELLOW),171=&gt;new Route(144,14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N59]-1)+[.G59]" office:value-type="float" office:value="-70" calcext:value-type="float">
            <text:p>-70</text:p>
          </table:table-cell>
          <table:table-cell table:formula="of:=CONCATENATE(&quot;new Route(&quot;; ([.A59]-1)*3+1 ; &quot;,&quot; ; [.B59] ; &quot;,&quot; ; [.C59] ; &quot;, [new RouteSpace(&quot;; [.D59] ; &quot;,&quot; ; [.E59] ; &quot;,&quot; ; [.F59] ;  &quot;,&quot; ;[.G59] ;  &quot;)], BLUE),&quot; ; &quot;new Route(&quot;; ([.A59]-1)*3+2 ; &quot;,&quot; ; [.B59] ; &quot;,&quot; ; [.C59] ; &quot;, [new RouteSpace(&quot;; [.D59] ; &quot;,&quot; ; [.E59] ; &quot;,&quot; ; [.F59] ;  &quot;,&quot; ;[.G59] ;  &quot;)], YELLOW),&quot; ; &quot;new Route(&quot;; ([.A59]-1)*3+3 ; &quot;,&quot; ; [.B59] ; &quot;,&quot; ; [.C59] ; &quot;, [new RouteSpace(&quot;; [.D59] ; &quot;,&quot; ; [.E59] ; &quot;,&quot; ; [.F59] ;  &quot;,&quot; ;[.G59] ;  &quot;)], RED),&quot;)" office:value-type="string" office:string-value="new Route(172,145,146, [new RouteSpace(811,1023,88,-70)], BLUE),new Route(173,145,146, [new RouteSpace(811,1023,88,-70)], YELLOW),new Route(174,145,146, [new RouteSpace(811,1023,88,-70)], RED)," calcext:value-type="string">
            <text:p>new Route(172,145,146, [new RouteSpace(811,1023,88,-70)], BLUE),new Route(173,145,146, [new RouteSpace(811,1023,88,-70)], YELLOW),new Route(174,145,146, [new RouteSpace(811,1023,88,-70)], RED),</text:p>
          </table:table-cell>
          <table:table-cell table:formula="of:=CONCATENATE(([.A59]-1)*3+1;&quot;=&gt;new Route(&quot;; [.B59] ; &quot;,&quot; ; [.C59]  ;  &quot;,BLUE),&quot; ;  ([.A59]-1)*3+2;&quot;=&gt;new Route(&quot;; [.B59] ; &quot;,&quot; ; [.C59]  ;  &quot;,YELLOW),&quot; ; ([.A59]-1)*3+3;&quot;=&gt;new Route(&quot;; [.B59] ; &quot;,&quot; ; [.C59]  ;  &quot;,RED),&quot;)" office:value-type="string" office:string-value="172=&gt;new Route(145,146,BLUE),173=&gt;new Route(145,146,YELLOW),174=&gt;new Route(145,146,RED)," calcext:value-type="string">
            <text:p>172=&gt;new Route(145,146,BLUE),173=&gt;new Route(145,146,YELLOW),174=&gt;new Route(145,14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N60]-1)+[.G60]" office:value-type="float" office:value="119" calcext:value-type="float">
            <text:p>119</text:p>
          </table:table-cell>
          <table:table-cell table:formula="of:=CONCATENATE(&quot;new Route(&quot;; ([.A60]-1)*3+1 ; &quot;,&quot; ; [.B60] ; &quot;,&quot; ; [.C60] ; &quot;, [new RouteSpace(&quot;; [.D60] ; &quot;,&quot; ; [.E60] ; &quot;,&quot; ; [.F60] ;  &quot;,&quot; ;[.G60] ;  &quot;)], BLUE),&quot; ; &quot;new Route(&quot;; ([.A60]-1)*3+2 ; &quot;,&quot; ; [.B60] ; &quot;,&quot; ; [.C60] ; &quot;, [new RouteSpace(&quot;; [.D60] ; &quot;,&quot; ; [.E60] ; &quot;,&quot; ; [.F60] ;  &quot;,&quot; ;[.G60] ;  &quot;)], YELLOW),&quot; ; &quot;new Route(&quot;; ([.A60]-1)*3+3 ; &quot;,&quot; ; [.B60] ; &quot;,&quot; ; [.C60] ; &quot;, [new RouteSpace(&quot;; [.D60] ; &quot;,&quot; ; [.E60] ; &quot;,&quot; ; [.F60] ;  &quot;,&quot; ;[.G60] ;  &quot;)], RED),&quot;)" office:value-type="string" office:string-value="new Route(175,146,148, [new RouteSpace(821,1044,115,29)], BLUE),new Route(176,146,148, [new RouteSpace(821,1044,115,29)], YELLOW),new Route(177,146,148, [new RouteSpace(821,1044,115,29)], RED)," calcext:value-type="string">
            <text:p>new Route(175,146,148, [new RouteSpace(821,1044,115,29)], BLUE),new Route(176,146,148, [new RouteSpace(821,1044,115,29)], YELLOW),new Route(177,146,148, [new RouteSpace(821,1044,115,29)], RED),</text:p>
          </table:table-cell>
          <table:table-cell table:formula="of:=CONCATENATE(([.A60]-1)*3+1;&quot;=&gt;new Route(&quot;; [.B60] ; &quot;,&quot; ; [.C60]  ;  &quot;,BLUE),&quot; ;  ([.A60]-1)*3+2;&quot;=&gt;new Route(&quot;; [.B60] ; &quot;,&quot; ; [.C60]  ;  &quot;,YELLOW),&quot; ; ([.A60]-1)*3+3;&quot;=&gt;new Route(&quot;; [.B60] ; &quot;,&quot; ; [.C60]  ;  &quot;,RED),&quot;)" office:value-type="string" office:string-value="175=&gt;new Route(146,148,BLUE),176=&gt;new Route(146,148,YELLOW),177=&gt;new Route(146,148,RED)," calcext:value-type="string">
            <text:p>175=&gt;new Route(146,148,BLUE),176=&gt;new Route(146,148,YELLOW),177=&gt;new Route(146,14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N61]-1)+[.G61]" office:value-type="float" office:value="-23" calcext:value-type="float">
            <text:p>-23</text:p>
          </table:table-cell>
          <table:table-cell table:formula="of:=CONCATENATE(&quot;new Route(&quot;; ([.A61]-1)*3+1 ; &quot;,&quot; ; [.B61] ; &quot;,&quot; ; [.C61] ; &quot;, [new RouteSpace(&quot;; [.D61] ; &quot;,&quot; ; [.E61] ; &quot;,&quot; ; [.F61] ;  &quot;,&quot; ;[.G61] ;  &quot;)], BLUE),&quot; ; &quot;new Route(&quot;; ([.A61]-1)*3+2 ; &quot;,&quot; ; [.B61] ; &quot;,&quot; ; [.C61] ; &quot;, [new RouteSpace(&quot;; [.D61] ; &quot;,&quot; ; [.E61] ; &quot;,&quot; ; [.F61] ;  &quot;,&quot; ;[.G61] ;  &quot;)], YELLOW),&quot; ; &quot;new Route(&quot;; ([.A61]-1)*3+3 ; &quot;,&quot; ; [.B61] ; &quot;,&quot; ; [.C61] ; &quot;, [new RouteSpace(&quot;; [.D61] ; &quot;,&quot; ; [.E61] ; &quot;,&quot; ; [.F61] ;  &quot;,&quot; ;[.G61] ;  &quot;)], RED),&quot;)" office:value-type="string" office:string-value="new Route(178,149,150, [new RouteSpace(1000,438,92,-23)], BLUE),new Route(179,149,150, [new RouteSpace(1000,438,92,-23)], YELLOW),new Route(180,149,150, [new RouteSpace(1000,438,92,-23)], RED)," calcext:value-type="string">
            <text:p>new Route(178,149,150, [new RouteSpace(1000,438,92,-23)], BLUE),new Route(179,149,150, [new RouteSpace(1000,438,92,-23)], YELLOW),new Route(180,149,150, [new RouteSpace(1000,438,92,-23)], RED),</text:p>
          </table:table-cell>
          <table:table-cell table:formula="of:=CONCATENATE(([.A61]-1)*3+1;&quot;=&gt;new Route(&quot;; [.B61] ; &quot;,&quot; ; [.C61]  ;  &quot;,BLUE),&quot; ;  ([.A61]-1)*3+2;&quot;=&gt;new Route(&quot;; [.B61] ; &quot;,&quot; ; [.C61]  ;  &quot;,YELLOW),&quot; ; ([.A61]-1)*3+3;&quot;=&gt;new Route(&quot;; [.B61] ; &quot;,&quot; ; [.C61]  ;  &quot;,RED),&quot;)" office:value-type="string" office:string-value="178=&gt;new Route(149,150,BLUE),179=&gt;new Route(149,150,YELLOW),180=&gt;new Route(149,150,RED)," calcext:value-type="string">
            <text:p>178=&gt;new Route(149,150,BLUE),179=&gt;new Route(149,150,YELLOW),180=&gt;new Route(149,15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N62]-1)+[.G62]" office:value-type="float" office:value="272" calcext:value-type="float">
            <text:p>272</text:p>
          </table:table-cell>
          <table:table-cell table:formula="of:=CONCATENATE(&quot;new Route(&quot;; ([.A62]-1)*3+1 ; &quot;,&quot; ; [.B62] ; &quot;,&quot; ; [.C62] ; &quot;, [new RouteSpace(&quot;; [.D62] ; &quot;,&quot; ; [.E62] ; &quot;,&quot; ; [.F62] ;  &quot;,&quot; ;[.G62] ;  &quot;)], BLUE),&quot; ; &quot;new Route(&quot;; ([.A62]-1)*3+2 ; &quot;,&quot; ; [.B62] ; &quot;,&quot; ; [.C62] ; &quot;, [new RouteSpace(&quot;; [.D62] ; &quot;,&quot; ; [.E62] ; &quot;,&quot; ; [.F62] ;  &quot;,&quot; ;[.G62] ;  &quot;)], YELLOW),&quot; ; &quot;new Route(&quot;; ([.A62]-1)*3+3 ; &quot;,&quot; ; [.B62] ; &quot;,&quot; ; [.C62] ; &quot;, [new RouteSpace(&quot;; [.D62] ; &quot;,&quot; ; [.E62] ; &quot;,&quot; ; [.F62] ;  &quot;,&quot; ;[.G62] ;  &quot;)], RED),&quot;)" office:value-type="string" office:string-value="new Route(181,149,151, [new RouteSpace(999,444,104,2)], BLUE),new Route(182,149,151, [new RouteSpace(999,444,104,2)], YELLOW),new Route(183,149,151, [new RouteSpace(999,444,104,2)], RED)," calcext:value-type="string">
            <text:p>new Route(181,149,151, [new RouteSpace(999,444,104,2)], BLUE),new Route(182,149,151, [new RouteSpace(999,444,104,2)], YELLOW),new Route(183,149,151, [new RouteSpace(999,444,104,2)], RED),</text:p>
          </table:table-cell>
          <table:table-cell table:formula="of:=CONCATENATE(([.A62]-1)*3+1;&quot;=&gt;new Route(&quot;; [.B62] ; &quot;,&quot; ; [.C62]  ;  &quot;,BLUE),&quot; ;  ([.A62]-1)*3+2;&quot;=&gt;new Route(&quot;; [.B62] ; &quot;,&quot; ; [.C62]  ;  &quot;,YELLOW),&quot; ; ([.A62]-1)*3+3;&quot;=&gt;new Route(&quot;; [.B62] ; &quot;,&quot; ; [.C62]  ;  &quot;,RED),&quot;)" office:value-type="string" office:string-value="181=&gt;new Route(149,151,BLUE),182=&gt;new Route(149,151,YELLOW),183=&gt;new Route(149,151,RED)," calcext:value-type="string">
            <text:p>181=&gt;new Route(149,151,BLUE),182=&gt;new Route(149,151,YELLOW),183=&gt;new Route(149,151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N63]-1)+[.G63]" office:value-type="float" office:value="59" calcext:value-type="float">
            <text:p>59</text:p>
          </table:table-cell>
          <table:table-cell table:formula="of:=CONCATENATE(&quot;new Route(&quot;; ([.A63]-1)*3+1 ; &quot;,&quot; ; [.B63] ; &quot;,&quot; ; [.C63] ; &quot;, [new RouteSpace(&quot;; [.D63] ; &quot;,&quot; ; [.E63] ; &quot;,&quot; ; [.F63] ;  &quot;,&quot; ;[.G63] ;  &quot;)], BLUE),&quot; ; &quot;new Route(&quot;; ([.A63]-1)*3+2 ; &quot;,&quot; ; [.B63] ; &quot;,&quot; ; [.C63] ; &quot;, [new RouteSpace(&quot;; [.D63] ; &quot;,&quot; ; [.E63] ; &quot;,&quot; ; [.F63] ;  &quot;,&quot; ;[.G63] ;  &quot;)], YELLOW),&quot; ; &quot;new Route(&quot;; ([.A63]-1)*3+3 ; &quot;,&quot; ; [.B63] ; &quot;,&quot; ; [.C63] ; &quot;, [new RouteSpace(&quot;; [.D63] ; &quot;,&quot; ; [.E63] ; &quot;,&quot; ; [.F63] ;  &quot;,&quot; ;[.G63] ;  &quot;)], RED),&quot;)" office:value-type="string" office:string-value="new Route(184,149,152, [new RouteSpace(987,457,133,59)], BLUE),new Route(185,149,152, [new RouteSpace(987,457,133,59)], YELLOW),new Route(186,149,152, [new RouteSpace(987,457,133,59)], RED)," calcext:value-type="string">
            <text:p>new Route(184,149,152, [new RouteSpace(987,457,133,59)], BLUE),new Route(185,149,152, [new RouteSpace(987,457,133,59)], YELLOW),new Route(186,149,152, [new RouteSpace(987,457,133,59)], RED),</text:p>
          </table:table-cell>
          <table:table-cell table:formula="of:=CONCATENATE(([.A63]-1)*3+1;&quot;=&gt;new Route(&quot;; [.B63] ; &quot;,&quot; ; [.C63]  ;  &quot;,BLUE),&quot; ;  ([.A63]-1)*3+2;&quot;=&gt;new Route(&quot;; [.B63] ; &quot;,&quot; ; [.C63]  ;  &quot;,YELLOW),&quot; ; ([.A63]-1)*3+3;&quot;=&gt;new Route(&quot;; [.B63] ; &quot;,&quot; ; [.C63]  ;  &quot;,RED),&quot;)" office:value-type="string" office:string-value="184=&gt;new Route(149,152,BLUE),185=&gt;new Route(149,152,YELLOW),186=&gt;new Route(149,152,RED)," calcext:value-type="string">
            <text:p>184=&gt;new Route(149,152,BLUE),185=&gt;new Route(149,152,YELLOW),186=&gt;new Route(149,15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73" calcext:value-type="float">
            <text:p>1073</text:p>
          </table:table-cell>
          <table:table-cell office:value-type="float" office:value="309" calcext:value-type="float">
            <text:p>30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90*([.N64]-1)+[.G64]" office:value-type="float" office:value="73" calcext:value-type="float">
            <text:p>73</text:p>
          </table:table-cell>
          <table:table-cell table:formula="of:=CONCATENATE(&quot;new Route(&quot;; ([.A64]-1)*3+1 ; &quot;,&quot; ; [.B64] ; &quot;,&quot; ; [.C64] ; &quot;, [new RouteSpace(&quot;; [.D64] ; &quot;,&quot; ; [.E64] ; &quot;,&quot; ; [.F64] ;  &quot;,&quot; ;[.G64] ;  &quot;)], BLUE),&quot; ; &quot;new Route(&quot;; ([.A64]-1)*3+2 ; &quot;,&quot; ; [.B64] ; &quot;,&quot; ; [.C64] ; &quot;, [new RouteSpace(&quot;; [.D64] ; &quot;,&quot; ; [.E64] ; &quot;,&quot; ; [.F64] ;  &quot;,&quot; ;[.G64] ;  &quot;)], YELLOW),&quot; ; &quot;new Route(&quot;; ([.A64]-1)*3+3 ; &quot;,&quot; ; [.B64] ; &quot;,&quot; ; [.C64] ; &quot;, [new RouteSpace(&quot;; [.D64] ; &quot;,&quot; ; [.E64] ; &quot;,&quot; ; [.F64] ;  &quot;,&quot; ;[.G64] ;  &quot;)], RED),&quot;)" office:value-type="string" office:string-value="new Route(187,150,153, [new RouteSpace(1073,309,77,73)], BLUE),new Route(188,150,153, [new RouteSpace(1073,309,77,73)], YELLOW),new Route(189,150,153, [new RouteSpace(1073,309,77,73)], RED)," calcext:value-type="string">
            <text:p>new Route(187,150,153, [new RouteSpace(1073,309,77,73)], BLUE),new Route(188,150,153, [new RouteSpace(1073,309,77,73)], YELLOW),new Route(189,150,153, [new RouteSpace(1073,309,77,73)], RED),</text:p>
          </table:table-cell>
          <table:table-cell table:formula="of:=CONCATENATE(([.A64]-1)*3+1;&quot;=&gt;new Route(&quot;; [.B64] ; &quot;,&quot; ; [.C64]  ;  &quot;,BLUE),&quot; ;  ([.A64]-1)*3+2;&quot;=&gt;new Route(&quot;; [.B64] ; &quot;,&quot; ; [.C64]  ;  &quot;,YELLOW),&quot; ; ([.A64]-1)*3+3;&quot;=&gt;new Route(&quot;; [.B64] ; &quot;,&quot; ; [.C64]  ;  &quot;,RED),&quot;)" office:value-type="string" office:string-value="187=&gt;new Route(150,153,BLUE),188=&gt;new Route(150,153,YELLOW),189=&gt;new Route(150,153,RED)," calcext:value-type="string">
            <text:p>187=&gt;new Route(150,153,BLUE),188=&gt;new Route(150,153,YELLOW),189=&gt;new Route(150,15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N65]-1)+[.G65]" office:value-type="float" office:value="182" calcext:value-type="float">
            <text:p>182</text:p>
          </table:table-cell>
          <table:table-cell table:formula="of:=CONCATENATE(&quot;new Route(&quot;; ([.A65]-1)*3+1 ; &quot;,&quot; ; [.B65] ; &quot;,&quot; ; [.C65] ; &quot;, [new RouteSpace(&quot;; [.D65] ; &quot;,&quot; ; [.E65] ; &quot;,&quot; ; [.F65] ;  &quot;,&quot; ;[.G65] ;  &quot;)], BLUE),&quot; ; &quot;new Route(&quot;; ([.A65]-1)*3+2 ; &quot;,&quot; ; [.B65] ; &quot;,&quot; ; [.C65] ; &quot;, [new RouteSpace(&quot;; [.D65] ; &quot;,&quot; ; [.E65] ; &quot;,&quot; ; [.F65] ;  &quot;,&quot; ;[.G65] ;  &quot;)], YELLOW),&quot; ; &quot;new Route(&quot;; ([.A65]-1)*3+3 ; &quot;,&quot; ; [.B65] ; &quot;,&quot; ; [.C65] ; &quot;, [new RouteSpace(&quot;; [.D65] ; &quot;,&quot; ; [.E65] ; &quot;,&quot; ; [.F65] ;  &quot;,&quot; ;[.G65] ;  &quot;)], RED),&quot;)" office:value-type="string" office:string-value="new Route(190,150,157, [new RouteSpace(1115,395,93,2)], BLUE),new Route(191,150,157, [new RouteSpace(1115,395,93,2)], YELLOW),new Route(192,150,157, [new RouteSpace(1115,395,93,2)], RED)," calcext:value-type="string">
            <text:p>new Route(190,150,157, [new RouteSpace(1115,395,93,2)], BLUE),new Route(191,150,157, [new RouteSpace(1115,395,93,2)], YELLOW),new Route(192,150,157, [new RouteSpace(1115,395,93,2)], RED),</text:p>
          </table:table-cell>
          <table:table-cell table:formula="of:=CONCATENATE(([.A65]-1)*3+1;&quot;=&gt;new Route(&quot;; [.B65] ; &quot;,&quot; ; [.C65]  ;  &quot;,BLUE),&quot; ;  ([.A65]-1)*3+2;&quot;=&gt;new Route(&quot;; [.B65] ; &quot;,&quot; ; [.C65]  ;  &quot;,YELLOW),&quot; ; ([.A65]-1)*3+3;&quot;=&gt;new Route(&quot;; [.B65] ; &quot;,&quot; ; [.C65]  ;  &quot;,RED),&quot;)" office:value-type="string" office:string-value="190=&gt;new Route(150,157,BLUE),191=&gt;new Route(150,157,YELLOW),192=&gt;new Route(150,157,RED)," calcext:value-type="string">
            <text:p>190=&gt;new Route(150,157,BLUE),191=&gt;new Route(150,157,YELLOW),192=&gt;new Route(150,157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N66]-1)+[.G66]" office:value-type="float" office:value="203" calcext:value-type="float">
            <text:p>203</text:p>
          </table:table-cell>
          <table:table-cell table:formula="of:=CONCATENATE(&quot;new Route(&quot;; ([.A66]-1)*3+1 ; &quot;,&quot; ; [.B66] ; &quot;,&quot; ; [.C66] ; &quot;, [new RouteSpace(&quot;; [.D66] ; &quot;,&quot; ; [.E66] ; &quot;,&quot; ; [.F66] ;  &quot;,&quot; ;[.G66] ;  &quot;)], BLUE),&quot; ; &quot;new Route(&quot;; ([.A66]-1)*3+2 ; &quot;,&quot; ; [.B66] ; &quot;,&quot; ; [.C66] ; &quot;, [new RouteSpace(&quot;; [.D66] ; &quot;,&quot; ; [.E66] ; &quot;,&quot; ; [.F66] ;  &quot;,&quot; ;[.G66] ;  &quot;)], YELLOW),&quot; ; &quot;new Route(&quot;; ([.A66]-1)*3+3 ; &quot;,&quot; ; [.B66] ; &quot;,&quot; ; [.C66] ; &quot;, [new RouteSpace(&quot;; [.D66] ; &quot;,&quot; ; [.E66] ; &quot;,&quot; ; [.F66] ;  &quot;,&quot; ;[.G66] ;  &quot;)], RED),&quot;)" office:value-type="string" office:string-value="new Route(193,151,152, [new RouteSpace(1073,569,116,-67)], BLUE),new Route(194,151,152, [new RouteSpace(1073,569,116,-67)], YELLOW),new Route(195,151,152, [new RouteSpace(1073,569,116,-67)], RED)," calcext:value-type="string">
            <text:p>new Route(193,151,152, [new RouteSpace(1073,569,116,-67)], BLUE),new Route(194,151,152, [new RouteSpace(1073,569,116,-67)], YELLOW),new Route(195,151,152, [new RouteSpace(1073,569,116,-67)], RED),</text:p>
          </table:table-cell>
          <table:table-cell table:formula="of:=CONCATENATE(([.A66]-1)*3+1;&quot;=&gt;new Route(&quot;; [.B66] ; &quot;,&quot; ; [.C66]  ;  &quot;,BLUE),&quot; ;  ([.A66]-1)*3+2;&quot;=&gt;new Route(&quot;; [.B66] ; &quot;,&quot; ; [.C66]  ;  &quot;,YELLOW),&quot; ; ([.A66]-1)*3+3;&quot;=&gt;new Route(&quot;; [.B66] ; &quot;,&quot; ; [.C66]  ;  &quot;,RED),&quot;)" office:value-type="string" office:string-value="193=&gt;new Route(151,152,BLUE),194=&gt;new Route(151,152,YELLOW),195=&gt;new Route(151,152,RED)," calcext:value-type="string">
            <text:p>193=&gt;new Route(151,152,BLUE),194=&gt;new Route(151,152,YELLOW),195=&gt;new Route(151,15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N67]-1)+[.G67]" office:value-type="float" office:value="285" calcext:value-type="float">
            <text:p>285</text:p>
          </table:table-cell>
          <table:table-cell table:formula="of:=CONCATENATE(&quot;new Route(&quot;; ([.A67]-1)*3+1 ; &quot;,&quot; ; [.B67] ; &quot;,&quot; ; [.C67] ; &quot;, [new RouteSpace(&quot;; [.D67] ; &quot;,&quot; ; [.E67] ; &quot;,&quot; ; [.F67] ;  &quot;,&quot; ;[.G67] ;  &quot;)], BLUE),&quot; ; &quot;new Route(&quot;; ([.A67]-1)*3+2 ; &quot;,&quot; ; [.B67] ; &quot;,&quot; ; [.C67] ; &quot;, [new RouteSpace(&quot;; [.D67] ; &quot;,&quot; ; [.E67] ; &quot;,&quot; ; [.F67] ;  &quot;,&quot; ;[.G67] ;  &quot;)], YELLOW),&quot; ; &quot;new Route(&quot;; ([.A67]-1)*3+3 ; &quot;,&quot; ; [.B67] ; &quot;,&quot; ; [.C67] ; &quot;, [new RouteSpace(&quot;; [.D67] ; &quot;,&quot; ; [.E67] ; &quot;,&quot; ; [.F67] ;  &quot;,&quot; ;[.G67] ;  &quot;)], RED),&quot;)" office:value-type="string" office:string-value="new Route(196,151,162, [new RouteSpace(1136,450,161,15)], BLUE),new Route(197,151,162, [new RouteSpace(1136,450,161,15)], YELLOW),new Route(198,151,162, [new RouteSpace(1136,450,161,15)], RED)," calcext:value-type="string">
            <text:p>new Route(196,151,162, [new RouteSpace(1136,450,161,15)], BLUE),new Route(197,151,162, [new RouteSpace(1136,450,161,15)], YELLOW),new Route(198,151,162, [new RouteSpace(1136,450,161,15)], RED),</text:p>
          </table:table-cell>
          <table:table-cell table:formula="of:=CONCATENATE(([.A67]-1)*3+1;&quot;=&gt;new Route(&quot;; [.B67] ; &quot;,&quot; ; [.C67]  ;  &quot;,BLUE),&quot; ;  ([.A67]-1)*3+2;&quot;=&gt;new Route(&quot;; [.B67] ; &quot;,&quot; ; [.C67]  ;  &quot;,YELLOW),&quot; ; ([.A67]-1)*3+3;&quot;=&gt;new Route(&quot;; [.B67] ; &quot;,&quot; ; [.C67]  ;  &quot;,RED),&quot;)" office:value-type="string" office:string-value="196=&gt;new Route(151,162,BLUE),197=&gt;new Route(151,162,YELLOW),198=&gt;new Route(151,162,RED)," calcext:value-type="string">
            <text:p>196=&gt;new Route(151,162,BLUE),197=&gt;new Route(151,162,YELLOW),198=&gt;new Route(151,16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N68]-1)+[.G68]" office:value-type="float" office:value="-22" calcext:value-type="float">
            <text:p>-22</text:p>
          </table:table-cell>
          <table:table-cell table:formula="of:=CONCATENATE(&quot;new Route(&quot;; ([.A68]-1)*3+1 ; &quot;,&quot; ; [.B68] ; &quot;,&quot; ; [.C68] ; &quot;, [new RouteSpace(&quot;; [.D68] ; &quot;,&quot; ; [.E68] ; &quot;,&quot; ; [.F68] ;  &quot;,&quot; ;[.G68] ;  &quot;)], BLUE),&quot; ; &quot;new Route(&quot;; ([.A68]-1)*3+2 ; &quot;,&quot; ; [.B68] ; &quot;,&quot; ; [.C68] ; &quot;, [new RouteSpace(&quot;; [.D68] ; &quot;,&quot; ; [.E68] ; &quot;,&quot; ; [.F68] ;  &quot;,&quot; ;[.G68] ;  &quot;)], YELLOW),&quot; ; &quot;new Route(&quot;; ([.A68]-1)*3+3 ; &quot;,&quot; ; [.B68] ; &quot;,&quot; ; [.C68] ; &quot;, [new RouteSpace(&quot;; [.D68] ; &quot;,&quot; ; [.E68] ; &quot;,&quot; ; [.F68] ;  &quot;,&quot; ;[.G68] ;  &quot;)], RED),&quot;)" office:value-type="string" office:string-value="new Route(199,153,156, [new RouteSpace(1083,284,91,-22)], BLUE),new Route(200,153,156, [new RouteSpace(1083,284,91,-22)], YELLOW),new Route(201,153,156, [new RouteSpace(1083,284,91,-22)], RED)," calcext:value-type="string">
            <text:p>new Route(199,153,156, [new RouteSpace(1083,284,91,-22)], BLUE),new Route(200,153,156, [new RouteSpace(1083,284,91,-22)], YELLOW),new Route(201,153,156, [new RouteSpace(1083,284,91,-22)], RED),</text:p>
          </table:table-cell>
          <table:table-cell table:formula="of:=CONCATENATE(([.A68]-1)*3+1;&quot;=&gt;new Route(&quot;; [.B68] ; &quot;,&quot; ; [.C68]  ;  &quot;,BLUE),&quot; ;  ([.A68]-1)*3+2;&quot;=&gt;new Route(&quot;; [.B68] ; &quot;,&quot; ; [.C68]  ;  &quot;,YELLOW),&quot; ; ([.A68]-1)*3+3;&quot;=&gt;new Route(&quot;; [.B68] ; &quot;,&quot; ; [.C68]  ;  &quot;,RED),&quot;)" office:value-type="string" office:string-value="199=&gt;new Route(153,156,BLUE),200=&gt;new Route(153,156,YELLOW),201=&gt;new Route(153,156,RED)," calcext:value-type="string">
            <text:p>199=&gt;new Route(153,156,BLUE),200=&gt;new Route(153,156,YELLOW),201=&gt;new Route(153,15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N69]-1)+[.G69]" office:value-type="float" office:value="233" calcext:value-type="float">
            <text:p>233</text:p>
          </table:table-cell>
          <table:table-cell table:formula="of:=CONCATENATE(&quot;new Route(&quot;; ([.A69]-1)*3+1 ; &quot;,&quot; ; [.B69] ; &quot;,&quot; ; [.C69] ; &quot;, [new RouteSpace(&quot;; [.D69] ; &quot;,&quot; ; [.E69] ; &quot;,&quot; ; [.F69] ;  &quot;,&quot; ;[.G69] ;  &quot;)], BLUE),&quot; ; &quot;new Route(&quot;; ([.A69]-1)*3+2 ; &quot;,&quot; ; [.B69] ; &quot;,&quot; ; [.C69] ; &quot;, [new RouteSpace(&quot;; [.D69] ; &quot;,&quot; ; [.E69] ; &quot;,&quot; ; [.F69] ;  &quot;,&quot; ;[.G69] ;  &quot;)], YELLOW),&quot; ; &quot;new Route(&quot;; ([.A69]-1)*3+3 ; &quot;,&quot; ; [.B69] ; &quot;,&quot; ; [.C69] ; &quot;, [new RouteSpace(&quot;; [.D69] ; &quot;,&quot; ; [.E69] ; &quot;,&quot; ; [.F69] ;  &quot;,&quot; ;[.G69] ;  &quot;)], RED),&quot;)" office:value-type="string" office:string-value="new Route(202,154,155, [new RouteSpace(1045,155,157,-37)], BLUE),new Route(203,154,155, [new RouteSpace(1045,155,157,-37)], YELLOW),new Route(204,154,155, [new RouteSpace(1045,155,157,-37)], RED)," calcext:value-type="string">
            <text:p>new Route(202,154,155, [new RouteSpace(1045,155,157,-37)], BLUE),new Route(203,154,155, [new RouteSpace(1045,155,157,-37)], YELLOW),new Route(204,154,155, [new RouteSpace(1045,155,157,-37)], RED),</text:p>
          </table:table-cell>
          <table:table-cell table:formula="of:=CONCATENATE(([.A69]-1)*3+1;&quot;=&gt;new Route(&quot;; [.B69] ; &quot;,&quot; ; [.C69]  ;  &quot;,BLUE),&quot; ;  ([.A69]-1)*3+2;&quot;=&gt;new Route(&quot;; [.B69] ; &quot;,&quot; ; [.C69]  ;  &quot;,YELLOW),&quot; ; ([.A69]-1)*3+3;&quot;=&gt;new Route(&quot;; [.B69] ; &quot;,&quot; ; [.C69]  ;  &quot;,RED),&quot;)" office:value-type="string" office:string-value="202=&gt;new Route(154,155,BLUE),203=&gt;new Route(154,155,YELLOW),204=&gt;new Route(154,155,RED)," calcext:value-type="string">
            <text:p>202=&gt;new Route(154,155,BLUE),203=&gt;new Route(154,155,YELLOW),204=&gt;new Route(154,15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N70]-1)+[.G70]" office:value-type="float" office:value="360" calcext:value-type="float">
            <text:p>360</text:p>
          </table:table-cell>
          <table:table-cell table:formula="of:=CONCATENATE(&quot;new Route(&quot;; ([.A70]-1)*3+1 ; &quot;,&quot; ; [.B70] ; &quot;,&quot; ; [.C70] ; &quot;, [new RouteSpace(&quot;; [.D70] ; &quot;,&quot; ; [.E70] ; &quot;,&quot; ; [.F70] ;  &quot;,&quot; ;[.G70] ;  &quot;)], BLUE),&quot; ; &quot;new Route(&quot;; ([.A70]-1)*3+2 ; &quot;,&quot; ; [.B70] ; &quot;,&quot; ; [.C70] ; &quot;, [new RouteSpace(&quot;; [.D70] ; &quot;,&quot; ; [.E70] ; &quot;,&quot; ; [.F70] ;  &quot;,&quot; ;[.G70] ;  &quot;)], YELLOW),&quot; ; &quot;new Route(&quot;; ([.A70]-1)*3+3 ; &quot;,&quot; ; [.B70] ; &quot;,&quot; ; [.C70] ; &quot;, [new RouteSpace(&quot;; [.D70] ; &quot;,&quot; ; [.E70] ; &quot;,&quot; ; [.F70] ;  &quot;,&quot; ;[.G70] ;  &quot;)], RED),&quot;)" office:value-type="string" office:string-value="new Route(205,155,156, [new RouteSpace(1183,63,167,90)], BLUE),new Route(206,155,156, [new RouteSpace(1183,63,167,90)], YELLOW),new Route(207,155,156, [new RouteSpace(1183,63,167,90)], RED)," calcext:value-type="string">
            <text:p>new Route(205,155,156, [new RouteSpace(1183,63,167,90)], BLUE),new Route(206,155,156, [new RouteSpace(1183,63,167,90)], YELLOW),new Route(207,155,156, [new RouteSpace(1183,63,167,90)], RED),</text:p>
          </table:table-cell>
          <table:table-cell table:formula="of:=CONCATENATE(([.A70]-1)*3+1;&quot;=&gt;new Route(&quot;; [.B70] ; &quot;,&quot; ; [.C70]  ;  &quot;,BLUE),&quot; ;  ([.A70]-1)*3+2;&quot;=&gt;new Route(&quot;; [.B70] ; &quot;,&quot; ; [.C70]  ;  &quot;,YELLOW),&quot; ; ([.A70]-1)*3+3;&quot;=&gt;new Route(&quot;; [.B70] ; &quot;,&quot; ; [.C70]  ;  &quot;,RED),&quot;)" office:value-type="string" office:string-value="205=&gt;new Route(155,156,BLUE),206=&gt;new Route(155,156,YELLOW),207=&gt;new Route(155,156,RED)," calcext:value-type="string">
            <text:p>205=&gt;new Route(155,156,BLUE),206=&gt;new Route(155,156,YELLOW),207=&gt;new Route(155,15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N71]-1)+[.G71]" office:value-type="float" office:value="9" calcext:value-type="float">
            <text:p>9</text:p>
          </table:table-cell>
          <table:table-cell table:formula="of:=CONCATENATE(&quot;new Route(&quot;; ([.A71]-1)*3+1 ; &quot;,&quot; ; [.B71] ; &quot;,&quot; ; [.C71] ; &quot;, [new RouteSpace(&quot;; [.D71] ; &quot;,&quot; ; [.E71] ; &quot;,&quot; ; [.F71] ;  &quot;,&quot; ;[.G71] ;  &quot;)], BLUE),&quot; ; &quot;new Route(&quot;; ([.A71]-1)*3+2 ; &quot;,&quot; ; [.B71] ; &quot;,&quot; ; [.C71] ; &quot;, [new RouteSpace(&quot;; [.D71] ; &quot;,&quot; ; [.E71] ; &quot;,&quot; ; [.F71] ;  &quot;,&quot; ;[.G71] ;  &quot;)], YELLOW),&quot; ; &quot;new Route(&quot;; ([.A71]-1)*3+3 ; &quot;,&quot; ; [.B71] ; &quot;,&quot; ; [.C71] ; &quot;, [new RouteSpace(&quot;; [.D71] ; &quot;,&quot; ; [.E71] ; &quot;,&quot; ; [.F71] ;  &quot;,&quot; ;[.G71] ;  &quot;)], RED),&quot;)" office:value-type="string" office:string-value="new Route(208,155,158, [new RouteSpace(1199,49,151,9)], BLUE),new Route(209,155,158, [new RouteSpace(1199,49,151,9)], YELLOW),new Route(210,155,158, [new RouteSpace(1199,49,151,9)], RED)," calcext:value-type="string">
            <text:p>new Route(208,155,158, [new RouteSpace(1199,49,151,9)], BLUE),new Route(209,155,158, [new RouteSpace(1199,49,151,9)], YELLOW),new Route(210,155,158, [new RouteSpace(1199,49,151,9)], RED),</text:p>
          </table:table-cell>
          <table:table-cell table:formula="of:=CONCATENATE(([.A71]-1)*3+1;&quot;=&gt;new Route(&quot;; [.B71] ; &quot;,&quot; ; [.C71]  ;  &quot;,BLUE),&quot; ;  ([.A71]-1)*3+2;&quot;=&gt;new Route(&quot;; [.B71] ; &quot;,&quot; ; [.C71]  ;  &quot;,YELLOW),&quot; ; ([.A71]-1)*3+3;&quot;=&gt;new Route(&quot;; [.B71] ; &quot;,&quot; ; [.C71]  ;  &quot;,RED),&quot;)" office:value-type="string" office:string-value="208=&gt;new Route(155,158,BLUE),209=&gt;new Route(155,158,YELLOW),210=&gt;new Route(155,158,RED)," calcext:value-type="string">
            <text:p>208=&gt;new Route(155,158,BLUE),209=&gt;new Route(155,158,YELLOW),210=&gt;new Route(155,15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N72]-1)+[.G72]" office:value-type="float" office:value="13" calcext:value-type="float">
            <text:p>13</text:p>
          </table:table-cell>
          <table:table-cell table:formula="of:=CONCATENATE(&quot;new Route(&quot;; ([.A72]-1)*3+1 ; &quot;,&quot; ; [.B72] ; &quot;,&quot; ; [.C72] ; &quot;, [new RouteSpace(&quot;; [.D72] ; &quot;,&quot; ; [.E72] ; &quot;,&quot; ; [.F72] ;  &quot;,&quot; ;[.G72] ;  &quot;)], BLUE),&quot; ; &quot;new Route(&quot;; ([.A72]-1)*3+2 ; &quot;,&quot; ; [.B72] ; &quot;,&quot; ; [.C72] ; &quot;, [new RouteSpace(&quot;; [.D72] ; &quot;,&quot; ; [.E72] ; &quot;,&quot; ; [.F72] ;  &quot;,&quot; ;[.G72] ;  &quot;)], YELLOW),&quot; ; &quot;new Route(&quot;; ([.A72]-1)*3+3 ; &quot;,&quot; ; [.B72] ; &quot;,&quot; ; [.C72] ; &quot;, [new RouteSpace(&quot;; [.D72] ; &quot;,&quot; ; [.E72] ; &quot;,&quot; ; [.F72] ;  &quot;,&quot; ;[.G72] ;  &quot;)], RED),&quot;)" office:value-type="string" office:string-value="new Route(211,157,161, [new RouteSpace(1239,400,115,13)], BLUE),new Route(212,157,161, [new RouteSpace(1239,400,115,13)], YELLOW),new Route(213,157,161, [new RouteSpace(1239,400,115,13)], RED)," calcext:value-type="string">
            <text:p>new Route(211,157,161, [new RouteSpace(1239,400,115,13)], BLUE),new Route(212,157,161, [new RouteSpace(1239,400,115,13)], YELLOW),new Route(213,157,161, [new RouteSpace(1239,400,115,13)], RED),</text:p>
          </table:table-cell>
          <table:table-cell table:formula="of:=CONCATENATE(([.A72]-1)*3+1;&quot;=&gt;new Route(&quot;; [.B72] ; &quot;,&quot; ; [.C72]  ;  &quot;,BLUE),&quot; ;  ([.A72]-1)*3+2;&quot;=&gt;new Route(&quot;; [.B72] ; &quot;,&quot; ; [.C72]  ;  &quot;,YELLOW),&quot; ; ([.A72]-1)*3+3;&quot;=&gt;new Route(&quot;; [.B72] ; &quot;,&quot; ; [.C72]  ;  &quot;,RED),&quot;)" office:value-type="string" office:string-value="211=&gt;new Route(157,161,BLUE),212=&gt;new Route(157,161,YELLOW),213=&gt;new Route(157,161,RED)," calcext:value-type="string">
            <text:p>211=&gt;new Route(157,161,BLUE),212=&gt;new Route(157,161,YELLOW),213=&gt;new Route(157,16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N73]-1)+[.G73]" office:value-type="float" office:value="53" calcext:value-type="float">
            <text:p>53</text:p>
          </table:table-cell>
          <table:table-cell table:formula="of:=CONCATENATE(&quot;new Route(&quot;; ([.A73]-1)*3+1 ; &quot;,&quot; ; [.B73] ; &quot;,&quot; ; [.C73] ; &quot;, [new RouteSpace(&quot;; [.D73] ; &quot;,&quot; ; [.E73] ; &quot;,&quot; ; [.F73] ;  &quot;,&quot; ;[.G73] ;  &quot;)], BLUE),&quot; ; &quot;new Route(&quot;; ([.A73]-1)*3+2 ; &quot;,&quot; ; [.B73] ; &quot;,&quot; ; [.C73] ; &quot;, [new RouteSpace(&quot;; [.D73] ; &quot;,&quot; ; [.E73] ; &quot;,&quot; ; [.F73] ;  &quot;,&quot; ;[.G73] ;  &quot;)], YELLOW),&quot; ; &quot;new Route(&quot;; ([.A73]-1)*3+3 ; &quot;,&quot; ; [.B73] ; &quot;,&quot; ; [.C73] ; &quot;, [new RouteSpace(&quot;; [.D73] ; &quot;,&quot; ; [.E73] ; &quot;,&quot; ; [.F73] ;  &quot;,&quot; ;[.G73] ;  &quot;)], RED),&quot;)" office:value-type="string" office:string-value="new Route(214,157,162, [new RouteSpace(1238,409,94,53)], BLUE),new Route(215,157,162, [new RouteSpace(1238,409,94,53)], YELLOW),new Route(216,157,162, [new RouteSpace(1238,409,94,53)], RED)," calcext:value-type="string">
            <text:p>new Route(214,157,162, [new RouteSpace(1238,409,94,53)], BLUE),new Route(215,157,162, [new RouteSpace(1238,409,94,53)], YELLOW),new Route(216,157,162, [new RouteSpace(1238,409,94,53)], RED),</text:p>
          </table:table-cell>
          <table:table-cell table:formula="of:=CONCATENATE(([.A73]-1)*3+1;&quot;=&gt;new Route(&quot;; [.B73] ; &quot;,&quot; ; [.C73]  ;  &quot;,BLUE),&quot; ;  ([.A73]-1)*3+2;&quot;=&gt;new Route(&quot;; [.B73] ; &quot;,&quot; ; [.C73]  ;  &quot;,YELLOW),&quot; ; ([.A73]-1)*3+3;&quot;=&gt;new Route(&quot;; [.B73] ; &quot;,&quot; ; [.C73]  ;  &quot;,RED),&quot;)" office:value-type="string" office:string-value="214=&gt;new Route(157,162,BLUE),215=&gt;new Route(157,162,YELLOW),216=&gt;new Route(157,162,RED)," calcext:value-type="string">
            <text:p>214=&gt;new Route(157,162,BLUE),215=&gt;new Route(157,162,YELLOW),216=&gt;new Route(157,16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N74]-1)+[.G74]" office:value-type="float" office:value="59" calcext:value-type="float">
            <text:p>59</text:p>
          </table:table-cell>
          <table:table-cell table:formula="of:=CONCATENATE(&quot;new Route(&quot;; ([.A74]-1)*3+1 ; &quot;,&quot; ; [.B74] ; &quot;,&quot; ; [.C74] ; &quot;, [new RouteSpace(&quot;; [.D74] ; &quot;,&quot; ; [.E74] ; &quot;,&quot; ; [.F74] ;  &quot;,&quot; ;[.G74] ;  &quot;)], BLUE),&quot; ; &quot;new Route(&quot;; ([.A74]-1)*3+2 ; &quot;,&quot; ; [.B74] ; &quot;,&quot; ; [.C74] ; &quot;, [new RouteSpace(&quot;; [.D74] ; &quot;,&quot; ; [.E74] ; &quot;,&quot; ; [.F74] ;  &quot;,&quot; ;[.G74] ;  &quot;)], YELLOW),&quot; ; &quot;new Route(&quot;; ([.A74]-1)*3+3 ; &quot;,&quot; ; [.B74] ; &quot;,&quot; ; [.C74] ; &quot;, [new RouteSpace(&quot;; [.D74] ; &quot;,&quot; ; [.E74] ; &quot;,&quot; ; [.F74] ;  &quot;,&quot; ;[.G74] ;  &quot;)], RED),&quot;)" office:value-type="string" office:string-value="new Route(217,158,159, [new RouteSpace(1375,93,83,59)], BLUE),new Route(218,158,159, [new RouteSpace(1375,93,83,59)], YELLOW),new Route(219,158,159, [new RouteSpace(1375,93,83,59)], RED)," calcext:value-type="string">
            <text:p>new Route(217,158,159, [new RouteSpace(1375,93,83,59)], BLUE),new Route(218,158,159, [new RouteSpace(1375,93,83,59)], YELLOW),new Route(219,158,159, [new RouteSpace(1375,93,83,59)], RED),</text:p>
          </table:table-cell>
          <table:table-cell table:formula="of:=CONCATENATE(([.A74]-1)*3+1;&quot;=&gt;new Route(&quot;; [.B74] ; &quot;,&quot; ; [.C74]  ;  &quot;,BLUE),&quot; ;  ([.A74]-1)*3+2;&quot;=&gt;new Route(&quot;; [.B74] ; &quot;,&quot; ; [.C74]  ;  &quot;,YELLOW),&quot; ; ([.A74]-1)*3+3;&quot;=&gt;new Route(&quot;; [.B74] ; &quot;,&quot; ; [.C74]  ;  &quot;,RED),&quot;)" office:value-type="string" office:string-value="217=&gt;new Route(158,159,BLUE),218=&gt;new Route(158,159,YELLOW),219=&gt;new Route(158,159,RED)," calcext:value-type="string">
            <text:p>217=&gt;new Route(158,159,BLUE),218=&gt;new Route(158,159,YELLOW),219=&gt;new Route(158,15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N75]-1)+[.G75]" office:value-type="float" office:value="-11" calcext:value-type="float">
            <text:p>-11</text:p>
          </table:table-cell>
          <table:table-cell table:formula="of:=CONCATENATE(&quot;new Route(&quot;; ([.A75]-1)*3+1 ; &quot;,&quot; ; [.B75] ; &quot;,&quot; ; [.C75] ; &quot;, [new RouteSpace(&quot;; [.D75] ; &quot;,&quot; ; [.E75] ; &quot;,&quot; ; [.F75] ;  &quot;,&quot; ;[.G75] ;  &quot;)], BLUE),&quot; ; &quot;new Route(&quot;; ([.A75]-1)*3+2 ; &quot;,&quot; ; [.B75] ; &quot;,&quot; ; [.C75] ; &quot;, [new RouteSpace(&quot;; [.D75] ; &quot;,&quot; ; [.E75] ; &quot;,&quot; ; [.F75] ;  &quot;,&quot; ;[.G75] ;  &quot;)], YELLOW),&quot; ; &quot;new Route(&quot;; ([.A75]-1)*3+3 ; &quot;,&quot; ; [.B75] ; &quot;,&quot; ; [.C75] ; &quot;, [new RouteSpace(&quot;; [.D75] ; &quot;,&quot; ; [.E75] ; &quot;,&quot; ; [.F75] ;  &quot;,&quot; ;[.G75] ;  &quot;)], RED),&quot;)" office:value-type="string" office:string-value="new Route(220,158,168, [new RouteSpace(1377,77,119,-11)], BLUE),new Route(221,158,168, [new RouteSpace(1377,77,119,-11)], YELLOW),new Route(222,158,168, [new RouteSpace(1377,77,119,-11)], RED)," calcext:value-type="string">
            <text:p>new Route(220,158,168, [new RouteSpace(1377,77,119,-11)], BLUE),new Route(221,158,168, [new RouteSpace(1377,77,119,-11)], YELLOW),new Route(222,158,168, [new RouteSpace(1377,77,119,-11)], RED),</text:p>
          </table:table-cell>
          <table:table-cell table:formula="of:=CONCATENATE(([.A75]-1)*3+1;&quot;=&gt;new Route(&quot;; [.B75] ; &quot;,&quot; ; [.C75]  ;  &quot;,BLUE),&quot; ;  ([.A75]-1)*3+2;&quot;=&gt;new Route(&quot;; [.B75] ; &quot;,&quot; ; [.C75]  ;  &quot;,YELLOW),&quot; ; ([.A75]-1)*3+3;&quot;=&gt;new Route(&quot;; [.B75] ; &quot;,&quot; ; [.C75]  ;  &quot;,RED),&quot;)" office:value-type="string" office:string-value="220=&gt;new Route(158,168,BLUE),221=&gt;new Route(158,168,YELLOW),222=&gt;new Route(158,168,RED)," calcext:value-type="string">
            <text:p>220=&gt;new Route(158,168,BLUE),221=&gt;new Route(158,168,YELLOW),222=&gt;new Route(158,16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N76]-1)+[.G76]" office:value-type="float" office:value="278" calcext:value-type="float">
            <text:p>278</text:p>
          </table:table-cell>
          <table:table-cell table:formula="of:=CONCATENATE(&quot;new Route(&quot;; ([.A76]-1)*3+1 ; &quot;,&quot; ; [.B76] ; &quot;,&quot; ; [.C76] ; &quot;, [new RouteSpace(&quot;; [.D76] ; &quot;,&quot; ; [.E76] ; &quot;,&quot; ; [.F76] ;  &quot;,&quot; ;[.G76] ;  &quot;)], BLUE),&quot; ; &quot;new Route(&quot;; ([.A76]-1)*3+2 ; &quot;,&quot; ; [.B76] ; &quot;,&quot; ; [.C76] ; &quot;, [new RouteSpace(&quot;; [.D76] ; &quot;,&quot; ; [.E76] ; &quot;,&quot; ; [.F76] ;  &quot;,&quot; ;[.G76] ;  &quot;)], YELLOW),&quot; ; &quot;new Route(&quot;; ([.A76]-1)*3+3 ; &quot;,&quot; ; [.B76] ; &quot;,&quot; ; [.C76] ; &quot;, [new RouteSpace(&quot;; [.D76] ; &quot;,&quot; ; [.E76] ; &quot;,&quot; ; [.F76] ;  &quot;,&quot; ;[.G76] ;  &quot;)], RED),&quot;)" office:value-type="string" office:string-value="new Route(223,159,167, [new RouteSpace(1438,181,144,8)], BLUE),new Route(224,159,167, [new RouteSpace(1438,181,144,8)], YELLOW),new Route(225,159,167, [new RouteSpace(1438,181,144,8)], RED)," calcext:value-type="string">
            <text:p>new Route(223,159,167, [new RouteSpace(1438,181,144,8)], BLUE),new Route(224,159,167, [new RouteSpace(1438,181,144,8)], YELLOW),new Route(225,159,167, [new RouteSpace(1438,181,144,8)], RED),</text:p>
          </table:table-cell>
          <table:table-cell table:formula="of:=CONCATENATE(([.A76]-1)*3+1;&quot;=&gt;new Route(&quot;; [.B76] ; &quot;,&quot; ; [.C76]  ;  &quot;,BLUE),&quot; ;  ([.A76]-1)*3+2;&quot;=&gt;new Route(&quot;; [.B76] ; &quot;,&quot; ; [.C76]  ;  &quot;,YELLOW),&quot; ; ([.A76]-1)*3+3;&quot;=&gt;new Route(&quot;; [.B76] ; &quot;,&quot; ; [.C76]  ;  &quot;,RED),&quot;)" office:value-type="string" office:string-value="223=&gt;new Route(159,167,BLUE),224=&gt;new Route(159,167,YELLOW),225=&gt;new Route(159,167,RED)," calcext:value-type="string">
            <text:p>223=&gt;new Route(159,167,BLUE),224=&gt;new Route(159,167,YELLOW),225=&gt;new Route(159,16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N77]-1)+[.G77]" office:value-type="float" office:value="-58" calcext:value-type="float">
            <text:p>-58</text:p>
          </table:table-cell>
          <table:table-cell table:formula="of:=CONCATENATE(&quot;new Route(&quot;; ([.A77]-1)*3+1 ; &quot;,&quot; ; [.B77] ; &quot;,&quot; ; [.C77] ; &quot;, [new RouteSpace(&quot;; [.D77] ; &quot;,&quot; ; [.E77] ; &quot;,&quot; ; [.F77] ;  &quot;,&quot; ;[.G77] ;  &quot;)], BLUE),&quot; ; &quot;new Route(&quot;; ([.A77]-1)*3+2 ; &quot;,&quot; ; [.B77] ; &quot;,&quot; ; [.C77] ; &quot;, [new RouteSpace(&quot;; [.D77] ; &quot;,&quot; ; [.E77] ; &quot;,&quot; ; [.F77] ;  &quot;,&quot; ;[.G77] ;  &quot;)], YELLOW),&quot; ; &quot;new Route(&quot;; ([.A77]-1)*3+3 ; &quot;,&quot; ; [.B77] ; &quot;,&quot; ; [.C77] ; &quot;, [new RouteSpace(&quot;; [.D77] ; &quot;,&quot; ; [.E77] ; &quot;,&quot; ; [.F77] ;  &quot;,&quot; ;[.G77] ;  &quot;)], RED),&quot;)" office:value-type="string" office:string-value="new Route(226,159,168, [new RouteSpace(1433,168,125,-58)], BLUE),new Route(227,159,168, [new RouteSpace(1433,168,125,-58)], YELLOW),new Route(228,159,168, [new RouteSpace(1433,168,125,-58)], RED)," calcext:value-type="string">
            <text:p>new Route(226,159,168, [new RouteSpace(1433,168,125,-58)], BLUE),new Route(227,159,168, [new RouteSpace(1433,168,125,-58)], YELLOW),new Route(228,159,168, [new RouteSpace(1433,168,125,-58)], RED),</text:p>
          </table:table-cell>
          <table:table-cell table:formula="of:=CONCATENATE(([.A77]-1)*3+1;&quot;=&gt;new Route(&quot;; [.B77] ; &quot;,&quot; ; [.C77]  ;  &quot;,BLUE),&quot; ;  ([.A77]-1)*3+2;&quot;=&gt;new Route(&quot;; [.B77] ; &quot;,&quot; ; [.C77]  ;  &quot;,YELLOW),&quot; ; ([.A77]-1)*3+3;&quot;=&gt;new Route(&quot;; [.B77] ; &quot;,&quot; ; [.C77]  ;  &quot;,RED),&quot;)" office:value-type="string" office:string-value="226=&gt;new Route(159,168,BLUE),227=&gt;new Route(159,168,YELLOW),228=&gt;new Route(159,168,RED)," calcext:value-type="string">
            <text:p>226=&gt;new Route(159,168,BLUE),227=&gt;new Route(159,168,YELLOW),228=&gt;new Route(159,16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N78]-1)+[.G78]" office:value-type="float" office:value="212" calcext:value-type="float">
            <text:p>212</text:p>
          </table:table-cell>
          <table:table-cell table:formula="of:=CONCATENATE(&quot;new Route(&quot;; ([.A78]-1)*3+1 ; &quot;,&quot; ; [.B78] ; &quot;,&quot; ; [.C78] ; &quot;, [new RouteSpace(&quot;; [.D78] ; &quot;,&quot; ; [.E78] ; &quot;,&quot; ; [.F78] ;  &quot;,&quot; ;[.G78] ;  &quot;)], BLUE),&quot; ; &quot;new Route(&quot;; ([.A78]-1)*3+2 ; &quot;,&quot; ; [.B78] ; &quot;,&quot; ; [.C78] ; &quot;, [new RouteSpace(&quot;; [.D78] ; &quot;,&quot; ; [.E78] ; &quot;,&quot; ; [.F78] ;  &quot;,&quot; ;[.G78] ;  &quot;)], YELLOW),&quot; ; &quot;new Route(&quot;; ([.A78]-1)*3+3 ; &quot;,&quot; ; [.B78] ; &quot;,&quot; ; [.C78] ; &quot;, [new RouteSpace(&quot;; [.D78] ; &quot;,&quot; ; [.E78] ; &quot;,&quot; ; [.F78] ;  &quot;,&quot; ;[.G78] ;  &quot;)], RED),&quot;)" office:value-type="string" office:string-value="new Route(229,160,167, [new RouteSpace(1523,319,116,-58)], BLUE),new Route(230,160,167, [new RouteSpace(1523,319,116,-58)], YELLOW),new Route(231,160,167, [new RouteSpace(1523,319,116,-58)], RED)," calcext:value-type="string">
            <text:p>new Route(229,160,167, [new RouteSpace(1523,319,116,-58)], BLUE),new Route(230,160,167, [new RouteSpace(1523,319,116,-58)], YELLOW),new Route(231,160,167, [new RouteSpace(1523,319,116,-58)], RED),</text:p>
          </table:table-cell>
          <table:table-cell table:formula="of:=CONCATENATE(([.A78]-1)*3+1;&quot;=&gt;new Route(&quot;; [.B78] ; &quot;,&quot; ; [.C78]  ;  &quot;,BLUE),&quot; ;  ([.A78]-1)*3+2;&quot;=&gt;new Route(&quot;; [.B78] ; &quot;,&quot; ; [.C78]  ;  &quot;,YELLOW),&quot; ; ([.A78]-1)*3+3;&quot;=&gt;new Route(&quot;; [.B78] ; &quot;,&quot; ; [.C78]  ;  &quot;,RED),&quot;)" office:value-type="string" office:string-value="229=&gt;new Route(160,167,BLUE),230=&gt;new Route(160,167,YELLOW),231=&gt;new Route(160,167,RED)," calcext:value-type="string">
            <text:p>229=&gt;new Route(160,167,BLUE),230=&gt;new Route(160,167,YELLOW),231=&gt;new Route(160,16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N79]-1)+[.G79]" office:value-type="float" office:value="274" calcext:value-type="float">
            <text:p>274</text:p>
          </table:table-cell>
          <table:table-cell table:formula="of:=CONCATENATE(&quot;new Route(&quot;; ([.A79]-1)*3+1 ; &quot;,&quot; ; [.B79] ; &quot;,&quot; ; [.C79] ; &quot;, [new RouteSpace(&quot;; [.D79] ; &quot;,&quot; ; [.E79] ; &quot;,&quot; ; [.F79] ;  &quot;,&quot; ;[.G79] ;  &quot;)], BLUE),&quot; ; &quot;new Route(&quot;; ([.A79]-1)*3+2 ; &quot;,&quot; ; [.B79] ; &quot;,&quot; ; [.C79] ; &quot;, [new RouteSpace(&quot;; [.D79] ; &quot;,&quot; ; [.E79] ; &quot;,&quot; ; [.F79] ;  &quot;,&quot; ;[.G79] ;  &quot;)], YELLOW),&quot; ; &quot;new Route(&quot;; ([.A79]-1)*3+3 ; &quot;,&quot; ; [.B79] ; &quot;,&quot; ; [.C79] ; &quot;, [new RouteSpace(&quot;; [.D79] ; &quot;,&quot; ; [.E79] ; &quot;,&quot; ; [.F79] ;  &quot;,&quot; ;[.G79] ;  &quot;)], RED),&quot;)" office:value-type="string" office:string-value="new Route(232,160,170, [new RouteSpace(1534,337,161,4)], BLUE),new Route(233,160,170, [new RouteSpace(1534,337,161,4)], YELLOW),new Route(234,160,170, [new RouteSpace(1534,337,161,4)], RED)," calcext:value-type="string">
            <text:p>new Route(232,160,170, [new RouteSpace(1534,337,161,4)], BLUE),new Route(233,160,170, [new RouteSpace(1534,337,161,4)], YELLOW),new Route(234,160,170, [new RouteSpace(1534,337,161,4)], RED),</text:p>
          </table:table-cell>
          <table:table-cell table:formula="of:=CONCATENATE(([.A79]-1)*3+1;&quot;=&gt;new Route(&quot;; [.B79] ; &quot;,&quot; ; [.C79]  ;  &quot;,BLUE),&quot; ;  ([.A79]-1)*3+2;&quot;=&gt;new Route(&quot;; [.B79] ; &quot;,&quot; ; [.C79]  ;  &quot;,YELLOW),&quot; ; ([.A79]-1)*3+3;&quot;=&gt;new Route(&quot;; [.B79] ; &quot;,&quot; ; [.C79]  ;  &quot;,RED),&quot;)" office:value-type="string" office:string-value="232=&gt;new Route(160,170,BLUE),233=&gt;new Route(160,170,YELLOW),234=&gt;new Route(160,170,RED)," calcext:value-type="string">
            <text:p>232=&gt;new Route(160,170,BLUE),233=&gt;new Route(160,170,YELLOW),234=&gt;new Route(160,17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N80]-1)+[.G80]" office:value-type="float" office:value="-8" calcext:value-type="float">
            <text:p>-8</text:p>
          </table:table-cell>
          <table:table-cell table:formula="of:=CONCATENATE(&quot;new Route(&quot;; ([.A80]-1)*3+1 ; &quot;,&quot; ; [.B80] ; &quot;,&quot; ; [.C80] ; &quot;, [new RouteSpace(&quot;; [.D80] ; &quot;,&quot; ; [.E80] ; &quot;,&quot; ; [.F80] ;  &quot;,&quot; ;[.G80] ;  &quot;)], BLUE),&quot; ; &quot;new Route(&quot;; ([.A80]-1)*3+2 ; &quot;,&quot; ; [.B80] ; &quot;,&quot; ; [.C80] ; &quot;, [new RouteSpace(&quot;; [.D80] ; &quot;,&quot; ; [.E80] ; &quot;,&quot; ; [.F80] ;  &quot;,&quot; ;[.G80] ;  &quot;)], YELLOW),&quot; ; &quot;new Route(&quot;; ([.A80]-1)*3+3 ; &quot;,&quot; ; [.B80] ; &quot;,&quot; ; [.C80] ; &quot;, [new RouteSpace(&quot;; [.D80] ; &quot;,&quot; ; [.E80] ; &quot;,&quot; ; [.F80] ;  &quot;,&quot; ;[.G80] ;  &quot;)], RED),&quot;)" office:value-type="string" office:string-value="new Route(235,161,166, [new RouteSpace(1385,422,139,-8)], BLUE),new Route(236,161,166, [new RouteSpace(1385,422,139,-8)], YELLOW),new Route(237,161,166, [new RouteSpace(1385,422,139,-8)], RED)," calcext:value-type="string">
            <text:p>new Route(235,161,166, [new RouteSpace(1385,422,139,-8)], BLUE),new Route(236,161,166, [new RouteSpace(1385,422,139,-8)], YELLOW),new Route(237,161,166, [new RouteSpace(1385,422,139,-8)], RED),</text:p>
          </table:table-cell>
          <table:table-cell table:formula="of:=CONCATENATE(([.A80]-1)*3+1;&quot;=&gt;new Route(&quot;; [.B80] ; &quot;,&quot; ; [.C80]  ;  &quot;,BLUE),&quot; ;  ([.A80]-1)*3+2;&quot;=&gt;new Route(&quot;; [.B80] ; &quot;,&quot; ; [.C80]  ;  &quot;,YELLOW),&quot; ; ([.A80]-1)*3+3;&quot;=&gt;new Route(&quot;; [.B80] ; &quot;,&quot; ; [.C80]  ;  &quot;,RED),&quot;)" office:value-type="string" office:string-value="235=&gt;new Route(161,166,BLUE),236=&gt;new Route(161,166,YELLOW),237=&gt;new Route(161,166,RED)," calcext:value-type="string">
            <text:p>235=&gt;new Route(161,166,BLUE),236=&gt;new Route(161,166,YELLOW),237=&gt;new Route(161,16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N81]-1)+[.G81]" office:value-type="float" office:value="345" calcext:value-type="float">
            <text:p>345</text:p>
          </table:table-cell>
          <table:table-cell table:formula="of:=CONCATENATE(&quot;new Route(&quot;; ([.A81]-1)*3+1 ; &quot;,&quot; ; [.B81] ; &quot;,&quot; ; [.C81] ; &quot;, [new RouteSpace(&quot;; [.D81] ; &quot;,&quot; ; [.E81] ; &quot;,&quot; ; [.F81] ;  &quot;,&quot; ;[.G81] ;  &quot;)], BLUE),&quot; ; &quot;new Route(&quot;; ([.A81]-1)*3+2 ; &quot;,&quot; ; [.B81] ; &quot;,&quot; ; [.C81] ; &quot;, [new RouteSpace(&quot;; [.D81] ; &quot;,&quot; ; [.E81] ; &quot;,&quot; ; [.F81] ;  &quot;,&quot; ;[.G81] ;  &quot;)], YELLOW),&quot; ; &quot;new Route(&quot;; ([.A81]-1)*3+3 ; &quot;,&quot; ; [.B81] ; &quot;,&quot; ; [.C81] ; &quot;, [new RouteSpace(&quot;; [.D81] ; &quot;,&quot; ; [.E81] ; &quot;,&quot; ; [.F81] ;  &quot;,&quot; ;[.G81] ;  &quot;)], RED),&quot;)" office:value-type="string" office:string-value="new Route(238,162,163, [new RouteSpace(1311,511,140,75)], BLUE),new Route(239,162,163, [new RouteSpace(1311,511,140,75)], YELLOW),new Route(240,162,163, [new RouteSpace(1311,511,140,75)], RED)," calcext:value-type="string">
            <text:p>new Route(238,162,163, [new RouteSpace(1311,511,140,75)], BLUE),new Route(239,162,163, [new RouteSpace(1311,511,140,75)], YELLOW),new Route(240,162,163, [new RouteSpace(1311,511,140,75)], RED),</text:p>
          </table:table-cell>
          <table:table-cell table:formula="of:=CONCATENATE(([.A81]-1)*3+1;&quot;=&gt;new Route(&quot;; [.B81] ; &quot;,&quot; ; [.C81]  ;  &quot;,BLUE),&quot; ;  ([.A81]-1)*3+2;&quot;=&gt;new Route(&quot;; [.B81] ; &quot;,&quot; ; [.C81]  ;  &quot;,YELLOW),&quot; ; ([.A81]-1)*3+3;&quot;=&gt;new Route(&quot;; [.B81] ; &quot;,&quot; ; [.C81]  ;  &quot;,RED),&quot;)" office:value-type="string" office:string-value="238=&gt;new Route(162,163,BLUE),239=&gt;new Route(162,163,YELLOW),240=&gt;new Route(162,163,RED)," calcext:value-type="string">
            <text:p>238=&gt;new Route(162,163,BLUE),239=&gt;new Route(162,163,YELLOW),240=&gt;new Route(162,163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N82]-1)+[.G82]" office:value-type="float" office:value="22" calcext:value-type="float">
            <text:p>22</text:p>
          </table:table-cell>
          <table:table-cell table:formula="of:=CONCATENATE(&quot;new Route(&quot;; ([.A82]-1)*3+1 ; &quot;,&quot; ; [.B82] ; &quot;,&quot; ; [.C82] ; &quot;, [new RouteSpace(&quot;; [.D82] ; &quot;,&quot; ; [.E82] ; &quot;,&quot; ; [.F82] ;  &quot;,&quot; ;[.G82] ;  &quot;)], BLUE),&quot; ; &quot;new Route(&quot;; ([.A82]-1)*3+2 ; &quot;,&quot; ; [.B82] ; &quot;,&quot; ; [.C82] ; &quot;, [new RouteSpace(&quot;; [.D82] ; &quot;,&quot; ; [.E82] ; &quot;,&quot; ; [.F82] ;  &quot;,&quot; ;[.G82] ;  &quot;)], YELLOW),&quot; ; &quot;new Route(&quot;; ([.A82]-1)*3+3 ; &quot;,&quot; ; [.B82] ; &quot;,&quot; ; [.C82] ; &quot;, [new RouteSpace(&quot;; [.D82] ; &quot;,&quot; ; [.E82] ; &quot;,&quot; ; [.F82] ;  &quot;,&quot; ;[.G82] ;  &quot;)], RED),&quot;)" office:value-type="string" office:string-value="new Route(241,162,164, [new RouteSpace(1322,503,102,22)], BLUE),new Route(242,162,164, [new RouteSpace(1322,503,102,22)], YELLOW),new Route(243,162,164, [new RouteSpace(1322,503,102,22)], RED)," calcext:value-type="string">
            <text:p>new Route(241,162,164, [new RouteSpace(1322,503,102,22)], BLUE),new Route(242,162,164, [new RouteSpace(1322,503,102,22)], YELLOW),new Route(243,162,164, [new RouteSpace(1322,503,102,22)], RED),</text:p>
          </table:table-cell>
          <table:table-cell table:formula="of:=CONCATENATE(([.A82]-1)*3+1;&quot;=&gt;new Route(&quot;; [.B82] ; &quot;,&quot; ; [.C82]  ;  &quot;,BLUE),&quot; ;  ([.A82]-1)*3+2;&quot;=&gt;new Route(&quot;; [.B82] ; &quot;,&quot; ; [.C82]  ;  &quot;,YELLOW),&quot; ; ([.A82]-1)*3+3;&quot;=&gt;new Route(&quot;; [.B82] ; &quot;,&quot; ; [.C82]  ;  &quot;,RED),&quot;)" office:value-type="string" office:string-value="241=&gt;new Route(162,164,BLUE),242=&gt;new Route(162,164,YELLOW),243=&gt;new Route(162,164,RED)," calcext:value-type="string">
            <text:p>241=&gt;new Route(162,164,BLUE),242=&gt;new Route(162,164,YELLOW),243=&gt;new Route(162,16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N83]-1)+[.G83]" office:value-type="float" office:value="-50" calcext:value-type="float">
            <text:p>-50</text:p>
          </table:table-cell>
          <table:table-cell table:formula="of:=CONCATENATE(&quot;new Route(&quot;; ([.A83]-1)*3+1 ; &quot;,&quot; ; [.B83] ; &quot;,&quot; ; [.C83] ; &quot;, [new RouteSpace(&quot;; [.D83] ; &quot;,&quot; ; [.E83] ; &quot;,&quot; ; [.F83] ;  &quot;,&quot; ;[.G83] ;  &quot;)], BLUE),&quot; ; &quot;new Route(&quot;; ([.A83]-1)*3+2 ; &quot;,&quot; ; [.B83] ; &quot;,&quot; ; [.C83] ; &quot;, [new RouteSpace(&quot;; [.D83] ; &quot;,&quot; ; [.E83] ; &quot;,&quot; ; [.F83] ;  &quot;,&quot; ;[.G83] ;  &quot;)], YELLOW),&quot; ; &quot;new Route(&quot;; ([.A83]-1)*3+3 ; &quot;,&quot; ; [.B83] ; &quot;,&quot; ; [.C83] ; &quot;, [new RouteSpace(&quot;; [.D83] ; &quot;,&quot; ; [.E83] ; &quot;,&quot; ; [.F83] ;  &quot;,&quot; ;[.G83] ;  &quot;)], RED),&quot;)" office:value-type="string" office:string-value="new Route(244,163,164, [new RouteSpace(1357,646,107,-50)], BLUE),new Route(245,163,164, [new RouteSpace(1357,646,107,-50)], YELLOW),new Route(246,163,164, [new RouteSpace(1357,646,107,-50)], RED)," calcext:value-type="string">
            <text:p>new Route(244,163,164, [new RouteSpace(1357,646,107,-50)], BLUE),new Route(245,163,164, [new RouteSpace(1357,646,107,-50)], YELLOW),new Route(246,163,164, [new RouteSpace(1357,646,107,-50)], RED),</text:p>
          </table:table-cell>
          <table:table-cell table:formula="of:=CONCATENATE(([.A83]-1)*3+1;&quot;=&gt;new Route(&quot;; [.B83] ; &quot;,&quot; ; [.C83]  ;  &quot;,BLUE),&quot; ;  ([.A83]-1)*3+2;&quot;=&gt;new Route(&quot;; [.B83] ; &quot;,&quot; ; [.C83]  ;  &quot;,YELLOW),&quot; ; ([.A83]-1)*3+3;&quot;=&gt;new Route(&quot;; [.B83] ; &quot;,&quot; ; [.C83]  ;  &quot;,RED),&quot;)" office:value-type="string" office:string-value="244=&gt;new Route(163,164,BLUE),245=&gt;new Route(163,164,YELLOW),246=&gt;new Route(163,164,RED)," calcext:value-type="string">
            <text:p>244=&gt;new Route(163,164,BLUE),245=&gt;new Route(163,164,YELLOW),246=&gt;new Route(163,16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N84]-1)+[.G84]" office:value-type="float" office:value="256" calcext:value-type="float">
            <text:p>256</text:p>
          </table:table-cell>
          <table:table-cell table:formula="of:=CONCATENATE(&quot;new Route(&quot;; ([.A84]-1)*3+1 ; &quot;,&quot; ; [.B84] ; &quot;,&quot; ; [.C84] ; &quot;, [new RouteSpace(&quot;; [.D84] ; &quot;,&quot; ; [.E84] ; &quot;,&quot; ; [.F84] ;  &quot;,&quot; ;[.G84] ;  &quot;)], BLUE),&quot; ; &quot;new Route(&quot;; ([.A84]-1)*3+2 ; &quot;,&quot; ; [.B84] ; &quot;,&quot; ; [.C84] ; &quot;, [new RouteSpace(&quot;; [.D84] ; &quot;,&quot; ; [.E84] ; &quot;,&quot; ; [.F84] ;  &quot;,&quot; ;[.G84] ;  &quot;)], YELLOW),&quot; ; &quot;new Route(&quot;; ([.A84]-1)*3+3 ; &quot;,&quot; ; [.B84] ; &quot;,&quot; ; [.C84] ; &quot;, [new RouteSpace(&quot;; [.D84] ; &quot;,&quot; ; [.E84] ; &quot;,&quot; ; [.F84] ;  &quot;,&quot; ;[.G84] ;  &quot;)], RED),&quot;)" office:value-type="string" office:string-value="new Route(247,163,165, [new RouteSpace(1367,656,108,-14)], BLUE),new Route(248,163,165, [new RouteSpace(1367,656,108,-14)], YELLOW),new Route(249,163,165, [new RouteSpace(1367,656,108,-14)], RED)," calcext:value-type="string">
            <text:p>new Route(247,163,165, [new RouteSpace(1367,656,108,-14)], BLUE),new Route(248,163,165, [new RouteSpace(1367,656,108,-14)], YELLOW),new Route(249,163,165, [new RouteSpace(1367,656,108,-14)], RED),</text:p>
          </table:table-cell>
          <table:table-cell table:formula="of:=CONCATENATE(([.A84]-1)*3+1;&quot;=&gt;new Route(&quot;; [.B84] ; &quot;,&quot; ; [.C84]  ;  &quot;,BLUE),&quot; ;  ([.A84]-1)*3+2;&quot;=&gt;new Route(&quot;; [.B84] ; &quot;,&quot; ; [.C84]  ;  &quot;,YELLOW),&quot; ; ([.A84]-1)*3+3;&quot;=&gt;new Route(&quot;; [.B84] ; &quot;,&quot; ; [.C84]  ;  &quot;,RED),&quot;)" office:value-type="string" office:string-value="247=&gt;new Route(163,165,BLUE),248=&gt;new Route(163,165,YELLOW),249=&gt;new Route(163,165,RED)," calcext:value-type="string">
            <text:p>247=&gt;new Route(163,165,BLUE),248=&gt;new Route(163,165,YELLOW),249=&gt;new Route(163,16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N85]-1)+[.G85]" office:value-type="float" office:value="216" calcext:value-type="float">
            <text:p>216</text:p>
          </table:table-cell>
          <table:table-cell table:formula="of:=CONCATENATE(&quot;new Route(&quot;; ([.A85]-1)*3+1 ; &quot;,&quot; ; [.B85] ; &quot;,&quot; ; [.C85] ; &quot;, [new RouteSpace(&quot;; [.D85] ; &quot;,&quot; ; [.E85] ; &quot;,&quot; ; [.F85] ;  &quot;,&quot; ;[.G85] ;  &quot;)], BLUE),&quot; ; &quot;new Route(&quot;; ([.A85]-1)*3+2 ; &quot;,&quot; ; [.B85] ; &quot;,&quot; ; [.C85] ; &quot;, [new RouteSpace(&quot;; [.D85] ; &quot;,&quot; ; [.E85] ; &quot;,&quot; ; [.F85] ;  &quot;,&quot; ;[.G85] ;  &quot;)], YELLOW),&quot; ; &quot;new Route(&quot;; ([.A85]-1)*3+3 ; &quot;,&quot; ; [.B85] ; &quot;,&quot; ; [.C85] ; &quot;, [new RouteSpace(&quot;; [.D85] ; &quot;,&quot; ; [.E85] ; &quot;,&quot; ; [.F85] ;  &quot;,&quot; ;[.G85] ;  &quot;)], RED),&quot;)" office:value-type="string" office:string-value="new Route(250,164,166, [new RouteSpace(1443,535,151,-54)], BLUE),new Route(251,164,166, [new RouteSpace(1443,535,151,-54)], YELLOW),new Route(252,164,166, [new RouteSpace(1443,535,151,-54)], RED)," calcext:value-type="string">
            <text:p>new Route(250,164,166, [new RouteSpace(1443,535,151,-54)], BLUE),new Route(251,164,166, [new RouteSpace(1443,535,151,-54)], YELLOW),new Route(252,164,166, [new RouteSpace(1443,535,151,-54)], RED),</text:p>
          </table:table-cell>
          <table:table-cell table:formula="of:=CONCATENATE(([.A85]-1)*3+1;&quot;=&gt;new Route(&quot;; [.B85] ; &quot;,&quot; ; [.C85]  ;  &quot;,BLUE),&quot; ;  ([.A85]-1)*3+2;&quot;=&gt;new Route(&quot;; [.B85] ; &quot;,&quot; ; [.C85]  ;  &quot;,YELLOW),&quot; ; ([.A85]-1)*3+3;&quot;=&gt;new Route(&quot;; [.B85] ; &quot;,&quot; ; [.C85]  ;  &quot;,RED),&quot;)" office:value-type="string" office:string-value="250=&gt;new Route(164,166,BLUE),251=&gt;new Route(164,166,YELLOW),252=&gt;new Route(164,166,RED)," calcext:value-type="string">
            <text:p>250=&gt;new Route(164,166,BLUE),251=&gt;new Route(164,166,YELLOW),252=&gt;new Route(164,16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N86]-1)+[.G86]" office:value-type="float" office:value="333" calcext:value-type="float">
            <text:p>333</text:p>
          </table:table-cell>
          <table:table-cell table:formula="of:=CONCATENATE(&quot;new Route(&quot;; ([.A86]-1)*3+1 ; &quot;,&quot; ; [.B86] ; &quot;,&quot; ; [.C86] ; &quot;, [new RouteSpace(&quot;; [.D86] ; &quot;,&quot; ; [.E86] ; &quot;,&quot; ; [.F86] ;  &quot;,&quot; ;[.G86] ;  &quot;)], BLUE),&quot; ; &quot;new Route(&quot;; ([.A86]-1)*3+2 ; &quot;,&quot; ; [.B86] ; &quot;,&quot; ; [.C86] ; &quot;, [new RouteSpace(&quot;; [.D86] ; &quot;,&quot; ; [.E86] ; &quot;,&quot; ; [.F86] ;  &quot;,&quot; ;[.G86] ;  &quot;)], YELLOW),&quot; ; &quot;new Route(&quot;; ([.A86]-1)*3+3 ; &quot;,&quot; ; [.B86] ; &quot;,&quot; ; [.C86] ; &quot;, [new RouteSpace(&quot;; [.D86] ; &quot;,&quot; ; [.E86] ; &quot;,&quot; ; [.F86] ;  &quot;,&quot; ;[.G86] ;  &quot;)], RED),&quot;)" office:value-type="string" office:string-value="new Route(253,165,172, [new RouteSpace(1497,635,160,63)], BLUE),new Route(254,165,172, [new RouteSpace(1497,635,160,63)], YELLOW),new Route(255,165,172, [new RouteSpace(1497,635,160,63)], RED)," calcext:value-type="string">
            <text:p>new Route(253,165,172, [new RouteSpace(1497,635,160,63)], BLUE),new Route(254,165,172, [new RouteSpace(1497,635,160,63)], YELLOW),new Route(255,165,172, [new RouteSpace(1497,635,160,63)], RED),</text:p>
          </table:table-cell>
          <table:table-cell table:formula="of:=CONCATENATE(([.A86]-1)*3+1;&quot;=&gt;new Route(&quot;; [.B86] ; &quot;,&quot; ; [.C86]  ;  &quot;,BLUE),&quot; ;  ([.A86]-1)*3+2;&quot;=&gt;new Route(&quot;; [.B86] ; &quot;,&quot; ; [.C86]  ;  &quot;,YELLOW),&quot; ; ([.A86]-1)*3+3;&quot;=&gt;new Route(&quot;; [.B86] ; &quot;,&quot; ; [.C86]  ;  &quot;,RED),&quot;)" office:value-type="string" office:string-value="253=&gt;new Route(165,172,BLUE),254=&gt;new Route(165,172,YELLOW),255=&gt;new Route(165,172,RED)," calcext:value-type="string">
            <text:p>253=&gt;new Route(165,172,BLUE),254=&gt;new Route(165,172,YELLOW),255=&gt;new Route(165,17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N87]-1)+[.G87]" office:value-type="float" office:value="0" calcext:value-type="float">
            <text:p>0</text:p>
          </table:table-cell>
          <table:table-cell table:formula="of:=CONCATENATE(&quot;new Route(&quot;; ([.A87]-1)*3+1 ; &quot;,&quot; ; [.B87] ; &quot;,&quot; ; [.C87] ; &quot;, [new RouteSpace(&quot;; [.D87] ; &quot;,&quot; ; [.E87] ; &quot;,&quot; ; [.F87] ;  &quot;,&quot; ;[.G87] ;  &quot;)], BLUE),&quot; ; &quot;new Route(&quot;; ([.A87]-1)*3+2 ; &quot;,&quot; ; [.B87] ; &quot;,&quot; ; [.C87] ; &quot;, [new RouteSpace(&quot;; [.D87] ; &quot;,&quot; ; [.E87] ; &quot;,&quot; ; [.F87] ;  &quot;,&quot; ;[.G87] ;  &quot;)], YELLOW),&quot; ; &quot;new Route(&quot;; ([.A87]-1)*3+3 ; &quot;,&quot; ; [.B87] ; &quot;,&quot; ; [.C87] ; &quot;, [new RouteSpace(&quot;; [.D87] ; &quot;,&quot; ; [.E87] ; &quot;,&quot; ; [.F87] ;  &quot;,&quot; ;[.G87] ;  &quot;)], RED),&quot;)" office:value-type="string" office:string-value="new Route(256,168,169, [new RouteSpace(1525,49,169,0)], BLUE),new Route(257,168,169, [new RouteSpace(1525,49,169,0)], YELLOW),new Route(258,168,169, [new RouteSpace(1525,49,169,0)], RED)," calcext:value-type="string">
            <text:p>new Route(256,168,169, [new RouteSpace(1525,49,169,0)], BLUE),new Route(257,168,169, [new RouteSpace(1525,49,169,0)], YELLOW),new Route(258,168,169, [new RouteSpace(1525,49,169,0)], RED),</text:p>
          </table:table-cell>
          <table:table-cell table:formula="of:=CONCATENATE(([.A87]-1)*3+1;&quot;=&gt;new Route(&quot;; [.B87] ; &quot;,&quot; ; [.C87]  ;  &quot;,BLUE),&quot; ;  ([.A87]-1)*3+2;&quot;=&gt;new Route(&quot;; [.B87] ; &quot;,&quot; ; [.C87]  ;  &quot;,YELLOW),&quot; ; ([.A87]-1)*3+3;&quot;=&gt;new Route(&quot;; [.B87] ; &quot;,&quot; ; [.C87]  ;  &quot;,RED),&quot;)" office:value-type="string" office:string-value="256=&gt;new Route(168,169,BLUE),257=&gt;new Route(168,169,YELLOW),258=&gt;new Route(168,169,RED)," calcext:value-type="string">
            <text:p>256=&gt;new Route(168,169,BLUE),257=&gt;new Route(168,169,YELLOW),258=&gt;new Route(168,16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N88]-1)+[.G88]" office:value-type="float" office:value="324" calcext:value-type="float">
            <text:p>324</text:p>
          </table:table-cell>
          <table:table-cell table:formula="of:=CONCATENATE(&quot;new Route(&quot;; ([.A88]-1)*3+1 ; &quot;,&quot; ; [.B88] ; &quot;,&quot; ; [.C88] ; &quot;, [new RouteSpace(&quot;; [.D88] ; &quot;,&quot; ; [.E88] ; &quot;,&quot; ; [.F88] ;  &quot;,&quot; ;[.G88] ;  &quot;)], BLUE),&quot; ; &quot;new Route(&quot;; ([.A88]-1)*3+2 ; &quot;,&quot; ; [.B88] ; &quot;,&quot; ; [.C88] ; &quot;, [new RouteSpace(&quot;; [.D88] ; &quot;,&quot; ; [.E88] ; &quot;,&quot; ; [.F88] ;  &quot;,&quot; ;[.G88] ;  &quot;)], YELLOW),&quot; ; &quot;new Route(&quot;; ([.A88]-1)*3+3 ; &quot;,&quot; ; [.B88] ; &quot;,&quot; ; [.C88] ; &quot;, [new RouteSpace(&quot;; [.D88] ; &quot;,&quot; ; [.E88] ; &quot;,&quot; ; [.F88] ;  &quot;,&quot; ;[.G88] ;  &quot;)], RED),&quot;)" office:value-type="string" office:string-value="new Route(259,171,174, [new RouteSpace(1501,856,114,54)], BLUE),new Route(260,171,174, [new RouteSpace(1501,856,114,54)], YELLOW),new Route(261,171,174, [new RouteSpace(1501,856,114,54)], RED)," calcext:value-type="string">
            <text:p>new Route(259,171,174, [new RouteSpace(1501,856,114,54)], BLUE),new Route(260,171,174, [new RouteSpace(1501,856,114,54)], YELLOW),new Route(261,171,174, [new RouteSpace(1501,856,114,54)], RED),</text:p>
          </table:table-cell>
          <table:table-cell table:formula="of:=CONCATENATE(([.A88]-1)*3+1;&quot;=&gt;new Route(&quot;; [.B88] ; &quot;,&quot; ; [.C88]  ;  &quot;,BLUE),&quot; ;  ([.A88]-1)*3+2;&quot;=&gt;new Route(&quot;; [.B88] ; &quot;,&quot; ; [.C88]  ;  &quot;,YELLOW),&quot; ; ([.A88]-1)*3+3;&quot;=&gt;new Route(&quot;; [.B88] ; &quot;,&quot; ; [.C88]  ;  &quot;,RED),&quot;)" office:value-type="string" office:string-value="259=&gt;new Route(171,174,BLUE),260=&gt;new Route(171,174,YELLOW),261=&gt;new Route(171,174,RED)," calcext:value-type="string">
            <text:p>259=&gt;new Route(171,174,BLUE),260=&gt;new Route(171,174,YELLOW),261=&gt;new Route(171,174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N89]-1)+[.G89]" office:value-type="float" office:value="78" calcext:value-type="float">
            <text:p>78</text:p>
          </table:table-cell>
          <table:table-cell table:formula="of:=CONCATENATE(&quot;new Route(&quot;; ([.A89]-1)*3+1 ; &quot;,&quot; ; [.B89] ; &quot;,&quot; ; [.C89] ; &quot;, [new RouteSpace(&quot;; [.D89] ; &quot;,&quot; ; [.E89] ; &quot;,&quot; ; [.F89] ;  &quot;,&quot; ;[.G89] ;  &quot;)], BLUE),&quot; ; &quot;new Route(&quot;; ([.A89]-1)*3+2 ; &quot;,&quot; ; [.B89] ; &quot;,&quot; ; [.C89] ; &quot;, [new RouteSpace(&quot;; [.D89] ; &quot;,&quot; ; [.E89] ; &quot;,&quot; ; [.F89] ;  &quot;,&quot; ;[.G89] ;  &quot;)], YELLOW),&quot; ; &quot;new Route(&quot;; ([.A89]-1)*3+3 ; &quot;,&quot; ; [.B89] ; &quot;,&quot; ; [.C89] ; &quot;, [new RouteSpace(&quot;; [.D89] ; &quot;,&quot; ; [.E89] ; &quot;,&quot; ; [.F89] ;  &quot;,&quot; ;[.G89] ;  &quot;)], RED),&quot;)" office:value-type="string" office:string-value="new Route(262,171,175, [new RouteSpace(1495,860,148,78)], BLUE),new Route(263,171,175, [new RouteSpace(1495,860,148,78)], YELLOW),new Route(264,171,175, [new RouteSpace(1495,860,148,78)], RED)," calcext:value-type="string">
            <text:p>new Route(262,171,175, [new RouteSpace(1495,860,148,78)], BLUE),new Route(263,171,175, [new RouteSpace(1495,860,148,78)], YELLOW),new Route(264,171,175, [new RouteSpace(1495,860,148,78)], RED),</text:p>
          </table:table-cell>
          <table:table-cell table:formula="of:=CONCATENATE(([.A89]-1)*3+1;&quot;=&gt;new Route(&quot;; [.B89] ; &quot;,&quot; ; [.C89]  ;  &quot;,BLUE),&quot; ;  ([.A89]-1)*3+2;&quot;=&gt;new Route(&quot;; [.B89] ; &quot;,&quot; ; [.C89]  ;  &quot;,YELLOW),&quot; ; ([.A89]-1)*3+3;&quot;=&gt;new Route(&quot;; [.B89] ; &quot;,&quot; ; [.C89]  ;  &quot;,RED),&quot;)" office:value-type="string" office:string-value="262=&gt;new Route(171,175,BLUE),263=&gt;new Route(171,175,YELLOW),264=&gt;new Route(171,175,RED)," calcext:value-type="string">
            <text:p>262=&gt;new Route(171,175,BLUE),263=&gt;new Route(171,175,YELLOW),264=&gt;new Route(171,17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N90]-1)+[.G90]" office:value-type="float" office:value="43" calcext:value-type="float">
            <text:p>43</text:p>
          </table:table-cell>
          <table:table-cell table:formula="of:=CONCATENATE(&quot;new Route(&quot;; ([.A90]-1)*3+1 ; &quot;,&quot; ; [.B90] ; &quot;,&quot; ; [.C90] ; &quot;, [new RouteSpace(&quot;; [.D90] ; &quot;,&quot; ; [.E90] ; &quot;,&quot; ; [.F90] ;  &quot;,&quot; ;[.G90] ;  &quot;)], BLUE),&quot; ; &quot;new Route(&quot;; ([.A90]-1)*3+2 ; &quot;,&quot; ; [.B90] ; &quot;,&quot; ; [.C90] ; &quot;, [new RouteSpace(&quot;; [.D90] ; &quot;,&quot; ; [.E90] ; &quot;,&quot; ; [.F90] ;  &quot;,&quot; ;[.G90] ;  &quot;)], YELLOW),&quot; ; &quot;new Route(&quot;; ([.A90]-1)*3+3 ; &quot;,&quot; ; [.B90] ; &quot;,&quot; ; [.C90] ; &quot;, [new RouteSpace(&quot;; [.D90] ; &quot;,&quot; ; [.E90] ; &quot;,&quot; ; [.F90] ;  &quot;,&quot; ;[.G90] ;  &quot;)], RED),&quot;)" office:value-type="string" office:string-value="new Route(265,172,173, [new RouteSpace(1594,799,145,43)], BLUE),new Route(266,172,173, [new RouteSpace(1594,799,145,43)], YELLOW),new Route(267,172,173, [new RouteSpace(1594,799,145,43)], RED)," calcext:value-type="string">
            <text:p>new Route(265,172,173, [new RouteSpace(1594,799,145,43)], BLUE),new Route(266,172,173, [new RouteSpace(1594,799,145,43)], YELLOW),new Route(267,172,173, [new RouteSpace(1594,799,145,43)], RED),</text:p>
          </table:table-cell>
          <table:table-cell table:formula="of:=CONCATENATE(([.A90]-1)*3+1;&quot;=&gt;new Route(&quot;; [.B90] ; &quot;,&quot; ; [.C90]  ;  &quot;,BLUE),&quot; ;  ([.A90]-1)*3+2;&quot;=&gt;new Route(&quot;; [.B90] ; &quot;,&quot; ; [.C90]  ;  &quot;,YELLOW),&quot; ; ([.A90]-1)*3+3;&quot;=&gt;new Route(&quot;; [.B90] ; &quot;,&quot; ; [.C90]  ;  &quot;,RED),&quot;)" office:value-type="string" office:string-value="265=&gt;new Route(172,173,BLUE),266=&gt;new Route(172,173,YELLOW),267=&gt;new Route(172,173,RED)," calcext:value-type="string">
            <text:p>265=&gt;new Route(172,173,BLUE),266=&gt;new Route(172,173,YELLOW),267=&gt;new Route(172,17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N91]-1)+[.G91]" office:value-type="float" office:value="-19" calcext:value-type="float">
            <text:p>-19</text:p>
          </table:table-cell>
          <table:table-cell table:formula="of:=CONCATENATE(&quot;new Route(&quot;; ([.A91]-1)*3+1 ; &quot;,&quot; ; [.B91] ; &quot;,&quot; ; [.C91] ; &quot;, [new RouteSpace(&quot;; [.D91] ; &quot;,&quot; ; [.E91] ; &quot;,&quot; ; [.F91] ;  &quot;,&quot; ;[.G91] ;  &quot;)], BLUE),&quot; ; &quot;new Route(&quot;; ([.A91]-1)*3+2 ; &quot;,&quot; ; [.B91] ; &quot;,&quot; ; [.C91] ; &quot;, [new RouteSpace(&quot;; [.D91] ; &quot;,&quot; ; [.E91] ; &quot;,&quot; ; [.F91] ;  &quot;,&quot; ;[.G91] ;  &quot;)], YELLOW),&quot; ; &quot;new Route(&quot;; ([.A91]-1)*3+3 ; &quot;,&quot; ; [.B91] ; &quot;,&quot; ; [.C91] ; &quot;, [new RouteSpace(&quot;; [.D91] ; &quot;,&quot; ; [.E91] ; &quot;,&quot; ; [.F91] ;  &quot;,&quot; ;[.G91] ;  &quot;)], RED),&quot;)" office:value-type="string" office:string-value="new Route(268,173,174, [new RouteSpace(1590,943,117,-19)], BLUE),new Route(269,173,174, [new RouteSpace(1590,943,117,-19)], YELLOW),new Route(270,173,174, [new RouteSpace(1590,943,117,-19)], RED)," calcext:value-type="string">
            <text:p>new Route(268,173,174, [new RouteSpace(1590,943,117,-19)], BLUE),new Route(269,173,174, [new RouteSpace(1590,943,117,-19)], YELLOW),new Route(270,173,174, [new RouteSpace(1590,943,117,-19)], RED),</text:p>
          </table:table-cell>
          <table:table-cell table:formula="of:=CONCATENATE(([.A91]-1)*3+1;&quot;=&gt;new Route(&quot;; [.B91] ; &quot;,&quot; ; [.C91]  ;  &quot;,BLUE),&quot; ;  ([.A91]-1)*3+2;&quot;=&gt;new Route(&quot;; [.B91] ; &quot;,&quot; ; [.C91]  ;  &quot;,YELLOW),&quot; ; ([.A91]-1)*3+3;&quot;=&gt;new Route(&quot;; [.B91] ; &quot;,&quot; ; [.C91]  ;  &quot;,RED),&quot;)" office:value-type="string" office:string-value="268=&gt;new Route(173,174,BLUE),269=&gt;new Route(173,174,YELLOW),270=&gt;new Route(173,174,RED)," calcext:value-type="string">
            <text:p>268=&gt;new Route(173,174,BLUE),269=&gt;new Route(173,174,YELLOW),270=&gt;new Route(173,17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N92]-1)+[.G92]" office:value-type="float" office:value="128" calcext:value-type="float">
            <text:p>128</text:p>
          </table:table-cell>
          <table:table-cell table:formula="of:=CONCATENATE(&quot;new Route(&quot;; ([.A92]-1)*3+1 ; &quot;,&quot; ; [.B92] ; &quot;,&quot; ; [.C92] ; &quot;, [new RouteSpace(&quot;; [.D92] ; &quot;,&quot; ; [.E92] ; &quot;,&quot; ; [.F92] ;  &quot;,&quot; ;[.G92] ;  &quot;)], BLUE),&quot; ; &quot;new Route(&quot;; ([.A92]-1)*3+2 ; &quot;,&quot; ; [.B92] ; &quot;,&quot; ; [.C92] ; &quot;, [new RouteSpace(&quot;; [.D92] ; &quot;,&quot; ; [.E92] ; &quot;,&quot; ; [.F92] ;  &quot;,&quot; ;[.G92] ;  &quot;)], YELLOW),&quot; ; &quot;new Route(&quot;; ([.A92]-1)*3+3 ; &quot;,&quot; ; [.B92] ; &quot;,&quot; ; [.C92] ; &quot;, [new RouteSpace(&quot;; [.D92] ; &quot;,&quot; ; [.E92] ; &quot;,&quot; ; [.F92] ;  &quot;,&quot; ;[.G92] ;  &quot;)], RED),&quot;)" office:value-type="string" office:string-value="new Route(271,174,176, [new RouteSpace(1591,967,102,38)], BLUE),new Route(272,174,176, [new RouteSpace(1591,967,102,38)], YELLOW),new Route(273,174,176, [new RouteSpace(1591,967,102,38)], RED)," calcext:value-type="string">
            <text:p>new Route(271,174,176, [new RouteSpace(1591,967,102,38)], BLUE),new Route(272,174,176, [new RouteSpace(1591,967,102,38)], YELLOW),new Route(273,174,176, [new RouteSpace(1591,967,102,38)], RED),</text:p>
          </table:table-cell>
          <table:table-cell table:formula="of:=CONCATENATE(([.A92]-1)*3+1;&quot;=&gt;new Route(&quot;; [.B92] ; &quot;,&quot; ; [.C92]  ;  &quot;,BLUE),&quot; ;  ([.A92]-1)*3+2;&quot;=&gt;new Route(&quot;; [.B92] ; &quot;,&quot; ; [.C92]  ;  &quot;,YELLOW),&quot; ; ([.A92]-1)*3+3;&quot;=&gt;new Route(&quot;; [.B92] ; &quot;,&quot; ; [.C92]  ;  &quot;,RED),&quot;)" office:value-type="string" office:string-value="271=&gt;new Route(174,176,BLUE),272=&gt;new Route(174,176,YELLOW),273=&gt;new Route(174,176,RED)," calcext:value-type="string">
            <text:p>271=&gt;new Route(174,176,BLUE),272=&gt;new Route(174,176,YELLOW),273=&gt;new Route(174,176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N93]-1)+[.G93]" office:value-type="float" office:value="84" calcext:value-type="float">
            <text:p>84</text:p>
          </table:table-cell>
          <table:table-cell table:formula="of:=CONCATENATE(&quot;new Route(&quot;; ([.A93]-1)*3+1 ; &quot;,&quot; ; [.B93] ; &quot;,&quot; ; [.C93] ; &quot;, [new RouteSpace(&quot;; [.D93] ; &quot;,&quot; ; [.E93] ; &quot;,&quot; ; [.F93] ;  &quot;,&quot; ;[.G93] ;  &quot;)], BLUE),&quot; ; &quot;new Route(&quot;; ([.A93]-1)*3+2 ; &quot;,&quot; ; [.B93] ; &quot;,&quot; ; [.C93] ; &quot;, [new RouteSpace(&quot;; [.D93] ; &quot;,&quot; ; [.E93] ; &quot;,&quot; ; [.F93] ;  &quot;,&quot; ;[.G93] ;  &quot;)], YELLOW),&quot; ; &quot;new Route(&quot;; ([.A93]-1)*3+3 ; &quot;,&quot; ; [.B93] ; &quot;,&quot; ; [.C93] ; &quot;, [new RouteSpace(&quot;; [.D93] ; &quot;,&quot; ; [.E93] ; &quot;,&quot; ; [.F93] ;  &quot;,&quot; ;[.G93] ;  &quot;)], RED),&quot;)" office:value-type="string" office:string-value="new Route(274,175,177, [new RouteSpace(1530,1037,56,84)], BLUE),new Route(275,175,177, [new RouteSpace(1530,1037,56,84)], YELLOW),new Route(276,175,177, [new RouteSpace(1530,1037,56,84)], RED)," calcext:value-type="string">
            <text:p>new Route(274,175,177, [new RouteSpace(1530,1037,56,84)], BLUE),new Route(275,175,177, [new RouteSpace(1530,1037,56,84)], YELLOW),new Route(276,175,177, [new RouteSpace(1530,1037,56,84)], RED),</text:p>
          </table:table-cell>
          <table:table-cell table:formula="of:=CONCATENATE(([.A93]-1)*3+1;&quot;=&gt;new Route(&quot;; [.B93] ; &quot;,&quot; ; [.C93]  ;  &quot;,BLUE),&quot; ;  ([.A93]-1)*3+2;&quot;=&gt;new Route(&quot;; [.B93] ; &quot;,&quot; ; [.C93]  ;  &quot;,YELLOW),&quot; ; ([.A93]-1)*3+3;&quot;=&gt;new Route(&quot;; [.B93] ; &quot;,&quot; ; [.C93]  ;  &quot;,RED),&quot;)" office:value-type="string" office:string-value="274=&gt;new Route(175,177,BLUE),275=&gt;new Route(175,177,YELLOW),276=&gt;new Route(175,177,RED)," calcext:value-type="string">
            <text:p>274=&gt;new Route(175,177,BLUE),275=&gt;new Route(175,177,YELLOW),276=&gt;new Route(175,17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N94]-1)+[.G94]" office:value-type="float" office:value="-14" calcext:value-type="float">
            <text:p>-14</text:p>
          </table:table-cell>
          <table:table-cell table:formula="of:=CONCATENATE(&quot;new Route(&quot;; ([.A94]-1)*3+1 ; &quot;,&quot; ; [.B94] ; &quot;,&quot; ; [.C94] ; &quot;, [new RouteSpace(&quot;; [.D94] ; &quot;,&quot; ; [.E94] ; &quot;,&quot; ; [.F94] ;  &quot;,&quot; ;[.G94] ;  &quot;)], BLUE),&quot; ; &quot;new Route(&quot;; ([.A94]-1)*3+2 ; &quot;,&quot; ; [.B94] ; &quot;,&quot; ; [.C94] ; &quot;, [new RouteSpace(&quot;; [.D94] ; &quot;,&quot; ; [.E94] ; &quot;,&quot; ; [.F94] ;  &quot;,&quot; ;[.G94] ;  &quot;)], YELLOW),&quot; ; &quot;new Route(&quot;; ([.A94]-1)*3+3 ; &quot;,&quot; ; [.B94] ; &quot;,&quot; ; [.C94] ; &quot;, [new RouteSpace(&quot;; [.D94] ; &quot;,&quot; ; [.E94] ; &quot;,&quot; ; [.F94] ;  &quot;,&quot; ;[.G94] ;  &quot;)], RED),&quot;)" office:value-type="string" office:string-value="new Route(277,177,178, [new RouteSpace(1404,1143,122,-14)], BLUE),new Route(278,177,178, [new RouteSpace(1404,1143,122,-14)], YELLOW),new Route(279,177,178, [new RouteSpace(1404,1143,122,-14)], RED)," calcext:value-type="string">
            <text:p>new Route(277,177,178, [new RouteSpace(1404,1143,122,-14)], BLUE),new Route(278,177,178, [new RouteSpace(1404,1143,122,-14)], YELLOW),new Route(279,177,178, [new RouteSpace(1404,1143,122,-14)], RED),</text:p>
          </table:table-cell>
          <table:table-cell table:formula="of:=CONCATENATE(([.A94]-1)*3+1;&quot;=&gt;new Route(&quot;; [.B94] ; &quot;,&quot; ; [.C94]  ;  &quot;,BLUE),&quot; ;  ([.A94]-1)*3+2;&quot;=&gt;new Route(&quot;; [.B94] ; &quot;,&quot; ; [.C94]  ;  &quot;,YELLOW),&quot; ; ([.A94]-1)*3+3;&quot;=&gt;new Route(&quot;; [.B94] ; &quot;,&quot; ; [.C94]  ;  &quot;,RED),&quot;)" office:value-type="string" office:string-value="277=&gt;new Route(177,178,BLUE),278=&gt;new Route(177,178,YELLOW),279=&gt;new Route(177,178,RED)," calcext:value-type="string">
            <text:p>277=&gt;new Route(177,178,BLUE),278=&gt;new Route(177,178,YELLOW),279=&gt;new Route(177,17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N95]-1)+[.G95]" office:value-type="float" office:value="4" calcext:value-type="float">
            <text:p>4</text:p>
          </table:table-cell>
          <table:table-cell table:formula="of:=CONCATENATE(&quot;new Route(&quot;; ([.A95]-1)*3+1 ; &quot;,&quot; ; [.B95] ; &quot;,&quot; ; [.C95] ; &quot;, [new RouteSpace(&quot;; [.D95] ; &quot;,&quot; ; [.E95] ; &quot;,&quot; ; [.F95] ;  &quot;,&quot; ;[.G95] ;  &quot;)], BLUE),&quot; ; &quot;new Route(&quot;; ([.A95]-1)*3+2 ; &quot;,&quot; ; [.B95] ; &quot;,&quot; ; [.C95] ; &quot;, [new RouteSpace(&quot;; [.D95] ; &quot;,&quot; ; [.E95] ; &quot;,&quot; ; [.F95] ;  &quot;,&quot; ;[.G95] ;  &quot;)], YELLOW),&quot; ; &quot;new Route(&quot;; ([.A95]-1)*3+3 ; &quot;,&quot; ; [.B95] ; &quot;,&quot; ; [.C95] ; &quot;, [new RouteSpace(&quot;; [.D95] ; &quot;,&quot; ; [.E95] ; &quot;,&quot; ; [.F95] ;  &quot;,&quot; ;[.G95] ;  &quot;)], RED),&quot;)" office:value-type="string" office:string-value="new Route(280,177,179, [new RouteSpace(1525,1255,129,-86)], BLUE),new Route(281,177,179, [new RouteSpace(1525,1255,129,-86)], YELLOW),new Route(282,177,179, [new RouteSpace(1525,1255,129,-86)], RED)," calcext:value-type="string">
            <text:p>new Route(280,177,179, [new RouteSpace(1525,1255,129,-86)], BLUE),new Route(281,177,179, [new RouteSpace(1525,1255,129,-86)], YELLOW),new Route(282,177,179, [new RouteSpace(1525,1255,129,-86)], RED),</text:p>
          </table:table-cell>
          <table:table-cell table:formula="of:=CONCATENATE(([.A95]-1)*3+1;&quot;=&gt;new Route(&quot;; [.B95] ; &quot;,&quot; ; [.C95]  ;  &quot;,BLUE),&quot; ;  ([.A95]-1)*3+2;&quot;=&gt;new Route(&quot;; [.B95] ; &quot;,&quot; ; [.C95]  ;  &quot;,YELLOW),&quot; ; ([.A95]-1)*3+3;&quot;=&gt;new Route(&quot;; [.B95] ; &quot;,&quot; ; [.C95]  ;  &quot;,RED),&quot;)" office:value-type="string" office:string-value="280=&gt;new Route(177,179,BLUE),281=&gt;new Route(177,179,YELLOW),282=&gt;new Route(177,179,RED)," calcext:value-type="string">
            <text:p>280=&gt;new Route(177,179,BLUE),281=&gt;new Route(177,179,YELLOW),282=&gt;new Route(177,17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N96]-1)+[.G96]" office:value-type="float" office:value="92" calcext:value-type="float">
            <text:p>92</text:p>
          </table:table-cell>
          <table:table-cell table:formula="of:=CONCATENATE(&quot;new Route(&quot;; ([.A96]-1)*3+1 ; &quot;,&quot; ; [.B96] ; &quot;,&quot; ; [.C96] ; &quot;, [new RouteSpace(&quot;; [.D96] ; &quot;,&quot; ; [.E96] ; &quot;,&quot; ; [.F96] ;  &quot;,&quot; ;[.G96] ;  &quot;)], BLUE),&quot; ; &quot;new Route(&quot;; ([.A96]-1)*3+2 ; &quot;,&quot; ; [.B96] ; &quot;,&quot; ; [.C96] ; &quot;, [new RouteSpace(&quot;; [.D96] ; &quot;,&quot; ; [.E96] ; &quot;,&quot; ; [.F96] ;  &quot;,&quot; ;[.G96] ;  &quot;)], YELLOW),&quot; ; &quot;new Route(&quot;; ([.A96]-1)*3+3 ; &quot;,&quot; ; [.B96] ; &quot;,&quot; ; [.C96] ; &quot;, [new RouteSpace(&quot;; [.D96] ; &quot;,&quot; ; [.E96] ; &quot;,&quot; ; [.F96] ;  &quot;,&quot; ;[.G96] ;  &quot;)], RED),&quot;)" office:value-type="string" office:string-value="new Route(283,179,180, [new RouteSpace(1543,1270,93,2)], BLUE),new Route(284,179,180, [new RouteSpace(1543,1270,93,2)], YELLOW),new Route(285,179,180, [new RouteSpace(1543,1270,93,2)], RED)," calcext:value-type="string">
            <text:p>new Route(283,179,180, [new RouteSpace(1543,1270,93,2)], BLUE),new Route(284,179,180, [new RouteSpace(1543,1270,93,2)], YELLOW),new Route(285,179,180, [new RouteSpace(1543,1270,93,2)], RED),</text:p>
          </table:table-cell>
          <table:table-cell table:formula="of:=CONCATENATE(([.A96]-1)*3+1;&quot;=&gt;new Route(&quot;; [.B96] ; &quot;,&quot; ; [.C96]  ;  &quot;,BLUE),&quot; ;  ([.A96]-1)*3+2;&quot;=&gt;new Route(&quot;; [.B96] ; &quot;,&quot; ; [.C96]  ;  &quot;,YELLOW),&quot; ; ([.A96]-1)*3+3;&quot;=&gt;new Route(&quot;; [.B96] ; &quot;,&quot; ; [.C96]  ;  &quot;,RED),&quot;)" office:value-type="string" office:string-value="283=&gt;new Route(179,180,BLUE),284=&gt;new Route(179,180,YELLOW),285=&gt;new Route(179,180,RED)," calcext:value-type="string">
            <text:p>283=&gt;new Route(179,180,BLUE),284=&gt;new Route(179,180,YELLOW),285=&gt;new Route(179,180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-25" calcext:value-type="float">
            <text:p>-25</text:p>
          </table:table-cell>
          <table:table-cell table:formula="of:=90*([.N97]-1)+[.G97]" office:value-type="float" office:value="-25" calcext:value-type="float">
            <text:p>-25</text:p>
          </table:table-cell>
          <table:table-cell table:formula="of:=CONCATENATE(&quot;new Route(&quot;; ([.A97]-1)*3+1 ; &quot;,&quot; ; [.B97] ; &quot;,&quot; ; [.C97] ; &quot;, [new RouteSpace(&quot;; [.D97] ; &quot;,&quot; ; [.E97] ; &quot;,&quot; ; [.F97] ;  &quot;,&quot; ;[.G97] ;  &quot;)], BLUE),&quot; ; &quot;new Route(&quot;; ([.A97]-1)*3+2 ; &quot;,&quot; ; [.B97] ; &quot;,&quot; ; [.C97] ; &quot;, [new RouteSpace(&quot;; [.D97] ; &quot;,&quot; ; [.E97] ; &quot;,&quot; ; [.F97] ;  &quot;,&quot; ;[.G97] ;  &quot;)], YELLOW),&quot; ; &quot;new Route(&quot;; ([.A97]-1)*3+3 ; &quot;,&quot; ; [.B97] ; &quot;,&quot; ; [.C97] ; &quot;, [new RouteSpace(&quot;; [.D97] ; &quot;,&quot; ; [.E97] ; &quot;,&quot; ; [.F97] ;  &quot;,&quot; ;[.G97] ;  &quot;)], RED),&quot;)" office:value-type="string" office:string-value="new Route(286,100,181, [new RouteSpace(14,135,93,-25)], BLUE),new Route(287,100,181, [new RouteSpace(14,135,93,-25)], YELLOW),new Route(288,100,181, [new RouteSpace(14,135,93,-25)], RED)," calcext:value-type="string">
            <text:p>new Route(286,100,181, [new RouteSpace(14,135,93,-25)], BLUE),new Route(287,100,181, [new RouteSpace(14,135,93,-25)], YELLOW),new Route(288,100,181, [new RouteSpace(14,135,93,-25)], RED),</text:p>
          </table:table-cell>
          <table:table-cell table:formula="of:=CONCATENATE(([.A97]-1)*3+1;&quot;=&gt;new Route(&quot;; [.B97] ; &quot;,&quot; ; [.C97]  ;  &quot;,BLUE),&quot; ;  ([.A97]-1)*3+2;&quot;=&gt;new Route(&quot;; [.B97] ; &quot;,&quot; ; [.C97]  ;  &quot;,YELLOW),&quot; ; ([.A97]-1)*3+3;&quot;=&gt;new Route(&quot;; [.B97] ; &quot;,&quot; ; [.C97]  ;  &quot;,RED),&quot;)" office:value-type="string" office:string-value="286=&gt;new Route(100,181,BLUE),287=&gt;new Route(100,181,YELLOW),288=&gt;new Route(100,181,RED)," calcext:value-type="string">
            <text:p>286=&gt;new Route(100,181,BLUE),287=&gt;new Route(100,181,YELLOW),288=&gt;new Route(100,18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formula="of:=90*([.N98]-1)+[.G98]" office:value-type="float" office:value="-55" calcext:value-type="float">
            <text:p>-55</text:p>
          </table:table-cell>
          <table:table-cell table:formula="of:=CONCATENATE(&quot;new Route(&quot;; ([.A98]-1)*3+1 ; &quot;,&quot; ; [.B98] ; &quot;,&quot; ; [.C98] ; &quot;, [new RouteSpace(&quot;; [.D98] ; &quot;,&quot; ; [.E98] ; &quot;,&quot; ; [.F98] ;  &quot;,&quot; ;[.G98] ;  &quot;)], BLUE),&quot; ; &quot;new Route(&quot;; ([.A98]-1)*3+2 ; &quot;,&quot; ; [.B98] ; &quot;,&quot; ; [.C98] ; &quot;, [new RouteSpace(&quot;; [.D98] ; &quot;,&quot; ; [.E98] ; &quot;,&quot; ; [.F98] ;  &quot;,&quot; ;[.G98] ;  &quot;)], YELLOW),&quot; ; &quot;new Route(&quot;; ([.A98]-1)*3+3 ; &quot;,&quot; ; [.B98] ; &quot;,&quot; ; [.C98] ; &quot;, [new RouteSpace(&quot;; [.D98] ; &quot;,&quot; ; [.E98] ; &quot;,&quot; ; [.F98] ;  &quot;,&quot; ;[.G98] ;  &quot;)], RED),&quot;)" office:value-type="string" office:string-value="new Route(289,105,181, [new RouteSpace(13,139,114,35)], BLUE),new Route(290,105,181, [new RouteSpace(13,139,114,35)], YELLOW),new Route(291,105,181, [new RouteSpace(13,139,114,35)], RED)," calcext:value-type="string">
            <text:p>new Route(289,105,181, [new RouteSpace(13,139,114,35)], BLUE),new Route(290,105,181, [new RouteSpace(13,139,114,35)], YELLOW),new Route(291,105,181, [new RouteSpace(13,139,114,35)], RED),</text:p>
          </table:table-cell>
          <table:table-cell table:formula="of:=CONCATENATE(([.A98]-1)*3+1;&quot;=&gt;new Route(&quot;; [.B98] ; &quot;,&quot; ; [.C98]  ;  &quot;,BLUE),&quot; ;  ([.A98]-1)*3+2;&quot;=&gt;new Route(&quot;; [.B98] ; &quot;,&quot; ; [.C98]  ;  &quot;,YELLOW),&quot; ; ([.A98]-1)*3+3;&quot;=&gt;new Route(&quot;; [.B98] ; &quot;,&quot; ; [.C98]  ;  &quot;,RED),&quot;)" office:value-type="string" office:string-value="289=&gt;new Route(105,181,BLUE),290=&gt;new Route(105,181,YELLOW),291=&gt;new Route(105,181,RED)," calcext:value-type="string">
            <text:p>289=&gt;new Route(105,181,BLUE),290=&gt;new Route(105,181,YELLOW),291=&gt;new Route(105,181,RED),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217" calcext:value-type="float">
            <text:p>217</text:p>
          </table:table-cell>
          <table:table-cell office:value-type="float" office:value="64" calcext:value-type="float">
            <text:p>64</text:p>
          </table:table-cell>
          <table:table-cell table:formula="of:=90*([.N99]-1)+[.G99]" office:value-type="float" office:value="-26" calcext:value-type="float">
            <text:p>-26</text:p>
          </table:table-cell>
          <table:table-cell table:formula="of:=CONCATENATE(&quot;new Route(&quot;; ([.A99]-1)*3+1 ; &quot;,&quot; ; [.B99] ; &quot;,&quot; ; [.C99] ; &quot;, [new RouteSpace(&quot;; [.D99] ; &quot;,&quot; ; [.E99] ; &quot;,&quot; ; [.F99] ;  &quot;,&quot; ;[.G99] ;  &quot;)], BLUE),&quot; ; &quot;new Route(&quot;; ([.A99]-1)*3+2 ; &quot;,&quot; ; [.B99] ; &quot;,&quot; ; [.C99] ; &quot;, [new RouteSpace(&quot;; [.D99] ; &quot;,&quot; ; [.E99] ; &quot;,&quot; ; [.F99] ;  &quot;,&quot; ;[.G99] ;  &quot;)], YELLOW),&quot; ; &quot;new Route(&quot;; ([.A99]-1)*3+3 ; &quot;,&quot; ; [.B99] ; &quot;,&quot; ; [.C99] ; &quot;, [new RouteSpace(&quot;; [.D99] ; &quot;,&quot; ; [.E99] ; &quot;,&quot; ; [.F99] ;  &quot;,&quot; ;[.G99] ;  &quot;)], RED),&quot;)" office:value-type="string" office:string-value="new Route(292,108,181, [new RouteSpace(10,145,217,64)], BLUE),new Route(293,108,181, [new RouteSpace(10,145,217,64)], YELLOW),new Route(294,108,181, [new RouteSpace(10,145,217,64)], RED)," calcext:value-type="string">
            <text:p>new Route(292,108,181, [new RouteSpace(10,145,217,64)], BLUE),new Route(293,108,181, [new RouteSpace(10,145,217,64)], YELLOW),new Route(294,108,181, [new RouteSpace(10,145,217,64)], RED),</text:p>
          </table:table-cell>
          <table:table-cell table:formula="of:=CONCATENATE(([.A99]-1)*3+1;&quot;=&gt;new Route(&quot;; [.B99] ; &quot;,&quot; ; [.C99]  ;  &quot;,BLUE),&quot; ;  ([.A99]-1)*3+2;&quot;=&gt;new Route(&quot;; [.B99] ; &quot;,&quot; ; [.C99]  ;  &quot;,YELLOW),&quot; ; ([.A99]-1)*3+3;&quot;=&gt;new Route(&quot;; [.B99] ; &quot;,&quot; ; [.C99]  ;  &quot;,RED),&quot;)" office:value-type="string" office:string-value="292=&gt;new Route(108,181,BLUE),293=&gt;new Route(108,181,YELLOW),294=&gt;new Route(108,181,RED)," calcext:value-type="string">
            <text:p>292=&gt;new Route(108,181,BLUE),293=&gt;new Route(108,181,YELLOW),294=&gt;new Route(108,181,RED),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654" calcext:value-type="float">
            <text:p>654</text:p>
          </table:table-cell>
          <table:table-cell office:value-type="float" office:value="180" calcext:value-type="float">
            <text:p>180</text:p>
          </table:table-cell>
          <table:table-cell office:value-type="float" office:value="-45" calcext:value-type="float">
            <text:p>-45</text:p>
          </table:table-cell>
          <table:table-cell table:formula="of:=90*([.N100]-1)+[.G100]" office:value-type="float" office:value="-135" calcext:value-type="float">
            <text:p>-135</text:p>
          </table:table-cell>
          <table:table-cell table:formula="of:=CONCATENATE(&quot;new Route(&quot;; ([.A100]-1)*3+1 ; &quot;,&quot; ; [.B100] ; &quot;,&quot; ; [.C100] ; &quot;, [new RouteSpace(&quot;; [.D100] ; &quot;,&quot; ; [.E100] ; &quot;,&quot; ; [.F100] ;  &quot;,&quot; ;[.G100] ;  &quot;)], BLUE),&quot; ; &quot;new Route(&quot;; ([.A100]-1)*3+2 ; &quot;,&quot; ; [.B100] ; &quot;,&quot; ; [.C100] ; &quot;, [new RouteSpace(&quot;; [.D100] ; &quot;,&quot; ; [.E100] ; &quot;,&quot; ; [.F100] ;  &quot;,&quot; ;[.G100] ;  &quot;)], YELLOW),&quot; ; &quot;new Route(&quot;; ([.A100]-1)*3+3 ; &quot;,&quot; ; [.B100] ; &quot;,&quot; ; [.C100] ; &quot;, [new RouteSpace(&quot;; [.D100] ; &quot;,&quot; ; [.E100] ; &quot;,&quot; ; [.F100] ;  &quot;,&quot; ;[.G100] ;  &quot;)], RED),&quot;)" office:value-type="string" office:string-value="new Route(295,111,182, [new RouteSpace(13,654,180,-45)], BLUE),new Route(296,111,182, [new RouteSpace(13,654,180,-45)], YELLOW),new Route(297,111,182, [new RouteSpace(13,654,180,-45)], RED)," calcext:value-type="string">
            <text:p>new Route(295,111,182, [new RouteSpace(13,654,180,-45)], BLUE),new Route(296,111,182, [new RouteSpace(13,654,180,-45)], YELLOW),new Route(297,111,182, [new RouteSpace(13,654,180,-45)], RED),</text:p>
          </table:table-cell>
          <table:table-cell table:formula="of:=CONCATENATE(([.A100]-1)*3+1;&quot;=&gt;new Route(&quot;; [.B100] ; &quot;,&quot; ; [.C100]  ;  &quot;,BLUE),&quot; ;  ([.A100]-1)*3+2;&quot;=&gt;new Route(&quot;; [.B100] ; &quot;,&quot; ; [.C100]  ;  &quot;,YELLOW),&quot; ; ([.A100]-1)*3+3;&quot;=&gt;new Route(&quot;; [.B100] ; &quot;,&quot; ; [.C100]  ;  &quot;,RED),&quot;)" office:value-type="string" office:string-value="295=&gt;new Route(111,182,BLUE),296=&gt;new Route(111,182,YELLOW),297=&gt;new Route(111,182,RED)," calcext:value-type="string">
            <text:p>295=&gt;new Route(111,182,BLUE),296=&gt;new Route(111,182,YELLOW),297=&gt;new Route(111,182,RED),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669" calcext:value-type="float">
            <text:p>669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formula="of:=90*([.N101]-1)+[.G101]" office:value-type="float" office:value="-70" calcext:value-type="float">
            <text:p>-70</text:p>
          </table:table-cell>
          <table:table-cell table:formula="of:=CONCATENATE(&quot;new Route(&quot;; ([.A101]-1)*3+1 ; &quot;,&quot; ; [.B101] ; &quot;,&quot; ; [.C101] ; &quot;, [new RouteSpace(&quot;; [.D101] ; &quot;,&quot; ; [.E101] ; &quot;,&quot; ; [.F101] ;  &quot;,&quot; ;[.G101] ;  &quot;)], BLUE),&quot; ; &quot;new Route(&quot;; ([.A101]-1)*3+2 ; &quot;,&quot; ; [.B101] ; &quot;,&quot; ; [.C101] ; &quot;, [new RouteSpace(&quot;; [.D101] ; &quot;,&quot; ; [.E101] ; &quot;,&quot; ; [.F101] ;  &quot;,&quot; ;[.G101] ;  &quot;)], YELLOW),&quot; ; &quot;new Route(&quot;; ([.A101]-1)*3+3 ; &quot;,&quot; ; [.B101] ; &quot;,&quot; ; [.C101] ; &quot;, [new RouteSpace(&quot;; [.D101] ; &quot;,&quot; ; [.E101] ; &quot;,&quot; ; [.F101] ;  &quot;,&quot; ;[.G101] ;  &quot;)], RED),&quot;)" office:value-type="string" office:string-value="new Route(298,124,182, [new RouteSpace(14,669,132,20)], BLUE),new Route(299,124,182, [new RouteSpace(14,669,132,20)], YELLOW),new Route(300,124,182, [new RouteSpace(14,669,132,20)], RED)," calcext:value-type="string">
            <text:p>new Route(298,124,182, [new RouteSpace(14,669,132,20)], BLUE),new Route(299,124,182, [new RouteSpace(14,669,132,20)], YELLOW),new Route(300,124,182, [new RouteSpace(14,669,132,20)], RED),</text:p>
          </table:table-cell>
          <table:table-cell table:formula="of:=CONCATENATE(([.A101]-1)*3+1;&quot;=&gt;new Route(&quot;; [.B101] ; &quot;,&quot; ; [.C101]  ;  &quot;,BLUE),&quot; ;  ([.A101]-1)*3+2;&quot;=&gt;new Route(&quot;; [.B101] ; &quot;,&quot; ; [.C101]  ;  &quot;,YELLOW),&quot; ; ([.A101]-1)*3+3;&quot;=&gt;new Route(&quot;; [.B101] ; &quot;,&quot; ; [.C101]  ;  &quot;,RED),&quot;)" office:value-type="string" office:string-value="298=&gt;new Route(124,182,BLUE),299=&gt;new Route(124,182,YELLOW),300=&gt;new Route(124,182,RED)," calcext:value-type="string">
            <text:p>298=&gt;new Route(124,182,BLUE),299=&gt;new Route(124,182,YELLOW),300=&gt;new Route(124,182,RED),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121" calcext:value-type="float">
            <text:p>1121</text:p>
          </table:table-cell>
          <table:table-cell office:value-type="float" office:value="83" calcext:value-type="float">
            <text:p>83</text:p>
          </table:table-cell>
          <table:table-cell office:value-type="float" office:value="-57" calcext:value-type="float">
            <text:p>-57</text:p>
          </table:table-cell>
          <table:table-cell table:formula="of:=90*([.N102]-1)+[.G102]" office:value-type="float" office:value="-147" calcext:value-type="float">
            <text:p>-147</text:p>
          </table:table-cell>
          <table:table-cell table:formula="of:=CONCATENATE(&quot;new Route(&quot;; ([.A102]-1)*3+1 ; &quot;,&quot; ; [.B102] ; &quot;,&quot; ; [.C102] ; &quot;, [new RouteSpace(&quot;; [.D102] ; &quot;,&quot; ; [.E102] ; &quot;,&quot; ; [.F102] ;  &quot;,&quot; ;[.G102] ;  &quot;)], BLUE),&quot; ; &quot;new Route(&quot;; ([.A102]-1)*3+2 ; &quot;,&quot; ; [.B102] ; &quot;,&quot; ; [.C102] ; &quot;, [new RouteSpace(&quot;; [.D102] ; &quot;,&quot; ; [.E102] ; &quot;,&quot; ; [.F102] ;  &quot;,&quot; ;[.G102] ;  &quot;)], YELLOW),&quot; ; &quot;new Route(&quot;; ([.A102]-1)*3+3 ; &quot;,&quot; ; [.B102] ; &quot;,&quot; ; [.C102] ; &quot;, [new RouteSpace(&quot;; [.D102] ; &quot;,&quot; ; [.E102] ; &quot;,&quot; ; [.F102] ;  &quot;,&quot; ;[.G102] ;  &quot;)], RED),&quot;)" office:value-type="string" office:string-value="new Route(301,126,183, [new RouteSpace(8,1121,83,-57)], BLUE),new Route(302,126,183, [new RouteSpace(8,1121,83,-57)], YELLOW),new Route(303,126,183, [new RouteSpace(8,1121,83,-57)], RED)," calcext:value-type="string">
            <text:p>new Route(301,126,183, [new RouteSpace(8,1121,83,-57)], BLUE),new Route(302,126,183, [new RouteSpace(8,1121,83,-57)], YELLOW),new Route(303,126,183, [new RouteSpace(8,1121,83,-57)], RED),</text:p>
          </table:table-cell>
          <table:table-cell table:formula="of:=CONCATENATE(([.A102]-1)*3+1;&quot;=&gt;new Route(&quot;; [.B102] ; &quot;,&quot; ; [.C102]  ;  &quot;,BLUE),&quot; ;  ([.A102]-1)*3+2;&quot;=&gt;new Route(&quot;; [.B102] ; &quot;,&quot; ; [.C102]  ;  &quot;,YELLOW),&quot; ; ([.A102]-1)*3+3;&quot;=&gt;new Route(&quot;; [.B102] ; &quot;,&quot; ; [.C102]  ;  &quot;,RED),&quot;)" office:value-type="string" office:string-value="301=&gt;new Route(126,183,BLUE),302=&gt;new Route(126,183,YELLOW),303=&gt;new Route(126,183,RED)," calcext:value-type="string">
            <text:p>301=&gt;new Route(126,183,BLUE),302=&gt;new Route(126,183,YELLOW),303=&gt;new Route(126,183,RED),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146" calcext:value-type="float">
            <text:p>1146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table:formula="of:=90*([.N103]-1)+[.G103]" office:value-type="float" office:value="-51" calcext:value-type="float">
            <text:p>-51</text:p>
          </table:table-cell>
          <table:table-cell table:formula="of:=CONCATENATE(&quot;new Route(&quot;; ([.A103]-1)*3+1 ; &quot;,&quot; ; [.B103] ; &quot;,&quot; ; [.C103] ; &quot;, [new RouteSpace(&quot;; [.D103] ; &quot;,&quot; ; [.E103] ; &quot;,&quot; ; [.F103] ;  &quot;,&quot; ;[.G103] ;  &quot;)], BLUE),&quot; ; &quot;new Route(&quot;; ([.A103]-1)*3+2 ; &quot;,&quot; ; [.B103] ; &quot;,&quot; ; [.C103] ; &quot;, [new RouteSpace(&quot;; [.D103] ; &quot;,&quot; ; [.E103] ; &quot;,&quot; ; [.F103] ;  &quot;,&quot; ;[.G103] ;  &quot;)], YELLOW),&quot; ; &quot;new Route(&quot;; ([.A103]-1)*3+3 ; &quot;,&quot; ; [.B103] ; &quot;,&quot; ; [.C103] ; &quot;, [new RouteSpace(&quot;; [.D103] ; &quot;,&quot; ; [.E103] ; &quot;,&quot; ; [.F103] ;  &quot;,&quot; ;[.G103] ;  &quot;)], RED),&quot;)" office:value-type="string" office:string-value="new Route(304,183,202, [new RouteSpace(10,1146,115,39)], BLUE),new Route(305,183,202, [new RouteSpace(10,1146,115,39)], YELLOW),new Route(306,183,202, [new RouteSpace(10,1146,115,39)], RED)," calcext:value-type="string">
            <text:p>new Route(304,183,202, [new RouteSpace(10,1146,115,39)], BLUE),new Route(305,183,202, [new RouteSpace(10,1146,115,39)], YELLOW),new Route(306,183,202, [new RouteSpace(10,1146,115,39)], RED),</text:p>
          </table:table-cell>
          <table:table-cell table:formula="of:=CONCATENATE(([.A103]-1)*3+1;&quot;=&gt;new Route(&quot;; [.B103] ; &quot;,&quot; ; [.C103]  ;  &quot;,BLUE),&quot; ;  ([.A103]-1)*3+2;&quot;=&gt;new Route(&quot;; [.B103] ; &quot;,&quot; ; [.C103]  ;  &quot;,YELLOW),&quot; ; ([.A103]-1)*3+3;&quot;=&gt;new Route(&quot;; [.B103] ; &quot;,&quot; ; [.C103]  ;  &quot;,RED),&quot;)" office:value-type="string" office:string-value="304=&gt;new Route(183,202,BLUE),305=&gt;new Route(183,202,YELLOW),306=&gt;new Route(183,202,RED)," calcext:value-type="string">
            <text:p>304=&gt;new Route(183,202,BLUE),305=&gt;new Route(183,202,YELLOW),306=&gt;new Route(183,202,RED),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office:value-type="float" office:value="194" calcext:value-type="float">
            <text:p>194</text:p>
          </table:table-cell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table:formula="of:=90*([.N104]-1)+[.G104]" office:value-type="float" office:value="-94" calcext:value-type="float">
            <text:p>-94</text:p>
          </table:table-cell>
          <table:table-cell table:formula="of:=CONCATENATE(&quot;new Route(&quot;; ([.A104]-1)*3+1 ; &quot;,&quot; ; [.B104] ; &quot;,&quot; ; [.C104] ; &quot;, [new RouteSpace(&quot;; [.D104] ; &quot;,&quot; ; [.E104] ; &quot;,&quot; ; [.F104] ;  &quot;,&quot; ;[.G104] ;  &quot;)], BLUE),&quot; ; &quot;new Route(&quot;; ([.A104]-1)*3+2 ; &quot;,&quot; ; [.B104] ; &quot;,&quot; ; [.C104] ; &quot;, [new RouteSpace(&quot;; [.D104] ; &quot;,&quot; ; [.E104] ; &quot;,&quot; ; [.F104] ;  &quot;,&quot; ;[.G104] ;  &quot;)], YELLOW),&quot; ; &quot;new Route(&quot;; ([.A104]-1)*3+3 ; &quot;,&quot; ; [.B104] ; &quot;,&quot; ; [.C104] ; &quot;, [new RouteSpace(&quot;; [.D104] ; &quot;,&quot; ; [.E104] ; &quot;,&quot; ; [.F104] ;  &quot;,&quot; ;[.G104] ;  &quot;)], RED),&quot;)" office:value-type="string" office:string-value="new Route(307,104,187, [new RouteSpace(239,194,148,-4)], BLUE),new Route(308,104,187, [new RouteSpace(239,194,148,-4)], YELLOW),new Route(309,104,187, [new RouteSpace(239,194,148,-4)], RED)," calcext:value-type="string">
            <text:p>new Route(307,104,187, [new RouteSpace(239,194,148,-4)], BLUE),new Route(308,104,187, [new RouteSpace(239,194,148,-4)], YELLOW),new Route(309,104,187, [new RouteSpace(239,194,148,-4)], RED),</text:p>
          </table:table-cell>
          <table:table-cell table:formula="of:=CONCATENATE(([.A104]-1)*3+1;&quot;=&gt;new Route(&quot;; [.B104] ; &quot;,&quot; ; [.C104]  ;  &quot;,BLUE),&quot; ;  ([.A104]-1)*3+2;&quot;=&gt;new Route(&quot;; [.B104] ; &quot;,&quot; ; [.C104]  ;  &quot;,YELLOW),&quot; ; ([.A104]-1)*3+3;&quot;=&gt;new Route(&quot;; [.B104] ; &quot;,&quot; ; [.C104]  ;  &quot;,RED),&quot;)" office:value-type="string" office:string-value="307=&gt;new Route(104,187,BLUE),308=&gt;new Route(104,187,YELLOW),309=&gt;new Route(104,187,RED)," calcext:value-type="string">
            <text:p>307=&gt;new Route(104,187,BLUE),308=&gt;new Route(104,187,YELLOW),309=&gt;new Route(104,187,RED),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371" calcext:value-type="float">
            <text:p>37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table:formula="of:=90*([.N105]-1)+[.G105]" office:value-type="float" office:value="-163" calcext:value-type="float">
            <text:p>-163</text:p>
          </table:table-cell>
          <table:table-cell table:formula="of:=CONCATENATE(&quot;new Route(&quot;; ([.A105]-1)*3+1 ; &quot;,&quot; ; [.B105] ; &quot;,&quot; ; [.C105] ; &quot;, [new RouteSpace(&quot;; [.D105] ; &quot;,&quot; ; [.E105] ; &quot;,&quot; ; [.F105] ;  &quot;,&quot; ;[.G105] ;  &quot;)], BLUE),&quot; ; &quot;new Route(&quot;; ([.A105]-1)*3+2 ; &quot;,&quot; ; [.B105] ; &quot;,&quot; ; [.C105] ; &quot;, [new RouteSpace(&quot;; [.D105] ; &quot;,&quot; ; [.E105] ; &quot;,&quot; ; [.F105] ;  &quot;,&quot; ;[.G105] ;  &quot;)], YELLOW),&quot; ; &quot;new Route(&quot;; ([.A105]-1)*3+3 ; &quot;,&quot; ; [.B105] ; &quot;,&quot; ; [.C105] ; &quot;, [new RouteSpace(&quot;; [.D105] ; &quot;,&quot; ; [.E105] ; &quot;,&quot; ; [.F105] ;  &quot;,&quot; ;[.G105] ;  &quot;)], RED),&quot;)" office:value-type="string" office:string-value="new Route(310,109,187, [new RouteSpace(371,281,88,-73)], BLUE),new Route(311,109,187, [new RouteSpace(371,281,88,-73)], YELLOW),new Route(312,109,187, [new RouteSpace(371,281,88,-73)], RED)," calcext:value-type="string">
            <text:p>new Route(310,109,187, [new RouteSpace(371,281,88,-73)], BLUE),new Route(311,109,187, [new RouteSpace(371,281,88,-73)], YELLOW),new Route(312,109,187, [new RouteSpace(371,281,88,-73)], RED),</text:p>
          </table:table-cell>
          <table:table-cell table:formula="of:=CONCATENATE(([.A105]-1)*3+1;&quot;=&gt;new Route(&quot;; [.B105] ; &quot;,&quot; ; [.C105]  ;  &quot;,BLUE),&quot; ;  ([.A105]-1)*3+2;&quot;=&gt;new Route(&quot;; [.B105] ; &quot;,&quot; ; [.C105]  ;  &quot;,YELLOW),&quot; ; ([.A105]-1)*3+3;&quot;=&gt;new Route(&quot;; [.B105] ; &quot;,&quot; ; [.C105]  ;  &quot;,RED),&quot;)" office:value-type="string" office:string-value="310=&gt;new Route(109,187,BLUE),311=&gt;new Route(109,187,YELLOW),312=&gt;new Route(109,187,RED)," calcext:value-type="string">
            <text:p>310=&gt;new Route(109,187,BLUE),311=&gt;new Route(109,187,YELLOW),312=&gt;new Route(109,187,RED),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table:formula="of:=90*([.N106]-1)+[.G106]" office:value-type="float" office:value="-7" calcext:value-type="float">
            <text:p>-7</text:p>
          </table:table-cell>
          <table:table-cell table:formula="of:=CONCATENATE(&quot;new Route(&quot;; ([.A106]-1)*3+1 ; &quot;,&quot; ; [.B106] ; &quot;,&quot; ; [.C106] ; &quot;, [new RouteSpace(&quot;; [.D106] ; &quot;,&quot; ; [.E106] ; &quot;,&quot; ; [.F106] ;  &quot;,&quot; ;[.G106] ;  &quot;)], BLUE),&quot; ; &quot;new Route(&quot;; ([.A106]-1)*3+2 ; &quot;,&quot; ; [.B106] ; &quot;,&quot; ; [.C106] ; &quot;, [new RouteSpace(&quot;; [.D106] ; &quot;,&quot; ; [.E106] ; &quot;,&quot; ; [.F106] ;  &quot;,&quot; ;[.G106] ;  &quot;)], YELLOW),&quot; ; &quot;new Route(&quot;; ([.A106]-1)*3+3 ; &quot;,&quot; ; [.B106] ; &quot;,&quot; ; [.C106] ; &quot;, [new RouteSpace(&quot;; [.D106] ; &quot;,&quot; ; [.E106] ; &quot;,&quot; ; [.F106] ;  &quot;,&quot; ;[.G106] ;  &quot;)], RED),&quot;)" office:value-type="string" office:string-value="new Route(313,187,203, [new RouteSpace(381,43,126,83)], BLUE),new Route(314,187,203, [new RouteSpace(381,43,126,83)], YELLOW),new Route(315,187,203, [new RouteSpace(381,43,126,83)], RED)," calcext:value-type="string">
            <text:p>new Route(313,187,203, [new RouteSpace(381,43,126,83)], BLUE),new Route(314,187,203, [new RouteSpace(381,43,126,83)], YELLOW),new Route(315,187,203, [new RouteSpace(381,43,126,83)], RED),</text:p>
          </table:table-cell>
          <table:table-cell table:formula="of:=CONCATENATE(([.A106]-1)*3+1;&quot;=&gt;new Route(&quot;; [.B106] ; &quot;,&quot; ; [.C106]  ;  &quot;,BLUE),&quot; ;  ([.A106]-1)*3+2;&quot;=&gt;new Route(&quot;; [.B106] ; &quot;,&quot; ; [.C106]  ;  &quot;,YELLOW),&quot; ; ([.A106]-1)*3+3;&quot;=&gt;new Route(&quot;; [.B106] ; &quot;,&quot; ; [.C106]  ;  &quot;,RED),&quot;)" office:value-type="string" office:string-value="313=&gt;new Route(187,203,BLUE),314=&gt;new Route(187,203,YELLOW),315=&gt;new Route(187,203,RED)," calcext:value-type="string">
            <text:p>313=&gt;new Route(187,203,BLUE),314=&gt;new Route(187,203,YELLOW),315=&gt;new Route(187,203,RED),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474" calcext:value-type="float">
            <text:p>474</text:p>
          </table:table-cell>
          <table:table-cell office:value-type="float" office:value="400" calcext:value-type="float">
            <text:p>400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table:formula="of:=90*([.N107]-1)+[.G107]" office:value-type="float" office:value="-7" calcext:value-type="float">
            <text:p>-7</text:p>
          </table:table-cell>
          <table:table-cell table:formula="of:=CONCATENATE(&quot;new Route(&quot;; ([.A107]-1)*3+1 ; &quot;,&quot; ; [.B107] ; &quot;,&quot; ; [.C107] ; &quot;, [new RouteSpace(&quot;; [.D107] ; &quot;,&quot; ; [.E107] ; &quot;,&quot; ; [.F107] ;  &quot;,&quot; ;[.G107] ;  &quot;)], BLUE),&quot; ; &quot;new Route(&quot;; ([.A107]-1)*3+2 ; &quot;,&quot; ; [.B107] ; &quot;,&quot; ; [.C107] ; &quot;, [new RouteSpace(&quot;; [.D107] ; &quot;,&quot; ; [.E107] ; &quot;,&quot; ; [.F107] ;  &quot;,&quot; ;[.G107] ;  &quot;)], YELLOW),&quot; ; &quot;new Route(&quot;; ([.A107]-1)*3+3 ; &quot;,&quot; ; [.B107] ; &quot;,&quot; ; [.C107] ; &quot;, [new RouteSpace(&quot;; [.D107] ; &quot;,&quot; ; [.E107] ; &quot;,&quot; ; [.F107] ;  &quot;,&quot; ;[.G107] ;  &quot;)], RED),&quot;)" office:value-type="string" office:string-value="new Route(316,188,204, [new RouteSpace(474,400,117,83)], BLUE),new Route(317,188,204, [new RouteSpace(474,400,117,83)], YELLOW),new Route(318,188,204, [new RouteSpace(474,400,117,83)], RED)," calcext:value-type="string">
            <text:p>new Route(316,188,204, [new RouteSpace(474,400,117,83)], BLUE),new Route(317,188,204, [new RouteSpace(474,400,117,83)], YELLOW),new Route(318,188,204, [new RouteSpace(474,400,117,83)], RED),</text:p>
          </table:table-cell>
          <table:table-cell table:formula="of:=CONCATENATE(([.A107]-1)*3+1;&quot;=&gt;new Route(&quot;; [.B107] ; &quot;,&quot; ; [.C107]  ;  &quot;,BLUE),&quot; ;  ([.A107]-1)*3+2;&quot;=&gt;new Route(&quot;; [.B107] ; &quot;,&quot; ; [.C107]  ;  &quot;,YELLOW),&quot; ; ([.A107]-1)*3+3;&quot;=&gt;new Route(&quot;; [.B107] ; &quot;,&quot; ; [.C107]  ;  &quot;,RED),&quot;)" office:value-type="string" office:string-value="316=&gt;new Route(188,204,BLUE),317=&gt;new Route(188,204,YELLOW),318=&gt;new Route(188,204,RED)," calcext:value-type="string">
            <text:p>316=&gt;new Route(188,204,BLUE),317=&gt;new Route(188,204,YELLOW),318=&gt;new Route(188,204,RED),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office:value-type="float" office:value="373" calcext:value-type="float">
            <text:p>373</text:p>
          </table:table-cell>
          <table:table-cell office:value-type="float" office:value="529" calcext:value-type="float">
            <text:p>52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90*([.N108]-1)+[.G108]" office:value-type="float" office:value="-89" calcext:value-type="float">
            <text:p>-89</text:p>
          </table:table-cell>
          <table:table-cell table:formula="of:=CONCATENATE(&quot;new Route(&quot;; ([.A108]-1)*3+1 ; &quot;,&quot; ; [.B108] ; &quot;,&quot; ; [.C108] ; &quot;, [new RouteSpace(&quot;; [.D108] ; &quot;,&quot; ; [.E108] ; &quot;,&quot; ; [.F108] ;  &quot;,&quot; ;[.G108] ;  &quot;)], BLUE),&quot; ; &quot;new Route(&quot;; ([.A108]-1)*3+2 ; &quot;,&quot; ; [.B108] ; &quot;,&quot; ; [.C108] ; &quot;, [new RouteSpace(&quot;; [.D108] ; &quot;,&quot; ; [.E108] ; &quot;,&quot; ; [.F108] ;  &quot;,&quot; ;[.G108] ;  &quot;)], YELLOW),&quot; ; &quot;new Route(&quot;; ([.A108]-1)*3+3 ; &quot;,&quot; ; [.B108] ; &quot;,&quot; ; [.C108] ; &quot;, [new RouteSpace(&quot;; [.D108] ; &quot;,&quot; ; [.E108] ; &quot;,&quot; ; [.F108] ;  &quot;,&quot; ;[.G108] ;  &quot;)], RED),&quot;)" office:value-type="string" office:string-value="new Route(319,107,188, [new RouteSpace(373,529,98,1)], BLUE),new Route(320,107,188, [new RouteSpace(373,529,98,1)], YELLOW),new Route(321,107,188, [new RouteSpace(373,529,98,1)], RED)," calcext:value-type="string">
            <text:p>new Route(319,107,188, [new RouteSpace(373,529,98,1)], BLUE),new Route(320,107,188, [new RouteSpace(373,529,98,1)], YELLOW),new Route(321,107,188, [new RouteSpace(373,529,98,1)], RED),</text:p>
          </table:table-cell>
          <table:table-cell table:formula="of:=CONCATENATE(([.A108]-1)*3+1;&quot;=&gt;new Route(&quot;; [.B108] ; &quot;,&quot; ; [.C108]  ;  &quot;,BLUE),&quot; ;  ([.A108]-1)*3+2;&quot;=&gt;new Route(&quot;; [.B108] ; &quot;,&quot; ; [.C108]  ;  &quot;,YELLOW),&quot; ; ([.A108]-1)*3+3;&quot;=&gt;new Route(&quot;; [.B108] ; &quot;,&quot; ; [.C108]  ;  &quot;,RED),&quot;)" office:value-type="string" office:string-value="319=&gt;new Route(107,188,BLUE),320=&gt;new Route(107,188,YELLOW),321=&gt;new Route(107,188,RED)," calcext:value-type="string">
            <text:p>319=&gt;new Route(107,188,BLUE),320=&gt;new Route(107,188,YELLOW),321=&gt;new Route(107,188,RED),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office:value-type="float" office:value="502" calcext:value-type="float">
            <text:p>502</text:p>
          </table:table-cell>
          <table:table-cell office:value-type="float" office:value="527" calcext:value-type="float">
            <text:p>527</text:p>
          </table:table-cell>
          <table:table-cell office:value-type="float" office:value="101" calcext:value-type="float">
            <text:p>101</text:p>
          </table:table-cell>
          <table:table-cell office:value-type="float" office:value="-34" calcext:value-type="float">
            <text:p>-34</text:p>
          </table:table-cell>
          <table:table-cell table:formula="of:=90*([.N109]-1)+[.G109]" office:value-type="float" office:value="-124" calcext:value-type="float">
            <text:p>-124</text:p>
          </table:table-cell>
          <table:table-cell table:formula="of:=CONCATENATE(&quot;new Route(&quot;; ([.A109]-1)*3+1 ; &quot;,&quot; ; [.B109] ; &quot;,&quot; ; [.C109] ; &quot;, [new RouteSpace(&quot;; [.D109] ; &quot;,&quot; ; [.E109] ; &quot;,&quot; ; [.F109] ;  &quot;,&quot; ;[.G109] ;  &quot;)], BLUE),&quot; ; &quot;new Route(&quot;; ([.A109]-1)*3+2 ; &quot;,&quot; ; [.B109] ; &quot;,&quot; ; [.C109] ; &quot;, [new RouteSpace(&quot;; [.D109] ; &quot;,&quot; ; [.E109] ; &quot;,&quot; ; [.F109] ;  &quot;,&quot; ;[.G109] ;  &quot;)], YELLOW),&quot; ; &quot;new Route(&quot;; ([.A109]-1)*3+3 ; &quot;,&quot; ; [.B109] ; &quot;,&quot; ; [.C109] ; &quot;, [new RouteSpace(&quot;; [.D109] ; &quot;,&quot; ; [.E109] ; &quot;,&quot; ; [.F109] ;  &quot;,&quot; ;[.G109] ;  &quot;)], RED),&quot;)" office:value-type="string" office:string-value="new Route(322,135,188, [new RouteSpace(502,527,101,-34)], BLUE),new Route(323,135,188, [new RouteSpace(502,527,101,-34)], YELLOW),new Route(324,135,188, [new RouteSpace(502,527,101,-34)], RED)," calcext:value-type="string">
            <text:p>new Route(322,135,188, [new RouteSpace(502,527,101,-34)], BLUE),new Route(323,135,188, [new RouteSpace(502,527,101,-34)], YELLOW),new Route(324,135,188, [new RouteSpace(502,527,101,-34)], RED),</text:p>
          </table:table-cell>
          <table:table-cell table:formula="of:=CONCATENATE(([.A109]-1)*3+1;&quot;=&gt;new Route(&quot;; [.B109] ; &quot;,&quot; ; [.C109]  ;  &quot;,BLUE),&quot; ;  ([.A109]-1)*3+2;&quot;=&gt;new Route(&quot;; [.B109] ; &quot;,&quot; ; [.C109]  ;  &quot;,YELLOW),&quot; ; ([.A109]-1)*3+3;&quot;=&gt;new Route(&quot;; [.B109] ; &quot;,&quot; ; [.C109]  ;  &quot;,RED),&quot;)" office:value-type="string" office:string-value="322=&gt;new Route(135,188,BLUE),323=&gt;new Route(135,188,YELLOW),324=&gt;new Route(135,188,RED)," calcext:value-type="string">
            <text:p>322=&gt;new Route(135,188,BLUE),323=&gt;new Route(135,188,YELLOW),324=&gt;new Route(135,188,RED),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502" calcext:value-type="float">
            <text:p>502</text:p>
          </table:table-cell>
          <table:table-cell office:value-type="float" office:value="533" calcext:value-type="float">
            <text:p>53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90*([.N110]-1)+[.G110]" office:value-type="float" office:value="-86" calcext:value-type="float">
            <text:p>-86</text:p>
          </table:table-cell>
          <table:table-cell table:formula="of:=CONCATENATE(&quot;new Route(&quot;; ([.A110]-1)*3+1 ; &quot;,&quot; ; [.B110] ; &quot;,&quot; ; [.C110] ; &quot;, [new RouteSpace(&quot;; [.D110] ; &quot;,&quot; ; [.E110] ; &quot;,&quot; ; [.F110] ;  &quot;,&quot; ;[.G110] ;  &quot;)], BLUE),&quot; ; &quot;new Route(&quot;; ([.A110]-1)*3+2 ; &quot;,&quot; ; [.B110] ; &quot;,&quot; ; [.C110] ; &quot;, [new RouteSpace(&quot;; [.D110] ; &quot;,&quot; ; [.E110] ; &quot;,&quot; ; [.F110] ;  &quot;,&quot; ;[.G110] ;  &quot;)], YELLOW),&quot; ; &quot;new Route(&quot;; ([.A110]-1)*3+3 ; &quot;,&quot; ; [.B110] ; &quot;,&quot; ; [.C110] ; &quot;, [new RouteSpace(&quot;; [.D110] ; &quot;,&quot; ; [.E110] ; &quot;,&quot; ; [.F110] ;  &quot;,&quot; ;[.G110] ;  &quot;)], RED),&quot;)" office:value-type="string" office:string-value="new Route(325,138,188, [new RouteSpace(502,533,180,4)], BLUE),new Route(326,138,188, [new RouteSpace(502,533,180,4)], YELLOW),new Route(327,138,188, [new RouteSpace(502,533,180,4)], RED)," calcext:value-type="string">
            <text:p>new Route(325,138,188, [new RouteSpace(502,533,180,4)], BLUE),new Route(326,138,188, [new RouteSpace(502,533,180,4)], YELLOW),new Route(327,138,188, [new RouteSpace(502,533,180,4)], RED),</text:p>
          </table:table-cell>
          <table:table-cell table:formula="of:=CONCATENATE(([.A110]-1)*3+1;&quot;=&gt;new Route(&quot;; [.B110] ; &quot;,&quot; ; [.C110]  ;  &quot;,BLUE),&quot; ;  ([.A110]-1)*3+2;&quot;=&gt;new Route(&quot;; [.B110] ; &quot;,&quot; ; [.C110]  ;  &quot;,YELLOW),&quot; ; ([.A110]-1)*3+3;&quot;=&gt;new Route(&quot;; [.B110] ; &quot;,&quot; ; [.C110]  ;  &quot;,RED),&quot;)" office:value-type="string" office:string-value="325=&gt;new Route(138,188,BLUE),326=&gt;new Route(138,188,YELLOW),327=&gt;new Route(138,188,RED)," calcext:value-type="string">
            <text:p>325=&gt;new Route(138,188,BLUE),326=&gt;new Route(138,188,YELLOW),327=&gt;new Route(138,188,RED),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493" calcext:value-type="float">
            <text:p>493</text:p>
          </table:table-cell>
          <table:table-cell office:value-type="float" office:value="544" calcext:value-type="float">
            <text:p>544</text:p>
          </table:table-cell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table:formula="of:=90*([.N111]-1)+[.G111]" office:value-type="float" office:value="-28" calcext:value-type="float">
            <text:p>-28</text:p>
          </table:table-cell>
          <table:table-cell table:formula="of:=CONCATENATE(&quot;new Route(&quot;; ([.A111]-1)*3+1 ; &quot;,&quot; ; [.B111] ; &quot;,&quot; ; [.C111] ; &quot;, [new RouteSpace(&quot;; [.D111] ; &quot;,&quot; ; [.E111] ; &quot;,&quot; ; [.F111] ;  &quot;,&quot; ;[.G111] ;  &quot;)], BLUE),&quot; ; &quot;new Route(&quot;; ([.A111]-1)*3+2 ; &quot;,&quot; ; [.B111] ; &quot;,&quot; ; [.C111] ; &quot;, [new RouteSpace(&quot;; [.D111] ; &quot;,&quot; ; [.E111] ; &quot;,&quot; ; [.F111] ;  &quot;,&quot; ;[.G111] ;  &quot;)], YELLOW),&quot; ; &quot;new Route(&quot;; ([.A111]-1)*3+3 ; &quot;,&quot; ; [.B111] ; &quot;,&quot; ; [.C111] ; &quot;, [new RouteSpace(&quot;; [.D111] ; &quot;,&quot; ; [.E111] ; &quot;,&quot; ; [.F111] ;  &quot;,&quot; ;[.G111] ;  &quot;)], RED),&quot;)" office:value-type="string" office:string-value="new Route(328,188,208, [new RouteSpace(493,544,152,62)], BLUE),new Route(329,188,208, [new RouteSpace(493,544,152,62)], YELLOW),new Route(330,188,208, [new RouteSpace(493,544,152,62)], RED)," calcext:value-type="string">
            <text:p>new Route(328,188,208, [new RouteSpace(493,544,152,62)], BLUE),new Route(329,188,208, [new RouteSpace(493,544,152,62)], YELLOW),new Route(330,188,208, [new RouteSpace(493,544,152,62)], RED),</text:p>
          </table:table-cell>
          <table:table-cell table:formula="of:=CONCATENATE(([.A111]-1)*3+1;&quot;=&gt;new Route(&quot;; [.B111] ; &quot;,&quot; ; [.C111]  ;  &quot;,BLUE),&quot; ;  ([.A111]-1)*3+2;&quot;=&gt;new Route(&quot;; [.B111] ; &quot;,&quot; ; [.C111]  ;  &quot;,YELLOW),&quot; ; ([.A111]-1)*3+3;&quot;=&gt;new Route(&quot;; [.B111] ; &quot;,&quot; ; [.C111]  ;  &quot;,RED),&quot;)" office:value-type="string" office:string-value="328=&gt;new Route(188,208,BLUE),329=&gt;new Route(188,208,YELLOW),330=&gt;new Route(188,208,RED)," calcext:value-type="string">
            <text:p>328=&gt;new Route(188,208,BLUE),329=&gt;new Route(188,208,YELLOW),330=&gt;new Route(188,208,RED),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78" calcext:value-type="float">
            <text:p>678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  <table:table-cell office:value-type="float" office:value="-81" calcext:value-type="float">
            <text:p>-81</text:p>
          </table:table-cell>
          <table:table-cell table:formula="of:=90*([.N112]-1)+[.G112]" office:value-type="float" office:value="-171" calcext:value-type="float">
            <text:p>-171</text:p>
          </table:table-cell>
          <table:table-cell table:formula="of:=CONCATENATE(&quot;new Route(&quot;; ([.A112]-1)*3+1 ; &quot;,&quot; ; [.B112] ; &quot;,&quot; ; [.C112] ; &quot;, [new RouteSpace(&quot;; [.D112] ; &quot;,&quot; ; [.E112] ; &quot;,&quot; ; [.F112] ;  &quot;,&quot; ;[.G112] ;  &quot;)], BLUE),&quot; ; &quot;new Route(&quot;; ([.A112]-1)*3+2 ; &quot;,&quot; ; [.B112] ; &quot;,&quot; ; [.C112] ; &quot;, [new RouteSpace(&quot;; [.D112] ; &quot;,&quot; ; [.E112] ; &quot;,&quot; ; [.F112] ;  &quot;,&quot; ;[.G112] ;  &quot;)], YELLOW),&quot; ; &quot;new Route(&quot;; ([.A112]-1)*3+3 ; &quot;,&quot; ; [.B112] ; &quot;,&quot; ; [.C112] ; &quot;, [new RouteSpace(&quot;; [.D112] ; &quot;,&quot; ; [.E112] ; &quot;,&quot; ; [.F112] ;  &quot;,&quot; ;[.G112] ;  &quot;)], RED),&quot;)" office:value-type="string" office:string-value="new Route(331,141,189, [new RouteSpace(678,792,105,-81)], BLUE),new Route(332,141,189, [new RouteSpace(678,792,105,-81)], YELLOW),new Route(333,141,189, [new RouteSpace(678,792,105,-81)], RED)," calcext:value-type="string">
            <text:p>new Route(331,141,189, [new RouteSpace(678,792,105,-81)], BLUE),new Route(332,141,189, [new RouteSpace(678,792,105,-81)], YELLOW),new Route(333,141,189, [new RouteSpace(678,792,105,-81)], RED),</text:p>
          </table:table-cell>
          <table:table-cell table:formula="of:=CONCATENATE(([.A112]-1)*3+1;&quot;=&gt;new Route(&quot;; [.B112] ; &quot;,&quot; ; [.C112]  ;  &quot;,BLUE),&quot; ;  ([.A112]-1)*3+2;&quot;=&gt;new Route(&quot;; [.B112] ; &quot;,&quot; ; [.C112]  ;  &quot;,YELLOW),&quot; ; ([.A112]-1)*3+3;&quot;=&gt;new Route(&quot;; [.B112] ; &quot;,&quot; ; [.C112]  ;  &quot;,RED),&quot;)" office:value-type="string" office:string-value="331=&gt;new Route(141,189,BLUE),332=&gt;new Route(141,189,YELLOW),333=&gt;new Route(141,189,RED)," calcext:value-type="string">
            <text:p>331=&gt;new Route(141,189,BLUE),332=&gt;new Route(141,189,YELLOW),333=&gt;new Route(141,189,RED),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552" calcext:value-type="float">
            <text:p>552</text:p>
          </table:table-cell>
          <table:table-cell office:value-type="float" office:value="848" calcext:value-type="float">
            <text:p>848</text:p>
          </table:table-cell>
          <table:table-cell office:value-type="float" office:value="112" calcext:value-type="float">
            <text:p>112</text:p>
          </table:table-cell>
          <table:table-cell office:value-type="float" office:value="-19" calcext:value-type="float">
            <text:p>-19</text:p>
          </table:table-cell>
          <table:table-cell table:formula="of:=90*([.N113]-1)+[.G113]" office:value-type="float" office:value="-109" calcext:value-type="float">
            <text:p>-109</text:p>
          </table:table-cell>
          <table:table-cell table:formula="of:=CONCATENATE(&quot;new Route(&quot;; ([.A113]-1)*3+1 ; &quot;,&quot; ; [.B113] ; &quot;,&quot; ; [.C113] ; &quot;, [new RouteSpace(&quot;; [.D113] ; &quot;,&quot; ; [.E113] ; &quot;,&quot; ; [.F113] ;  &quot;,&quot; ;[.G113] ;  &quot;)], BLUE),&quot; ; &quot;new Route(&quot;; ([.A113]-1)*3+2 ; &quot;,&quot; ; [.B113] ; &quot;,&quot; ; [.C113] ; &quot;, [new RouteSpace(&quot;; [.D113] ; &quot;,&quot; ; [.E113] ; &quot;,&quot; ; [.F113] ;  &quot;,&quot; ;[.G113] ;  &quot;)], YELLOW),&quot; ; &quot;new Route(&quot;; ([.A113]-1)*3+3 ; &quot;,&quot; ; [.B113] ; &quot;,&quot; ; [.C113] ; &quot;, [new RouteSpace(&quot;; [.D113] ; &quot;,&quot; ; [.E113] ; &quot;,&quot; ; [.F113] ;  &quot;,&quot; ;[.G113] ;  &quot;)], RED),&quot;)" office:value-type="string" office:string-value="new Route(334,120,189, [new RouteSpace(552,848,112,-19)], BLUE),new Route(335,120,189, [new RouteSpace(552,848,112,-19)], YELLOW),new Route(336,120,189, [new RouteSpace(552,848,112,-19)], RED)," calcext:value-type="string">
            <text:p>new Route(334,120,189, [new RouteSpace(552,848,112,-19)], BLUE),new Route(335,120,189, [new RouteSpace(552,848,112,-19)], YELLOW),new Route(336,120,189, [new RouteSpace(552,848,112,-19)], RED),</text:p>
          </table:table-cell>
          <table:table-cell table:formula="of:=CONCATENATE(([.A113]-1)*3+1;&quot;=&gt;new Route(&quot;; [.B113] ; &quot;,&quot; ; [.C113]  ;  &quot;,BLUE),&quot; ;  ([.A113]-1)*3+2;&quot;=&gt;new Route(&quot;; [.B113] ; &quot;,&quot; ; [.C113]  ;  &quot;,YELLOW),&quot; ; ([.A113]-1)*3+3;&quot;=&gt;new Route(&quot;; [.B113] ; &quot;,&quot; ; [.C113]  ;  &quot;,RED),&quot;)" office:value-type="string" office:string-value="334=&gt;new Route(120,189,BLUE),335=&gt;new Route(120,189,YELLOW),336=&gt;new Route(120,189,RED)," calcext:value-type="string">
            <text:p>334=&gt;new Route(120,189,BLUE),335=&gt;new Route(120,189,YELLOW),336=&gt;new Route(120,189,RED),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581" calcext:value-type="float">
            <text:p>581</text:p>
          </table:table-cell>
          <table:table-cell office:value-type="float" office:value="704" calcext:value-type="float">
            <text:p>704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table:formula="of:=90*([.N114]-1)+[.G114]" office:value-type="float" office:value="-41" calcext:value-type="float">
            <text:p>-41</text:p>
          </table:table-cell>
          <table:table-cell table:formula="of:=CONCATENATE(&quot;new Route(&quot;; ([.A114]-1)*3+1 ; &quot;,&quot; ; [.B114] ; &quot;,&quot; ; [.C114] ; &quot;, [new RouteSpace(&quot;; [.D114] ; &quot;,&quot; ; [.E114] ; &quot;,&quot; ; [.F114] ;  &quot;,&quot; ;[.G114] ;  &quot;)], BLUE),&quot; ; &quot;new Route(&quot;; ([.A114]-1)*3+2 ; &quot;,&quot; ; [.B114] ; &quot;,&quot; ; [.C114] ; &quot;, [new RouteSpace(&quot;; [.D114] ; &quot;,&quot; ; [.E114] ; &quot;,&quot; ; [.F114] ;  &quot;,&quot; ;[.G114] ;  &quot;)], YELLOW),&quot; ; &quot;new Route(&quot;; ([.A114]-1)*3+3 ; &quot;,&quot; ; [.B114] ; &quot;,&quot; ; [.C114] ; &quot;, [new RouteSpace(&quot;; [.D114] ; &quot;,&quot; ; [.E114] ; &quot;,&quot; ; [.F114] ;  &quot;,&quot; ;[.G114] ;  &quot;)], RED),&quot;)" office:value-type="string" office:string-value="new Route(337,189,208, [new RouteSpace(581,704,120,49)], BLUE),new Route(338,189,208, [new RouteSpace(581,704,120,49)], YELLOW),new Route(339,189,208, [new RouteSpace(581,704,120,49)], RED)," calcext:value-type="string">
            <text:p>new Route(337,189,208, [new RouteSpace(581,704,120,49)], BLUE),new Route(338,189,208, [new RouteSpace(581,704,120,49)], YELLOW),new Route(339,189,208, [new RouteSpace(581,704,120,49)], RED),</text:p>
          </table:table-cell>
          <table:table-cell table:formula="of:=CONCATENATE(([.A114]-1)*3+1;&quot;=&gt;new Route(&quot;; [.B114] ; &quot;,&quot; ; [.C114]  ;  &quot;,BLUE),&quot; ;  ([.A114]-1)*3+2;&quot;=&gt;new Route(&quot;; [.B114] ; &quot;,&quot; ; [.C114]  ;  &quot;,YELLOW),&quot; ; ([.A114]-1)*3+3;&quot;=&gt;new Route(&quot;; [.B114] ; &quot;,&quot; ; [.C114]  ;  &quot;,RED),&quot;)" office:value-type="string" office:string-value="337=&gt;new Route(189,208,BLUE),338=&gt;new Route(189,208,YELLOW),339=&gt;new Route(189,208,RED)," calcext:value-type="string">
            <text:p>337=&gt;new Route(189,208,BLUE),338=&gt;new Route(189,208,YELLOW),339=&gt;new Route(189,208,RED),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687" calcext:value-type="float">
            <text:p>687</text:p>
          </table:table-cell>
          <table:table-cell office:value-type="float" office:value="807" calcext:value-type="float">
            <text:p>80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90*([.N115]-1)+[.G115]" office:value-type="float" office:value="-90" calcext:value-type="float">
            <text:p>-90</text:p>
          </table:table-cell>
          <table:table-cell table:formula="of:=CONCATENATE(&quot;new Route(&quot;; ([.A115]-1)*3+1 ; &quot;,&quot; ; [.B115] ; &quot;,&quot; ; [.C115] ; &quot;, [new RouteSpace(&quot;; [.D115] ; &quot;,&quot; ; [.E115] ; &quot;,&quot; ; [.F115] ;  &quot;,&quot; ;[.G115] ;  &quot;)], BLUE),&quot; ; &quot;new Route(&quot;; ([.A115]-1)*3+2 ; &quot;,&quot; ; [.B115] ; &quot;,&quot; ; [.C115] ; &quot;, [new RouteSpace(&quot;; [.D115] ; &quot;,&quot; ; [.E115] ; &quot;,&quot; ; [.F115] ;  &quot;,&quot; ;[.G115] ;  &quot;)], YELLOW),&quot; ; &quot;new Route(&quot;; ([.A115]-1)*3+3 ; &quot;,&quot; ; [.B115] ; &quot;,&quot; ; [.C115] ; &quot;, [new RouteSpace(&quot;; [.D115] ; &quot;,&quot; ; [.E115] ; &quot;,&quot; ; [.F115] ;  &quot;,&quot; ;[.G115] ;  &quot;)], RED),&quot;)" office:value-type="string" office:string-value="new Route(340,189,191, [new RouteSpace(687,807,139,0)], BLUE),new Route(341,189,191, [new RouteSpace(687,807,139,0)], YELLOW),new Route(342,189,191, [new RouteSpace(687,807,139,0)], RED)," calcext:value-type="string">
            <text:p>new Route(340,189,191, [new RouteSpace(687,807,139,0)], BLUE),new Route(341,189,191, [new RouteSpace(687,807,139,0)], YELLOW),new Route(342,189,191, [new RouteSpace(687,807,139,0)], RED),</text:p>
          </table:table-cell>
          <table:table-cell table:formula="of:=CONCATENATE(([.A115]-1)*3+1;&quot;=&gt;new Route(&quot;; [.B115] ; &quot;,&quot; ; [.C115]  ;  &quot;,BLUE),&quot; ;  ([.A115]-1)*3+2;&quot;=&gt;new Route(&quot;; [.B115] ; &quot;,&quot; ; [.C115]  ;  &quot;,YELLOW),&quot; ; ([.A115]-1)*3+3;&quot;=&gt;new Route(&quot;; [.B115] ; &quot;,&quot; ; [.C115]  ;  &quot;,RED),&quot;)" office:value-type="string" office:string-value="340=&gt;new Route(189,191,BLUE),341=&gt;new Route(189,191,YELLOW),342=&gt;new Route(189,191,RED)," calcext:value-type="string">
            <text:p>340=&gt;new Route(189,191,BLUE),341=&gt;new Route(189,191,YELLOW),342=&gt;new Route(189,191,RED),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665" calcext:value-type="float">
            <text:p>665</text:p>
          </table:table-cell>
          <table:table-cell office:value-type="float" office:value="939" calcext:value-type="float">
            <text:p>939</text:p>
          </table:table-cell>
          <table:table-cell office:value-type="float" office:value="119" calcext:value-type="float">
            <text:p>119</text:p>
          </table:table-cell>
          <table:table-cell office:value-type="float" office:value="-86" calcext:value-type="float">
            <text:p>-86</text:p>
          </table:table-cell>
          <table:table-cell table:formula="of:=90*([.N116]-1)+[.G116]" office:value-type="float" office:value="-176" calcext:value-type="float">
            <text:p>-176</text:p>
          </table:table-cell>
          <table:table-cell table:formula="of:=CONCATENATE(&quot;new Route(&quot;; ([.A116]-1)*3+1 ; &quot;,&quot; ; [.B116] ; &quot;,&quot; ; [.C116] ; &quot;, [new RouteSpace(&quot;; [.D116] ; &quot;,&quot; ; [.E116] ; &quot;,&quot; ; [.F116] ;  &quot;,&quot; ;[.G116] ;  &quot;)], BLUE),&quot; ; &quot;new Route(&quot;; ([.A116]-1)*3+2 ; &quot;,&quot; ; [.B116] ; &quot;,&quot; ; [.C116] ; &quot;, [new RouteSpace(&quot;; [.D116] ; &quot;,&quot; ; [.E116] ; &quot;,&quot; ; [.F116] ;  &quot;,&quot; ;[.G116] ;  &quot;)], YELLOW),&quot; ; &quot;new Route(&quot;; ([.A116]-1)*3+3 ; &quot;,&quot; ; [.B116] ; &quot;,&quot; ; [.C116] ; &quot;, [new RouteSpace(&quot;; [.D116] ; &quot;,&quot; ; [.E116] ; &quot;,&quot; ; [.F116] ;  &quot;,&quot; ;[.G116] ;  &quot;)], RED),&quot;)" office:value-type="string" office:string-value="new Route(343,189,209, [new RouteSpace(665,939,119,-86)], BLUE),new Route(344,189,209, [new RouteSpace(665,939,119,-86)], YELLOW),new Route(345,189,209, [new RouteSpace(665,939,119,-86)], RED)," calcext:value-type="string">
            <text:p>new Route(343,189,209, [new RouteSpace(665,939,119,-86)], BLUE),new Route(344,189,209, [new RouteSpace(665,939,119,-86)], YELLOW),new Route(345,189,209, [new RouteSpace(665,939,119,-86)], RED),</text:p>
          </table:table-cell>
          <table:table-cell table:formula="of:=CONCATENATE(([.A116]-1)*3+1;&quot;=&gt;new Route(&quot;; [.B116] ; &quot;,&quot; ; [.C116]  ;  &quot;,BLUE),&quot; ;  ([.A116]-1)*3+2;&quot;=&gt;new Route(&quot;; [.B116] ; &quot;,&quot; ; [.C116]  ;  &quot;,YELLOW),&quot; ; ([.A116]-1)*3+3;&quot;=&gt;new Route(&quot;; [.B116] ; &quot;,&quot; ; [.C116]  ;  &quot;,RED),&quot;)" office:value-type="string" office:string-value="343=&gt;new Route(189,209,BLUE),344=&gt;new Route(189,209,YELLOW),345=&gt;new Route(189,209,RED)," calcext:value-type="string">
            <text:p>343=&gt;new Route(189,209,BLUE),344=&gt;new Route(189,209,YELLOW),345=&gt;new Route(189,209,RED),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612" calcext:value-type="float">
            <text:p>612</text:p>
          </table:table-cell>
          <table:table-cell office:value-type="float" office:value="1059" calcext:value-type="float">
            <text:p>1059</text:p>
          </table:table-cell>
          <table:table-cell office:value-type="float" office:value="102" calcext:value-type="float">
            <text:p>102</text:p>
          </table:table-cell>
          <table:table-cell office:value-type="float" office:value="-64" calcext:value-type="float">
            <text:p>-64</text:p>
          </table:table-cell>
          <table:table-cell table:formula="of:=90*([.N117]-1)+[.G117]" office:value-type="float" office:value="-154" calcext:value-type="float">
            <text:p>-154</text:p>
          </table:table-cell>
          <table:table-cell table:formula="of:=CONCATENATE(&quot;new Route(&quot;; ([.A117]-1)*3+1 ; &quot;,&quot; ; [.B117] ; &quot;,&quot; ; [.C117] ; &quot;, [new RouteSpace(&quot;; [.D117] ; &quot;,&quot; ; [.E117] ; &quot;,&quot; ; [.F117] ;  &quot;,&quot; ;[.G117] ;  &quot;)], BLUE),&quot; ; &quot;new Route(&quot;; ([.A117]-1)*3+2 ; &quot;,&quot; ; [.B117] ; &quot;,&quot; ; [.C117] ; &quot;, [new RouteSpace(&quot;; [.D117] ; &quot;,&quot; ; [.E117] ; &quot;,&quot; ; [.F117] ;  &quot;,&quot; ;[.G117] ;  &quot;)], YELLOW),&quot; ; &quot;new Route(&quot;; ([.A117]-1)*3+3 ; &quot;,&quot; ; [.B117] ; &quot;,&quot; ; [.C117] ; &quot;, [new RouteSpace(&quot;; [.D117] ; &quot;,&quot; ; [.E117] ; &quot;,&quot; ; [.F117] ;  &quot;,&quot; ;[.G117] ;  &quot;)], RED),&quot;)" office:value-type="string" office:string-value="new Route(346,190,209, [new RouteSpace(612,1059,102,-64)], BLUE),new Route(347,190,209, [new RouteSpace(612,1059,102,-64)], YELLOW),new Route(348,190,209, [new RouteSpace(612,1059,102,-64)], RED)," calcext:value-type="string">
            <text:p>new Route(346,190,209, [new RouteSpace(612,1059,102,-64)], BLUE),new Route(347,190,209, [new RouteSpace(612,1059,102,-64)], YELLOW),new Route(348,190,209, [new RouteSpace(612,1059,102,-64)], RED),</text:p>
          </table:table-cell>
          <table:table-cell table:formula="of:=CONCATENATE(([.A117]-1)*3+1;&quot;=&gt;new Route(&quot;; [.B117] ; &quot;,&quot; ; [.C117]  ;  &quot;,BLUE),&quot; ;  ([.A117]-1)*3+2;&quot;=&gt;new Route(&quot;; [.B117] ; &quot;,&quot; ; [.C117]  ;  &quot;,YELLOW),&quot; ; ([.A117]-1)*3+3;&quot;=&gt;new Route(&quot;; [.B117] ; &quot;,&quot; ; [.C117]  ;  &quot;,RED),&quot;)" office:value-type="string" office:string-value="346=&gt;new Route(190,209,BLUE),347=&gt;new Route(190,209,YELLOW),348=&gt;new Route(190,209,RED)," calcext:value-type="string">
            <text:p>346=&gt;new Route(190,209,BLUE),347=&gt;new Route(190,209,YELLOW),348=&gt;new Route(190,209,RED),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449" calcext:value-type="float">
            <text:p>449</text:p>
          </table:table-cell>
          <table:table-cell office:value-type="float" office:value="1084" calcext:value-type="float">
            <text:p>1084</text:p>
          </table:table-cell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table:formula="of:=90*([.N118]-1)+[.G118]" office:value-type="float" office:value="-94" calcext:value-type="float">
            <text:p>-94</text:p>
          </table:table-cell>
          <table:table-cell table:formula="of:=CONCATENATE(&quot;new Route(&quot;; ([.A118]-1)*3+1 ; &quot;,&quot; ; [.B118] ; &quot;,&quot; ; [.C118] ; &quot;, [new RouteSpace(&quot;; [.D118] ; &quot;,&quot; ; [.E118] ; &quot;,&quot; ; [.F118] ;  &quot;,&quot; ;[.G118] ;  &quot;)], BLUE),&quot; ; &quot;new Route(&quot;; ([.A118]-1)*3+2 ; &quot;,&quot; ; [.B118] ; &quot;,&quot; ; [.C118] ; &quot;, [new RouteSpace(&quot;; [.D118] ; &quot;,&quot; ; [.E118] ; &quot;,&quot; ; [.F118] ;  &quot;,&quot; ;[.G118] ;  &quot;)], YELLOW),&quot; ; &quot;new Route(&quot;; ([.A118]-1)*3+3 ; &quot;,&quot; ; [.B118] ; &quot;,&quot; ; [.C118] ; &quot;, [new RouteSpace(&quot;; [.D118] ; &quot;,&quot; ; [.E118] ; &quot;,&quot; ; [.F118] ;  &quot;,&quot; ;[.G118] ;  &quot;)], RED),&quot;)" office:value-type="string" office:string-value="new Route(349,190,205, [new RouteSpace(449,1084,140,-4)], BLUE),new Route(350,190,205, [new RouteSpace(449,1084,140,-4)], YELLOW),new Route(351,190,205, [new RouteSpace(449,1084,140,-4)], RED)," calcext:value-type="string">
            <text:p>new Route(349,190,205, [new RouteSpace(449,1084,140,-4)], BLUE),new Route(350,190,205, [new RouteSpace(449,1084,140,-4)], YELLOW),new Route(351,190,205, [new RouteSpace(449,1084,140,-4)], RED),</text:p>
          </table:table-cell>
          <table:table-cell table:formula="of:=CONCATENATE(([.A118]-1)*3+1;&quot;=&gt;new Route(&quot;; [.B118] ; &quot;,&quot; ; [.C118]  ;  &quot;,BLUE),&quot; ;  ([.A118]-1)*3+2;&quot;=&gt;new Route(&quot;; [.B118] ; &quot;,&quot; ; [.C118]  ;  &quot;,YELLOW),&quot; ; ([.A118]-1)*3+3;&quot;=&gt;new Route(&quot;; [.B118] ; &quot;,&quot; ; [.C118]  ;  &quot;,RED),&quot;)" office:value-type="string" office:string-value="349=&gt;new Route(190,205,BLUE),350=&gt;new Route(190,205,YELLOW),351=&gt;new Route(190,205,RED)," calcext:value-type="string">
            <text:p>349=&gt;new Route(190,205,BLUE),350=&gt;new Route(190,205,YELLOW),351=&gt;new Route(190,205,RED),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612" calcext:value-type="float">
            <text:p>612</text:p>
          </table:table-cell>
          <table:table-cell office:value-type="float" office:value="1086" calcext:value-type="float">
            <text:p>1086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formula="of:=90*([.N119]-1)+[.G119]" office:value-type="float" office:value="-30" calcext:value-type="float">
            <text:p>-30</text:p>
          </table:table-cell>
          <table:table-cell table:formula="of:=CONCATENATE(&quot;new Route(&quot;; ([.A119]-1)*3+1 ; &quot;,&quot; ; [.B119] ; &quot;,&quot; ; [.C119] ; &quot;, [new RouteSpace(&quot;; [.D119] ; &quot;,&quot; ; [.E119] ; &quot;,&quot; ; [.F119] ;  &quot;,&quot; ;[.G119] ;  &quot;)], BLUE),&quot; ; &quot;new Route(&quot;; ([.A119]-1)*3+2 ; &quot;,&quot; ; [.B119] ; &quot;,&quot; ; [.C119] ; &quot;, [new RouteSpace(&quot;; [.D119] ; &quot;,&quot; ; [.E119] ; &quot;,&quot; ; [.F119] ;  &quot;,&quot; ;[.G119] ;  &quot;)], YELLOW),&quot; ; &quot;new Route(&quot;; ([.A119]-1)*3+3 ; &quot;,&quot; ; [.B119] ; &quot;,&quot; ; [.C119] ; &quot;, [new RouteSpace(&quot;; [.D119] ; &quot;,&quot; ; [.E119] ; &quot;,&quot; ; [.F119] ;  &quot;,&quot; ;[.G119] ;  &quot;)], RED),&quot;)" office:value-type="string" office:string-value="new Route(352,190,210, [new RouteSpace(612,1086,101,60)], BLUE),new Route(353,190,210, [new RouteSpace(612,1086,101,60)], YELLOW),new Route(354,190,210, [new RouteSpace(612,1086,101,60)], RED)," calcext:value-type="string">
            <text:p>new Route(352,190,210, [new RouteSpace(612,1086,101,60)], BLUE),new Route(353,190,210, [new RouteSpace(612,1086,101,60)], YELLOW),new Route(354,190,210, [new RouteSpace(612,1086,101,60)], RED),</text:p>
          </table:table-cell>
          <table:table-cell table:formula="of:=CONCATENATE(([.A119]-1)*3+1;&quot;=&gt;new Route(&quot;; [.B119] ; &quot;,&quot; ; [.C119]  ;  &quot;,BLUE),&quot; ;  ([.A119]-1)*3+2;&quot;=&gt;new Route(&quot;; [.B119] ; &quot;,&quot; ; [.C119]  ;  &quot;,YELLOW),&quot; ; ([.A119]-1)*3+3;&quot;=&gt;new Route(&quot;; [.B119] ; &quot;,&quot; ; [.C119]  ;  &quot;,RED),&quot;)" office:value-type="string" office:string-value="352=&gt;new Route(190,210,BLUE),353=&gt;new Route(190,210,YELLOW),354=&gt;new Route(190,210,RED)," calcext:value-type="string">
            <text:p>352=&gt;new Route(190,210,BLUE),353=&gt;new Route(190,210,YELLOW),354=&gt;new Route(190,210,RED),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  <table:table-cell office:value-type="float" office:value="805" calcext:value-type="float">
            <text:p>805</text:p>
          </table:table-cell>
          <table:table-cell office:value-type="float" office:value="716" calcext:value-type="float">
            <text:p>71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formula="of:=90*([.N120]-1)+[.G120]" office:value-type="float" office:value="-24" calcext:value-type="float">
            <text:p>-24</text:p>
          </table:table-cell>
          <table:table-cell table:formula="of:=CONCATENATE(&quot;new Route(&quot;; ([.A120]-1)*3+1 ; &quot;,&quot; ; [.B120] ; &quot;,&quot; ; [.C120] ; &quot;, [new RouteSpace(&quot;; [.D120] ; &quot;,&quot; ; [.E120] ; &quot;,&quot; ; [.F120] ;  &quot;,&quot; ;[.G120] ;  &quot;)], BLUE),&quot; ; &quot;new Route(&quot;; ([.A120]-1)*3+2 ; &quot;,&quot; ; [.B120] ; &quot;,&quot; ; [.C120] ; &quot;, [new RouteSpace(&quot;; [.D120] ; &quot;,&quot; ; [.E120] ; &quot;,&quot; ; [.F120] ;  &quot;,&quot; ;[.G120] ;  &quot;)], YELLOW),&quot; ; &quot;new Route(&quot;; ([.A120]-1)*3+3 ; &quot;,&quot; ; [.B120] ; &quot;,&quot; ; [.C120] ; &quot;, [new RouteSpace(&quot;; [.D120] ; &quot;,&quot; ; [.E120] ; &quot;,&quot; ; [.F120] ;  &quot;,&quot; ;[.G120] ;  &quot;)], RED),&quot;)" office:value-type="string" office:string-value="new Route(355,142,191, [new RouteSpace(805,716,85,66)], BLUE),new Route(356,142,191, [new RouteSpace(805,716,85,66)], YELLOW),new Route(357,142,191, [new RouteSpace(805,716,85,66)], RED)," calcext:value-type="string">
            <text:p>new Route(355,142,191, [new RouteSpace(805,716,85,66)], BLUE),new Route(356,142,191, [new RouteSpace(805,716,85,66)], YELLOW),new Route(357,142,191, [new RouteSpace(805,716,85,66)], RED),</text:p>
          </table:table-cell>
          <table:table-cell table:formula="of:=CONCATENATE(([.A120]-1)*3+1;&quot;=&gt;new Route(&quot;; [.B120] ; &quot;,&quot; ; [.C120]  ;  &quot;,BLUE),&quot; ;  ([.A120]-1)*3+2;&quot;=&gt;new Route(&quot;; [.B120] ; &quot;,&quot; ; [.C120]  ;  &quot;,YELLOW),&quot; ; ([.A120]-1)*3+3;&quot;=&gt;new Route(&quot;; [.B120] ; &quot;,&quot; ; [.C120]  ;  &quot;,RED),&quot;)" office:value-type="string" office:string-value="355=&gt;new Route(142,191,BLUE),356=&gt;new Route(142,191,YELLOW),357=&gt;new Route(142,191,RED)," calcext:value-type="string">
            <text:p>355=&gt;new Route(142,191,BLUE),356=&gt;new Route(142,191,YELLOW),357=&gt;new Route(142,191,RED),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847" calcext:value-type="float">
            <text:p>847</text:p>
          </table:table-cell>
          <table:table-cell office:value-type="float" office:value="824" calcext:value-type="float">
            <text:p>82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90*([.N121]-1)+[.G121]" office:value-type="float" office:value="-1" calcext:value-type="float">
            <text:p>-1</text:p>
          </table:table-cell>
          <table:table-cell table:formula="of:=CONCATENATE(&quot;new Route(&quot;; ([.A121]-1)*3+1 ; &quot;,&quot; ; [.B121] ; &quot;,&quot; ; [.C121] ; &quot;, [new RouteSpace(&quot;; [.D121] ; &quot;,&quot; ; [.E121] ; &quot;,&quot; ; [.F121] ;  &quot;,&quot; ;[.G121] ;  &quot;)], BLUE),&quot; ; &quot;new Route(&quot;; ([.A121]-1)*3+2 ; &quot;,&quot; ; [.B121] ; &quot;,&quot; ; [.C121] ; &quot;, [new RouteSpace(&quot;; [.D121] ; &quot;,&quot; ; [.E121] ; &quot;,&quot; ; [.F121] ;  &quot;,&quot; ;[.G121] ;  &quot;)], YELLOW),&quot; ; &quot;new Route(&quot;; ([.A121]-1)*3+3 ; &quot;,&quot; ; [.B121] ; &quot;,&quot; ; [.C121] ; &quot;, [new RouteSpace(&quot;; [.D121] ; &quot;,&quot; ; [.E121] ; &quot;,&quot; ; [.F121] ;  &quot;,&quot; ;[.G121] ;  &quot;)], RED),&quot;)" office:value-type="string" office:string-value="new Route(358,145,191, [new RouteSpace(847,824,84,89)], BLUE),new Route(359,145,191, [new RouteSpace(847,824,84,89)], YELLOW),new Route(360,145,191, [new RouteSpace(847,824,84,89)], RED)," calcext:value-type="string">
            <text:p>new Route(358,145,191, [new RouteSpace(847,824,84,89)], BLUE),new Route(359,145,191, [new RouteSpace(847,824,84,89)], YELLOW),new Route(360,145,191, [new RouteSpace(847,824,84,89)], RED),</text:p>
          </table:table-cell>
          <table:table-cell table:formula="of:=CONCATENATE(([.A121]-1)*3+1;&quot;=&gt;new Route(&quot;; [.B121] ; &quot;,&quot; ; [.C121]  ;  &quot;,BLUE),&quot; ;  ([.A121]-1)*3+2;&quot;=&gt;new Route(&quot;; [.B121] ; &quot;,&quot; ; [.C121]  ;  &quot;,YELLOW),&quot; ; ([.A121]-1)*3+3;&quot;=&gt;new Route(&quot;; [.B121] ; &quot;,&quot; ; [.C121]  ;  &quot;,RED),&quot;)" office:value-type="string" office:string-value="358=&gt;new Route(145,191,BLUE),359=&gt;new Route(145,191,YELLOW),360=&gt;new Route(145,191,RED)," calcext:value-type="string">
            <text:p>358=&gt;new Route(145,191,BLUE),359=&gt;new Route(145,191,YELLOW),360=&gt;new Route(145,191,RED),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 office:value-type="float" office:value="837" calcext:value-type="float">
            <text:p>837</text:p>
          </table:table-cell>
          <table:table-cell office:value-type="float" office:value="1170" calcext:value-type="float">
            <text:p>1170</text:p>
          </table:table-cell>
          <table:table-cell office:value-type="float" office:value="102" calcext:value-type="float">
            <text:p>102</text:p>
          </table:table-cell>
          <table:table-cell office:value-type="float" office:value="-29" calcext:value-type="float">
            <text:p>-29</text:p>
          </table:table-cell>
          <table:table-cell table:formula="of:=90*([.N122]-1)+[.G122]" office:value-type="float" office:value="-119" calcext:value-type="float">
            <text:p>-119</text:p>
          </table:table-cell>
          <table:table-cell table:formula="of:=CONCATENATE(&quot;new Route(&quot;; ([.A122]-1)*3+1 ; &quot;,&quot; ; [.B122] ; &quot;,&quot; ; [.C122] ; &quot;, [new RouteSpace(&quot;; [.D122] ; &quot;,&quot; ; [.E122] ; &quot;,&quot; ; [.F122] ;  &quot;,&quot; ;[.G122] ;  &quot;)], BLUE),&quot; ; &quot;new Route(&quot;; ([.A122]-1)*3+2 ; &quot;,&quot; ; [.B122] ; &quot;,&quot; ; [.C122] ; &quot;, [new RouteSpace(&quot;; [.D122] ; &quot;,&quot; ; [.E122] ; &quot;,&quot; ; [.F122] ;  &quot;,&quot; ;[.G122] ;  &quot;)], YELLOW),&quot; ; &quot;new Route(&quot;; ([.A122]-1)*3+3 ; &quot;,&quot; ; [.B122] ; &quot;,&quot; ; [.C122] ; &quot;, [new RouteSpace(&quot;; [.D122] ; &quot;,&quot; ; [.E122] ; &quot;,&quot; ; [.F122] ;  &quot;,&quot; ;[.G122] ;  &quot;)], RED),&quot;)" office:value-type="string" office:string-value="new Route(361,148,192, [new RouteSpace(837,1170,102,-29)], BLUE),new Route(362,148,192, [new RouteSpace(837,1170,102,-29)], YELLOW),new Route(363,148,192, [new RouteSpace(837,1170,102,-29)], RED)," calcext:value-type="string">
            <text:p>new Route(361,148,192, [new RouteSpace(837,1170,102,-29)], BLUE),new Route(362,148,192, [new RouteSpace(837,1170,102,-29)], YELLOW),new Route(363,148,192, [new RouteSpace(837,1170,102,-29)], RED),</text:p>
          </table:table-cell>
          <table:table-cell table:formula="of:=CONCATENATE(([.A122]-1)*3+1;&quot;=&gt;new Route(&quot;; [.B122] ; &quot;,&quot; ; [.C122]  ;  &quot;,BLUE),&quot; ;  ([.A122]-1)*3+2;&quot;=&gt;new Route(&quot;; [.B122] ; &quot;,&quot; ; [.C122]  ;  &quot;,YELLOW),&quot; ; ([.A122]-1)*3+3;&quot;=&gt;new Route(&quot;; [.B122] ; &quot;,&quot; ; [.C122]  ;  &quot;,RED),&quot;)" office:value-type="string" office:string-value="361=&gt;new Route(148,192,BLUE),362=&gt;new Route(148,192,YELLOW),363=&gt;new Route(148,192,RED)," calcext:value-type="string">
            <text:p>361=&gt;new Route(148,192,BLUE),362=&gt;new Route(148,192,YELLOW),363=&gt;new Route(148,192,RED),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688" calcext:value-type="float">
            <text:p>688</text:p>
          </table:table-cell>
          <table:table-cell office:value-type="float" office:value="1185" calcext:value-type="float">
            <text:p>1185</text:p>
          </table:table-cell>
          <table:table-cell office:value-type="float" office:value="121" calcext:value-type="float">
            <text:p>121</text:p>
          </table:table-cell>
          <table:table-cell office:value-type="float" office:value="-5" calcext:value-type="float">
            <text:p>-5</text:p>
          </table:table-cell>
          <table:table-cell table:formula="of:=90*([.N123]-1)+[.G123]" office:value-type="float" office:value="-95" calcext:value-type="float">
            <text:p>-95</text:p>
          </table:table-cell>
          <table:table-cell table:formula="of:=CONCATENATE(&quot;new Route(&quot;; ([.A123]-1)*3+1 ; &quot;,&quot; ; [.B123] ; &quot;,&quot; ; [.C123] ; &quot;, [new RouteSpace(&quot;; [.D123] ; &quot;,&quot; ; [.E123] ; &quot;,&quot; ; [.F123] ;  &quot;,&quot; ;[.G123] ;  &quot;)], BLUE),&quot; ; &quot;new Route(&quot;; ([.A123]-1)*3+2 ; &quot;,&quot; ; [.B123] ; &quot;,&quot; ; [.C123] ; &quot;, [new RouteSpace(&quot;; [.D123] ; &quot;,&quot; ; [.E123] ; &quot;,&quot; ; [.F123] ;  &quot;,&quot; ;[.G123] ;  &quot;)], YELLOW),&quot; ; &quot;new Route(&quot;; ([.A123]-1)*3+3 ; &quot;,&quot; ; [.B123] ; &quot;,&quot; ; [.C123] ; &quot;, [new RouteSpace(&quot;; [.D123] ; &quot;,&quot; ; [.E123] ; &quot;,&quot; ; [.F123] ;  &quot;,&quot; ;[.G123] ;  &quot;)], RED),&quot;)" office:value-type="string" office:string-value="new Route(364,192,210, [new RouteSpace(688,1185,121,-5)], BLUE),new Route(365,192,210, [new RouteSpace(688,1185,121,-5)], YELLOW),new Route(366,192,210, [new RouteSpace(688,1185,121,-5)], RED)," calcext:value-type="string">
            <text:p>new Route(364,192,210, [new RouteSpace(688,1185,121,-5)], BLUE),new Route(365,192,210, [new RouteSpace(688,1185,121,-5)], YELLOW),new Route(366,192,210, [new RouteSpace(688,1185,121,-5)], RED),</text:p>
          </table:table-cell>
          <table:table-cell table:formula="of:=CONCATENATE(([.A123]-1)*3+1;&quot;=&gt;new Route(&quot;; [.B123] ; &quot;,&quot; ; [.C123]  ;  &quot;,BLUE),&quot; ;  ([.A123]-1)*3+2;&quot;=&gt;new Route(&quot;; [.B123] ; &quot;,&quot; ; [.C123]  ;  &quot;,YELLOW),&quot; ; ([.A123]-1)*3+3;&quot;=&gt;new Route(&quot;; [.B123] ; &quot;,&quot; ; [.C123]  ;  &quot;,RED),&quot;)" office:value-type="string" office:string-value="364=&gt;new Route(192,210,BLUE),365=&gt;new Route(192,210,YELLOW),366=&gt;new Route(192,210,RED)," calcext:value-type="string">
            <text:p>364=&gt;new Route(192,210,BLUE),365=&gt;new Route(192,210,YELLOW),366=&gt;new Route(192,210,RED),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742" calcext:value-type="float">
            <text:p>742</text:p>
          </table:table-cell>
          <table:table-cell office:value-type="float" office:value="1277" calcext:value-type="float">
            <text:p>1277</text:p>
          </table:table-cell>
          <table:table-cell office:value-type="float" office:value="113" calcext:value-type="float">
            <text:p>113</text:p>
          </table:table-cell>
          <table:table-cell office:value-type="float" office:value="-52" calcext:value-type="float">
            <text:p>-52</text:p>
          </table:table-cell>
          <table:table-cell table:formula="of:=90*([.N124]-1)+[.G124]" office:value-type="float" office:value="-142" calcext:value-type="float">
            <text:p>-142</text:p>
          </table:table-cell>
          <table:table-cell table:formula="of:=CONCATENATE(&quot;new Route(&quot;; ([.A124]-1)*3+1 ; &quot;,&quot; ; [.B124] ; &quot;,&quot; ; [.C124] ; &quot;, [new RouteSpace(&quot;; [.D124] ; &quot;,&quot; ; [.E124] ; &quot;,&quot; ; [.F124] ;  &quot;,&quot; ;[.G124] ;  &quot;)], BLUE),&quot; ; &quot;new Route(&quot;; ([.A124]-1)*3+2 ; &quot;,&quot; ; [.B124] ; &quot;,&quot; ; [.C124] ; &quot;, [new RouteSpace(&quot;; [.D124] ; &quot;,&quot; ; [.E124] ; &quot;,&quot; ; [.F124] ;  &quot;,&quot; ;[.G124] ;  &quot;)], YELLOW),&quot; ; &quot;new Route(&quot;; ([.A124]-1)*3+3 ; &quot;,&quot; ; [.B124] ; &quot;,&quot; ; [.C124] ; &quot;, [new RouteSpace(&quot;; [.D124] ; &quot;,&quot; ; [.E124] ; &quot;,&quot; ; [.F124] ;  &quot;,&quot; ;[.G124] ;  &quot;)], RED),&quot;)" office:value-type="string" office:string-value="new Route(367,192,211, [new RouteSpace(742,1277,113,-52)], BLUE),new Route(368,192,211, [new RouteSpace(742,1277,113,-52)], YELLOW),new Route(369,192,211, [new RouteSpace(742,1277,113,-52)], RED)," calcext:value-type="string">
            <text:p>new Route(367,192,211, [new RouteSpace(742,1277,113,-52)], BLUE),new Route(368,192,211, [new RouteSpace(742,1277,113,-52)], YELLOW),new Route(369,192,211, [new RouteSpace(742,1277,113,-52)], RED),</text:p>
          </table:table-cell>
          <table:table-cell table:formula="of:=CONCATENATE(([.A124]-1)*3+1;&quot;=&gt;new Route(&quot;; [.B124] ; &quot;,&quot; ; [.C124]  ;  &quot;,BLUE),&quot; ;  ([.A124]-1)*3+2;&quot;=&gt;new Route(&quot;; [.B124] ; &quot;,&quot; ; [.C124]  ;  &quot;,YELLOW),&quot; ; ([.A124]-1)*3+3;&quot;=&gt;new Route(&quot;; [.B124] ; &quot;,&quot; ; [.C124]  ;  &quot;,RED),&quot;)" office:value-type="string" office:string-value="367=&gt;new Route(192,211,BLUE),368=&gt;new Route(192,211,YELLOW),369=&gt;new Route(192,211,RED)," calcext:value-type="string">
            <text:p>367=&gt;new Route(192,211,BLUE),368=&gt;new Route(192,211,YELLOW),369=&gt;new Route(192,211,RED),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835" calcext:value-type="float">
            <text:p>835</text:p>
          </table:table-cell>
          <table:table-cell office:value-type="float" office:value="1191" calcext:value-type="float">
            <text:p>1191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table:formula="of:=90*([.N125]-1)+[.G125]" office:value-type="float" office:value="-41" calcext:value-type="float">
            <text:p>-41</text:p>
          </table:table-cell>
          <table:table-cell table:formula="of:=CONCATENATE(&quot;new Route(&quot;; ([.A125]-1)*3+1 ; &quot;,&quot; ; [.B125] ; &quot;,&quot; ; [.C125] ; &quot;, [new RouteSpace(&quot;; [.D125] ; &quot;,&quot; ; [.E125] ; &quot;,&quot; ; [.F125] ;  &quot;,&quot; ;[.G125] ;  &quot;)], BLUE),&quot; ; &quot;new Route(&quot;; ([.A125]-1)*3+2 ; &quot;,&quot; ; [.B125] ; &quot;,&quot; ; [.C125] ; &quot;, [new RouteSpace(&quot;; [.D125] ; &quot;,&quot; ; [.E125] ; &quot;,&quot; ; [.F125] ;  &quot;,&quot; ;[.G125] ;  &quot;)], YELLOW),&quot; ; &quot;new Route(&quot;; ([.A125]-1)*3+3 ; &quot;,&quot; ; [.B125] ; &quot;,&quot; ; [.C125] ; &quot;, [new RouteSpace(&quot;; [.D125] ; &quot;,&quot; ; [.E125] ; &quot;,&quot; ; [.F125] ;  &quot;,&quot; ;[.G125] ;  &quot;)], RED),&quot;)" office:value-type="string" office:string-value="new Route(370,192,214, [new RouteSpace(835,1191,107,49)], BLUE),new Route(371,192,214, [new RouteSpace(835,1191,107,49)], YELLOW),new Route(372,192,214, [new RouteSpace(835,1191,107,49)], RED)," calcext:value-type="string">
            <text:p>new Route(370,192,214, [new RouteSpace(835,1191,107,49)], BLUE),new Route(371,192,214, [new RouteSpace(835,1191,107,49)], YELLOW),new Route(372,192,214, [new RouteSpace(835,1191,107,49)], RED),</text:p>
          </table:table-cell>
          <table:table-cell table:formula="of:=CONCATENATE(([.A125]-1)*3+1;&quot;=&gt;new Route(&quot;; [.B125] ; &quot;,&quot; ; [.C125]  ;  &quot;,BLUE),&quot; ;  ([.A125]-1)*3+2;&quot;=&gt;new Route(&quot;; [.B125] ; &quot;,&quot; ; [.C125]  ;  &quot;,YELLOW),&quot; ; ([.A125]-1)*3+3;&quot;=&gt;new Route(&quot;; [.B125] ; &quot;,&quot; ; [.C125]  ;  &quot;,RED),&quot;)" office:value-type="string" office:string-value="370=&gt;new Route(192,214,BLUE),371=&gt;new Route(192,214,YELLOW),372=&gt;new Route(192,214,RED)," calcext:value-type="string">
            <text:p>370=&gt;new Route(192,214,BLUE),371=&gt;new Route(192,214,YELLOW),372=&gt;new Route(192,214,RED),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90*([.N126]-1)+[.G126]" office:value-type="float" office:value="-80" calcext:value-type="float">
            <text:p>-80</text:p>
          </table:table-cell>
          <table:table-cell table:formula="of:=CONCATENATE(&quot;new Route(&quot;; ([.A126]-1)*3+1 ; &quot;,&quot; ; [.B126] ; &quot;,&quot; ; [.C126] ; &quot;, [new RouteSpace(&quot;; [.D126] ; &quot;,&quot; ; [.E126] ; &quot;,&quot; ; [.F126] ;  &quot;,&quot; ;[.G126] ;  &quot;)], BLUE),&quot; ; &quot;new Route(&quot;; ([.A126]-1)*3+2 ; &quot;,&quot; ; [.B126] ; &quot;,&quot; ; [.C126] ; &quot;, [new RouteSpace(&quot;; [.D126] ; &quot;,&quot; ; [.E126] ; &quot;,&quot; ; [.F126] ;  &quot;,&quot; ;[.G126] ;  &quot;)], YELLOW),&quot; ; &quot;new Route(&quot;; ([.A126]-1)*3+3 ; &quot;,&quot; ; [.B126] ; &quot;,&quot; ; [.C126] ; &quot;, [new RouteSpace(&quot;; [.D126] ; &quot;,&quot; ; [.E126] ; &quot;,&quot; ; [.F126] ;  &quot;,&quot; ;[.G126] ;  &quot;)], RED),&quot;)" office:value-type="string" office:string-value="new Route(373,129,193, [new RouteSpace(853,25,128,10)], BLUE),new Route(374,129,193, [new RouteSpace(853,25,128,10)], YELLOW),new Route(375,129,193, [new RouteSpace(853,25,128,10)], RED)," calcext:value-type="string">
            <text:p>new Route(373,129,193, [new RouteSpace(853,25,128,10)], BLUE),new Route(374,129,193, [new RouteSpace(853,25,128,10)], YELLOW),new Route(375,129,193, [new RouteSpace(853,25,128,10)], RED),</text:p>
          </table:table-cell>
          <table:table-cell table:formula="of:=CONCATENATE(([.A126]-1)*3+1;&quot;=&gt;new Route(&quot;; [.B126] ; &quot;,&quot; ; [.C126]  ;  &quot;,BLUE),&quot; ;  ([.A126]-1)*3+2;&quot;=&gt;new Route(&quot;; [.B126] ; &quot;,&quot; ; [.C126]  ;  &quot;,YELLOW),&quot; ; ([.A126]-1)*3+3;&quot;=&gt;new Route(&quot;; [.B126] ; &quot;,&quot; ; [.C126]  ;  &quot;,RED),&quot;)" office:value-type="string" office:string-value="373=&gt;new Route(129,193,BLUE),374=&gt;new Route(129,193,YELLOW),375=&gt;new Route(129,193,RED)," calcext:value-type="string">
            <text:p>373=&gt;new Route(129,193,BLUE),374=&gt;new Route(129,193,YELLOW),375=&gt;new Route(129,193,RED),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1006" calcext:value-type="float">
            <text:p>1006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table:formula="of:=90*([.N127]-1)+[.G127]" office:value-type="float" office:value="-91" calcext:value-type="float">
            <text:p>-91</text:p>
          </table:table-cell>
          <table:table-cell table:formula="of:=CONCATENATE(&quot;new Route(&quot;; ([.A127]-1)*3+1 ; &quot;,&quot; ; [.B127] ; &quot;,&quot; ; [.C127] ; &quot;, [new RouteSpace(&quot;; [.D127] ; &quot;,&quot; ; [.E127] ; &quot;,&quot; ; [.F127] ;  &quot;,&quot; ;[.G127] ;  &quot;)], BLUE),&quot; ; &quot;new Route(&quot;; ([.A127]-1)*3+2 ; &quot;,&quot; ; [.B127] ; &quot;,&quot; ; [.C127] ; &quot;, [new RouteSpace(&quot;; [.D127] ; &quot;,&quot; ; [.E127] ; &quot;,&quot; ; [.F127] ;  &quot;,&quot; ;[.G127] ;  &quot;)], YELLOW),&quot; ; &quot;new Route(&quot;; ([.A127]-1)*3+3 ; &quot;,&quot; ; [.B127] ; &quot;,&quot; ; [.C127] ; &quot;, [new RouteSpace(&quot;; [.D127] ; &quot;,&quot; ; [.E127] ; &quot;,&quot; ; [.F127] ;  &quot;,&quot; ;[.G127] ;  &quot;)], RED),&quot;)" office:value-type="string" office:string-value="new Route(376,155,193, [new RouteSpace(1006,50,162,-1)], BLUE),new Route(377,155,193, [new RouteSpace(1006,50,162,-1)], YELLOW),new Route(378,155,193, [new RouteSpace(1006,50,162,-1)], RED)," calcext:value-type="string">
            <text:p>new Route(376,155,193, [new RouteSpace(1006,50,162,-1)], BLUE),new Route(377,155,193, [new RouteSpace(1006,50,162,-1)], YELLOW),new Route(378,155,193, [new RouteSpace(1006,50,162,-1)], RED),</text:p>
          </table:table-cell>
          <table:table-cell table:formula="of:=CONCATENATE(([.A127]-1)*3+1;&quot;=&gt;new Route(&quot;; [.B127] ; &quot;,&quot; ; [.C127]  ;  &quot;,BLUE),&quot; ;  ([.A127]-1)*3+2;&quot;=&gt;new Route(&quot;; [.B127] ; &quot;,&quot; ; [.C127]  ;  &quot;,YELLOW),&quot; ; ([.A127]-1)*3+3;&quot;=&gt;new Route(&quot;; [.B127] ; &quot;,&quot; ; [.C127]  ;  &quot;,RED),&quot;)" office:value-type="string" office:string-value="376=&gt;new Route(155,193,BLUE),377=&gt;new Route(155,193,YELLOW),378=&gt;new Route(155,193,RED)," calcext:value-type="string">
            <text:p>376=&gt;new Route(155,193,BLUE),377=&gt;new Route(155,193,YELLOW),378=&gt;new Route(155,193,RED),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993" calcext:value-type="float">
            <text:p>99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formula="of:=90*([.N128]-1)+[.G128]" office:value-type="float" office:value="-21" calcext:value-type="float">
            <text:p>-21</text:p>
          </table:table-cell>
          <table:table-cell table:formula="of:=CONCATENATE(&quot;new Route(&quot;; ([.A128]-1)*3+1 ; &quot;,&quot; ; [.B128] ; &quot;,&quot; ; [.C128] ; &quot;, [new RouteSpace(&quot;; [.D128] ; &quot;,&quot; ; [.E128] ; &quot;,&quot; ; [.F128] ;  &quot;,&quot; ;[.G128] ;  &quot;)], BLUE),&quot; ; &quot;new Route(&quot;; ([.A128]-1)*3+2 ; &quot;,&quot; ; [.B128] ; &quot;,&quot; ; [.C128] ; &quot;, [new RouteSpace(&quot;; [.D128] ; &quot;,&quot; ; [.E128] ; &quot;,&quot; ; [.F128] ;  &quot;,&quot; ;[.G128] ;  &quot;)], YELLOW),&quot; ; &quot;new Route(&quot;; ([.A128]-1)*3+3 ; &quot;,&quot; ; [.B128] ; &quot;,&quot; ; [.C128] ; &quot;, [new RouteSpace(&quot;; [.D128] ; &quot;,&quot; ; [.E128] ; &quot;,&quot; ; [.F128] ;  &quot;,&quot; ;[.G128] ;  &quot;)], RED),&quot;)" office:value-type="string" office:string-value="new Route(379,154,193, [new RouteSpace(993,62,94,69)], BLUE),new Route(380,154,193, [new RouteSpace(993,62,94,69)], YELLOW),new Route(381,154,193, [new RouteSpace(993,62,94,69)], RED)," calcext:value-type="string">
            <text:p>new Route(379,154,193, [new RouteSpace(993,62,94,69)], BLUE),new Route(380,154,193, [new RouteSpace(993,62,94,69)], YELLOW),new Route(381,154,193, [new RouteSpace(993,62,94,69)], RED),</text:p>
          </table:table-cell>
          <table:table-cell table:formula="of:=CONCATENATE(([.A128]-1)*3+1;&quot;=&gt;new Route(&quot;; [.B128] ; &quot;,&quot; ; [.C128]  ;  &quot;,BLUE),&quot; ;  ([.A128]-1)*3+2;&quot;=&gt;new Route(&quot;; [.B128] ; &quot;,&quot; ; [.C128]  ;  &quot;,YELLOW),&quot; ; ([.A128]-1)*3+3;&quot;=&gt;new Route(&quot;; [.B128] ; &quot;,&quot; ; [.C128]  ;  &quot;,RED),&quot;)" office:value-type="string" office:string-value="379=&gt;new Route(154,193,BLUE),380=&gt;new Route(154,193,YELLOW),381=&gt;new Route(154,193,RED)," calcext:value-type="string">
            <text:p>379=&gt;new Route(154,193,BLUE),380=&gt;new Route(154,193,YELLOW),381=&gt;new Route(154,193,RED),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float" office:value="1057" calcext:value-type="float">
            <text:p>1057</text:p>
          </table:table-cell>
          <table:table-cell office:value-type="float" office:value="1025" calcext:value-type="float">
            <text:p>1025</text:p>
          </table:table-cell>
          <table:table-cell office:value-type="float" office:value="99" calcext:value-type="float">
            <text:p>99</text:p>
          </table:table-cell>
          <table:table-cell office:value-type="float" office:value="-78" calcext:value-type="float">
            <text:p>-78</text:p>
          </table:table-cell>
          <table:table-cell table:formula="of:=90*([.N129]-1)+[.G129]" office:value-type="float" office:value="-168" calcext:value-type="float">
            <text:p>-168</text:p>
          </table:table-cell>
          <table:table-cell table:formula="of:=CONCATENATE(&quot;new Route(&quot;; ([.A129]-1)*3+1 ; &quot;,&quot; ; [.B129] ; &quot;,&quot; ; [.C129] ; &quot;, [new RouteSpace(&quot;; [.D129] ; &quot;,&quot; ; [.E129] ; &quot;,&quot; ; [.F129] ;  &quot;,&quot; ;[.G129] ;  &quot;)], BLUE),&quot; ; &quot;new Route(&quot;; ([.A129]-1)*3+2 ; &quot;,&quot; ; [.B129] ; &quot;,&quot; ; [.C129] ; &quot;, [new RouteSpace(&quot;; [.D129] ; &quot;,&quot; ; [.E129] ; &quot;,&quot; ; [.F129] ;  &quot;,&quot; ;[.G129] ;  &quot;)], YELLOW),&quot; ; &quot;new Route(&quot;; ([.A129]-1)*3+3 ; &quot;,&quot; ; [.B129] ; &quot;,&quot; ; [.C129] ; &quot;, [new RouteSpace(&quot;; [.D129] ; &quot;,&quot; ; [.E129] ; &quot;,&quot; ; [.F129] ;  &quot;,&quot; ;[.G129] ;  &quot;)], RED),&quot;)" office:value-type="string" office:string-value="new Route(382,147,194, [new RouteSpace(1057,1025,99,-78)], BLUE),new Route(383,147,194, [new RouteSpace(1057,1025,99,-78)], YELLOW),new Route(384,147,194, [new RouteSpace(1057,1025,99,-78)], RED)," calcext:value-type="string">
            <text:p>new Route(382,147,194, [new RouteSpace(1057,1025,99,-78)], BLUE),new Route(383,147,194, [new RouteSpace(1057,1025,99,-78)], YELLOW),new Route(384,147,194, [new RouteSpace(1057,1025,99,-78)], RED),</text:p>
          </table:table-cell>
          <table:table-cell table:formula="of:=CONCATENATE(([.A129]-1)*3+1;&quot;=&gt;new Route(&quot;; [.B129] ; &quot;,&quot; ; [.C129]  ;  &quot;,BLUE),&quot; ;  ([.A129]-1)*3+2;&quot;=&gt;new Route(&quot;; [.B129] ; &quot;,&quot; ; [.C129]  ;  &quot;,YELLOW),&quot; ; ([.A129]-1)*3+3;&quot;=&gt;new Route(&quot;; [.B129] ; &quot;,&quot; ; [.C129]  ;  &quot;,RED),&quot;)" office:value-type="string" office:string-value="382=&gt;new Route(147,194,BLUE),383=&gt;new Route(147,194,YELLOW),384=&gt;new Route(147,194,RED)," calcext:value-type="string">
            <text:p>382=&gt;new Route(147,194,BLUE),383=&gt;new Route(147,194,YELLOW),384=&gt;new Route(147,194,RED),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  <table:table-cell office:value-type="float" office:value="952" calcext:value-type="float">
            <text:p>952</text:p>
          </table:table-cell>
          <table:table-cell office:value-type="float" office:value="1104" calcext:value-type="float">
            <text:p>1104</text:p>
          </table:table-cell>
          <table:table-cell office:value-type="float" office:value="108" calcext:value-type="float">
            <text:p>108</text:p>
          </table:table-cell>
          <table:table-cell office:value-type="float" office:value="-34" calcext:value-type="float">
            <text:p>-34</text:p>
          </table:table-cell>
          <table:table-cell table:formula="of:=90*([.N130]-1)+[.G130]" office:value-type="float" office:value="-124" calcext:value-type="float">
            <text:p>-124</text:p>
          </table:table-cell>
          <table:table-cell table:formula="of:=CONCATENATE(&quot;new Route(&quot;; ([.A130]-1)*3+1 ; &quot;,&quot; ; [.B130] ; &quot;,&quot; ; [.C130] ; &quot;, [new RouteSpace(&quot;; [.D130] ; &quot;,&quot; ; [.E130] ; &quot;,&quot; ; [.F130] ;  &quot;,&quot; ;[.G130] ;  &quot;)], BLUE),&quot; ; &quot;new Route(&quot;; ([.A130]-1)*3+2 ; &quot;,&quot; ; [.B130] ; &quot;,&quot; ; [.C130] ; &quot;, [new RouteSpace(&quot;; [.D130] ; &quot;,&quot; ; [.E130] ; &quot;,&quot; ; [.F130] ;  &quot;,&quot; ;[.G130] ;  &quot;)], YELLOW),&quot; ; &quot;new Route(&quot;; ([.A130]-1)*3+3 ; &quot;,&quot; ; [.B130] ; &quot;,&quot; ; [.C130] ; &quot;, [new RouteSpace(&quot;; [.D130] ; &quot;,&quot; ; [.E130] ; &quot;,&quot; ; [.F130] ;  &quot;,&quot; ;[.G130] ;  &quot;)], RED),&quot;)" office:value-type="string" office:string-value="new Route(385,148,194, [new RouteSpace(952,1104,108,-34)], BLUE),new Route(386,148,194, [new RouteSpace(952,1104,108,-34)], YELLOW),new Route(387,148,194, [new RouteSpace(952,1104,108,-34)], RED)," calcext:value-type="string">
            <text:p>new Route(385,148,194, [new RouteSpace(952,1104,108,-34)], BLUE),new Route(386,148,194, [new RouteSpace(952,1104,108,-34)], YELLOW),new Route(387,148,194, [new RouteSpace(952,1104,108,-34)], RED),</text:p>
          </table:table-cell>
          <table:table-cell table:formula="of:=CONCATENATE(([.A130]-1)*3+1;&quot;=&gt;new Route(&quot;; [.B130] ; &quot;,&quot; ; [.C130]  ;  &quot;,BLUE),&quot; ;  ([.A130]-1)*3+2;&quot;=&gt;new Route(&quot;; [.B130] ; &quot;,&quot; ; [.C130]  ;  &quot;,YELLOW),&quot; ; ([.A130]-1)*3+3;&quot;=&gt;new Route(&quot;; [.B130] ; &quot;,&quot; ; [.C130]  ;  &quot;,RED),&quot;)" office:value-type="string" office:string-value="385=&gt;new Route(148,194,BLUE),386=&gt;new Route(148,194,YELLOW),387=&gt;new Route(148,194,RED)," calcext:value-type="string">
            <text:p>385=&gt;new Route(148,194,BLUE),386=&gt;new Route(148,194,YELLOW),387=&gt;new Route(148,194,RED),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063" calcext:value-type="float">
            <text:p>1063</text:p>
          </table:table-cell>
          <table:table-cell office:value-type="float" office:value="1053" calcext:value-type="float">
            <text:p>1053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formula="of:=90*([.N131]-1)+[.G131]" office:value-type="float" office:value="-24" calcext:value-type="float">
            <text:p>-24</text:p>
          </table:table-cell>
          <table:table-cell table:formula="of:=CONCATENATE(&quot;new Route(&quot;; ([.A131]-1)*3+1 ; &quot;,&quot; ; [.B131] ; &quot;,&quot; ; [.C131] ; &quot;, [new RouteSpace(&quot;; [.D131] ; &quot;,&quot; ; [.E131] ; &quot;,&quot; ; [.F131] ;  &quot;,&quot; ;[.G131] ;  &quot;)], BLUE),&quot; ; &quot;new Route(&quot;; ([.A131]-1)*3+2 ; &quot;,&quot; ; [.B131] ; &quot;,&quot; ; [.C131] ; &quot;, [new RouteSpace(&quot;; [.D131] ; &quot;,&quot; ; [.E131] ; &quot;,&quot; ; [.F131] ;  &quot;,&quot; ;[.G131] ;  &quot;)], YELLOW),&quot; ; &quot;new Route(&quot;; ([.A131]-1)*3+3 ; &quot;,&quot; ; [.B131] ; &quot;,&quot; ; [.C131] ; &quot;, [new RouteSpace(&quot;; [.D131] ; &quot;,&quot; ; [.E131] ; &quot;,&quot; ; [.F131] ;  &quot;,&quot; ;[.G131] ;  &quot;)], RED),&quot;)" office:value-type="string" office:string-value="new Route(388,194,215, [new RouteSpace(1063,1053,108,66)], BLUE),new Route(389,194,215, [new RouteSpace(1063,1053,108,66)], YELLOW),new Route(390,194,215, [new RouteSpace(1063,1053,108,66)], RED)," calcext:value-type="string">
            <text:p>new Route(388,194,215, [new RouteSpace(1063,1053,108,66)], BLUE),new Route(389,194,215, [new RouteSpace(1063,1053,108,66)], YELLOW),new Route(390,194,215, [new RouteSpace(1063,1053,108,66)], RED),</text:p>
          </table:table-cell>
          <table:table-cell table:formula="of:=CONCATENATE(([.A131]-1)*3+1;&quot;=&gt;new Route(&quot;; [.B131] ; &quot;,&quot; ; [.C131]  ;  &quot;,BLUE),&quot; ;  ([.A131]-1)*3+2;&quot;=&gt;new Route(&quot;; [.B131] ; &quot;,&quot; ; [.C131]  ;  &quot;,YELLOW),&quot; ; ([.A131]-1)*3+3;&quot;=&gt;new Route(&quot;; [.B131] ; &quot;,&quot; ; [.C131]  ;  &quot;,RED),&quot;)" office:value-type="string" office:string-value="388=&gt;new Route(194,215,BLUE),389=&gt;new Route(194,215,YELLOW),390=&gt;new Route(194,215,RED)," calcext:value-type="string">
            <text:p>388=&gt;new Route(194,215,BLUE),389=&gt;new Route(194,215,YELLOW),390=&gt;new Route(194,215,RED),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078" calcext:value-type="float">
            <text:p>1078</text:p>
          </table:table-cell>
          <table:table-cell office:value-type="float" office:value="1279" calcext:value-type="float">
            <text:p>1279</text:p>
          </table:table-cell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table:formula="of:=90*([.N132]-1)+[.G132]" office:value-type="float" office:value="-96" calcext:value-type="float">
            <text:p>-96</text:p>
          </table:table-cell>
          <table:table-cell table:formula="of:=CONCATENATE(&quot;new Route(&quot;; ([.A132]-1)*3+1 ; &quot;,&quot; ; [.B132] ; &quot;,&quot; ; [.C132] ; &quot;, [new RouteSpace(&quot;; [.D132] ; &quot;,&quot; ; [.E132] ; &quot;,&quot; ; [.F132] ;  &quot;,&quot; ;[.G132] ;  &quot;)], BLUE),&quot; ; &quot;new Route(&quot;; ([.A132]-1)*3+2 ; &quot;,&quot; ; [.B132] ; &quot;,&quot; ; [.C132] ; &quot;, [new RouteSpace(&quot;; [.D132] ; &quot;,&quot; ; [.E132] ; &quot;,&quot; ; [.F132] ;  &quot;,&quot; ;[.G132] ;  &quot;)], YELLOW),&quot; ; &quot;new Route(&quot;; ([.A132]-1)*3+3 ; &quot;,&quot; ; [.B132] ; &quot;,&quot; ; [.C132] ; &quot;, [new RouteSpace(&quot;; [.D132] ; &quot;,&quot; ; [.E132] ; &quot;,&quot; ; [.F132] ;  &quot;,&quot; ;[.G132] ;  &quot;)], RED),&quot;)" office:value-type="string" office:string-value="new Route(391,195,199, [new RouteSpace(1078,1279,130,-6)], BLUE),new Route(392,195,199, [new RouteSpace(1078,1279,130,-6)], YELLOW),new Route(393,195,199, [new RouteSpace(1078,1279,130,-6)], RED)," calcext:value-type="string">
            <text:p>new Route(391,195,199, [new RouteSpace(1078,1279,130,-6)], BLUE),new Route(392,195,199, [new RouteSpace(1078,1279,130,-6)], YELLOW),new Route(393,195,199, [new RouteSpace(1078,1279,130,-6)], RED),</text:p>
          </table:table-cell>
          <table:table-cell table:formula="of:=CONCATENATE(([.A132]-1)*3+1;&quot;=&gt;new Route(&quot;; [.B132] ; &quot;,&quot; ; [.C132]  ;  &quot;,BLUE),&quot; ;  ([.A132]-1)*3+2;&quot;=&gt;new Route(&quot;; [.B132] ; &quot;,&quot; ; [.C132]  ;  &quot;,YELLOW),&quot; ; ([.A132]-1)*3+3;&quot;=&gt;new Route(&quot;; [.B132] ; &quot;,&quot; ; [.C132]  ;  &quot;,RED),&quot;)" office:value-type="string" office:string-value="391=&gt;new Route(195,199,BLUE),392=&gt;new Route(195,199,YELLOW),393=&gt;new Route(195,199,RED)," calcext:value-type="string">
            <text:p>391=&gt;new Route(195,199,BLUE),392=&gt;new Route(195,199,YELLOW),393=&gt;new Route(195,199,RED),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 office:value-type="float" office:value="932" calcext:value-type="float">
            <text:p>932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table:formula="of:=90*([.N133]-1)+[.G133]" office:value-type="float" office:value="-92" calcext:value-type="float">
            <text:p>-92</text:p>
          </table:table-cell>
          <table:table-cell table:formula="of:=CONCATENATE(&quot;new Route(&quot;; ([.A133]-1)*3+1 ; &quot;,&quot; ; [.B133] ; &quot;,&quot; ; [.C133] ; &quot;, [new RouteSpace(&quot;; [.D133] ; &quot;,&quot; ; [.E133] ; &quot;,&quot; ; [.F133] ;  &quot;,&quot; ;[.G133] ;  &quot;)], BLUE),&quot; ; &quot;new Route(&quot;; ([.A133]-1)*3+2 ; &quot;,&quot; ; [.B133] ; &quot;,&quot; ; [.C133] ; &quot;, [new RouteSpace(&quot;; [.D133] ; &quot;,&quot; ; [.E133] ; &quot;,&quot; ; [.F133] ;  &quot;,&quot; ;[.G133] ;  &quot;)], YELLOW),&quot; ; &quot;new Route(&quot;; ([.A133]-1)*3+3 ; &quot;,&quot; ; [.B133] ; &quot;,&quot; ; [.C133] ; &quot;, [new RouteSpace(&quot;; [.D133] ; &quot;,&quot; ; [.E133] ; &quot;,&quot; ; [.F133] ;  &quot;,&quot; ;[.G133] ;  &quot;)], RED),&quot;)" office:value-type="string" office:string-value="new Route(394,195,214, [new RouteSpace(932,1284,113,-2)], BLUE),new Route(395,195,214, [new RouteSpace(932,1284,113,-2)], YELLOW),new Route(396,195,214, [new RouteSpace(932,1284,113,-2)], RED)," calcext:value-type="string">
            <text:p>new Route(394,195,214, [new RouteSpace(932,1284,113,-2)], BLUE),new Route(395,195,214, [new RouteSpace(932,1284,113,-2)], YELLOW),new Route(396,195,214, [new RouteSpace(932,1284,113,-2)], RED),</text:p>
          </table:table-cell>
          <table:table-cell table:formula="of:=CONCATENATE(([.A133]-1)*3+1;&quot;=&gt;new Route(&quot;; [.B133] ; &quot;,&quot; ; [.C133]  ;  &quot;,BLUE),&quot; ;  ([.A133]-1)*3+2;&quot;=&gt;new Route(&quot;; [.B133] ; &quot;,&quot; ; [.C133]  ;  &quot;,YELLOW),&quot; ; ([.A133]-1)*3+3;&quot;=&gt;new Route(&quot;; [.B133] ; &quot;,&quot; ; [.C133]  ;  &quot;,RED),&quot;)" office:value-type="string" office:string-value="394=&gt;new Route(195,214,BLUE),395=&gt;new Route(195,214,YELLOW),396=&gt;new Route(195,214,RED)," calcext:value-type="string">
            <text:p>394=&gt;new Route(195,214,BLUE),395=&gt;new Route(195,214,YELLOW),396=&gt;new Route(195,214,RED),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1194" calcext:value-type="float">
            <text:p>1194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table:formula="of:=90*([.N134]-1)+[.G134]" office:value-type="float" office:value="-42" calcext:value-type="float">
            <text:p>-42</text:p>
          </table:table-cell>
          <table:table-cell table:formula="of:=CONCATENATE(&quot;new Route(&quot;; ([.A134]-1)*3+1 ; &quot;,&quot; ; [.B134] ; &quot;,&quot; ; [.C134] ; &quot;, [new RouteSpace(&quot;; [.D134] ; &quot;,&quot; ; [.E134] ; &quot;,&quot; ; [.F134] ;  &quot;,&quot; ;[.G134] ;  &quot;)], BLUE),&quot; ; &quot;new Route(&quot;; ([.A134]-1)*3+2 ; &quot;,&quot; ; [.B134] ; &quot;,&quot; ; [.C134] ; &quot;, [new RouteSpace(&quot;; [.D134] ; &quot;,&quot; ; [.E134] ; &quot;,&quot; ; [.F134] ;  &quot;,&quot; ;[.G134] ;  &quot;)], YELLOW),&quot; ; &quot;new Route(&quot;; ([.A134]-1)*3+3 ; &quot;,&quot; ; [.B134] ; &quot;,&quot; ; [.C134] ; &quot;, [new RouteSpace(&quot;; [.D134] ; &quot;,&quot; ; [.E134] ; &quot;,&quot; ; [.F134] ;  &quot;,&quot; ;[.G134] ;  &quot;)], RED),&quot;)" office:value-type="string" office:string-value="new Route(397,155,196, [new RouteSpace(1194,60,112,48)], BLUE),new Route(398,155,196, [new RouteSpace(1194,60,112,48)], YELLOW),new Route(399,155,196, [new RouteSpace(1194,60,112,48)], RED)," calcext:value-type="string">
            <text:p>new Route(397,155,196, [new RouteSpace(1194,60,112,48)], BLUE),new Route(398,155,196, [new RouteSpace(1194,60,112,48)], YELLOW),new Route(399,155,196, [new RouteSpace(1194,60,112,48)], RED),</text:p>
          </table:table-cell>
          <table:table-cell table:formula="of:=CONCATENATE(([.A134]-1)*3+1;&quot;=&gt;new Route(&quot;; [.B134] ; &quot;,&quot; ; [.C134]  ;  &quot;,BLUE),&quot; ;  ([.A134]-1)*3+2;&quot;=&gt;new Route(&quot;; [.B134] ; &quot;,&quot; ; [.C134]  ;  &quot;,YELLOW),&quot; ; ([.A134]-1)*3+3;&quot;=&gt;new Route(&quot;; [.B134] ; &quot;,&quot; ; [.C134]  ;  &quot;,RED),&quot;)" office:value-type="string" office:string-value="397=&gt;new Route(155,196,BLUE),398=&gt;new Route(155,196,YELLOW),399=&gt;new Route(155,196,RED)," calcext:value-type="string">
            <text:p>397=&gt;new Route(155,196,BLUE),398=&gt;new Route(155,196,YELLOW),399=&gt;new Route(155,196,RED),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1291" calcext:value-type="float">
            <text:p>1291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-40" calcext:value-type="float">
            <text:p>-40</text:p>
          </table:table-cell>
          <table:table-cell table:formula="of:=90*([.N135]-1)+[.G135]" office:value-type="float" office:value="-130" calcext:value-type="float">
            <text:p>-130</text:p>
          </table:table-cell>
          <table:table-cell table:formula="of:=CONCATENATE(&quot;new Route(&quot;; ([.A135]-1)*3+1 ; &quot;,&quot; ; [.B135] ; &quot;,&quot; ; [.C135] ; &quot;, [new RouteSpace(&quot;; [.D135] ; &quot;,&quot; ; [.E135] ; &quot;,&quot; ; [.F135] ;  &quot;,&quot; ;[.G135] ;  &quot;)], BLUE),&quot; ; &quot;new Route(&quot;; ([.A135]-1)*3+2 ; &quot;,&quot; ; [.B135] ; &quot;,&quot; ; [.C135] ; &quot;, [new RouteSpace(&quot;; [.D135] ; &quot;,&quot; ; [.E135] ; &quot;,&quot; ; [.F135] ;  &quot;,&quot; ;[.G135] ;  &quot;)], YELLOW),&quot; ; &quot;new Route(&quot;; ([.A135]-1)*3+3 ; &quot;,&quot; ; [.B135] ; &quot;,&quot; ; [.C135] ; &quot;, [new RouteSpace(&quot;; [.D135] ; &quot;,&quot; ; [.E135] ; &quot;,&quot; ; [.F135] ;  &quot;,&quot; ;[.G135] ;  &quot;)], RED),&quot;)" office:value-type="string" office:string-value="new Route(400,158,196, [new RouteSpace(1291,145,79,-40)], BLUE),new Route(401,158,196, [new RouteSpace(1291,145,79,-40)], YELLOW),new Route(402,158,196, [new RouteSpace(1291,145,79,-40)], RED)," calcext:value-type="string">
            <text:p>new Route(400,158,196, [new RouteSpace(1291,145,79,-40)], BLUE),new Route(401,158,196, [new RouteSpace(1291,145,79,-40)], YELLOW),new Route(402,158,196, [new RouteSpace(1291,145,79,-40)], RED),</text:p>
          </table:table-cell>
          <table:table-cell table:formula="of:=CONCATENATE(([.A135]-1)*3+1;&quot;=&gt;new Route(&quot;; [.B135] ; &quot;,&quot; ; [.C135]  ;  &quot;,BLUE),&quot; ;  ([.A135]-1)*3+2;&quot;=&gt;new Route(&quot;; [.B135] ; &quot;,&quot; ; [.C135]  ;  &quot;,YELLOW),&quot; ; ([.A135]-1)*3+3;&quot;=&gt;new Route(&quot;; [.B135] ; &quot;,&quot; ; [.C135]  ;  &quot;,RED),&quot;)" office:value-type="string" office:string-value="400=&gt;new Route(158,196,BLUE),401=&gt;new Route(158,196,YELLOW),402=&gt;new Route(158,196,RED)," calcext:value-type="string">
            <text:p>400=&gt;new Route(158,196,BLUE),401=&gt;new Route(158,196,YELLOW),402=&gt;new Route(158,196,RED),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1280" calcext:value-type="float">
            <text:p>1280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table:formula="of:=90*([.N136]-1)+[.G136]" office:value-type="float" office:value="-17" calcext:value-type="float">
            <text:p>-17</text:p>
          </table:table-cell>
          <table:table-cell table:formula="of:=CONCATENATE(&quot;new Route(&quot;; ([.A136]-1)*3+1 ; &quot;,&quot; ; [.B136] ; &quot;,&quot; ; [.C136] ; &quot;, [new RouteSpace(&quot;; [.D136] ; &quot;,&quot; ; [.E136] ; &quot;,&quot; ; [.F136] ;  &quot;,&quot; ;[.G136] ;  &quot;)], BLUE),&quot; ; &quot;new Route(&quot;; ([.A136]-1)*3+2 ; &quot;,&quot; ; [.B136] ; &quot;,&quot; ; [.C136] ; &quot;, [new RouteSpace(&quot;; [.D136] ; &quot;,&quot; ; [.E136] ; &quot;,&quot; ; [.F136] ;  &quot;,&quot; ;[.G136] ;  &quot;)], YELLOW),&quot; ; &quot;new Route(&quot;; ([.A136]-1)*3+3 ; &quot;,&quot; ; [.B136] ; &quot;,&quot; ; [.C136] ; &quot;, [new RouteSpace(&quot;; [.D136] ; &quot;,&quot; ; [.E136] ; &quot;,&quot; ; [.F136] ;  &quot;,&quot; ;[.G136] ;  &quot;)], RED),&quot;)" office:value-type="string" office:string-value="new Route(403,196,216, [new RouteSpace(1280,169,99,73)], BLUE),new Route(404,196,216, [new RouteSpace(1280,169,99,73)], YELLOW),new Route(405,196,216, [new RouteSpace(1280,169,99,73)], RED)," calcext:value-type="string">
            <text:p>new Route(403,196,216, [new RouteSpace(1280,169,99,73)], BLUE),new Route(404,196,216, [new RouteSpace(1280,169,99,73)], YELLOW),new Route(405,196,216, [new RouteSpace(1280,169,99,73)], RED),</text:p>
          </table:table-cell>
          <table:table-cell table:formula="of:=CONCATENATE(([.A136]-1)*3+1;&quot;=&gt;new Route(&quot;; [.B136] ; &quot;,&quot; ; [.C136]  ;  &quot;,BLUE),&quot; ;  ([.A136]-1)*3+2;&quot;=&gt;new Route(&quot;; [.B136] ; &quot;,&quot; ; [.C136]  ;  &quot;,YELLOW),&quot; ; ([.A136]-1)*3+3;&quot;=&gt;new Route(&quot;; [.B136] ; &quot;,&quot; ; [.C136]  ;  &quot;,RED),&quot;)" office:value-type="string" office:string-value="403=&gt;new Route(196,216,BLUE),404=&gt;new Route(196,216,YELLOW),405=&gt;new Route(196,216,RED)," calcext:value-type="string">
            <text:p>403=&gt;new Route(196,216,BLUE),404=&gt;new Route(196,216,YELLOW),405=&gt;new Route(196,216,RED),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97" calcext:value-type="float">
            <text:p>197</text:p>
          </table:table-cell>
          <table:table-cell office:value-type="float" office:value="1014" calcext:value-type="float">
            <text:p>1014</text:p>
          </table:table-cell>
          <table:table-cell office:value-type="float" office:value="598" calcext:value-type="float">
            <text:p>598</text:p>
          </table:table-cell>
          <table:table-cell office:value-type="float" office:value="141" calcext:value-type="float">
            <text:p>141</text:p>
          </table:table-cell>
          <table:table-cell office:value-type="float" office:value="38" calcext:value-type="float">
            <text:p>38</text:p>
          </table:table-cell>
          <table:table-cell table:formula="of:=90*([.N137]-1)+[.G137]" office:value-type="float" office:value="-52" calcext:value-type="float">
            <text:p>-52</text:p>
          </table:table-cell>
          <table:table-cell table:formula="of:=CONCATENATE(&quot;new Route(&quot;; ([.A137]-1)*3+1 ; &quot;,&quot; ; [.B137] ; &quot;,&quot; ; [.C137] ; &quot;, [new RouteSpace(&quot;; [.D137] ; &quot;,&quot; ; [.E137] ; &quot;,&quot; ; [.F137] ;  &quot;,&quot; ;[.G137] ;  &quot;)], BLUE),&quot; ; &quot;new Route(&quot;; ([.A137]-1)*3+2 ; &quot;,&quot; ; [.B137] ; &quot;,&quot; ; [.C137] ; &quot;, [new RouteSpace(&quot;; [.D137] ; &quot;,&quot; ; [.E137] ; &quot;,&quot; ; [.F137] ;  &quot;,&quot; ;[.G137] ;  &quot;)], YELLOW),&quot; ; &quot;new Route(&quot;; ([.A137]-1)*3+3 ; &quot;,&quot; ; [.B137] ; &quot;,&quot; ; [.C137] ; &quot;, [new RouteSpace(&quot;; [.D137] ; &quot;,&quot; ; [.E137] ; &quot;,&quot; ; [.F137] ;  &quot;,&quot; ;[.G137] ;  &quot;)], RED),&quot;)" office:value-type="string" office:string-value="new Route(406,140,197, [new RouteSpace(1014,598,141,38)], BLUE),new Route(407,140,197, [new RouteSpace(1014,598,141,38)], YELLOW),new Route(408,140,197, [new RouteSpace(1014,598,141,38)], RED)," calcext:value-type="string">
            <text:p>new Route(406,140,197, [new RouteSpace(1014,598,141,38)], BLUE),new Route(407,140,197, [new RouteSpace(1014,598,141,38)], YELLOW),new Route(408,140,197, [new RouteSpace(1014,598,141,38)], RED),</text:p>
          </table:table-cell>
          <table:table-cell table:formula="of:=CONCATENATE(([.A137]-1)*3+1;&quot;=&gt;new Route(&quot;; [.B137] ; &quot;,&quot; ; [.C137]  ;  &quot;,BLUE),&quot; ;  ([.A137]-1)*3+2;&quot;=&gt;new Route(&quot;; [.B137] ; &quot;,&quot; ; [.C137]  ;  &quot;,YELLOW),&quot; ; ([.A137]-1)*3+3;&quot;=&gt;new Route(&quot;; [.B137] ; &quot;,&quot; ; [.C137]  ;  &quot;,RED),&quot;)" office:value-type="string" office:string-value="406=&gt;new Route(140,197,BLUE),407=&gt;new Route(140,197,YELLOW),408=&gt;new Route(140,197,RED)," calcext:value-type="string">
            <text:p>406=&gt;new Route(140,197,BLUE),407=&gt;new Route(140,197,YELLOW),408=&gt;new Route(140,197,RED),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 office:value-type="float" office:value="1076" calcext:value-type="float">
            <text:p>1076</text:p>
          </table:table-cell>
          <table:table-cell office:value-type="float" office:value="600" calcext:value-type="float">
            <text:p>6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formula="of:=90*([.N138]-1)+[.G138]" office:value-type="float" office:value="-34" calcext:value-type="float">
            <text:p>-34</text:p>
          </table:table-cell>
          <table:table-cell table:formula="of:=CONCATENATE(&quot;new Route(&quot;; ([.A138]-1)*3+1 ; &quot;,&quot; ; [.B138] ; &quot;,&quot; ; [.C138] ; &quot;, [new RouteSpace(&quot;; [.D138] ; &quot;,&quot; ; [.E138] ; &quot;,&quot; ; [.F138] ;  &quot;,&quot; ;[.G138] ;  &quot;)], BLUE),&quot; ; &quot;new Route(&quot;; ([.A138]-1)*3+2 ; &quot;,&quot; ; [.B138] ; &quot;,&quot; ; [.C138] ; &quot;, [new RouteSpace(&quot;; [.D138] ; &quot;,&quot; ; [.E138] ; &quot;,&quot; ; [.F138] ;  &quot;,&quot; ;[.G138] ;  &quot;)], YELLOW),&quot; ; &quot;new Route(&quot;; ([.A138]-1)*3+3 ; &quot;,&quot; ; [.B138] ; &quot;,&quot; ; [.C138] ; &quot;, [new RouteSpace(&quot;; [.D138] ; &quot;,&quot; ; [.E138] ; &quot;,&quot; ; [.F138] ;  &quot;,&quot; ;[.G138] ;  &quot;)], RED),&quot;)" office:value-type="string" office:string-value="new Route(409,152,197, [new RouteSpace(1076,600,96,56)], BLUE),new Route(410,152,197, [new RouteSpace(1076,600,96,56)], YELLOW),new Route(411,152,197, [new RouteSpace(1076,600,96,56)], RED)," calcext:value-type="string">
            <text:p>new Route(409,152,197, [new RouteSpace(1076,600,96,56)], BLUE),new Route(410,152,197, [new RouteSpace(1076,600,96,56)], YELLOW),new Route(411,152,197, [new RouteSpace(1076,600,96,56)], RED),</text:p>
          </table:table-cell>
          <table:table-cell table:formula="of:=CONCATENATE(([.A138]-1)*3+1;&quot;=&gt;new Route(&quot;; [.B138] ; &quot;,&quot; ; [.C138]  ;  &quot;,BLUE),&quot; ;  ([.A138]-1)*3+2;&quot;=&gt;new Route(&quot;; [.B138] ; &quot;,&quot; ; [.C138]  ;  &quot;,YELLOW),&quot; ; ([.A138]-1)*3+3;&quot;=&gt;new Route(&quot;; [.B138] ; &quot;,&quot; ; [.C138]  ;  &quot;,RED),&quot;)" office:value-type="string" office:string-value="409=&gt;new Route(152,197,BLUE),410=&gt;new Route(152,197,YELLOW),411=&gt;new Route(152,197,RED)," calcext:value-type="string">
            <text:p>409=&gt;new Route(152,197,BLUE),410=&gt;new Route(152,197,YELLOW),411=&gt;new Route(152,197,RED),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1036" calcext:value-type="float">
            <text:p>1036</text:p>
          </table:table-cell>
          <table:table-cell office:value-type="float" office:value="773" calcext:value-type="float">
            <text:p>773</text:p>
          </table:table-cell>
          <table:table-cell office:value-type="float" office:value="114" calcext:value-type="float">
            <text:p>114</text:p>
          </table:table-cell>
          <table:table-cell office:value-type="float" office:value="-39" calcext:value-type="float">
            <text:p>-39</text:p>
          </table:table-cell>
          <table:table-cell table:formula="of:=90*([.N139]-1)+[.G139]" office:value-type="float" office:value="-129" calcext:value-type="float">
            <text:p>-129</text:p>
          </table:table-cell>
          <table:table-cell table:formula="of:=CONCATENATE(&quot;new Route(&quot;; ([.A139]-1)*3+1 ; &quot;,&quot; ; [.B139] ; &quot;,&quot; ; [.C139] ; &quot;, [new RouteSpace(&quot;; [.D139] ; &quot;,&quot; ; [.E139] ; &quot;,&quot; ; [.F139] ;  &quot;,&quot; ;[.G139] ;  &quot;)], BLUE),&quot; ; &quot;new Route(&quot;; ([.A139]-1)*3+2 ; &quot;,&quot; ; [.B139] ; &quot;,&quot; ; [.C139] ; &quot;, [new RouteSpace(&quot;; [.D139] ; &quot;,&quot; ; [.E139] ; &quot;,&quot; ; [.F139] ;  &quot;,&quot; ;[.G139] ;  &quot;)], YELLOW),&quot; ; &quot;new Route(&quot;; ([.A139]-1)*3+3 ; &quot;,&quot; ; [.B139] ; &quot;,&quot; ; [.C139] ; &quot;, [new RouteSpace(&quot;; [.D139] ; &quot;,&quot; ; [.E139] ; &quot;,&quot; ; [.F139] ;  &quot;,&quot; ;[.G139] ;  &quot;)], RED),&quot;)" office:value-type="string" office:string-value="new Route(412,197,213, [new RouteSpace(1036,773,114,-39)], BLUE),new Route(413,197,213, [new RouteSpace(1036,773,114,-39)], YELLOW),new Route(414,197,213, [new RouteSpace(1036,773,114,-39)], RED)," calcext:value-type="string">
            <text:p>new Route(412,197,213, [new RouteSpace(1036,773,114,-39)], BLUE),new Route(413,197,213, [new RouteSpace(1036,773,114,-39)], YELLOW),new Route(414,197,213, [new RouteSpace(1036,773,114,-39)], RED),</text:p>
          </table:table-cell>
          <table:table-cell table:formula="of:=CONCATENATE(([.A139]-1)*3+1;&quot;=&gt;new Route(&quot;; [.B139] ; &quot;,&quot; ; [.C139]  ;  &quot;,BLUE),&quot; ;  ([.A139]-1)*3+2;&quot;=&gt;new Route(&quot;; [.B139] ; &quot;,&quot; ; [.C139]  ;  &quot;,YELLOW),&quot; ; ([.A139]-1)*3+3;&quot;=&gt;new Route(&quot;; [.B139] ; &quot;,&quot; ; [.C139]  ;  &quot;,RED),&quot;)" office:value-type="string" office:string-value="412=&gt;new Route(197,213,BLUE),413=&gt;new Route(197,213,YELLOW),414=&gt;new Route(197,213,RED)," calcext:value-type="string">
            <text:p>412=&gt;new Route(197,213,BLUE),413=&gt;new Route(197,213,YELLOW),414=&gt;new Route(197,213,RED),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office:value-type="float" office:value="1143" calcext:value-type="float">
            <text:p>1143</text:p>
          </table:table-cell>
          <table:table-cell office:value-type="float" office:value="704" calcext:value-type="float">
            <text:p>704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table:formula="of:=90*([.N140]-1)+[.G140]" office:value-type="float" office:value="-24" calcext:value-type="float">
            <text:p>-24</text:p>
          </table:table-cell>
          <table:table-cell table:formula="of:=CONCATENATE(&quot;new Route(&quot;; ([.A140]-1)*3+1 ; &quot;,&quot; ; [.B140] ; &quot;,&quot; ; [.C140] ; &quot;, [new RouteSpace(&quot;; [.D140] ; &quot;,&quot; ; [.E140] ; &quot;,&quot; ; [.F140] ;  &quot;,&quot; ;[.G140] ;  &quot;)], BLUE),&quot; ; &quot;new Route(&quot;; ([.A140]-1)*3+2 ; &quot;,&quot; ; [.B140] ; &quot;,&quot; ; [.C140] ; &quot;, [new RouteSpace(&quot;; [.D140] ; &quot;,&quot; ; [.E140] ; &quot;,&quot; ; [.F140] ;  &quot;,&quot; ;[.G140] ;  &quot;)], YELLOW),&quot; ; &quot;new Route(&quot;; ([.A140]-1)*3+3 ; &quot;,&quot; ; [.B140] ; &quot;,&quot; ; [.C140] ; &quot;, [new RouteSpace(&quot;; [.D140] ; &quot;,&quot; ; [.E140] ; &quot;,&quot; ; [.F140] ;  &quot;,&quot; ;[.G140] ;  &quot;)], RED),&quot;)" office:value-type="string" office:string-value="new Route(415,197,217, [new RouteSpace(1143,704,123,66)], BLUE),new Route(416,197,217, [new RouteSpace(1143,704,123,66)], YELLOW),new Route(417,197,217, [new RouteSpace(1143,704,123,66)], RED)," calcext:value-type="string">
            <text:p>new Route(415,197,217, [new RouteSpace(1143,704,123,66)], BLUE),new Route(416,197,217, [new RouteSpace(1143,704,123,66)], YELLOW),new Route(417,197,217, [new RouteSpace(1143,704,123,66)], RED),</text:p>
          </table:table-cell>
          <table:table-cell table:formula="of:=CONCATENATE(([.A140]-1)*3+1;&quot;=&gt;new Route(&quot;; [.B140] ; &quot;,&quot; ; [.C140]  ;  &quot;,BLUE),&quot; ;  ([.A140]-1)*3+2;&quot;=&gt;new Route(&quot;; [.B140] ; &quot;,&quot; ; [.C140]  ;  &quot;,YELLOW),&quot; ; ([.A140]-1)*3+3;&quot;=&gt;new Route(&quot;; [.B140] ; &quot;,&quot; ; [.C140]  ;  &quot;,RED),&quot;)" office:value-type="string" office:string-value="415=&gt;new Route(197,217,BLUE),416=&gt;new Route(197,217,YELLOW),417=&gt;new Route(197,217,RED)," calcext:value-type="string">
            <text:p>415=&gt;new Route(197,217,BLUE),416=&gt;new Route(197,217,YELLOW),417=&gt;new Route(197,217,RED),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1254" calcext:value-type="float">
            <text:p>1254</text:p>
          </table:table-cell>
          <table:table-cell office:value-type="float" office:value="1088" calcext:value-type="float">
            <text:p>1088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table:formula="of:=90*([.N141]-1)+[.G141]" office:value-type="float" office:value="-66" calcext:value-type="float">
            <text:p>-66</text:p>
          </table:table-cell>
          <table:table-cell table:formula="of:=CONCATENATE(&quot;new Route(&quot;; ([.A141]-1)*3+1 ; &quot;,&quot; ; [.B141] ; &quot;,&quot; ; [.C141] ; &quot;, [new RouteSpace(&quot;; [.D141] ; &quot;,&quot; ; [.E141] ; &quot;,&quot; ; [.F141] ;  &quot;,&quot; ;[.G141] ;  &quot;)], BLUE),&quot; ; &quot;new Route(&quot;; ([.A141]-1)*3+2 ; &quot;,&quot; ; [.B141] ; &quot;,&quot; ; [.C141] ; &quot;, [new RouteSpace(&quot;; [.D141] ; &quot;,&quot; ; [.E141] ; &quot;,&quot; ; [.F141] ;  &quot;,&quot; ;[.G141] ;  &quot;)], YELLOW),&quot; ; &quot;new Route(&quot;; ([.A141]-1)*3+3 ; &quot;,&quot; ; [.B141] ; &quot;,&quot; ; [.C141] ; &quot;, [new RouteSpace(&quot;; [.D141] ; &quot;,&quot; ; [.E141] ; &quot;,&quot; ; [.F141] ;  &quot;,&quot; ;[.G141] ;  &quot;)], RED),&quot;)" office:value-type="string" office:string-value="new Route(418,178,198, [new RouteSpace(1254,1088,130,24)], BLUE),new Route(419,178,198, [new RouteSpace(1254,1088,130,24)], YELLOW),new Route(420,178,198, [new RouteSpace(1254,1088,130,24)], RED)," calcext:value-type="string">
            <text:p>new Route(418,178,198, [new RouteSpace(1254,1088,130,24)], BLUE),new Route(419,178,198, [new RouteSpace(1254,1088,130,24)], YELLOW),new Route(420,178,198, [new RouteSpace(1254,1088,130,24)], RED),</text:p>
          </table:table-cell>
          <table:table-cell table:formula="of:=CONCATENATE(([.A141]-1)*3+1;&quot;=&gt;new Route(&quot;; [.B141] ; &quot;,&quot; ; [.C141]  ;  &quot;,BLUE),&quot; ;  ([.A141]-1)*3+2;&quot;=&gt;new Route(&quot;; [.B141] ; &quot;,&quot; ; [.C141]  ;  &quot;,YELLOW),&quot; ; ([.A141]-1)*3+3;&quot;=&gt;new Route(&quot;; [.B141] ; &quot;,&quot; ; [.C141]  ;  &quot;,RED),&quot;)" office:value-type="string" office:string-value="418=&gt;new Route(178,198,BLUE),419=&gt;new Route(178,198,YELLOW),420=&gt;new Route(178,198,RED)," calcext:value-type="string">
            <text:p>418=&gt;new Route(178,198,BLUE),419=&gt;new Route(178,198,YELLOW),420=&gt;new Route(178,198,RED),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table:formula="of:=90*([.N142]-1)+[.G142]" office:value-type="float" office:value="-48" calcext:value-type="float">
            <text:p>-48</text:p>
          </table:table-cell>
          <table:table-cell table:formula="of:=CONCATENATE(&quot;new Route(&quot;; ([.A142]-1)*3+1 ; &quot;,&quot; ; [.B142] ; &quot;,&quot; ; [.C142] ; &quot;, [new RouteSpace(&quot;; [.D142] ; &quot;,&quot; ; [.E142] ; &quot;,&quot; ; [.F142] ;  &quot;,&quot; ;[.G142] ;  &quot;)], BLUE),&quot; ; &quot;new Route(&quot;; ([.A142]-1)*3+2 ; &quot;,&quot; ; [.B142] ; &quot;,&quot; ; [.C142] ; &quot;, [new RouteSpace(&quot;; [.D142] ; &quot;,&quot; ; [.E142] ; &quot;,&quot; ; [.F142] ;  &quot;,&quot; ;[.G142] ;  &quot;)], YELLOW),&quot; ; &quot;new Route(&quot;; ([.A142]-1)*3+3 ; &quot;,&quot; ; [.B142] ; &quot;,&quot; ; [.C142] ; &quot;, [new RouteSpace(&quot;; [.D142] ; &quot;,&quot; ; [.E142] ; &quot;,&quot; ; [.F142] ;  &quot;,&quot; ;[.G142] ;  &quot;)], RED),&quot;)" office:value-type="string" office:string-value="new Route(421,199,215, [new RouteSpace(1125,1176,117,42)], BLUE),new Route(422,199,215, [new RouteSpace(1125,1176,117,42)], YELLOW),new Route(423,199,215, [new RouteSpace(1125,1176,117,42)], RED)," calcext:value-type="string">
            <text:p>new Route(421,199,215, [new RouteSpace(1125,1176,117,42)], BLUE),new Route(422,199,215, [new RouteSpace(1125,1176,117,42)], YELLOW),new Route(423,199,215, [new RouteSpace(1125,1176,117,42)], RED),</text:p>
          </table:table-cell>
          <table:table-cell table:formula="of:=CONCATENATE(([.A142]-1)*3+1;&quot;=&gt;new Route(&quot;; [.B142] ; &quot;,&quot; ; [.C142]  ;  &quot;,BLUE),&quot; ;  ([.A142]-1)*3+2;&quot;=&gt;new Route(&quot;; [.B142] ; &quot;,&quot; ; [.C142]  ;  &quot;,YELLOW),&quot; ; ([.A142]-1)*3+3;&quot;=&gt;new Route(&quot;; [.B142] ; &quot;,&quot; ; [.C142]  ;  &quot;,RED),&quot;)" office:value-type="string" office:string-value="421=&gt;new Route(199,215,BLUE),422=&gt;new Route(199,215,YELLOW),423=&gt;new Route(199,215,RED)," calcext:value-type="string">
            <text:p>421=&gt;new Route(199,215,BLUE),422=&gt;new Route(199,215,YELLOW),423=&gt;new Route(199,215,RED),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float" office:value="1238" calcext:value-type="float">
            <text:p>1238</text:p>
          </table:table-cell>
          <table:table-cell office:value-type="float" office:value="1266" calcext:value-type="float">
            <text:p>126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90*([.N143]-1)+[.G143]" office:value-type="float" office:value="-85" calcext:value-type="float">
            <text:p>-85</text:p>
          </table:table-cell>
          <table:table-cell table:formula="of:=CONCATENATE(&quot;new Route(&quot;; ([.A143]-1)*3+1 ; &quot;,&quot; ; [.B143] ; &quot;,&quot; ; [.C143] ; &quot;, [new RouteSpace(&quot;; [.D143] ; &quot;,&quot; ; [.E143] ; &quot;,&quot; ; [.F143] ;  &quot;,&quot; ;[.G143] ;  &quot;)], BLUE),&quot; ; &quot;new Route(&quot;; ([.A143]-1)*3+2 ; &quot;,&quot; ; [.B143] ; &quot;,&quot; ; [.C143] ; &quot;, [new RouteSpace(&quot;; [.D143] ; &quot;,&quot; ; [.E143] ; &quot;,&quot; ; [.F143] ;  &quot;,&quot; ;[.G143] ;  &quot;)], YELLOW),&quot; ; &quot;new Route(&quot;; ([.A143]-1)*3+3 ; &quot;,&quot; ; [.B143] ; &quot;,&quot; ; [.C143] ; &quot;, [new RouteSpace(&quot;; [.D143] ; &quot;,&quot; ; [.E143] ; &quot;,&quot; ; [.F143] ;  &quot;,&quot; ;[.G143] ;  &quot;)], RED),&quot;)" office:value-type="string" office:string-value="new Route(424,199,219, [new RouteSpace(1238,1266,115,5)], BLUE),new Route(425,199,219, [new RouteSpace(1238,1266,115,5)], YELLOW),new Route(426,199,219, [new RouteSpace(1238,1266,115,5)], RED)," calcext:value-type="string">
            <text:p>new Route(424,199,219, [new RouteSpace(1238,1266,115,5)], BLUE),new Route(425,199,219, [new RouteSpace(1238,1266,115,5)], YELLOW),new Route(426,199,219, [new RouteSpace(1238,1266,115,5)], RED),</text:p>
          </table:table-cell>
          <table:table-cell table:formula="of:=CONCATENATE(([.A143]-1)*3+1;&quot;=&gt;new Route(&quot;; [.B143] ; &quot;,&quot; ; [.C143]  ;  &quot;,BLUE),&quot; ;  ([.A143]-1)*3+2;&quot;=&gt;new Route(&quot;; [.B143] ; &quot;,&quot; ; [.C143]  ;  &quot;,YELLOW),&quot; ; ([.A143]-1)*3+3;&quot;=&gt;new Route(&quot;; [.B143] ; &quot;,&quot; ; [.C143]  ;  &quot;,RED),&quot;)" office:value-type="string" office:string-value="424=&gt;new Route(199,219,BLUE),425=&gt;new Route(199,219,YELLOW),426=&gt;new Route(199,219,RED)," calcext:value-type="string">
            <text:p>424=&gt;new Route(199,219,BLUE),425=&gt;new Route(199,219,YELLOW),426=&gt;new Route(199,219,RED),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349" calcext:value-type="float">
            <text:p>1349</text:p>
          </table:table-cell>
          <table:table-cell office:value-type="float" office:value="816" calcext:value-type="float">
            <text:p>816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formula="of:=90*([.N144]-1)+[.G144]" office:value-type="float" office:value="-80" calcext:value-type="float">
            <text:p>-80</text:p>
          </table:table-cell>
          <table:table-cell table:formula="of:=CONCATENATE(&quot;new Route(&quot;; ([.A144]-1)*3+1 ; &quot;,&quot; ; [.B144] ; &quot;,&quot; ; [.C144] ; &quot;, [new RouteSpace(&quot;; [.D144] ; &quot;,&quot; ; [.E144] ; &quot;,&quot; ; [.F144] ;  &quot;,&quot; ;[.G144] ;  &quot;)], BLUE),&quot; ; &quot;new Route(&quot;; ([.A144]-1)*3+2 ; &quot;,&quot; ; [.B144] ; &quot;,&quot; ; [.C144] ; &quot;, [new RouteSpace(&quot;; [.D144] ; &quot;,&quot; ; [.E144] ; &quot;,&quot; ; [.F144] ;  &quot;,&quot; ;[.G144] ;  &quot;)], YELLOW),&quot; ; &quot;new Route(&quot;; ([.A144]-1)*3+3 ; &quot;,&quot; ; [.B144] ; &quot;,&quot; ; [.C144] ; &quot;, [new RouteSpace(&quot;; [.D144] ; &quot;,&quot; ; [.E144] ; &quot;,&quot; ; [.F144] ;  &quot;,&quot; ;[.G144] ;  &quot;)], RED),&quot;)" office:value-type="string" office:string-value="new Route(427,171,200, [new RouteSpace(1349,816,133,10)], BLUE),new Route(428,171,200, [new RouteSpace(1349,816,133,10)], YELLOW),new Route(429,171,200, [new RouteSpace(1349,816,133,10)], RED)," calcext:value-type="string">
            <text:p>new Route(427,171,200, [new RouteSpace(1349,816,133,10)], BLUE),new Route(428,171,200, [new RouteSpace(1349,816,133,10)], YELLOW),new Route(429,171,200, [new RouteSpace(1349,816,133,10)], RED),</text:p>
          </table:table-cell>
          <table:table-cell table:formula="of:=CONCATENATE(([.A144]-1)*3+1;&quot;=&gt;new Route(&quot;; [.B144] ; &quot;,&quot; ; [.C144]  ;  &quot;,BLUE),&quot; ;  ([.A144]-1)*3+2;&quot;=&gt;new Route(&quot;; [.B144] ; &quot;,&quot; ; [.C144]  ;  &quot;,YELLOW),&quot; ; ([.A144]-1)*3+3;&quot;=&gt;new Route(&quot;; [.B144] ; &quot;,&quot; ; [.C144]  ;  &quot;,RED),&quot;)" office:value-type="string" office:string-value="427=&gt;new Route(171,200,BLUE),428=&gt;new Route(171,200,YELLOW),429=&gt;new Route(171,200,RED)," calcext:value-type="string">
            <text:p>427=&gt;new Route(171,200,BLUE),428=&gt;new Route(171,200,YELLOW),429=&gt;new Route(171,200,RED),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335" calcext:value-type="float">
            <text:p>1335</text:p>
          </table:table-cell>
          <table:table-cell office:value-type="float" office:value="793" calcext:value-type="float">
            <text:p>793</text:p>
          </table:table-cell>
          <table:table-cell office:value-type="float" office:value="119" calcext:value-type="float">
            <text:p>119</text:p>
          </table:table-cell>
          <table:table-cell office:value-type="float" office:value="-85" calcext:value-type="float">
            <text:p>-85</text:p>
          </table:table-cell>
          <table:table-cell table:formula="of:=90*([.N145]-1)+[.G145]" office:value-type="float" office:value="-175" calcext:value-type="float">
            <text:p>-175</text:p>
          </table:table-cell>
          <table:table-cell table:formula="of:=CONCATENATE(&quot;new Route(&quot;; ([.A145]-1)*3+1 ; &quot;,&quot; ; [.B145] ; &quot;,&quot; ; [.C145] ; &quot;, [new RouteSpace(&quot;; [.D145] ; &quot;,&quot; ; [.E145] ; &quot;,&quot; ; [.F145] ;  &quot;,&quot; ;[.G145] ;  &quot;)], BLUE),&quot; ; &quot;new Route(&quot;; ([.A145]-1)*3+2 ; &quot;,&quot; ; [.B145] ; &quot;,&quot; ; [.C145] ; &quot;, [new RouteSpace(&quot;; [.D145] ; &quot;,&quot; ; [.E145] ; &quot;,&quot; ; [.F145] ;  &quot;,&quot; ;[.G145] ;  &quot;)], YELLOW),&quot; ; &quot;new Route(&quot;; ([.A145]-1)*3+3 ; &quot;,&quot; ; [.B145] ; &quot;,&quot; ; [.C145] ; &quot;, [new RouteSpace(&quot;; [.D145] ; &quot;,&quot; ; [.E145] ; &quot;,&quot; ; [.F145] ;  &quot;,&quot; ;[.G145] ;  &quot;)], RED),&quot;)" office:value-type="string" office:string-value="new Route(430,163,200, [new RouteSpace(1335,793,119,-85)], BLUE),new Route(431,163,200, [new RouteSpace(1335,793,119,-85)], YELLOW),new Route(432,163,200, [new RouteSpace(1335,793,119,-85)], RED)," calcext:value-type="string">
            <text:p>new Route(430,163,200, [new RouteSpace(1335,793,119,-85)], BLUE),new Route(431,163,200, [new RouteSpace(1335,793,119,-85)], YELLOW),new Route(432,163,200, [new RouteSpace(1335,793,119,-85)], RED),</text:p>
          </table:table-cell>
          <table:table-cell table:formula="of:=CONCATENATE(([.A145]-1)*3+1;&quot;=&gt;new Route(&quot;; [.B145] ; &quot;,&quot; ; [.C145]  ;  &quot;,BLUE),&quot; ;  ([.A145]-1)*3+2;&quot;=&gt;new Route(&quot;; [.B145] ; &quot;,&quot; ; [.C145]  ;  &quot;,YELLOW),&quot; ; ([.A145]-1)*3+3;&quot;=&gt;new Route(&quot;; [.B145] ; &quot;,&quot; ; [.C145]  ;  &quot;,RED),&quot;)" office:value-type="string" office:string-value="430=&gt;new Route(163,200,BLUE),431=&gt;new Route(163,200,YELLOW),432=&gt;new Route(163,200,RED)," calcext:value-type="string">
            <text:p>430=&gt;new Route(163,200,BLUE),431=&gt;new Route(163,200,YELLOW),432=&gt;new Route(163,200,RED),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1216" calcext:value-type="float">
            <text:p>1216</text:p>
          </table:table-cell>
          <table:table-cell office:value-type="float" office:value="829" calcext:value-type="float">
            <text:p>829</text:p>
          </table:table-cell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table:formula="of:=90*([.N146]-1)+[.G146]" office:value-type="float" office:value="-98" calcext:value-type="float">
            <text:p>-98</text:p>
          </table:table-cell>
          <table:table-cell table:formula="of:=CONCATENATE(&quot;new Route(&quot;; ([.A146]-1)*3+1 ; &quot;,&quot; ; [.B146] ; &quot;,&quot; ; [.C146] ; &quot;, [new RouteSpace(&quot;; [.D146] ; &quot;,&quot; ; [.E146] ; &quot;,&quot; ; [.F146] ;  &quot;,&quot; ;[.G146] ;  &quot;)], BLUE),&quot; ; &quot;new Route(&quot;; ([.A146]-1)*3+2 ; &quot;,&quot; ; [.B146] ; &quot;,&quot; ; [.C146] ; &quot;, [new RouteSpace(&quot;; [.D146] ; &quot;,&quot; ; [.E146] ; &quot;,&quot; ; [.F146] ;  &quot;,&quot; ;[.G146] ;  &quot;)], YELLOW),&quot; ; &quot;new Route(&quot;; ([.A146]-1)*3+3 ; &quot;,&quot; ; [.B146] ; &quot;,&quot; ; [.C146] ; &quot;, [new RouteSpace(&quot;; [.D146] ; &quot;,&quot; ; [.E146] ; &quot;,&quot; ; [.F146] ;  &quot;,&quot; ;[.G146] ;  &quot;)], RED),&quot;)" office:value-type="string" office:string-value="new Route(433,200,217, [new RouteSpace(1216,829,106,-8)], BLUE),new Route(434,200,217, [new RouteSpace(1216,829,106,-8)], YELLOW),new Route(435,200,217, [new RouteSpace(1216,829,106,-8)], RED)," calcext:value-type="string">
            <text:p>new Route(433,200,217, [new RouteSpace(1216,829,106,-8)], BLUE),new Route(434,200,217, [new RouteSpace(1216,829,106,-8)], YELLOW),new Route(435,200,217, [new RouteSpace(1216,829,106,-8)], RED),</text:p>
          </table:table-cell>
          <table:table-cell table:formula="of:=CONCATENATE(([.A146]-1)*3+1;&quot;=&gt;new Route(&quot;; [.B146] ; &quot;,&quot; ; [.C146]  ;  &quot;,BLUE),&quot; ;  ([.A146]-1)*3+2;&quot;=&gt;new Route(&quot;; [.B146] ; &quot;,&quot; ; [.C146]  ;  &quot;,YELLOW),&quot; ; ([.A146]-1)*3+3;&quot;=&gt;new Route(&quot;; [.B146] ; &quot;,&quot; ; [.C146]  ;  &quot;,RED),&quot;)" office:value-type="string" office:string-value="433=&gt;new Route(200,217,BLUE),434=&gt;new Route(200,217,YELLOW),435=&gt;new Route(200,217,RED)," calcext:value-type="string">
            <text:p>433=&gt;new Route(200,217,BLUE),434=&gt;new Route(200,217,YELLOW),435=&gt;new Route(200,217,RED),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1332" calcext:value-type="float">
            <text:p>1332</text:p>
          </table:table-cell>
          <table:table-cell office:value-type="float" office:value="823" calcext:value-type="float">
            <text:p>823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table:formula="of:=90*([.N147]-1)+[.G147]" office:value-type="float" office:value="-4" calcext:value-type="float">
            <text:p>-4</text:p>
          </table:table-cell>
          <table:table-cell table:formula="of:=CONCATENATE(&quot;new Route(&quot;; ([.A147]-1)*3+1 ; &quot;,&quot; ; [.B147] ; &quot;,&quot; ; [.C147] ; &quot;, [new RouteSpace(&quot;; [.D147] ; &quot;,&quot; ; [.E147] ; &quot;,&quot; ; [.F147] ;  &quot;,&quot; ;[.G147] ;  &quot;)], BLUE),&quot; ; &quot;new Route(&quot;; ([.A147]-1)*3+2 ; &quot;,&quot; ; [.B147] ; &quot;,&quot; ; [.C147] ; &quot;, [new RouteSpace(&quot;; [.D147] ; &quot;,&quot; ; [.E147] ; &quot;,&quot; ; [.F147] ;  &quot;,&quot; ;[.G147] ;  &quot;)], YELLOW),&quot; ; &quot;new Route(&quot;; ([.A147]-1)*3+3 ; &quot;,&quot; ; [.B147] ; &quot;,&quot; ; [.C147] ; &quot;, [new RouteSpace(&quot;; [.D147] ; &quot;,&quot; ; [.E147] ; &quot;,&quot; ; [.F147] ;  &quot;,&quot; ;[.G147] ;  &quot;)], RED),&quot;)" office:value-type="string" office:string-value="new Route(436,200,218, [new RouteSpace(1332,823,116,86)], BLUE),new Route(437,200,218, [new RouteSpace(1332,823,116,86)], YELLOW),new Route(438,200,218, [new RouteSpace(1332,823,116,86)], RED)," calcext:value-type="string">
            <text:p>new Route(436,200,218, [new RouteSpace(1332,823,116,86)], BLUE),new Route(437,200,218, [new RouteSpace(1332,823,116,86)], YELLOW),new Route(438,200,218, [new RouteSpace(1332,823,116,86)], RED),</text:p>
          </table:table-cell>
          <table:table-cell table:formula="of:=CONCATENATE(([.A147]-1)*3+1;&quot;=&gt;new Route(&quot;; [.B147] ; &quot;,&quot; ; [.C147]  ;  &quot;,BLUE),&quot; ;  ([.A147]-1)*3+2;&quot;=&gt;new Route(&quot;; [.B147] ; &quot;,&quot; ; [.C147]  ;  &quot;,YELLOW),&quot; ; ([.A147]-1)*3+3;&quot;=&gt;new Route(&quot;; [.B147] ; &quot;,&quot; ; [.C147]  ;  &quot;,RED),&quot;)" office:value-type="string" office:string-value="436=&gt;new Route(200,218,BLUE),437=&gt;new Route(200,218,YELLOW),438=&gt;new Route(200,218,RED)," calcext:value-type="string">
            <text:p>436=&gt;new Route(200,218,BLUE),437=&gt;new Route(200,218,YELLOW),438=&gt;new Route(200,218,RED),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1590" calcext:value-type="float">
            <text:p>1590</text:p>
          </table:table-cell>
          <table:table-cell office:value-type="float" office:value="782" calcext:value-type="float">
            <text:p>782</text:p>
          </table:table-cell>
          <table:table-cell office:value-type="float" office:value="93" calcext:value-type="float">
            <text:p>93</text:p>
          </table:table-cell>
          <table:table-cell office:value-type="float" office:value="-71" calcext:value-type="float">
            <text:p>-71</text:p>
          </table:table-cell>
          <table:table-cell table:formula="of:=90*([.N148]-1)+[.G148]" office:value-type="float" office:value="-161" calcext:value-type="float">
            <text:p>-161</text:p>
          </table:table-cell>
          <table:table-cell table:formula="of:=CONCATENATE(&quot;new Route(&quot;; ([.A148]-1)*3+1 ; &quot;,&quot; ; [.B148] ; &quot;,&quot; ; [.C148] ; &quot;, [new RouteSpace(&quot;; [.D148] ; &quot;,&quot; ; [.E148] ; &quot;,&quot; ; [.F148] ;  &quot;,&quot; ;[.G148] ;  &quot;)], BLUE),&quot; ; &quot;new Route(&quot;; ([.A148]-1)*3+2 ; &quot;,&quot; ; [.B148] ; &quot;,&quot; ; [.C148] ; &quot;, [new RouteSpace(&quot;; [.D148] ; &quot;,&quot; ; [.E148] ; &quot;,&quot; ; [.F148] ;  &quot;,&quot; ;[.G148] ;  &quot;)], YELLOW),&quot; ; &quot;new Route(&quot;; ([.A148]-1)*3+3 ; &quot;,&quot; ; [.B148] ; &quot;,&quot; ; [.C148] ; &quot;, [new RouteSpace(&quot;; [.D148] ; &quot;,&quot; ; [.E148] ; &quot;,&quot; ; [.F148] ;  &quot;,&quot; ;[.G148] ;  &quot;)], RED),&quot;)" office:value-type="string" office:string-value="new Route(439,172,201, [new RouteSpace(1590,782,93,-71)], BLUE),new Route(440,172,201, [new RouteSpace(1590,782,93,-71)], YELLOW),new Route(441,172,201, [new RouteSpace(1590,782,93,-71)], RED)," calcext:value-type="string">
            <text:p>new Route(439,172,201, [new RouteSpace(1590,782,93,-71)], BLUE),new Route(440,172,201, [new RouteSpace(1590,782,93,-71)], YELLOW),new Route(441,172,201, [new RouteSpace(1590,782,93,-71)], RED),</text:p>
          </table:table-cell>
          <table:table-cell table:formula="of:=CONCATENATE(([.A148]-1)*3+1;&quot;=&gt;new Route(&quot;; [.B148] ; &quot;,&quot; ; [.C148]  ;  &quot;,BLUE),&quot; ;  ([.A148]-1)*3+2;&quot;=&gt;new Route(&quot;; [.B148] ; &quot;,&quot; ; [.C148]  ;  &quot;,YELLOW),&quot; ; ([.A148]-1)*3+3;&quot;=&gt;new Route(&quot;; [.B148] ; &quot;,&quot; ; [.C148]  ;  &quot;,RED),&quot;)" office:value-type="string" office:string-value="439=&gt;new Route(172,201,BLUE),440=&gt;new Route(172,201,YELLOW),441=&gt;new Route(172,201,RED)," calcext:value-type="string">
            <text:p>439=&gt;new Route(172,201,BLUE),440=&gt;new Route(172,201,YELLOW),441=&gt;new Route(172,201,RED),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  <table:table-cell office:value-type="float" office:value="1503" calcext:value-type="float">
            <text:p>1503</text:p>
          </table:table-cell>
          <table:table-cell office:value-type="float" office:value="631" calcext:value-type="float">
            <text:p>631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formula="of:=90*([.N149]-1)+[.G149]" office:value-type="float" office:value="-70" calcext:value-type="float">
            <text:p>-70</text:p>
          </table:table-cell>
          <table:table-cell table:formula="of:=CONCATENATE(&quot;new Route(&quot;; ([.A149]-1)*3+1 ; &quot;,&quot; ; [.B149] ; &quot;,&quot; ; [.C149] ; &quot;, [new RouteSpace(&quot;; [.D149] ; &quot;,&quot; ; [.E149] ; &quot;,&quot; ; [.F149] ;  &quot;,&quot; ;[.G149] ;  &quot;)], BLUE),&quot; ; &quot;new Route(&quot;; ([.A149]-1)*3+2 ; &quot;,&quot; ; [.B149] ; &quot;,&quot; ; [.C149] ; &quot;, [new RouteSpace(&quot;; [.D149] ; &quot;,&quot; ; [.E149] ; &quot;,&quot; ; [.F149] ;  &quot;,&quot; ;[.G149] ;  &quot;)], YELLOW),&quot; ; &quot;new Route(&quot;; ([.A149]-1)*3+3 ; &quot;,&quot; ; [.B149] ; &quot;,&quot; ; [.C149] ; &quot;, [new RouteSpace(&quot;; [.D149] ; &quot;,&quot; ; [.E149] ; &quot;,&quot; ; [.F149] ;  &quot;,&quot; ;[.G149] ;  &quot;)], RED),&quot;)" office:value-type="string" office:string-value="new Route(442,165,201, [new RouteSpace(1503,631,115,20)], BLUE),new Route(443,165,201, [new RouteSpace(1503,631,115,20)], YELLOW),new Route(444,165,201, [new RouteSpace(1503,631,115,20)], RED)," calcext:value-type="string">
            <text:p>new Route(442,165,201, [new RouteSpace(1503,631,115,20)], BLUE),new Route(443,165,201, [new RouteSpace(1503,631,115,20)], YELLOW),new Route(444,165,201, [new RouteSpace(1503,631,115,20)], RED),</text:p>
          </table:table-cell>
          <table:table-cell table:formula="of:=CONCATENATE(([.A149]-1)*3+1;&quot;=&gt;new Route(&quot;; [.B149] ; &quot;,&quot; ; [.C149]  ;  &quot;,BLUE),&quot; ;  ([.A149]-1)*3+2;&quot;=&gt;new Route(&quot;; [.B149] ; &quot;,&quot; ; [.C149]  ;  &quot;,YELLOW),&quot; ; ([.A149]-1)*3+3;&quot;=&gt;new Route(&quot;; [.B149] ; &quot;,&quot; ; [.C149]  ;  &quot;,RED),&quot;)" office:value-type="string" office:string-value="442=&gt;new Route(165,201,BLUE),443=&gt;new Route(165,201,YELLOW),444=&gt;new Route(165,201,RED)," calcext:value-type="string">
            <text:p>442=&gt;new Route(165,201,BLUE),443=&gt;new Route(165,201,YELLOW),444=&gt;new Route(165,201,RED),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1626" calcext:value-type="float">
            <text:p>1626</text:p>
          </table:table-cell>
          <table:table-cell office:value-type="float" office:value="662" calcext:value-type="float">
            <text:p>662</text:p>
          </table:table-cell>
          <table:table-cell office:value-type="float" office:value="143" calcext:value-type="float">
            <text:p>143</text:p>
          </table:table-cell>
          <table:table-cell office:value-type="float" office:value="-72" calcext:value-type="float">
            <text:p>-72</text:p>
          </table:table-cell>
          <table:table-cell table:formula="of:=90*([.N150]-1)+[.G150]" office:value-type="float" office:value="-162" calcext:value-type="float">
            <text:p>-162</text:p>
          </table:table-cell>
          <table:table-cell table:formula="of:=CONCATENATE(&quot;new Route(&quot;; ([.A150]-1)*3+1 ; &quot;,&quot; ; [.B150] ; &quot;,&quot; ; [.C150] ; &quot;, [new RouteSpace(&quot;; [.D150] ; &quot;,&quot; ; [.E150] ; &quot;,&quot; ; [.F150] ;  &quot;,&quot; ;[.G150] ;  &quot;)], BLUE),&quot; ; &quot;new Route(&quot;; ([.A150]-1)*3+2 ; &quot;,&quot; ; [.B150] ; &quot;,&quot; ; [.C150] ; &quot;, [new RouteSpace(&quot;; [.D150] ; &quot;,&quot; ; [.E150] ; &quot;,&quot; ; [.F150] ;  &quot;,&quot; ;[.G150] ;  &quot;)], YELLOW),&quot; ; &quot;new Route(&quot;; ([.A150]-1)*3+3 ; &quot;,&quot; ; [.B150] ; &quot;,&quot; ; [.C150] ; &quot;, [new RouteSpace(&quot;; [.D150] ; &quot;,&quot; ; [.E150] ; &quot;,&quot; ; [.F150] ;  &quot;,&quot; ;[.G150] ;  &quot;)], RED),&quot;)" office:value-type="string" office:string-value="new Route(445,201,220, [new RouteSpace(1626,662,143,-72)], BLUE),new Route(446,201,220, [new RouteSpace(1626,662,143,-72)], YELLOW),new Route(447,201,220, [new RouteSpace(1626,662,143,-72)], RED)," calcext:value-type="string">
            <text:p>new Route(445,201,220, [new RouteSpace(1626,662,143,-72)], BLUE),new Route(446,201,220, [new RouteSpace(1626,662,143,-72)], YELLOW),new Route(447,201,220, [new RouteSpace(1626,662,143,-72)], RED),</text:p>
          </table:table-cell>
          <table:table-cell table:formula="of:=CONCATENATE(([.A150]-1)*3+1;&quot;=&gt;new Route(&quot;; [.B150] ; &quot;,&quot; ; [.C150]  ;  &quot;,BLUE),&quot; ;  ([.A150]-1)*3+2;&quot;=&gt;new Route(&quot;; [.B150] ; &quot;,&quot; ; [.C150]  ;  &quot;,YELLOW),&quot; ; ([.A150]-1)*3+3;&quot;=&gt;new Route(&quot;; [.B150] ; &quot;,&quot; ; [.C150]  ;  &quot;,RED),&quot;)" office:value-type="string" office:string-value="445=&gt;new Route(201,220,BLUE),446=&gt;new Route(201,220,YELLOW),447=&gt;new Route(201,220,RED)," calcext:value-type="string">
            <text:p>445=&gt;new Route(201,220,BLUE),446=&gt;new Route(201,220,YELLOW),447=&gt;new Route(201,220,RED),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office:value-type="float" office:value="1640" calcext:value-type="float">
            <text:p>1640</text:p>
          </table:table-cell>
          <table:table-cell office:value-type="float" office:value="676" calcext:value-type="float">
            <text:p>676</text:p>
          </table:table-cell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table:formula="of:=90*([.N151]-1)+[.G151]" office:value-type="float" office:value="-99" calcext:value-type="float">
            <text:p>-99</text:p>
          </table:table-cell>
          <table:table-cell table:formula="of:=CONCATENATE(&quot;new Route(&quot;; ([.A151]-1)*3+1 ; &quot;,&quot; ; [.B151] ; &quot;,&quot; ; [.C151] ; &quot;, [new RouteSpace(&quot;; [.D151] ; &quot;,&quot; ; [.E151] ; &quot;,&quot; ; [.F151] ;  &quot;,&quot; ;[.G151] ;  &quot;)], BLUE),&quot; ; &quot;new Route(&quot;; ([.A151]-1)*3+2 ; &quot;,&quot; ; [.B151] ; &quot;,&quot; ; [.C151] ; &quot;, [new RouteSpace(&quot;; [.D151] ; &quot;,&quot; ; [.E151] ; &quot;,&quot; ; [.F151] ;  &quot;,&quot; ;[.G151] ;  &quot;)], YELLOW),&quot; ; &quot;new Route(&quot;; ([.A151]-1)*3+3 ; &quot;,&quot; ; [.B151] ; &quot;,&quot; ; [.C151] ; &quot;, [new RouteSpace(&quot;; [.D151] ; &quot;,&quot; ; [.E151] ; &quot;,&quot; ; [.F151] ;  &quot;,&quot; ;[.G151] ;  &quot;)], RED),&quot;)" office:value-type="string" office:string-value="new Route(448,182,201, [new RouteSpace(1640,676,90,-9)], BLUE),new Route(449,182,201, [new RouteSpace(1640,676,90,-9)], YELLOW),new Route(450,182,201, [new RouteSpace(1640,676,90,-9)], RED)," calcext:value-type="string">
            <text:p>new Route(448,182,201, [new RouteSpace(1640,676,90,-9)], BLUE),new Route(449,182,201, [new RouteSpace(1640,676,90,-9)], YELLOW),new Route(450,182,201, [new RouteSpace(1640,676,90,-9)], RED),</text:p>
          </table:table-cell>
          <table:table-cell table:formula="of:=CONCATENATE(([.A151]-1)*3+1;&quot;=&gt;new Route(&quot;; [.B151] ; &quot;,&quot; ; [.C151]  ;  &quot;,BLUE),&quot; ;  ([.A151]-1)*3+2;&quot;=&gt;new Route(&quot;; [.B151] ; &quot;,&quot; ; [.C151]  ;  &quot;,YELLOW),&quot; ; ([.A151]-1)*3+3;&quot;=&gt;new Route(&quot;; [.B151] ; &quot;,&quot; ; [.C151]  ;  &quot;,RED),&quot;)" office:value-type="string" office:string-value="448=&gt;new Route(182,201,BLUE),449=&gt;new Route(182,201,YELLOW),450=&gt;new Route(182,201,RED)," calcext:value-type="string">
            <text:p>448=&gt;new Route(182,201,BLUE),449=&gt;new Route(182,201,YELLOW),450=&gt;new Route(182,201,RED),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formula="of:=90*([.N152]-1)+[.G152]" office:value-type="float" office:value="-59" calcext:value-type="float">
            <text:p>-59</text:p>
          </table:table-cell>
          <table:table-cell table:formula="of:=CONCATENATE(&quot;new Route(&quot;; ([.A152]-1)*3+1 ; &quot;,&quot; ; [.B152] ; &quot;,&quot; ; [.C152] ; &quot;, [new RouteSpace(&quot;; [.D152] ; &quot;,&quot; ; [.E152] ; &quot;,&quot; ; [.F152] ;  &quot;,&quot; ;[.G152] ;  &quot;)], BLUE),&quot; ; &quot;new Route(&quot;; ([.A152]-1)*3+2 ; &quot;,&quot; ; [.B152] ; &quot;,&quot; ; [.C152] ; &quot;, [new RouteSpace(&quot;; [.D152] ; &quot;,&quot; ; [.E152] ; &quot;,&quot; ; [.F152] ;  &quot;,&quot; ;[.G152] ;  &quot;)], YELLOW),&quot; ; &quot;new Route(&quot;; ([.A152]-1)*3+3 ; &quot;,&quot; ; [.B152] ; &quot;,&quot; ; [.C152] ; &quot;, [new RouteSpace(&quot;; [.D152] ; &quot;,&quot; ; [.E152] ; &quot;,&quot; ; [.F152] ;  &quot;,&quot; ;[.G152] ;  &quot;)], RED),&quot;)" office:value-type="string" office:string-value="new Route(451,103,203, [new RouteSpace(392,35,99,31)], BLUE),new Route(452,103,203, [new RouteSpace(392,35,99,31)], YELLOW),new Route(453,103,203, [new RouteSpace(392,35,99,31)], RED)," calcext:value-type="string">
            <text:p>new Route(451,103,203, [new RouteSpace(392,35,99,31)], BLUE),new Route(452,103,203, [new RouteSpace(392,35,99,31)], YELLOW),new Route(453,103,203, [new RouteSpace(392,35,99,31)], RED),</text:p>
          </table:table-cell>
          <table:table-cell table:formula="of:=CONCATENATE(([.A152]-1)*3+1;&quot;=&gt;new Route(&quot;; [.B152] ; &quot;,&quot; ; [.C152]  ;  &quot;,BLUE),&quot; ;  ([.A152]-1)*3+2;&quot;=&gt;new Route(&quot;; [.B152] ; &quot;,&quot; ; [.C152]  ;  &quot;,YELLOW),&quot; ; ([.A152]-1)*3+3;&quot;=&gt;new Route(&quot;; [.B152] ; &quot;,&quot; ; [.C152]  ;  &quot;,RED),&quot;)" office:value-type="string" office:string-value="451=&gt;new Route(103,203,BLUE),452=&gt;new Route(103,203,YELLOW),453=&gt;new Route(103,203,RED)," calcext:value-type="string">
            <text:p>451=&gt;new Route(103,203,BLUE),452=&gt;new Route(103,203,YELLOW),453=&gt;new Route(103,203,RED),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204" calcext:value-type="float">
            <text:p>204</text:p>
          </table:table-cell>
          <table:table-cell office:value-type="float" office:value="379" calcext:value-type="float">
            <text:p>379</text:p>
          </table:table-cell>
          <table:table-cell office:value-type="float" office:value="302" calcext:value-type="float">
            <text:p>302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table:formula="of:=90*([.N153]-1)+[.G153]" office:value-type="float" office:value="-49" calcext:value-type="float">
            <text:p>-49</text:p>
          </table:table-cell>
          <table:table-cell table:formula="of:=CONCATENATE(&quot;new Route(&quot;; ([.A153]-1)*3+1 ; &quot;,&quot; ; [.B153] ; &quot;,&quot; ; [.C153] ; &quot;, [new RouteSpace(&quot;; [.D153] ; &quot;,&quot; ; [.E153] ; &quot;,&quot; ; [.F153] ;  &quot;,&quot; ;[.G153] ;  &quot;)], BLUE),&quot; ; &quot;new Route(&quot;; ([.A153]-1)*3+2 ; &quot;,&quot; ; [.B153] ; &quot;,&quot; ; [.C153] ; &quot;, [new RouteSpace(&quot;; [.D153] ; &quot;,&quot; ; [.E153] ; &quot;,&quot; ; [.F153] ;  &quot;,&quot; ;[.G153] ;  &quot;)], YELLOW),&quot; ; &quot;new Route(&quot;; ([.A153]-1)*3+3 ; &quot;,&quot; ; [.B153] ; &quot;,&quot; ; [.C153] ; &quot;, [new RouteSpace(&quot;; [.D153] ; &quot;,&quot; ; [.E153] ; &quot;,&quot; ; [.F153] ;  &quot;,&quot; ;[.G153] ;  &quot;)], RED),&quot;)" office:value-type="string" office:string-value="new Route(454,109,204, [new RouteSpace(379,302,110,41)], BLUE),new Route(455,109,204, [new RouteSpace(379,302,110,41)], YELLOW),new Route(456,109,204, [new RouteSpace(379,302,110,41)], RED)," calcext:value-type="string">
            <text:p>new Route(454,109,204, [new RouteSpace(379,302,110,41)], BLUE),new Route(455,109,204, [new RouteSpace(379,302,110,41)], YELLOW),new Route(456,109,204, [new RouteSpace(379,302,110,41)], RED),</text:p>
          </table:table-cell>
          <table:table-cell table:formula="of:=CONCATENATE(([.A153]-1)*3+1;&quot;=&gt;new Route(&quot;; [.B153] ; &quot;,&quot; ; [.C153]  ;  &quot;,BLUE),&quot; ;  ([.A153]-1)*3+2;&quot;=&gt;new Route(&quot;; [.B153] ; &quot;,&quot; ; [.C153]  ;  &quot;,YELLOW),&quot; ; ([.A153]-1)*3+3;&quot;=&gt;new Route(&quot;; [.B153] ; &quot;,&quot; ; [.C153]  ;  &quot;,RED),&quot;)" office:value-type="string" office:string-value="454=&gt;new Route(109,204,BLUE),455=&gt;new Route(109,204,YELLOW),456=&gt;new Route(109,204,RED)," calcext:value-type="string">
            <text:p>454=&gt;new Route(109,204,BLUE),455=&gt;new Route(109,204,YELLOW),456=&gt;new Route(109,204,RED),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204" calcext:value-type="float">
            <text:p>204</text:p>
          </table:table-cell>
          <table:table-cell office:value-type="float" office:value="480" calcext:value-type="float">
            <text:p>480</text:p>
          </table:table-cell>
          <table:table-cell office:value-type="float" office:value="370" calcext:value-type="float">
            <text:p>370</text:p>
          </table:table-cell>
          <table:table-cell office:value-type="float" office:value="115" calcext:value-type="float">
            <text:p>115</text:p>
          </table:table-cell>
          <table:table-cell office:value-type="float" office:value="-66" calcext:value-type="float">
            <text:p>-66</text:p>
          </table:table-cell>
          <table:table-cell table:formula="of:=90*([.N154]-1)+[.G154]" office:value-type="float" office:value="-156" calcext:value-type="float">
            <text:p>-156</text:p>
          </table:table-cell>
          <table:table-cell table:formula="of:=CONCATENATE(&quot;new Route(&quot;; ([.A154]-1)*3+1 ; &quot;,&quot; ; [.B154] ; &quot;,&quot; ; [.C154] ; &quot;, [new RouteSpace(&quot;; [.D154] ; &quot;,&quot; ; [.E154] ; &quot;,&quot; ; [.F154] ;  &quot;,&quot; ;[.G154] ;  &quot;)], BLUE),&quot; ; &quot;new Route(&quot;; ([.A154]-1)*3+2 ; &quot;,&quot; ; [.B154] ; &quot;,&quot; ; [.C154] ; &quot;, [new RouteSpace(&quot;; [.D154] ; &quot;,&quot; ; [.E154] ; &quot;,&quot; ; [.F154] ;  &quot;,&quot; ;[.G154] ;  &quot;)], YELLOW),&quot; ; &quot;new Route(&quot;; ([.A154]-1)*3+3 ; &quot;,&quot; ; [.B154] ; &quot;,&quot; ; [.C154] ; &quot;, [new RouteSpace(&quot;; [.D154] ; &quot;,&quot; ; [.E154] ; &quot;,&quot; ; [.F154] ;  &quot;,&quot; ;[.G154] ;  &quot;)], RED),&quot;)" office:value-type="string" office:string-value="new Route(457,113,204, [new RouteSpace(480,370,115,-66)], BLUE),new Route(458,113,204, [new RouteSpace(480,370,115,-66)], YELLOW),new Route(459,113,204, [new RouteSpace(480,370,115,-66)], RED)," calcext:value-type="string">
            <text:p>new Route(457,113,204, [new RouteSpace(480,370,115,-66)], BLUE),new Route(458,113,204, [new RouteSpace(480,370,115,-66)], YELLOW),new Route(459,113,204, [new RouteSpace(480,370,115,-66)], RED),</text:p>
          </table:table-cell>
          <table:table-cell table:formula="of:=CONCATENATE(([.A154]-1)*3+1;&quot;=&gt;new Route(&quot;; [.B154] ; &quot;,&quot; ; [.C154]  ;  &quot;,BLUE),&quot; ;  ([.A154]-1)*3+2;&quot;=&gt;new Route(&quot;; [.B154] ; &quot;,&quot; ; [.C154]  ;  &quot;,YELLOW),&quot; ; ([.A154]-1)*3+3;&quot;=&gt;new Route(&quot;; [.B154] ; &quot;,&quot; ; [.C154]  ;  &quot;,RED),&quot;)" office:value-type="string" office:string-value="457=&gt;new Route(113,204,BLUE),458=&gt;new Route(113,204,YELLOW),459=&gt;new Route(113,204,RED)," calcext:value-type="string">
            <text:p>457=&gt;new Route(113,204,BLUE),458=&gt;new Route(113,204,YELLOW),459=&gt;new Route(113,204,RED),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436" calcext:value-type="float">
            <text:p>436</text:p>
          </table:table-cell>
          <table:table-cell office:value-type="float" office:value="1067" calcext:value-type="float">
            <text:p>1067</text:p>
          </table:table-cell>
          <table:table-cell office:value-type="float" office:value="94" calcext:value-type="float">
            <text:p>94</text:p>
          </table:table-cell>
          <table:table-cell office:value-type="float" office:value="-87" calcext:value-type="float">
            <text:p>-87</text:p>
          </table:table-cell>
          <table:table-cell table:formula="of:=90*([.N155]-1)+[.G155]" office:value-type="float" office:value="-177" calcext:value-type="float">
            <text:p>-177</text:p>
          </table:table-cell>
          <table:table-cell table:formula="of:=CONCATENATE(&quot;new Route(&quot;; ([.A155]-1)*3+1 ; &quot;,&quot; ; [.B155] ; &quot;,&quot; ; [.C155] ; &quot;, [new RouteSpace(&quot;; [.D155] ; &quot;,&quot; ; [.E155] ; &quot;,&quot; ; [.F155] ;  &quot;,&quot; ;[.G155] ;  &quot;)], BLUE),&quot; ; &quot;new Route(&quot;; ([.A155]-1)*3+2 ; &quot;,&quot; ; [.B155] ; &quot;,&quot; ; [.C155] ; &quot;, [new RouteSpace(&quot;; [.D155] ; &quot;,&quot; ; [.E155] ; &quot;,&quot; ; [.F155] ;  &quot;,&quot; ;[.G155] ;  &quot;)], YELLOW),&quot; ; &quot;new Route(&quot;; ([.A155]-1)*3+3 ; &quot;,&quot; ; [.B155] ; &quot;,&quot; ; [.C155] ; &quot;, [new RouteSpace(&quot;; [.D155] ; &quot;,&quot; ; [.E155] ; &quot;,&quot; ; [.F155] ;  &quot;,&quot; ;[.G155] ;  &quot;)], RED),&quot;)" office:value-type="string" office:string-value="new Route(460,122,205, [new RouteSpace(436,1067,94,-87)], BLUE),new Route(461,122,205, [new RouteSpace(436,1067,94,-87)], YELLOW),new Route(462,122,205, [new RouteSpace(436,1067,94,-87)], RED)," calcext:value-type="string">
            <text:p>new Route(460,122,205, [new RouteSpace(436,1067,94,-87)], BLUE),new Route(461,122,205, [new RouteSpace(436,1067,94,-87)], YELLOW),new Route(462,122,205, [new RouteSpace(436,1067,94,-87)], RED),</text:p>
          </table:table-cell>
          <table:table-cell table:formula="of:=CONCATENATE(([.A155]-1)*3+1;&quot;=&gt;new Route(&quot;; [.B155] ; &quot;,&quot; ; [.C155]  ;  &quot;,BLUE),&quot; ;  ([.A155]-1)*3+2;&quot;=&gt;new Route(&quot;; [.B155] ; &quot;,&quot; ; [.C155]  ;  &quot;,YELLOW),&quot; ; ([.A155]-1)*3+3;&quot;=&gt;new Route(&quot;; [.B155] ; &quot;,&quot; ; [.C155]  ;  &quot;,RED),&quot;)" office:value-type="string" office:string-value="460=&gt;new Route(122,205,BLUE),461=&gt;new Route(122,205,YELLOW),462=&gt;new Route(122,205,RED)," calcext:value-type="string">
            <text:p>460=&gt;new Route(122,205,BLUE),461=&gt;new Route(122,205,YELLOW),462=&gt;new Route(122,205,RED),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  <table:table-cell office:value-type="float" office:value="405" calcext:value-type="float">
            <text:p>405</text:p>
          </table:table-cell>
          <table:table-cell office:value-type="float" office:value="1199" calcext:value-type="float">
            <text:p>1199</text:p>
          </table:table-cell>
          <table:table-cell office:value-type="float" office:value="106" calcext:value-type="float">
            <text:p>106</text:p>
          </table:table-cell>
          <table:table-cell office:value-type="float" office:value="-76" calcext:value-type="float">
            <text:p>-76</text:p>
          </table:table-cell>
          <table:table-cell table:formula="of:=90*([.N156]-1)+[.G156]" office:value-type="float" office:value="-166" calcext:value-type="float">
            <text:p>-166</text:p>
          </table:table-cell>
          <table:table-cell table:formula="of:=CONCATENATE(&quot;new Route(&quot;; ([.A156]-1)*3+1 ; &quot;,&quot; ; [.B156] ; &quot;,&quot; ; [.C156] ; &quot;, [new RouteSpace(&quot;; [.D156] ; &quot;,&quot; ; [.E156] ; &quot;,&quot; ; [.F156] ;  &quot;,&quot; ;[.G156] ;  &quot;)], BLUE),&quot; ; &quot;new Route(&quot;; ([.A156]-1)*3+2 ; &quot;,&quot; ; [.B156] ; &quot;,&quot; ; [.C156] ; &quot;, [new RouteSpace(&quot;; [.D156] ; &quot;,&quot; ; [.E156] ; &quot;,&quot; ; [.F156] ;  &quot;,&quot; ;[.G156] ;  &quot;)], YELLOW),&quot; ; &quot;new Route(&quot;; ([.A156]-1)*3+3 ; &quot;,&quot; ; [.B156] ; &quot;,&quot; ; [.C156] ; &quot;, [new RouteSpace(&quot;; [.D156] ; &quot;,&quot; ; [.E156] ; &quot;,&quot; ; [.F156] ;  &quot;,&quot; ;[.G156] ;  &quot;)], RED),&quot;)" office:value-type="string" office:string-value="new Route(463,127,205, [new RouteSpace(405,1199,106,-76)], BLUE),new Route(464,127,205, [new RouteSpace(405,1199,106,-76)], YELLOW),new Route(465,127,205, [new RouteSpace(405,1199,106,-76)], RED)," calcext:value-type="string">
            <text:p>new Route(463,127,205, [new RouteSpace(405,1199,106,-76)], BLUE),new Route(464,127,205, [new RouteSpace(405,1199,106,-76)], YELLOW),new Route(465,127,205, [new RouteSpace(405,1199,106,-76)], RED),</text:p>
          </table:table-cell>
          <table:table-cell table:formula="of:=CONCATENATE(([.A156]-1)*3+1;&quot;=&gt;new Route(&quot;; [.B156] ; &quot;,&quot; ; [.C156]  ;  &quot;,BLUE),&quot; ;  ([.A156]-1)*3+2;&quot;=&gt;new Route(&quot;; [.B156] ; &quot;,&quot; ; [.C156]  ;  &quot;,YELLOW),&quot; ; ([.A156]-1)*3+3;&quot;=&gt;new Route(&quot;; [.B156] ; &quot;,&quot; ; [.C156]  ;  &quot;,RED),&quot;)" office:value-type="string" office:string-value="463=&gt;new Route(127,205,BLUE),464=&gt;new Route(127,205,YELLOW),465=&gt;new Route(127,205,RED)," calcext:value-type="string">
            <text:p>463=&gt;new Route(127,205,BLUE),464=&gt;new Route(127,205,YELLOW),465=&gt;new Route(127,205,RED),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501" calcext:value-type="float">
            <text:p>50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formula="of:=90*([.N157]-1)+[.G157]" office:value-type="float" office:value="-60" calcext:value-type="float">
            <text:p>-60</text:p>
          </table:table-cell>
          <table:table-cell table:formula="of:=CONCATENATE(&quot;new Route(&quot;; ([.A157]-1)*3+1 ; &quot;,&quot; ; [.B157] ; &quot;,&quot; ; [.C157] ; &quot;, [new RouteSpace(&quot;; [.D157] ; &quot;,&quot; ; [.E157] ; &quot;,&quot; ; [.F157] ;  &quot;,&quot; ;[.G157] ;  &quot;)], BLUE),&quot; ; &quot;new Route(&quot;; ([.A157]-1)*3+2 ; &quot;,&quot; ; [.B157] ; &quot;,&quot; ; [.C157] ; &quot;, [new RouteSpace(&quot;; [.D157] ; &quot;,&quot; ; [.E157] ; &quot;,&quot; ; [.F157] ;  &quot;,&quot; ;[.G157] ;  &quot;)], YELLOW),&quot; ; &quot;new Route(&quot;; ([.A157]-1)*3+3 ; &quot;,&quot; ; [.B157] ; &quot;,&quot; ; [.C157] ; &quot;, [new RouteSpace(&quot;; [.D157] ; &quot;,&quot; ; [.E157] ; &quot;,&quot; ; [.F157] ;  &quot;,&quot; ;[.G157] ;  &quot;)], RED),&quot;)" office:value-type="string" office:string-value="new Route(466,103,206, [new RouteSpace(501,102,94,30)], BLUE),new Route(467,103,206, [new RouteSpace(501,102,94,30)], YELLOW),new Route(468,103,206, [new RouteSpace(501,102,94,30)], RED)," calcext:value-type="string">
            <text:p>new Route(466,103,206, [new RouteSpace(501,102,94,30)], BLUE),new Route(467,103,206, [new RouteSpace(501,102,94,30)], YELLOW),new Route(468,103,206, [new RouteSpace(501,102,94,30)], RED),</text:p>
          </table:table-cell>
          <table:table-cell table:formula="of:=CONCATENATE(([.A157]-1)*3+1;&quot;=&gt;new Route(&quot;; [.B157] ; &quot;,&quot; ; [.C157]  ;  &quot;,BLUE),&quot; ;  ([.A157]-1)*3+2;&quot;=&gt;new Route(&quot;; [.B157] ; &quot;,&quot; ; [.C157]  ;  &quot;,YELLOW),&quot; ; ([.A157]-1)*3+3;&quot;=&gt;new Route(&quot;; [.B157] ; &quot;,&quot; ; [.C157]  ;  &quot;,RED),&quot;)" office:value-type="string" office:string-value="466=&gt;new Route(103,206,BLUE),467=&gt;new Route(103,206,YELLOW),468=&gt;new Route(103,206,RED)," calcext:value-type="string">
            <text:p>466=&gt;new Route(103,206,BLUE),467=&gt;new Route(103,206,YELLOW),468=&gt;new Route(103,206,RED),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float" office:value="543" calcext:value-type="float">
            <text:p>543</text:p>
          </table:table-cell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  <table:table-cell office:value-type="float" office:value="-58" calcext:value-type="float">
            <text:p>-58</text:p>
          </table:table-cell>
          <table:table-cell table:formula="of:=90*([.N158]-1)+[.G158]" office:value-type="float" office:value="-148" calcext:value-type="float">
            <text:p>-148</text:p>
          </table:table-cell>
          <table:table-cell table:formula="of:=CONCATENATE(&quot;new Route(&quot;; ([.A158]-1)*3+1 ; &quot;,&quot; ; [.B158] ; &quot;,&quot; ; [.C158] ; &quot;, [new RouteSpace(&quot;; [.D158] ; &quot;,&quot; ; [.E158] ; &quot;,&quot; ; [.F158] ;  &quot;,&quot; ;[.G158] ;  &quot;)], BLUE),&quot; ; &quot;new Route(&quot;; ([.A158]-1)*3+2 ; &quot;,&quot; ; [.B158] ; &quot;,&quot; ; [.C158] ; &quot;, [new RouteSpace(&quot;; [.D158] ; &quot;,&quot; ; [.E158] ; &quot;,&quot; ; [.F158] ;  &quot;,&quot; ;[.G158] ;  &quot;)], YELLOW),&quot; ; &quot;new Route(&quot;; ([.A158]-1)*3+3 ; &quot;,&quot; ; [.B158] ; &quot;,&quot; ; [.C158] ; &quot;, [new RouteSpace(&quot;; [.D158] ; &quot;,&quot; ; [.E158] ; &quot;,&quot; ; [.F158] ;  &quot;,&quot; ;[.G158] ;  &quot;)], RED),&quot;)" office:value-type="string" office:string-value="new Route(469,113,206, [new RouteSpace(543,241,86,-58)], BLUE),new Route(470,113,206, [new RouteSpace(543,241,86,-58)], YELLOW),new Route(471,113,206, [new RouteSpace(543,241,86,-58)], RED)," calcext:value-type="string">
            <text:p>new Route(469,113,206, [new RouteSpace(543,241,86,-58)], BLUE),new Route(470,113,206, [new RouteSpace(543,241,86,-58)], YELLOW),new Route(471,113,206, [new RouteSpace(543,241,86,-58)], RED),</text:p>
          </table:table-cell>
          <table:table-cell table:formula="of:=CONCATENATE(([.A158]-1)*3+1;&quot;=&gt;new Route(&quot;; [.B158] ; &quot;,&quot; ; [.C158]  ;  &quot;,BLUE),&quot; ;  ([.A158]-1)*3+2;&quot;=&gt;new Route(&quot;; [.B158] ; &quot;,&quot; ; [.C158]  ;  &quot;,YELLOW),&quot; ; ([.A158]-1)*3+3;&quot;=&gt;new Route(&quot;; [.B158] ; &quot;,&quot; ; [.C158]  ;  &quot;,RED),&quot;)" office:value-type="string" office:string-value="469=&gt;new Route(113,206,BLUE),470=&gt;new Route(113,206,YELLOW),471=&gt;new Route(113,206,RED)," calcext:value-type="string">
            <text:p>469=&gt;new Route(113,206,BLUE),470=&gt;new Route(113,206,YELLOW),471=&gt;new Route(113,206,RED),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610" calcext:value-type="float">
            <text:p>610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-18" calcext:value-type="float">
            <text:p>-18</text:p>
          </table:table-cell>
          <table:table-cell table:formula="of:=90*([.N159]-1)+[.G159]" office:value-type="float" office:value="-108" calcext:value-type="float">
            <text:p>-108</text:p>
          </table:table-cell>
          <table:table-cell table:formula="of:=CONCATENATE(&quot;new Route(&quot;; ([.A159]-1)*3+1 ; &quot;,&quot; ; [.B159] ; &quot;,&quot; ; [.C159] ; &quot;, [new RouteSpace(&quot;; [.D159] ; &quot;,&quot; ; [.E159] ; &quot;,&quot; ; [.F159] ;  &quot;,&quot; ;[.G159] ;  &quot;)], BLUE),&quot; ; &quot;new Route(&quot;; ([.A159]-1)*3+2 ; &quot;,&quot; ; [.B159] ; &quot;,&quot; ; [.C159] ; &quot;, [new RouteSpace(&quot;; [.D159] ; &quot;,&quot; ; [.E159] ; &quot;,&quot; ; [.F159] ;  &quot;,&quot; ;[.G159] ;  &quot;)], YELLOW),&quot; ; &quot;new Route(&quot;; ([.A159]-1)*3+3 ; &quot;,&quot; ; [.B159] ; &quot;,&quot; ; [.C159] ; &quot;, [new RouteSpace(&quot;; [.D159] ; &quot;,&quot; ; [.E159] ; &quot;,&quot; ; [.F159] ;  &quot;,&quot; ;[.G159] ;  &quot;)], RED),&quot;)" office:value-type="string" office:string-value="new Route(472,130,206, [new RouteSpace(610,154,122,-18)], BLUE),new Route(473,130,206, [new RouteSpace(610,154,122,-18)], YELLOW),new Route(474,130,206, [new RouteSpace(610,154,122,-18)], RED)," calcext:value-type="string">
            <text:p>new Route(472,130,206, [new RouteSpace(610,154,122,-18)], BLUE),new Route(473,130,206, [new RouteSpace(610,154,122,-18)], YELLOW),new Route(474,130,206, [new RouteSpace(610,154,122,-18)], RED),</text:p>
          </table:table-cell>
          <table:table-cell table:formula="of:=CONCATENATE(([.A159]-1)*3+1;&quot;=&gt;new Route(&quot;; [.B159] ; &quot;,&quot; ; [.C159]  ;  &quot;,BLUE),&quot; ;  ([.A159]-1)*3+2;&quot;=&gt;new Route(&quot;; [.B159] ; &quot;,&quot; ; [.C159]  ;  &quot;,YELLOW),&quot; ; ([.A159]-1)*3+3;&quot;=&gt;new Route(&quot;; [.B159] ; &quot;,&quot; ; [.C159]  ;  &quot;,RED),&quot;)" office:value-type="string" office:string-value="472=&gt;new Route(130,206,BLUE),473=&gt;new Route(130,206,YELLOW),474=&gt;new Route(130,206,RED)," calcext:value-type="string">
            <text:p>472=&gt;new Route(130,206,BLUE),473=&gt;new Route(130,206,YELLOW),474=&gt;new Route(130,206,RED),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545" calcext:value-type="float">
            <text:p>545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90*([.N160]-1)+[.G160]" office:value-type="float" office:value="-61" calcext:value-type="float">
            <text:p>-61</text:p>
          </table:table-cell>
          <table:table-cell table:formula="of:=CONCATENATE(&quot;new Route(&quot;; ([.A160]-1)*3+1 ; &quot;,&quot; ; [.B160] ; &quot;,&quot; ; [.C160] ; &quot;, [new RouteSpace(&quot;; [.D160] ; &quot;,&quot; ; [.E160] ; &quot;,&quot; ; [.F160] ;  &quot;,&quot; ;[.G160] ;  &quot;)], BLUE),&quot; ; &quot;new Route(&quot;; ([.A160]-1)*3+2 ; &quot;,&quot; ; [.B160] ; &quot;,&quot; ; [.C160] ; &quot;, [new RouteSpace(&quot;; [.D160] ; &quot;,&quot; ; [.E160] ; &quot;,&quot; ; [.F160] ;  &quot;,&quot; ;[.G160] ;  &quot;)], YELLOW),&quot; ; &quot;new Route(&quot;; ([.A160]-1)*3+3 ; &quot;,&quot; ; [.B160] ; &quot;,&quot; ; [.C160] ; &quot;, [new RouteSpace(&quot;; [.D160] ; &quot;,&quot; ; [.E160] ; &quot;,&quot; ; [.F160] ;  &quot;,&quot; ;[.G160] ;  &quot;)], RED),&quot;)" office:value-type="string" office:string-value="new Route(475,113,207, [new RouteSpace(545,258,128,29)], BLUE),new Route(476,113,207, [new RouteSpace(545,258,128,29)], YELLOW),new Route(477,113,207, [new RouteSpace(545,258,128,29)], RED)," calcext:value-type="string">
            <text:p>new Route(475,113,207, [new RouteSpace(545,258,128,29)], BLUE),new Route(476,113,207, [new RouteSpace(545,258,128,29)], YELLOW),new Route(477,113,207, [new RouteSpace(545,258,128,29)], RED),</text:p>
          </table:table-cell>
          <table:table-cell table:formula="of:=CONCATENATE(([.A160]-1)*3+1;&quot;=&gt;new Route(&quot;; [.B160] ; &quot;,&quot; ; [.C160]  ;  &quot;,BLUE),&quot; ;  ([.A160]-1)*3+2;&quot;=&gt;new Route(&quot;; [.B160] ; &quot;,&quot; ; [.C160]  ;  &quot;,YELLOW),&quot; ; ([.A160]-1)*3+3;&quot;=&gt;new Route(&quot;; [.B160] ; &quot;,&quot; ; [.C160]  ;  &quot;,RED),&quot;)" office:value-type="string" office:string-value="475=&gt;new Route(113,207,BLUE),476=&gt;new Route(113,207,YELLOW),477=&gt;new Route(113,207,RED)," calcext:value-type="string">
            <text:p>475=&gt;new Route(113,207,BLUE),476=&gt;new Route(113,207,YELLOW),477=&gt;new Route(113,207,RED),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207" calcext:value-type="float">
            <text:p>207</text:p>
          </table:table-cell>
          <table:table-cell office:value-type="float" office:value="683" calcext:value-type="float">
            <text:p>683</text:p>
          </table:table-cell>
          <table:table-cell office:value-type="float" office:value="339" calcext:value-type="float">
            <text:p>339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formula="of:=90*([.N161]-1)+[.G161]" office:value-type="float" office:value="-54" calcext:value-type="float">
            <text:p>-54</text:p>
          </table:table-cell>
          <table:table-cell table:formula="of:=CONCATENATE(&quot;new Route(&quot;; ([.A161]-1)*3+1 ; &quot;,&quot; ; [.B161] ; &quot;,&quot; ; [.C161] ; &quot;, [new RouteSpace(&quot;; [.D161] ; &quot;,&quot; ; [.E161] ; &quot;,&quot; ; [.F161] ;  &quot;,&quot; ;[.G161] ;  &quot;)], BLUE),&quot; ; &quot;new Route(&quot;; ([.A161]-1)*3+2 ; &quot;,&quot; ; [.B161] ; &quot;,&quot; ; [.C161] ; &quot;, [new RouteSpace(&quot;; [.D161] ; &quot;,&quot; ; [.E161] ; &quot;,&quot; ; [.F161] ;  &quot;,&quot; ;[.G161] ;  &quot;)], YELLOW),&quot; ; &quot;new Route(&quot;; ([.A161]-1)*3+3 ; &quot;,&quot; ; [.B161] ; &quot;,&quot; ; [.C161] ; &quot;, [new RouteSpace(&quot;; [.D161] ; &quot;,&quot; ; [.E161] ; &quot;,&quot; ; [.F161] ;  &quot;,&quot; ;[.G161] ;  &quot;)], RED),&quot;)" office:value-type="string" office:string-value="new Route(478,134,207, [new RouteSpace(683,339,82,36)], BLUE),new Route(479,134,207, [new RouteSpace(683,339,82,36)], YELLOW),new Route(480,134,207, [new RouteSpace(683,339,82,36)], RED)," calcext:value-type="string">
            <text:p>new Route(478,134,207, [new RouteSpace(683,339,82,36)], BLUE),new Route(479,134,207, [new RouteSpace(683,339,82,36)], YELLOW),new Route(480,134,207, [new RouteSpace(683,339,82,36)], RED),</text:p>
          </table:table-cell>
          <table:table-cell table:formula="of:=CONCATENATE(([.A161]-1)*3+1;&quot;=&gt;new Route(&quot;; [.B161] ; &quot;,&quot; ; [.C161]  ;  &quot;,BLUE),&quot; ;  ([.A161]-1)*3+2;&quot;=&gt;new Route(&quot;; [.B161] ; &quot;,&quot; ; [.C161]  ;  &quot;,YELLOW),&quot; ; ([.A161]-1)*3+3;&quot;=&gt;new Route(&quot;; [.B161] ; &quot;,&quot; ; [.C161]  ;  &quot;,RED),&quot;)" office:value-type="string" office:string-value="478=&gt;new Route(134,207,BLUE),479=&gt;new Route(134,207,YELLOW),480=&gt;new Route(134,207,RED)," calcext:value-type="string">
            <text:p>478=&gt;new Route(134,207,BLUE),479=&gt;new Route(134,207,YELLOW),480=&gt;new Route(134,207,RED),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606" calcext:value-type="float">
            <text:p>606</text:p>
          </table:table-cell>
          <table:table-cell office:value-type="float" office:value="448" calcext:value-type="float">
            <text:p>448</text:p>
          </table:table-cell>
          <table:table-cell office:value-type="float" office:value="120" calcext:value-type="float">
            <text:p>120</text:p>
          </table:table-cell>
          <table:table-cell office:value-type="float" office:value="-62" calcext:value-type="float">
            <text:p>-62</text:p>
          </table:table-cell>
          <table:table-cell table:formula="of:=90*([.N162]-1)+[.G162]" office:value-type="float" office:value="-152" calcext:value-type="float">
            <text:p>-152</text:p>
          </table:table-cell>
          <table:table-cell table:formula="of:=CONCATENATE(&quot;new Route(&quot;; ([.A162]-1)*3+1 ; &quot;,&quot; ; [.B162] ; &quot;,&quot; ; [.C162] ; &quot;, [new RouteSpace(&quot;; [.D162] ; &quot;,&quot; ; [.E162] ; &quot;,&quot; ; [.F162] ;  &quot;,&quot; ;[.G162] ;  &quot;)], BLUE),&quot; ; &quot;new Route(&quot;; ([.A162]-1)*3+2 ; &quot;,&quot; ; [.B162] ; &quot;,&quot; ; [.C162] ; &quot;, [new RouteSpace(&quot;; [.D162] ; &quot;,&quot; ; [.E162] ; &quot;,&quot; ; [.F162] ;  &quot;,&quot; ;[.G162] ;  &quot;)], YELLOW),&quot; ; &quot;new Route(&quot;; ([.A162]-1)*3+3 ; &quot;,&quot; ; [.B162] ; &quot;,&quot; ; [.C162] ; &quot;, [new RouteSpace(&quot;; [.D162] ; &quot;,&quot; ; [.E162] ; &quot;,&quot; ; [.F162] ;  &quot;,&quot; ;[.G162] ;  &quot;)], RED),&quot;)" office:value-type="string" office:string-value="new Route(481,135,207, [new RouteSpace(606,448,120,-62)], BLUE),new Route(482,135,207, [new RouteSpace(606,448,120,-62)], YELLOW),new Route(483,135,207, [new RouteSpace(606,448,120,-62)], RED)," calcext:value-type="string">
            <text:p>new Route(481,135,207, [new RouteSpace(606,448,120,-62)], BLUE),new Route(482,135,207, [new RouteSpace(606,448,120,-62)], YELLOW),new Route(483,135,207, [new RouteSpace(606,448,120,-62)], RED),</text:p>
          </table:table-cell>
          <table:table-cell table:formula="of:=CONCATENATE(([.A162]-1)*3+1;&quot;=&gt;new Route(&quot;; [.B162] ; &quot;,&quot; ; [.C162]  ;  &quot;,BLUE),&quot; ;  ([.A162]-1)*3+2;&quot;=&gt;new Route(&quot;; [.B162] ; &quot;,&quot; ; [.C162]  ;  &quot;,YELLOW),&quot; ; ([.A162]-1)*3+3;&quot;=&gt;new Route(&quot;; [.B162] ; &quot;,&quot; ; [.C162]  ;  &quot;,RED),&quot;)" office:value-type="string" office:string-value="481=&gt;new Route(135,207,BLUE),482=&gt;new Route(135,207,YELLOW),483=&gt;new Route(135,207,RED)," calcext:value-type="string">
            <text:p>481=&gt;new Route(135,207,BLUE),482=&gt;new Route(135,207,YELLOW),483=&gt;new Route(135,207,RED),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208" calcext:value-type="float">
            <text:p>208</text:p>
          </table:table-cell>
          <table:table-cell office:value-type="float" office:value="590" calcext:value-type="float">
            <text:p>590</text:p>
          </table:table-cell>
          <table:table-cell office:value-type="float" office:value="687" calcext:value-type="float">
            <text:p>687</text:p>
          </table:table-cell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table:formula="of:=90*([.N163]-1)+[.G163]" office:value-type="float" office:value="-95" calcext:value-type="float">
            <text:p>-95</text:p>
          </table:table-cell>
          <table:table-cell table:formula="of:=CONCATENATE(&quot;new Route(&quot;; ([.A163]-1)*3+1 ; &quot;,&quot; ; [.B163] ; &quot;,&quot; ; [.C163] ; &quot;, [new RouteSpace(&quot;; [.D163] ; &quot;,&quot; ; [.E163] ; &quot;,&quot; ; [.F163] ;  &quot;,&quot; ;[.G163] ;  &quot;)], BLUE),&quot; ; &quot;new Route(&quot;; ([.A163]-1)*3+2 ; &quot;,&quot; ; [.B163] ; &quot;,&quot; ; [.C163] ; &quot;, [new RouteSpace(&quot;; [.D163] ; &quot;,&quot; ; [.E163] ; &quot;,&quot; ; [.F163] ;  &quot;,&quot; ;[.G163] ;  &quot;)], YELLOW),&quot; ; &quot;new Route(&quot;; ([.A163]-1)*3+3 ; &quot;,&quot; ; [.B163] ; &quot;,&quot; ; [.C163] ; &quot;, [new RouteSpace(&quot;; [.D163] ; &quot;,&quot; ; [.E163] ; &quot;,&quot; ; [.F163] ;  &quot;,&quot; ;[.G163] ;  &quot;)], RED),&quot;)" office:value-type="string" office:string-value="new Route(484,141,208, [new RouteSpace(590,687,94,-5)], BLUE),new Route(485,141,208, [new RouteSpace(590,687,94,-5)], YELLOW),new Route(486,141,208, [new RouteSpace(590,687,94,-5)], RED)," calcext:value-type="string">
            <text:p>new Route(484,141,208, [new RouteSpace(590,687,94,-5)], BLUE),new Route(485,141,208, [new RouteSpace(590,687,94,-5)], YELLOW),new Route(486,141,208, [new RouteSpace(590,687,94,-5)], RED),</text:p>
          </table:table-cell>
          <table:table-cell table:formula="of:=CONCATENATE(([.A163]-1)*3+1;&quot;=&gt;new Route(&quot;; [.B163] ; &quot;,&quot; ; [.C163]  ;  &quot;,BLUE),&quot; ;  ([.A163]-1)*3+2;&quot;=&gt;new Route(&quot;; [.B163] ; &quot;,&quot; ; [.C163]  ;  &quot;,YELLOW),&quot; ; ([.A163]-1)*3+3;&quot;=&gt;new Route(&quot;; [.B163] ; &quot;,&quot; ; [.C163]  ;  &quot;,RED),&quot;)" office:value-type="string" office:string-value="484=&gt;new Route(141,208,BLUE),485=&gt;new Route(141,208,YELLOW),486=&gt;new Route(141,208,RED)," calcext:value-type="string">
            <text:p>484=&gt;new Route(141,208,BLUE),485=&gt;new Route(141,208,YELLOW),486=&gt;new Route(141,208,RED),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  <table:table-cell office:value-type="float" office:value="548" calcext:value-type="float">
            <text:p>548</text:p>
          </table:table-cell>
          <table:table-cell office:value-type="float" office:value="862" calcext:value-type="float">
            <text:p>862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table:formula="of:=90*([.N164]-1)+[.G164]" office:value-type="float" office:value="-52" calcext:value-type="float">
            <text:p>-52</text:p>
          </table:table-cell>
          <table:table-cell table:formula="of:=CONCATENATE(&quot;new Route(&quot;; ([.A164]-1)*3+1 ; &quot;,&quot; ; [.B164] ; &quot;,&quot; ; [.C164] ; &quot;, [new RouteSpace(&quot;; [.D164] ; &quot;,&quot; ; [.E164] ; &quot;,&quot; ; [.F164] ;  &quot;,&quot; ;[.G164] ;  &quot;)], BLUE),&quot; ; &quot;new Route(&quot;; ([.A164]-1)*3+2 ; &quot;,&quot; ; [.B164] ; &quot;,&quot; ; [.C164] ; &quot;, [new RouteSpace(&quot;; [.D164] ; &quot;,&quot; ; [.E164] ; &quot;,&quot; ; [.F164] ;  &quot;,&quot; ;[.G164] ;  &quot;)], YELLOW),&quot; ; &quot;new Route(&quot;; ([.A164]-1)*3+3 ; &quot;,&quot; ; [.B164] ; &quot;,&quot; ; [.C164] ; &quot;, [new RouteSpace(&quot;; [.D164] ; &quot;,&quot; ; [.E164] ; &quot;,&quot; ; [.F164] ;  &quot;,&quot; ;[.G164] ;  &quot;)], RED),&quot;)" office:value-type="string" office:string-value="new Route(487,120,209, [new RouteSpace(548,862,131,38)], BLUE),new Route(488,120,209, [new RouteSpace(548,862,131,38)], YELLOW),new Route(489,120,209, [new RouteSpace(548,862,131,38)], RED)," calcext:value-type="string">
            <text:p>new Route(487,120,209, [new RouteSpace(548,862,131,38)], BLUE),new Route(488,120,209, [new RouteSpace(548,862,131,38)], YELLOW),new Route(489,120,209, [new RouteSpace(548,862,131,38)], RED),</text:p>
          </table:table-cell>
          <table:table-cell table:formula="of:=CONCATENATE(([.A164]-1)*3+1;&quot;=&gt;new Route(&quot;; [.B164] ; &quot;,&quot; ; [.C164]  ;  &quot;,BLUE),&quot; ;  ([.A164]-1)*3+2;&quot;=&gt;new Route(&quot;; [.B164] ; &quot;,&quot; ; [.C164]  ;  &quot;,YELLOW),&quot; ; ([.A164]-1)*3+3;&quot;=&gt;new Route(&quot;; [.B164] ; &quot;,&quot; ; [.C164]  ;  &quot;,RED),&quot;)" office:value-type="string" office:string-value="487=&gt;new Route(120,209,BLUE),488=&gt;new Route(120,209,YELLOW),489=&gt;new Route(120,209,RED)," calcext:value-type="string">
            <text:p>487=&gt;new Route(120,209,BLUE),488=&gt;new Route(120,209,YELLOW),489=&gt;new Route(120,209,RED),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  <table:table-cell office:value-type="float" office:value="678" calcext:value-type="float">
            <text:p>678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-9" calcext:value-type="float">
            <text:p>-9</text:p>
          </table:table-cell>
          <table:table-cell table:formula="of:=90*([.N165]-1)+[.G165]" office:value-type="float" office:value="-99" calcext:value-type="float">
            <text:p>-99</text:p>
          </table:table-cell>
          <table:table-cell table:formula="of:=CONCATENATE(&quot;new Route(&quot;; ([.A165]-1)*3+1 ; &quot;,&quot; ; [.B165] ; &quot;,&quot; ; [.C165] ; &quot;, [new RouteSpace(&quot;; [.D165] ; &quot;,&quot; ; [.E165] ; &quot;,&quot; ; [.F165] ;  &quot;,&quot; ;[.G165] ;  &quot;)], BLUE),&quot; ; &quot;new Route(&quot;; ([.A165]-1)*3+2 ; &quot;,&quot; ; [.B165] ; &quot;,&quot; ; [.C165] ; &quot;, [new RouteSpace(&quot;; [.D165] ; &quot;,&quot; ; [.E165] ; &quot;,&quot; ; [.F165] ;  &quot;,&quot; ;[.G165] ;  &quot;)], YELLOW),&quot; ; &quot;new Route(&quot;; ([.A165]-1)*3+3 ; &quot;,&quot; ; [.B165] ; &quot;,&quot; ; [.C165] ; &quot;, [new RouteSpace(&quot;; [.D165] ; &quot;,&quot; ; [.E165] ; &quot;,&quot; ; [.F165] ;  &quot;,&quot; ;[.G165] ;  &quot;)], RED),&quot;)" office:value-type="string" office:string-value="new Route(490,145,209, [new RouteSpace(678,950,159,-9)], BLUE),new Route(491,145,209, [new RouteSpace(678,950,159,-9)], YELLOW),new Route(492,145,209, [new RouteSpace(678,950,159,-9)], RED)," calcext:value-type="string">
            <text:p>new Route(490,145,209, [new RouteSpace(678,950,159,-9)], BLUE),new Route(491,145,209, [new RouteSpace(678,950,159,-9)], YELLOW),new Route(492,145,209, [new RouteSpace(678,950,159,-9)], RED),</text:p>
          </table:table-cell>
          <table:table-cell table:formula="of:=CONCATENATE(([.A165]-1)*3+1;&quot;=&gt;new Route(&quot;; [.B165] ; &quot;,&quot; ; [.C165]  ;  &quot;,BLUE),&quot; ;  ([.A165]-1)*3+2;&quot;=&gt;new Route(&quot;; [.B165] ; &quot;,&quot; ; [.C165]  ;  &quot;,YELLOW),&quot; ; ([.A165]-1)*3+3;&quot;=&gt;new Route(&quot;; [.B165] ; &quot;,&quot; ; [.C165]  ;  &quot;,RED),&quot;)" office:value-type="string" office:string-value="490=&gt;new Route(145,209,BLUE),491=&gt;new Route(145,209,YELLOW),492=&gt;new Route(145,209,RED)," calcext:value-type="string">
            <text:p>490=&gt;new Route(145,209,BLUE),491=&gt;new Route(145,209,YELLOW),492=&gt;new Route(145,209,RED),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office:value-type="float" office:value="675" calcext:value-type="float">
            <text:p>675</text:p>
          </table:table-cell>
          <table:table-cell office:value-type="float" office:value="962" calcext:value-type="float">
            <text:p>962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formula="of:=90*([.N166]-1)+[.G166]" office:value-type="float" office:value="-61" calcext:value-type="float">
            <text:p>-61</text:p>
          </table:table-cell>
          <table:table-cell table:formula="of:=CONCATENATE(&quot;new Route(&quot;; ([.A166]-1)*3+1 ; &quot;,&quot; ; [.B166] ; &quot;,&quot; ; [.C166] ; &quot;, [new RouteSpace(&quot;; [.D166] ; &quot;,&quot; ; [.E166] ; &quot;,&quot; ; [.F166] ;  &quot;,&quot; ;[.G166] ;  &quot;)], BLUE),&quot; ; &quot;new Route(&quot;; ([.A166]-1)*3+2 ; &quot;,&quot; ; [.B166] ; &quot;,&quot; ; [.C166] ; &quot;, [new RouteSpace(&quot;; [.D166] ; &quot;,&quot; ; [.E166] ; &quot;,&quot; ; [.F166] ;  &quot;,&quot; ;[.G166] ;  &quot;)], YELLOW),&quot; ; &quot;new Route(&quot;; ([.A166]-1)*3+3 ; &quot;,&quot; ; [.B166] ; &quot;,&quot; ; [.C166] ; &quot;, [new RouteSpace(&quot;; [.D166] ; &quot;,&quot; ; [.E166] ; &quot;,&quot; ; [.F166] ;  &quot;,&quot; ;[.G166] ;  &quot;)], RED),&quot;)" office:value-type="string" office:string-value="new Route(493,146,209, [new RouteSpace(675,962,139,29)], BLUE),new Route(494,146,209, [new RouteSpace(675,962,139,29)], YELLOW),new Route(495,146,209, [new RouteSpace(675,962,139,29)], RED)," calcext:value-type="string">
            <text:p>new Route(493,146,209, [new RouteSpace(675,962,139,29)], BLUE),new Route(494,146,209, [new RouteSpace(675,962,139,29)], YELLOW),new Route(495,146,209, [new RouteSpace(675,962,139,29)], RED),</text:p>
          </table:table-cell>
          <table:table-cell table:formula="of:=CONCATENATE(([.A166]-1)*3+1;&quot;=&gt;new Route(&quot;; [.B166] ; &quot;,&quot; ; [.C166]  ;  &quot;,BLUE),&quot; ;  ([.A166]-1)*3+2;&quot;=&gt;new Route(&quot;; [.B166] ; &quot;,&quot; ; [.C166]  ;  &quot;,YELLOW),&quot; ; ([.A166]-1)*3+3;&quot;=&gt;new Route(&quot;; [.B166] ; &quot;,&quot; ; [.C166]  ;  &quot;,RED),&quot;)" office:value-type="string" office:string-value="493=&gt;new Route(146,209,BLUE),494=&gt;new Route(146,209,YELLOW),495=&gt;new Route(146,209,RED)," calcext:value-type="string">
            <text:p>493=&gt;new Route(146,209,BLUE),494=&gt;new Route(146,209,YELLOW),495=&gt;new Route(146,209,RED),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211" calcext:value-type="float">
            <text:p>211</text:p>
          </table:table-cell>
          <table:table-cell office:value-type="float" office:value="581" calcext:value-type="float">
            <text:p>581</text:p>
          </table:table-cell>
          <table:table-cell office:value-type="float" office:value="1292" calcext:value-type="float">
            <text:p>1292</text:p>
          </table:table-cell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table:formula="of:=90*([.N167]-1)+[.G167]" office:value-type="float" office:value="-91" calcext:value-type="float">
            <text:p>-91</text:p>
          </table:table-cell>
          <table:table-cell table:formula="of:=CONCATENATE(&quot;new Route(&quot;; ([.A167]-1)*3+1 ; &quot;,&quot; ; [.B167] ; &quot;,&quot; ; [.C167] ; &quot;, [new RouteSpace(&quot;; [.D167] ; &quot;,&quot; ; [.E167] ; &quot;,&quot; ; [.F167] ;  &quot;,&quot; ;[.G167] ;  &quot;)], BLUE),&quot; ; &quot;new Route(&quot;; ([.A167]-1)*3+2 ; &quot;,&quot; ; [.B167] ; &quot;,&quot; ; [.C167] ; &quot;, [new RouteSpace(&quot;; [.D167] ; &quot;,&quot; ; [.E167] ; &quot;,&quot; ; [.F167] ;  &quot;,&quot; ;[.G167] ;  &quot;)], YELLOW),&quot; ; &quot;new Route(&quot;; ([.A167]-1)*3+3 ; &quot;,&quot; ; [.B167] ; &quot;,&quot; ; [.C167] ; &quot;, [new RouteSpace(&quot;; [.D167] ; &quot;,&quot; ; [.E167] ; &quot;,&quot; ; [.F167] ;  &quot;,&quot; ;[.G167] ;  &quot;)], RED),&quot;)" office:value-type="string" office:string-value="new Route(496,128,211, [new RouteSpace(581,1292,138,-1)], BLUE),new Route(497,128,211, [new RouteSpace(581,1292,138,-1)], YELLOW),new Route(498,128,211, [new RouteSpace(581,1292,138,-1)], RED)," calcext:value-type="string">
            <text:p>new Route(496,128,211, [new RouteSpace(581,1292,138,-1)], BLUE),new Route(497,128,211, [new RouteSpace(581,1292,138,-1)], YELLOW),new Route(498,128,211, [new RouteSpace(581,1292,138,-1)], RED),</text:p>
          </table:table-cell>
          <table:table-cell table:formula="of:=CONCATENATE(([.A167]-1)*3+1;&quot;=&gt;new Route(&quot;; [.B167] ; &quot;,&quot; ; [.C167]  ;  &quot;,BLUE),&quot; ;  ([.A167]-1)*3+2;&quot;=&gt;new Route(&quot;; [.B167] ; &quot;,&quot; ; [.C167]  ;  &quot;,YELLOW),&quot; ; ([.A167]-1)*3+3;&quot;=&gt;new Route(&quot;; [.B167] ; &quot;,&quot; ; [.C167]  ;  &quot;,RED),&quot;)" office:value-type="string" office:string-value="496=&gt;new Route(128,211,BLUE),497=&gt;new Route(128,211,YELLOW),498=&gt;new Route(128,211,RED)," calcext:value-type="string">
            <text:p>496=&gt;new Route(128,211,BLUE),497=&gt;new Route(128,211,YELLOW),498=&gt;new Route(128,211,RED)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751" calcext:value-type="float">
            <text:p>751</text:p>
          </table:table-cell>
          <table:table-cell office:value-type="float" office:value="1289" calcext:value-type="float">
            <text:p>1289</text:p>
          </table:table-cell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table:formula="of:=90*([.N168]-1)+[.G168]" office:value-type="float" office:value="-92" calcext:value-type="float">
            <text:p>-92</text:p>
          </table:table-cell>
          <table:table-cell table:formula="of:=CONCATENATE(&quot;new Route(&quot;; ([.A168]-1)*3+1 ; &quot;,&quot; ; [.B168] ; &quot;,&quot; ; [.C168] ; &quot;, [new RouteSpace(&quot;; [.D168] ; &quot;,&quot; ; [.E168] ; &quot;,&quot; ; [.F168] ;  &quot;,&quot; ;[.G168] ;  &quot;)], BLUE),&quot; ; &quot;new Route(&quot;; ([.A168]-1)*3+2 ; &quot;,&quot; ; [.B168] ; &quot;,&quot; ; [.C168] ; &quot;, [new RouteSpace(&quot;; [.D168] ; &quot;,&quot; ; [.E168] ; &quot;,&quot; ; [.F168] ;  &quot;,&quot; ;[.G168] ;  &quot;)], YELLOW),&quot; ; &quot;new Route(&quot;; ([.A168]-1)*3+3 ; &quot;,&quot; ; [.B168] ; &quot;,&quot; ; [.C168] ; &quot;, [new RouteSpace(&quot;; [.D168] ; &quot;,&quot; ; [.E168] ; &quot;,&quot; ; [.F168] ;  &quot;,&quot; ;[.G168] ;  &quot;)], RED),&quot;)" office:value-type="string" office:string-value="new Route(499,211,214, [new RouteSpace(751,1289,151,-2)], BLUE),new Route(500,211,214, [new RouteSpace(751,1289,151,-2)], YELLOW),new Route(501,211,214, [new RouteSpace(751,1289,151,-2)], RED)," calcext:value-type="string">
            <text:p>new Route(499,211,214, [new RouteSpace(751,1289,151,-2)], BLUE),new Route(500,211,214, [new RouteSpace(751,1289,151,-2)], YELLOW),new Route(501,211,214, [new RouteSpace(751,1289,151,-2)], RED),</text:p>
          </table:table-cell>
          <table:table-cell table:formula="of:=CONCATENATE(([.A168]-1)*3+1;&quot;=&gt;new Route(&quot;; [.B168] ; &quot;,&quot; ; [.C168]  ;  &quot;,BLUE),&quot; ;  ([.A168]-1)*3+2;&quot;=&gt;new Route(&quot;; [.B168] ; &quot;,&quot; ; [.C168]  ;  &quot;,YELLOW),&quot; ; ([.A168]-1)*3+3;&quot;=&gt;new Route(&quot;; [.B168] ; &quot;,&quot; ; [.C168]  ;  &quot;,RED),&quot;)" office:value-type="string" office:string-value="499=&gt;new Route(211,214,BLUE),500=&gt;new Route(211,214,YELLOW),501=&gt;new Route(211,214,RED)," calcext:value-type="string">
            <text:p>499=&gt;new Route(211,214,BLUE),500=&gt;new Route(211,214,YELLOW),501=&gt;new Route(211,214,RED),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office:value-type="float" office:value="925" calcext:value-type="float">
            <text:p>925</text:p>
          </table:table-cell>
          <table:table-cell office:value-type="float" office:value="891" calcext:value-type="float">
            <text:p>891</text:p>
          </table:table-cell>
          <table:table-cell office:value-type="float" office:value="130" calcext:value-type="float">
            <text:p>130</text:p>
          </table:table-cell>
          <table:table-cell office:value-type="float" office:value="-48" calcext:value-type="float">
            <text:p>-48</text:p>
          </table:table-cell>
          <table:table-cell table:formula="of:=90*([.N169]-1)+[.G169]" office:value-type="float" office:value="-138" calcext:value-type="float">
            <text:p>-138</text:p>
          </table:table-cell>
          <table:table-cell table:formula="of:=CONCATENATE(&quot;new Route(&quot;; ([.A169]-1)*3+1 ; &quot;,&quot; ; [.B169] ; &quot;,&quot; ; [.C169] ; &quot;, [new RouteSpace(&quot;; [.D169] ; &quot;,&quot; ; [.E169] ; &quot;,&quot; ; [.F169] ;  &quot;,&quot; ;[.G169] ;  &quot;)], BLUE),&quot; ; &quot;new Route(&quot;; ([.A169]-1)*3+2 ; &quot;,&quot; ; [.B169] ; &quot;,&quot; ; [.C169] ; &quot;, [new RouteSpace(&quot;; [.D169] ; &quot;,&quot; ; [.E169] ; &quot;,&quot; ; [.F169] ;  &quot;,&quot; ;[.G169] ;  &quot;)], YELLOW),&quot; ; &quot;new Route(&quot;; ([.A169]-1)*3+3 ; &quot;,&quot; ; [.B169] ; &quot;,&quot; ; [.C169] ; &quot;, [new RouteSpace(&quot;; [.D169] ; &quot;,&quot; ; [.E169] ; &quot;,&quot; ; [.F169] ;  &quot;,&quot; ;[.G169] ;  &quot;)], RED),&quot;)" office:value-type="string" office:string-value="new Route(502,144,213, [new RouteSpace(925,891,130,-48)], BLUE),new Route(503,144,213, [new RouteSpace(925,891,130,-48)], YELLOW),new Route(504,144,213, [new RouteSpace(925,891,130,-48)], RED)," calcext:value-type="string">
            <text:p>new Route(502,144,213, [new RouteSpace(925,891,130,-48)], BLUE),new Route(503,144,213, [new RouteSpace(925,891,130,-48)], YELLOW),new Route(504,144,213, [new RouteSpace(925,891,130,-48)], RED),</text:p>
          </table:table-cell>
          <table:table-cell table:formula="of:=CONCATENATE(([.A169]-1)*3+1;&quot;=&gt;new Route(&quot;; [.B169] ; &quot;,&quot; ; [.C169]  ;  &quot;,BLUE),&quot; ;  ([.A169]-1)*3+2;&quot;=&gt;new Route(&quot;; [.B169] ; &quot;,&quot; ; [.C169]  ;  &quot;,YELLOW),&quot; ; ([.A169]-1)*3+3;&quot;=&gt;new Route(&quot;; [.B169] ; &quot;,&quot; ; [.C169]  ;  &quot;,RED),&quot;)" office:value-type="string" office:string-value="502=&gt;new Route(144,213,BLUE),503=&gt;new Route(144,213,YELLOW),504=&gt;new Route(144,213,RED)," calcext:value-type="string">
            <text:p>502=&gt;new Route(144,213,BLUE),503=&gt;new Route(144,213,YELLOW),504=&gt;new Route(144,213,RED),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213" calcext:value-type="float">
            <text:p>213</text:p>
          </table:table-cell>
          <table:table-cell office:value-type="float" office:value="1028" calcext:value-type="float">
            <text:p>1028</text:p>
          </table:table-cell>
          <table:table-cell office:value-type="float" office:value="796" calcext:value-type="float">
            <text:p>796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90*([.N170]-1)+[.G170]" office:value-type="float" office:value="-24" calcext:value-type="float">
            <text:p>-24</text:p>
          </table:table-cell>
          <table:table-cell table:formula="of:=CONCATENATE(&quot;new Route(&quot;; ([.A170]-1)*3+1 ; &quot;,&quot; ; [.B170] ; &quot;,&quot; ; [.C170] ; &quot;, [new RouteSpace(&quot;; [.D170] ; &quot;,&quot; ; [.E170] ; &quot;,&quot; ; [.F170] ;  &quot;,&quot; ;[.G170] ;  &quot;)], BLUE),&quot; ; &quot;new Route(&quot;; ([.A170]-1)*3+2 ; &quot;,&quot; ; [.B170] ; &quot;,&quot; ; [.C170] ; &quot;, [new RouteSpace(&quot;; [.D170] ; &quot;,&quot; ; [.E170] ; &quot;,&quot; ; [.F170] ;  &quot;,&quot; ;[.G170] ;  &quot;)], YELLOW),&quot; ; &quot;new Route(&quot;; ([.A170]-1)*3+3 ; &quot;,&quot; ; [.B170] ; &quot;,&quot; ; [.C170] ; &quot;, [new RouteSpace(&quot;; [.D170] ; &quot;,&quot; ; [.E170] ; &quot;,&quot; ; [.F170] ;  &quot;,&quot; ;[.G170] ;  &quot;)], RED),&quot;)" office:value-type="string" office:string-value="new Route(505,147,213, [new RouteSpace(1028,796,116,66)], BLUE),new Route(506,147,213, [new RouteSpace(1028,796,116,66)], YELLOW),new Route(507,147,213, [new RouteSpace(1028,796,116,66)], RED)," calcext:value-type="string">
            <text:p>new Route(505,147,213, [new RouteSpace(1028,796,116,66)], BLUE),new Route(506,147,213, [new RouteSpace(1028,796,116,66)], YELLOW),new Route(507,147,213, [new RouteSpace(1028,796,116,66)], RED),</text:p>
          </table:table-cell>
          <table:table-cell table:formula="of:=CONCATENATE(([.A170]-1)*3+1;&quot;=&gt;new Route(&quot;; [.B170] ; &quot;,&quot; ; [.C170]  ;  &quot;,BLUE),&quot; ;  ([.A170]-1)*3+2;&quot;=&gt;new Route(&quot;; [.B170] ; &quot;,&quot; ; [.C170]  ;  &quot;,YELLOW),&quot; ; ([.A170]-1)*3+3;&quot;=&gt;new Route(&quot;; [.B170] ; &quot;,&quot; ; [.C170]  ;  &quot;,RED),&quot;)" office:value-type="string" office:string-value="505=&gt;new Route(147,213,BLUE),506=&gt;new Route(147,213,YELLOW),507=&gt;new Route(147,213,RED)," calcext:value-type="string">
            <text:p>505=&gt;new Route(147,213,BLUE),506=&gt;new Route(147,213,YELLOW),507=&gt;new Route(147,213,RED),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216" calcext:value-type="float">
            <text:p>216</text:p>
          </table:table-cell>
          <table:table-cell office:value-type="float" office:value="1199" calcext:value-type="float">
            <text:p>1199</text:p>
          </table:table-cell>
          <table:table-cell office:value-type="float" office:value="249" calcext:value-type="float">
            <text:p>249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formula="of:=90*([.N171]-1)+[.G171]" office:value-type="float" office:value="-74" calcext:value-type="float">
            <text:p>-74</text:p>
          </table:table-cell>
          <table:table-cell table:formula="of:=CONCATENATE(&quot;new Route(&quot;; ([.A171]-1)*3+1 ; &quot;,&quot; ; [.B171] ; &quot;,&quot; ; [.C171] ; &quot;, [new RouteSpace(&quot;; [.D171] ; &quot;,&quot; ; [.E171] ; &quot;,&quot; ; [.F171] ;  &quot;,&quot; ;[.G171] ;  &quot;)], BLUE),&quot; ; &quot;new Route(&quot;; ([.A171]-1)*3+2 ; &quot;,&quot; ; [.B171] ; &quot;,&quot; ; [.C171] ; &quot;, [new RouteSpace(&quot;; [.D171] ; &quot;,&quot; ; [.E171] ; &quot;,&quot; ; [.F171] ;  &quot;,&quot; ;[.G171] ;  &quot;)], YELLOW),&quot; ; &quot;new Route(&quot;; ([.A171]-1)*3+3 ; &quot;,&quot; ; [.B171] ; &quot;,&quot; ; [.C171] ; &quot;, [new RouteSpace(&quot;; [.D171] ; &quot;,&quot; ; [.E171] ; &quot;,&quot; ; [.F171] ;  &quot;,&quot; ;[.G171] ;  &quot;)], RED),&quot;)" office:value-type="string" office:string-value="new Route(508,156,216, [new RouteSpace(1199,249,106,16)], BLUE),new Route(509,156,216, [new RouteSpace(1199,249,106,16)], YELLOW),new Route(510,156,216, [new RouteSpace(1199,249,106,16)], RED)," calcext:value-type="string">
            <text:p>new Route(508,156,216, [new RouteSpace(1199,249,106,16)], BLUE),new Route(509,156,216, [new RouteSpace(1199,249,106,16)], YELLOW),new Route(510,156,216, [new RouteSpace(1199,249,106,16)], RED),</text:p>
          </table:table-cell>
          <table:table-cell table:formula="of:=CONCATENATE(([.A171]-1)*3+1;&quot;=&gt;new Route(&quot;; [.B171] ; &quot;,&quot; ; [.C171]  ;  &quot;,BLUE),&quot; ;  ([.A171]-1)*3+2;&quot;=&gt;new Route(&quot;; [.B171] ; &quot;,&quot; ; [.C171]  ;  &quot;,YELLOW),&quot; ; ([.A171]-1)*3+3;&quot;=&gt;new Route(&quot;; [.B171] ; &quot;,&quot; ; [.C171]  ;  &quot;,RED),&quot;)" office:value-type="string" office:string-value="508=&gt;new Route(156,216,BLUE),509=&gt;new Route(156,216,YELLOW),510=&gt;new Route(156,216,RED)," calcext:value-type="string">
            <text:p>508=&gt;new Route(156,216,BLUE),509=&gt;new Route(156,216,YELLOW),510=&gt;new Route(156,216,RED),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216" calcext:value-type="float">
            <text:p>216</text:p>
          </table:table-cell>
          <table:table-cell office:value-type="float" office:value="1333" calcext:value-type="float">
            <text:p>1333</text:p>
          </table:table-cell>
          <table:table-cell office:value-type="float" office:value="281" calcext:value-type="float">
            <text:p>281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table:formula="of:=90*([.N172]-1)+[.G172]" office:value-type="float" office:value="-74" calcext:value-type="float">
            <text:p>-74</text:p>
          </table:table-cell>
          <table:table-cell table:formula="of:=CONCATENATE(&quot;new Route(&quot;; ([.A172]-1)*3+1 ; &quot;,&quot; ; [.B172] ; &quot;,&quot; ; [.C172] ; &quot;, [new RouteSpace(&quot;; [.D172] ; &quot;,&quot; ; [.E172] ; &quot;,&quot; ; [.F172] ;  &quot;,&quot; ;[.G172] ;  &quot;)], BLUE),&quot; ; &quot;new Route(&quot;; ([.A172]-1)*3+2 ; &quot;,&quot; ; [.B172] ; &quot;,&quot; ; [.C172] ; &quot;, [new RouteSpace(&quot;; [.D172] ; &quot;,&quot; ; [.E172] ; &quot;,&quot; ; [.F172] ;  &quot;,&quot; ;[.G172] ;  &quot;)], YELLOW),&quot; ; &quot;new Route(&quot;; ([.A172]-1)*3+3 ; &quot;,&quot; ; [.B172] ; &quot;,&quot; ; [.C172] ; &quot;, [new RouteSpace(&quot;; [.D172] ; &quot;,&quot; ; [.E172] ; &quot;,&quot; ; [.F172] ;  &quot;,&quot; ;[.G172] ;  &quot;)], RED),&quot;)" office:value-type="string" office:string-value="new Route(511,160,216, [new RouteSpace(1333,281,176,16)], BLUE),new Route(512,160,216, [new RouteSpace(1333,281,176,16)], YELLOW),new Route(513,160,216, [new RouteSpace(1333,281,176,16)], RED)," calcext:value-type="string">
            <text:p>new Route(511,160,216, [new RouteSpace(1333,281,176,16)], BLUE),new Route(512,160,216, [new RouteSpace(1333,281,176,16)], YELLOW),new Route(513,160,216, [new RouteSpace(1333,281,176,16)], RED),</text:p>
          </table:table-cell>
          <table:table-cell table:formula="of:=CONCATENATE(([.A172]-1)*3+1;&quot;=&gt;new Route(&quot;; [.B172] ; &quot;,&quot; ; [.C172]  ;  &quot;,BLUE),&quot; ;  ([.A172]-1)*3+2;&quot;=&gt;new Route(&quot;; [.B172] ; &quot;,&quot; ; [.C172]  ;  &quot;,YELLOW),&quot; ; ([.A172]-1)*3+3;&quot;=&gt;new Route(&quot;; [.B172] ; &quot;,&quot; ; [.C172]  ;  &quot;,RED),&quot;)" office:value-type="string" office:string-value="511=&gt;new Route(160,216,BLUE),512=&gt;new Route(160,216,YELLOW),513=&gt;new Route(160,216,RED)," calcext:value-type="string">
            <text:p>511=&gt;new Route(160,216,BLUE),512=&gt;new Route(160,216,YELLOW),513=&gt;new Route(160,216,RED),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216" calcext:value-type="float">
            <text:p>216</text:p>
          </table:table-cell>
          <table:table-cell office:value-type="float" office:value="1321" calcext:value-type="float">
            <text:p>1321</text:p>
          </table:table-cell>
          <table:table-cell office:value-type="float" office:value="292" calcext:value-type="float">
            <text:p>292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table:formula="of:=90*([.N173]-1)+[.G173]" office:value-type="float" office:value="-19" calcext:value-type="float">
            <text:p>-19</text:p>
          </table:table-cell>
          <table:table-cell table:formula="of:=CONCATENATE(&quot;new Route(&quot;; ([.A173]-1)*3+1 ; &quot;,&quot; ; [.B173] ; &quot;,&quot; ; [.C173] ; &quot;, [new RouteSpace(&quot;; [.D173] ; &quot;,&quot; ; [.E173] ; &quot;,&quot; ; [.F173] ;  &quot;,&quot; ;[.G173] ;  &quot;)], BLUE),&quot; ; &quot;new Route(&quot;; ([.A173]-1)*3+2 ; &quot;,&quot; ; [.B173] ; &quot;,&quot; ; [.C173] ; &quot;, [new RouteSpace(&quot;; [.D173] ; &quot;,&quot; ; [.E173] ; &quot;,&quot; ; [.F173] ;  &quot;,&quot; ;[.G173] ;  &quot;)], YELLOW),&quot; ; &quot;new Route(&quot;; ([.A173]-1)*3+3 ; &quot;,&quot; ; [.B173] ; &quot;,&quot; ; [.C173] ; &quot;, [new RouteSpace(&quot;; [.D173] ; &quot;,&quot; ; [.E173] ; &quot;,&quot; ; [.F173] ;  &quot;,&quot; ;[.G173] ;  &quot;)], RED),&quot;)" office:value-type="string" office:string-value="new Route(514,161,216, [new RouteSpace(1321,292,126,71)], BLUE),new Route(515,161,216, [new RouteSpace(1321,292,126,71)], YELLOW),new Route(516,161,216, [new RouteSpace(1321,292,126,71)], RED)," calcext:value-type="string">
            <text:p>new Route(514,161,216, [new RouteSpace(1321,292,126,71)], BLUE),new Route(515,161,216, [new RouteSpace(1321,292,126,71)], YELLOW),new Route(516,161,216, [new RouteSpace(1321,292,126,71)], RED),</text:p>
          </table:table-cell>
          <table:table-cell table:formula="of:=CONCATENATE(([.A173]-1)*3+1;&quot;=&gt;new Route(&quot;; [.B173] ; &quot;,&quot; ; [.C173]  ;  &quot;,BLUE),&quot; ;  ([.A173]-1)*3+2;&quot;=&gt;new Route(&quot;; [.B173] ; &quot;,&quot; ; [.C173]  ;  &quot;,YELLOW),&quot; ; ([.A173]-1)*3+3;&quot;=&gt;new Route(&quot;; [.B173] ; &quot;,&quot; ; [.C173]  ;  &quot;,RED),&quot;)" office:value-type="string" office:string-value="514=&gt;new Route(161,216,BLUE),515=&gt;new Route(161,216,YELLOW),516=&gt;new Route(161,216,RED)," calcext:value-type="string">
            <text:p>514=&gt;new Route(161,216,BLUE),515=&gt;new Route(161,216,YELLOW),516=&gt;new Route(161,216,RED),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office:value-type="float" office:value="1093" calcext:value-type="float">
            <text:p>1093</text:p>
          </table:table-cell>
          <table:table-cell office:value-type="float" office:value="902" calcext:value-type="float">
            <text:p>902</text:p>
          </table:table-cell>
          <table:table-cell office:value-type="float" office:value="113" calcext:value-type="float">
            <text:p>113</text:p>
          </table:table-cell>
          <table:table-cell office:value-type="float" office:value="-33" calcext:value-type="float">
            <text:p>-33</text:p>
          </table:table-cell>
          <table:table-cell table:formula="of:=90*([.N174]-1)+[.G174]" office:value-type="float" office:value="-123" calcext:value-type="float">
            <text:p>-123</text:p>
          </table:table-cell>
          <table:table-cell table:formula="of:=CONCATENATE(&quot;new Route(&quot;; ([.A174]-1)*3+1 ; &quot;,&quot; ; [.B174] ; &quot;,&quot; ; [.C174] ; &quot;, [new RouteSpace(&quot;; [.D174] ; &quot;,&quot; ; [.E174] ; &quot;,&quot; ; [.F174] ;  &quot;,&quot; ;[.G174] ;  &quot;)], BLUE),&quot; ; &quot;new Route(&quot;; ([.A174]-1)*3+2 ; &quot;,&quot; ; [.B174] ; &quot;,&quot; ; [.C174] ; &quot;, [new RouteSpace(&quot;; [.D174] ; &quot;,&quot; ; [.E174] ; &quot;,&quot; ; [.F174] ;  &quot;,&quot; ;[.G174] ;  &quot;)], YELLOW),&quot; ; &quot;new Route(&quot;; ([.A174]-1)*3+3 ; &quot;,&quot; ; [.B174] ; &quot;,&quot; ; [.C174] ; &quot;, [new RouteSpace(&quot;; [.D174] ; &quot;,&quot; ; [.E174] ; &quot;,&quot; ; [.F174] ;  &quot;,&quot; ;[.G174] ;  &quot;)], RED),&quot;)" office:value-type="string" office:string-value="new Route(517,147,217, [new RouteSpace(1093,902,113,-33)], BLUE),new Route(518,147,217, [new RouteSpace(1093,902,113,-33)], YELLOW),new Route(519,147,217, [new RouteSpace(1093,902,113,-33)], RED)," calcext:value-type="string">
            <text:p>new Route(517,147,217, [new RouteSpace(1093,902,113,-33)], BLUE),new Route(518,147,217, [new RouteSpace(1093,902,113,-33)], YELLOW),new Route(519,147,217, [new RouteSpace(1093,902,113,-33)], RED),</text:p>
          </table:table-cell>
          <table:table-cell table:formula="of:=CONCATENATE(([.A174]-1)*3+1;&quot;=&gt;new Route(&quot;; [.B174] ; &quot;,&quot; ; [.C174]  ;  &quot;,BLUE),&quot; ;  ([.A174]-1)*3+2;&quot;=&gt;new Route(&quot;; [.B174] ; &quot;,&quot; ; [.C174]  ;  &quot;,YELLOW),&quot; ; ([.A174]-1)*3+3;&quot;=&gt;new Route(&quot;; [.B174] ; &quot;,&quot; ; [.C174]  ;  &quot;,RED),&quot;)" office:value-type="string" office:string-value="517=&gt;new Route(147,217,BLUE),518=&gt;new Route(147,217,YELLOW),519=&gt;new Route(147,217,RED)," calcext:value-type="string">
            <text:p>517=&gt;new Route(147,217,BLUE),518=&gt;new Route(147,217,YELLOW),519=&gt;new Route(147,217,RED),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1355" calcext:value-type="float">
            <text:p>1355</text:p>
          </table:table-cell>
          <table:table-cell office:value-type="float" office:value="957" calcext:value-type="float">
            <text:p>957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90*([.N175]-1)+[.G175]" office:value-type="float" office:value="-70" calcext:value-type="float">
            <text:p>-70</text:p>
          </table:table-cell>
          <table:table-cell table:formula="of:=CONCATENATE(&quot;new Route(&quot;; ([.A175]-1)*3+1 ; &quot;,&quot; ; [.B175] ; &quot;,&quot; ; [.C175] ; &quot;, [new RouteSpace(&quot;; [.D175] ; &quot;,&quot; ; [.E175] ; &quot;,&quot; ; [.F175] ;  &quot;,&quot; ;[.G175] ;  &quot;)], BLUE),&quot; ; &quot;new Route(&quot;; ([.A175]-1)*3+2 ; &quot;,&quot; ; [.B175] ; &quot;,&quot; ; [.C175] ; &quot;, [new RouteSpace(&quot;; [.D175] ; &quot;,&quot; ; [.E175] ; &quot;,&quot; ; [.F175] ;  &quot;,&quot; ;[.G175] ;  &quot;)], YELLOW),&quot; ; &quot;new Route(&quot;; ([.A175]-1)*3+3 ; &quot;,&quot; ; [.B175] ; &quot;,&quot; ; [.C175] ; &quot;, [new RouteSpace(&quot;; [.D175] ; &quot;,&quot; ; [.E175] ; &quot;,&quot; ; [.F175] ;  &quot;,&quot; ;[.G175] ;  &quot;)], RED),&quot;)" office:value-type="string" office:string-value="new Route(520,175,218, [new RouteSpace(1355,957,171,20)], BLUE),new Route(521,175,218, [new RouteSpace(1355,957,171,20)], YELLOW),new Route(522,175,218, [new RouteSpace(1355,957,171,20)], RED)," calcext:value-type="string">
            <text:p>new Route(520,175,218, [new RouteSpace(1355,957,171,20)], BLUE),new Route(521,175,218, [new RouteSpace(1355,957,171,20)], YELLOW),new Route(522,175,218, [new RouteSpace(1355,957,171,20)], RED),</text:p>
          </table:table-cell>
          <table:table-cell table:formula="of:=CONCATENATE(([.A175]-1)*3+1;&quot;=&gt;new Route(&quot;; [.B175] ; &quot;,&quot; ; [.C175]  ;  &quot;,BLUE),&quot; ;  ([.A175]-1)*3+2;&quot;=&gt;new Route(&quot;; [.B175] ; &quot;,&quot; ; [.C175]  ;  &quot;,YELLOW),&quot; ; ([.A175]-1)*3+3;&quot;=&gt;new Route(&quot;; [.B175] ; &quot;,&quot; ; [.C175]  ;  &quot;,RED),&quot;)" office:value-type="string" office:string-value="520=&gt;new Route(175,218,BLUE),521=&gt;new Route(175,218,YELLOW),522=&gt;new Route(175,218,RED)," calcext:value-type="string">
            <text:p>520=&gt;new Route(175,218,BLUE),521=&gt;new Route(175,218,YELLOW),522=&gt;new Route(175,218,RED),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219" calcext:value-type="float">
            <text:p>219</text:p>
          </table:table-cell>
          <table:table-cell office:value-type="float" office:value="1370" calcext:value-type="float">
            <text:p>1370</text:p>
          </table:table-cell>
          <table:table-cell office:value-type="float" office:value="1260" calcext:value-type="float">
            <text:p>1260</text:p>
          </table:table-cell>
          <table:table-cell office:value-type="float" office:value="104" calcext:value-type="float">
            <text:p>104</text:p>
          </table:table-cell>
          <table:table-cell office:value-type="float" office:value="-82" calcext:value-type="float">
            <text:p>-82</text:p>
          </table:table-cell>
          <table:table-cell table:formula="of:=90*([.N176]-1)+[.G176]" office:value-type="float" office:value="-172" calcext:value-type="float">
            <text:p>-172</text:p>
          </table:table-cell>
          <table:table-cell table:formula="of:=CONCATENATE(&quot;new Route(&quot;; ([.A176]-1)*3+1 ; &quot;,&quot; ; [.B176] ; &quot;,&quot; ; [.C176] ; &quot;, [new RouteSpace(&quot;; [.D176] ; &quot;,&quot; ; [.E176] ; &quot;,&quot; ; [.F176] ;  &quot;,&quot; ;[.G176] ;  &quot;)], BLUE),&quot; ; &quot;new Route(&quot;; ([.A176]-1)*3+2 ; &quot;,&quot; ; [.B176] ; &quot;,&quot; ; [.C176] ; &quot;, [new RouteSpace(&quot;; [.D176] ; &quot;,&quot; ; [.E176] ; &quot;,&quot; ; [.F176] ;  &quot;,&quot; ;[.G176] ;  &quot;)], YELLOW),&quot; ; &quot;new Route(&quot;; ([.A176]-1)*3+3 ; &quot;,&quot; ; [.B176] ; &quot;,&quot; ; [.C176] ; &quot;, [new RouteSpace(&quot;; [.D176] ; &quot;,&quot; ; [.E176] ; &quot;,&quot; ; [.F176] ;  &quot;,&quot; ;[.G176] ;  &quot;)], RED),&quot;)" office:value-type="string" office:string-value="new Route(523,178,219, [new RouteSpace(1370,1260,104,-82)], BLUE),new Route(524,178,219, [new RouteSpace(1370,1260,104,-82)], YELLOW),new Route(525,178,219, [new RouteSpace(1370,1260,104,-82)], RED)," calcext:value-type="string">
            <text:p>new Route(523,178,219, [new RouteSpace(1370,1260,104,-82)], BLUE),new Route(524,178,219, [new RouteSpace(1370,1260,104,-82)], YELLOW),new Route(525,178,219, [new RouteSpace(1370,1260,104,-82)], RED),</text:p>
          </table:table-cell>
          <table:table-cell table:formula="of:=CONCATENATE(([.A176]-1)*3+1;&quot;=&gt;new Route(&quot;; [.B176] ; &quot;,&quot; ; [.C176]  ;  &quot;,BLUE),&quot; ;  ([.A176]-1)*3+2;&quot;=&gt;new Route(&quot;; [.B176] ; &quot;,&quot; ; [.C176]  ;  &quot;,YELLOW),&quot; ; ([.A176]-1)*3+3;&quot;=&gt;new Route(&quot;; [.B176] ; &quot;,&quot; ; [.C176]  ;  &quot;,RED),&quot;)" office:value-type="string" office:string-value="523=&gt;new Route(178,219,BLUE),524=&gt;new Route(178,219,YELLOW),525=&gt;new Route(178,219,RED)," calcext:value-type="string">
            <text:p>523=&gt;new Route(178,219,BLUE),524=&gt;new Route(178,219,YELLOW),525=&gt;new Route(178,219,RED),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office:value-type="float" office:value="1384" calcext:value-type="float">
            <text:p>1384</text:p>
          </table:table-cell>
          <table:table-cell office:value-type="float" office:value="1279" calcext:value-type="float">
            <text:p>1279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table:formula="of:=90*([.N177]-1)+[.G177]" office:value-type="float" office:value="-94" calcext:value-type="float">
            <text:p>-94</text:p>
          </table:table-cell>
          <table:table-cell table:formula="of:=CONCATENATE(&quot;new Route(&quot;; ([.A177]-1)*3+1 ; &quot;,&quot; ; [.B177] ; &quot;,&quot; ; [.C177] ; &quot;, [new RouteSpace(&quot;; [.D177] ; &quot;,&quot; ; [.E177] ; &quot;,&quot; ; [.F177] ;  &quot;,&quot; ;[.G177] ;  &quot;)], BLUE),&quot; ; &quot;new Route(&quot;; ([.A177]-1)*3+2 ; &quot;,&quot; ; [.B177] ; &quot;,&quot; ; [.C177] ; &quot;, [new RouteSpace(&quot;; [.D177] ; &quot;,&quot; ; [.E177] ; &quot;,&quot; ; [.F177] ;  &quot;,&quot; ;[.G177] ;  &quot;)], YELLOW),&quot; ; &quot;new Route(&quot;; ([.A177]-1)*3+3 ; &quot;,&quot; ; [.B177] ; &quot;,&quot; ; [.C177] ; &quot;, [new RouteSpace(&quot;; [.D177] ; &quot;,&quot; ; [.E177] ; &quot;,&quot; ; [.F177] ;  &quot;,&quot; ;[.G177] ;  &quot;)], RED),&quot;)" office:value-type="string" office:string-value="new Route(526,179,219, [new RouteSpace(1384,1279,126,-4)], BLUE),new Route(527,179,219, [new RouteSpace(1384,1279,126,-4)], YELLOW),new Route(528,179,219, [new RouteSpace(1384,1279,126,-4)], RED)," calcext:value-type="string">
            <text:p>new Route(526,179,219, [new RouteSpace(1384,1279,126,-4)], BLUE),new Route(527,179,219, [new RouteSpace(1384,1279,126,-4)], YELLOW),new Route(528,179,219, [new RouteSpace(1384,1279,126,-4)], RED),</text:p>
          </table:table-cell>
          <table:table-cell table:formula="of:=CONCATENATE(([.A177]-1)*3+1;&quot;=&gt;new Route(&quot;; [.B177] ; &quot;,&quot; ; [.C177]  ;  &quot;,BLUE),&quot; ;  ([.A177]-1)*3+2;&quot;=&gt;new Route(&quot;; [.B177] ; &quot;,&quot; ; [.C177]  ;  &quot;,YELLOW),&quot; ; ([.A177]-1)*3+3;&quot;=&gt;new Route(&quot;; [.B177] ; &quot;,&quot; ; [.C177]  ;  &quot;,RED),&quot;)" office:value-type="string" office:string-value="526=&gt;new Route(179,219,BLUE),527=&gt;new Route(179,219,YELLOW),528=&gt;new Route(179,219,RED)," calcext:value-type="string">
            <text:p>526=&gt;new Route(179,219,BLUE),527=&gt;new Route(179,219,YELLOW),528=&gt;new Route(179,219,RED),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220" calcext:value-type="float">
            <text:p>220</text:p>
          </table:table-cell>
          <table:table-cell office:value-type="float" office:value="1550" calcext:value-type="float">
            <text:p>1550</text:p>
          </table:table-cell>
          <table:table-cell office:value-type="float" office:value="409" calcext:value-type="float">
            <text:p>409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formula="of:=90*([.N178]-1)+[.G178]" office:value-type="float" office:value="-49" calcext:value-type="float">
            <text:p>-49</text:p>
          </table:table-cell>
          <table:table-cell table:formula="of:=CONCATENATE(&quot;new Route(&quot;; ([.A178]-1)*3+1 ; &quot;,&quot; ; [.B178] ; &quot;,&quot; ; [.C178] ; &quot;, [new RouteSpace(&quot;; [.D178] ; &quot;,&quot; ; [.E178] ; &quot;,&quot; ; [.F178] ;  &quot;,&quot; ;[.G178] ;  &quot;)], BLUE),&quot; ; &quot;new Route(&quot;; ([.A178]-1)*3+2 ; &quot;,&quot; ; [.B178] ; &quot;,&quot; ; [.C178] ; &quot;, [new RouteSpace(&quot;; [.D178] ; &quot;,&quot; ; [.E178] ; &quot;,&quot; ; [.F178] ;  &quot;,&quot; ;[.G178] ;  &quot;)], YELLOW),&quot; ; &quot;new Route(&quot;; ([.A178]-1)*3+3 ; &quot;,&quot; ; [.B178] ; &quot;,&quot; ; [.C178] ; &quot;, [new RouteSpace(&quot;; [.D178] ; &quot;,&quot; ; [.E178] ; &quot;,&quot; ; [.F178] ;  &quot;,&quot; ;[.G178] ;  &quot;)], RED),&quot;)" office:value-type="string" office:string-value="new Route(529,166,220, [new RouteSpace(1550,409,149,41)], BLUE),new Route(530,166,220, [new RouteSpace(1550,409,149,41)], YELLOW),new Route(531,166,220, [new RouteSpace(1550,409,149,41)], RED)," calcext:value-type="string">
            <text:p>new Route(529,166,220, [new RouteSpace(1550,409,149,41)], BLUE),new Route(530,166,220, [new RouteSpace(1550,409,149,41)], YELLOW),new Route(531,166,220, [new RouteSpace(1550,409,149,41)], RED),</text:p>
          </table:table-cell>
          <table:table-cell table:formula="of:=CONCATENATE(([.A178]-1)*3+1;&quot;=&gt;new Route(&quot;; [.B178] ; &quot;,&quot; ; [.C178]  ;  &quot;,BLUE),&quot; ;  ([.A178]-1)*3+2;&quot;=&gt;new Route(&quot;; [.B178] ; &quot;,&quot; ; [.C178]  ;  &quot;,YELLOW),&quot; ; ([.A178]-1)*3+3;&quot;=&gt;new Route(&quot;; [.B178] ; &quot;,&quot; ; [.C178]  ;  &quot;,RED),&quot;)" office:value-type="string" office:string-value="529=&gt;new Route(166,220,BLUE),530=&gt;new Route(166,220,YELLOW),531=&gt;new Route(166,220,RED)," calcext:value-type="string">
            <text:p>529=&gt;new Route(166,220,BLUE),530=&gt;new Route(166,220,YELLOW),531=&gt;new Route(166,220,RED),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1681" calcext:value-type="float">
            <text:p>1681</text:p>
          </table:table-cell>
          <table:table-cell office:value-type="float" office:value="495" calcext:value-type="float">
            <text:p>495</text:p>
          </table:table-cell>
          <table:table-cell office:value-type="float" office:value="135" calcext:value-type="float">
            <text:p>135</text:p>
          </table:table-cell>
          <table:table-cell office:value-type="float" office:value="-78" calcext:value-type="float">
            <text:p>-78</text:p>
          </table:table-cell>
          <table:table-cell table:formula="of:=90*([.N179]-1)+[.G179]" office:value-type="float" office:value="-168" calcext:value-type="float">
            <text:p>-168</text:p>
          </table:table-cell>
          <table:table-cell table:formula="of:=CONCATENATE(&quot;new Route(&quot;; ([.A179]-1)*3+1 ; &quot;,&quot; ; [.B179] ; &quot;,&quot; ; [.C179] ; &quot;, [new RouteSpace(&quot;; [.D179] ; &quot;,&quot; ; [.E179] ; &quot;,&quot; ; [.F179] ;  &quot;,&quot; ;[.G179] ;  &quot;)], BLUE),&quot; ; &quot;new Route(&quot;; ([.A179]-1)*3+2 ; &quot;,&quot; ; [.B179] ; &quot;,&quot; ; [.C179] ; &quot;, [new RouteSpace(&quot;; [.D179] ; &quot;,&quot; ; [.E179] ; &quot;,&quot; ; [.F179] ;  &quot;,&quot; ;[.G179] ;  &quot;)], YELLOW),&quot; ; &quot;new Route(&quot;; ([.A179]-1)*3+3 ; &quot;,&quot; ; [.B179] ; &quot;,&quot; ; [.C179] ; &quot;, [new RouteSpace(&quot;; [.D179] ; &quot;,&quot; ; [.E179] ; &quot;,&quot; ; [.F179] ;  &quot;,&quot; ;[.G179] ;  &quot;)], RED),&quot;)" office:value-type="string" office:string-value="new Route(532,170,220, [new RouteSpace(1681,495,135,-78)], BLUE),new Route(533,170,220, [new RouteSpace(1681,495,135,-78)], YELLOW),new Route(534,170,220, [new RouteSpace(1681,495,135,-78)], RED)," calcext:value-type="string">
            <text:p>new Route(532,170,220, [new RouteSpace(1681,495,135,-78)], BLUE),new Route(533,170,220, [new RouteSpace(1681,495,135,-78)], YELLOW),new Route(534,170,220, [new RouteSpace(1681,495,135,-78)], RED),</text:p>
          </table:table-cell>
          <table:table-cell table:formula="of:=CONCATENATE(([.A179]-1)*3+1;&quot;=&gt;new Route(&quot;; [.B179] ; &quot;,&quot; ; [.C179]  ;  &quot;,BLUE),&quot; ;  ([.A179]-1)*3+2;&quot;=&gt;new Route(&quot;; [.B179] ; &quot;,&quot; ; [.C179]  ;  &quot;,YELLOW),&quot; ; ([.A179]-1)*3+3;&quot;=&gt;new Route(&quot;; [.B179] ; &quot;,&quot; ; [.C179]  ;  &quot;,RED),&quot;)" office:value-type="string" office:string-value="532=&gt;new Route(170,220,BLUE),533=&gt;new Route(170,220,YELLOW),534=&gt;new Route(170,220,RED)," calcext:value-type="string">
            <text:p>532=&gt;new Route(170,220,BLUE),533=&gt;new Route(170,220,YELLOW),534=&gt;new Route(170,220,RED),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1697" calcext:value-type="float">
            <text:p>1697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CONCATENATE(&quot;new Route(&quot;; ([.A180]-1)*3+1 ; &quot;,&quot; ; [.B180] ; &quot;,&quot; ; [.C180] ; &quot;, [new RouteSpace(&quot;; [.D180] ; &quot;,&quot; ; [.E180] ; &quot;,&quot; ; [.F180] ;  &quot;,&quot; ;[.G180] ;  &quot;)], BLUE),&quot; ; &quot;new Route(&quot;; ([.A180]-1)*3+2 ; &quot;,&quot; ; [.B180] ; &quot;,&quot; ; [.C180] ; &quot;, [new RouteSpace(&quot;; [.D180] ; &quot;,&quot; ; [.E180] ; &quot;,&quot; ; [.F180] ;  &quot;,&quot; ;[.G180] ;  &quot;)], YELLOW),&quot; ; &quot;new Route(&quot;; ([.A180]-1)*3+3 ; &quot;,&quot; ; [.B180] ; &quot;,&quot; ; [.C180] ; &quot;, [new RouteSpace(&quot;; [.D180] ; &quot;,&quot; ; [.E180] ; &quot;,&quot; ; [.F180] ;  &quot;,&quot; ;[.G180] ;  &quot;)], RED),&quot;)" office:value-type="string" office:string-value="new Route(535,173,221, [new RouteSpace(1697,794,100,81)], BLUE),new Route(536,173,221, [new RouteSpace(1697,794,100,81)], YELLOW),new Route(537,173,221, [new RouteSpace(1697,794,100,81)], RED)," calcext:value-type="string">
            <text:p>new Route(535,173,221, [new RouteSpace(1697,794,100,81)], BLUE),new Route(536,173,221, [new RouteSpace(1697,794,100,81)], YELLOW),new Route(537,173,221, [new RouteSpace(1697,794,100,81)], RED),</text:p>
          </table:table-cell>
          <table:table-cell table:formula="of:=CONCATENATE(([.A180]-1)*3+1;&quot;=&gt;new Route(&quot;; [.B180] ; &quot;,&quot; ; [.C180]  ;  &quot;,BLUE),&quot; ;  ([.A180]-1)*3+2;&quot;=&gt;new Route(&quot;; [.B180] ; &quot;,&quot; ; [.C180]  ;  &quot;,YELLOW),&quot; ; ([.A180]-1)*3+3;&quot;=&gt;new Route(&quot;; [.B180] ; &quot;,&quot; ; [.C180]  ;  &quot;,RED),&quot;)" office:value-type="string" office:string-value="535=&gt;new Route(173,221,BLUE),536=&gt;new Route(173,221,YELLOW),537=&gt;new Route(173,221,RED)," calcext:value-type="string">
            <text:p>535=&gt;new Route(173,221,BLUE),536=&gt;new Route(173,221,YELLOW),537=&gt;new Route(173,221,RED),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834" calcext:value-type="float">
            <text:p>834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new Route(&quot;; ([.A181]-1)*3+1 ; &quot;,&quot; ; [.B181] ; &quot;,&quot; ; [.C181] ; &quot;, [new RouteSpace(&quot;; [.D181] ; &quot;,&quot; ; [.E181] ; &quot;,&quot; ; [.F181] ;  &quot;,&quot; ;[.G181] ;  &quot;)], BLUE),&quot; ; &quot;new Route(&quot;; ([.A181]-1)*3+2 ; &quot;,&quot; ; [.B181] ; &quot;,&quot; ; [.C181] ; &quot;, [new RouteSpace(&quot;; [.D181] ; &quot;,&quot; ; [.E181] ; &quot;,&quot; ; [.F181] ;  &quot;,&quot; ;[.G181] ;  &quot;)], YELLOW),&quot; ; &quot;new Route(&quot;; ([.A181]-1)*3+3 ; &quot;,&quot; ; [.B181] ; &quot;,&quot; ; [.C181] ; &quot;, [new RouteSpace(&quot;; [.D181] ; &quot;,&quot; ; [.E181] ; &quot;,&quot; ; [.F181] ;  &quot;,&quot; ;[.G181] ;  &quot;)], RED),&quot;)" office:value-type="string" office:string-value="new Route(538,100,212, [new RouteSpace(834,221,111,23)], BLUE),new Route(539,100,212, [new RouteSpace(834,221,111,23)], YELLOW),new Route(540,100,212, [new RouteSpace(834,221,111,23)], RED)," calcext:value-type="string">
            <text:p>new Route(538,100,212, [new RouteSpace(834,221,111,23)], BLUE),new Route(539,100,212, [new RouteSpace(834,221,111,23)], YELLOW),new Route(540,100,212, [new RouteSpace(834,221,111,23)], RED),</text:p>
          </table:table-cell>
          <table:table-cell table:formula="of:=CONCATENATE(([.A181]-1)*3+1;&quot;=&gt;new Route(&quot;; [.B181] ; &quot;,&quot; ; [.C181]  ;  &quot;,BLUE),&quot; ;  ([.A181]-1)*3+2;&quot;=&gt;new Route(&quot;; [.B181] ; &quot;,&quot; ; [.C181]  ;  &quot;,YELLOW),&quot; ; ([.A181]-1)*3+3;&quot;=&gt;new Route(&quot;; [.B181] ; &quot;,&quot; ; [.C181]  ;  &quot;,RED),&quot;)" office:value-type="string" office:string-value="538=&gt;new Route(100,212,BLUE),539=&gt;new Route(100,212,YELLOW),540=&gt;new Route(100,212,RED)," calcext:value-type="string">
            <text:p>538=&gt;new Route(100,212,BLUE),539=&gt;new Route(100,212,YELLOW),540=&gt;new Route(100,212,RED),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office:value-type="float" office:value="965" calcext:value-type="float">
            <text:p>965</text:p>
          </table:table-cell>
          <table:table-cell office:value-type="float" office:value="276" calcext:value-type="float">
            <text:p>27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new Route(&quot;; ([.A182]-1)*3+1 ; &quot;,&quot; ; [.B182] ; &quot;,&quot; ; [.C182] ; &quot;, [new RouteSpace(&quot;; [.D182] ; &quot;,&quot; ; [.E182] ; &quot;,&quot; ; [.F182] ;  &quot;,&quot; ;[.G182] ;  &quot;)], BLUE),&quot; ; &quot;new Route(&quot;; ([.A182]-1)*3+2 ; &quot;,&quot; ; [.B182] ; &quot;,&quot; ; [.C182] ; &quot;, [new RouteSpace(&quot;; [.D182] ; &quot;,&quot; ; [.E182] ; &quot;,&quot; ; [.F182] ;  &quot;,&quot; ;[.G182] ;  &quot;)], YELLOW),&quot; ; &quot;new Route(&quot;; ([.A182]-1)*3+3 ; &quot;,&quot; ; [.B182] ; &quot;,&quot; ; [.C182] ; &quot;, [new RouteSpace(&quot;; [.D182] ; &quot;,&quot; ; [.E182] ; &quot;,&quot; ; [.F182] ;  &quot;,&quot; ;[.G182] ;  &quot;)], RED),&quot;)" office:value-type="string" office:string-value="new Route(541,153,212, [new RouteSpace(965,276,90,9)], BLUE),new Route(542,153,212, [new RouteSpace(965,276,90,9)], YELLOW),new Route(543,153,212, [new RouteSpace(965,276,90,9)], RED)," calcext:value-type="string">
            <text:p>new Route(541,153,212, [new RouteSpace(965,276,90,9)], BLUE),new Route(542,153,212, [new RouteSpace(965,276,90,9)], YELLOW),new Route(543,153,212, [new RouteSpace(965,276,90,9)], RED),</text:p>
          </table:table-cell>
          <table:table-cell table:formula="of:=CONCATENATE(([.A182]-1)*3+1;&quot;=&gt;new Route(&quot;; [.B182] ; &quot;,&quot; ; [.C182]  ;  &quot;,BLUE),&quot; ;  ([.A182]-1)*3+2;&quot;=&gt;new Route(&quot;; [.B182] ; &quot;,&quot; ; [.C182]  ;  &quot;,YELLOW),&quot; ; ([.A182]-1)*3+3;&quot;=&gt;new Route(&quot;; [.B182] ; &quot;,&quot; ; [.C182]  ;  &quot;,RED),&quot;)" office:value-type="string" office:string-value="541=&gt;new Route(153,212,BLUE),542=&gt;new Route(153,212,YELLOW),543=&gt;new Route(153,212,RED)," calcext:value-type="string">
            <text:p>541=&gt;new Route(153,212,BLUE),542=&gt;new Route(153,212,YELLOW),543=&gt;new Route(153,212,RED),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212" calcext:value-type="float">
            <text:p>212</text:p>
          </table:table-cell>
          <table:table-cell office:value-type="float" office:value="958" calcext:value-type="float">
            <text:p>958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CONCATENATE(&quot;new Route(&quot;; ([.A183]-1)*3+1 ; &quot;,&quot; ; [.B183] ; &quot;,&quot; ; [.C183] ; &quot;, [new RouteSpace(&quot;; [.D183] ; &quot;,&quot; ; [.E183] ; &quot;,&quot; ; [.F183] ;  &quot;,&quot; ;[.G183] ;  &quot;)], BLUE),&quot; ; &quot;new Route(&quot;; ([.A183]-1)*3+2 ; &quot;,&quot; ; [.B183] ; &quot;,&quot; ; [.C183] ; &quot;, [new RouteSpace(&quot;; [.D183] ; &quot;,&quot; ; [.E183] ; &quot;,&quot; ; [.F183] ;  &quot;,&quot; ;[.G183] ;  &quot;)], YELLOW),&quot; ; &quot;new Route(&quot;; ([.A183]-1)*3+3 ; &quot;,&quot; ; [.B183] ; &quot;,&quot; ; [.C183] ; &quot;, [new RouteSpace(&quot;; [.D183] ; &quot;,&quot; ; [.E183] ; &quot;,&quot; ; [.F183] ;  &quot;,&quot; ;[.G183] ;  &quot;)], RED),&quot;)" office:value-type="string" office:string-value="new Route(544,154,212, [new RouteSpace(958,260,106,-53)], BLUE),new Route(545,154,212, [new RouteSpace(958,260,106,-53)], YELLOW),new Route(546,154,212, [new RouteSpace(958,260,106,-53)], RED)," calcext:value-type="string">
            <text:p>new Route(544,154,212, [new RouteSpace(958,260,106,-53)], BLUE),new Route(545,154,212, [new RouteSpace(958,260,106,-53)], YELLOW),new Route(546,154,212, [new RouteSpace(958,260,106,-53)], RED),</text:p>
          </table:table-cell>
          <table:table-cell table:formula="of:=CONCATENATE(([.A183]-1)*3+1;&quot;=&gt;new Route(&quot;; [.B183] ; &quot;,&quot; ; [.C183]  ;  &quot;,BLUE),&quot; ;  ([.A183]-1)*3+2;&quot;=&gt;new Route(&quot;; [.B183] ; &quot;,&quot; ; [.C183]  ;  &quot;,YELLOW),&quot; ; ([.A183]-1)*3+3;&quot;=&gt;new Route(&quot;; [.B183] ; &quot;,&quot; ; [.C183]  ;  &quot;,RED),&quot;)" office:value-type="string" office:string-value="544=&gt;new Route(154,212,BLUE),545=&gt;new Route(154,212,YELLOW),546=&gt;new Route(154,212,RED)," calcext:value-type="string">
            <text:p>544=&gt;new Route(154,212,BLUE),545=&gt;new Route(154,212,YELLOW),546=&gt;new Route(154,212,RED),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float" office:value="1033" calcext:value-type="float">
            <text:p>1033</text:p>
          </table:table-cell>
          <table:table-cell office:value-type="float" office:value="123" calcext:value-type="float">
            <text:p>123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CONCATENATE(&quot;new Route(&quot;; ([.A184]-1)*3+1 ; &quot;,&quot; ; [.B184] ; &quot;,&quot; ; [.C184] ; &quot;, [new RouteSpace(&quot;; [.D184] ; &quot;,&quot; ; [.E184] ; &quot;,&quot; ; [.F184] ;  &quot;,&quot; ;[.G184] ;  &quot;)], BLUE),&quot; ; &quot;new Route(&quot;; ([.A184]-1)*3+2 ; &quot;,&quot; ; [.B184] ; &quot;,&quot; ; [.C184] ; &quot;, [new RouteSpace(&quot;; [.D184] ; &quot;,&quot; ; [.E184] ; &quot;,&quot; ; [.F184] ;  &quot;,&quot; ;[.G184] ;  &quot;)], YELLOW),&quot; ; &quot;new Route(&quot;; ([.A184]-1)*3+3 ; &quot;,&quot; ; [.B184] ; &quot;,&quot; ; [.C184] ; &quot;, [new RouteSpace(&quot;; [.D184] ; &quot;,&quot; ; [.E184] ; &quot;,&quot; ; [.F184] ;  &quot;,&quot; ;[.G184] ;  &quot;)], RED),&quot;)" office:value-type="string" office:string-value="new Route(547,126,185, [new RouteSpace(74,1033,123,-25)], BLUE),new Route(548,126,185, [new RouteSpace(74,1033,123,-25)], YELLOW),new Route(549,126,185, [new RouteSpace(74,1033,123,-25)], RED)," calcext:value-type="string">
            <text:p>new Route(547,126,185, [new RouteSpace(74,1033,123,-25)], BLUE),new Route(548,126,185, [new RouteSpace(74,1033,123,-25)], YELLOW),new Route(549,126,185, [new RouteSpace(74,1033,123,-25)], RED),</text:p>
          </table:table-cell>
          <table:table-cell table:formula="of:=CONCATENATE(([.A184]-1)*3+1;&quot;=&gt;new Route(&quot;; [.B184] ; &quot;,&quot; ; [.C184]  ;  &quot;,BLUE),&quot; ;  ([.A184]-1)*3+2;&quot;=&gt;new Route(&quot;; [.B184] ; &quot;,&quot; ; [.C184]  ;  &quot;,YELLOW),&quot; ; ([.A184]-1)*3+3;&quot;=&gt;new Route(&quot;; [.B184] ; &quot;,&quot; ; [.C184]  ;  &quot;,RED),&quot;)" office:value-type="string" office:string-value="547=&gt;new Route(126,185,BLUE),548=&gt;new Route(126,185,YELLOW),549=&gt;new Route(126,185,RED)," calcext:value-type="string">
            <text:p>547=&gt;new Route(126,185,BLUE),548=&gt;new Route(126,185,YELLOW),549=&gt;new Route(126,185,RED),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962" calcext:value-type="float">
            <text:p>962</text:p>
          </table:table-cell>
          <table:table-cell office:value-type="float" office:value="141" calcext:value-type="float">
            <text:p>141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CONCATENATE(&quot;new Route(&quot;; ([.A185]-1)*3+1 ; &quot;,&quot; ; [.B185] ; &quot;,&quot; ; [.C185] ; &quot;, [new RouteSpace(&quot;; [.D185] ; &quot;,&quot; ; [.E185] ; &quot;,&quot; ; [.F185] ;  &quot;,&quot; ;[.G185] ;  &quot;)], BLUE),&quot; ; &quot;new Route(&quot;; ([.A185]-1)*3+2 ; &quot;,&quot; ; [.B185] ; &quot;,&quot; ; [.C185] ; &quot;, [new RouteSpace(&quot;; [.D185] ; &quot;,&quot; ; [.E185] ; &quot;,&quot; ; [.F185] ;  &quot;,&quot; ;[.G185] ;  &quot;)], YELLOW),&quot; ; &quot;new Route(&quot;; ([.A185]-1)*3+3 ; &quot;,&quot; ; [.B185] ; &quot;,&quot; ; [.C185] ; &quot;, [new RouteSpace(&quot;; [.D185] ; &quot;,&quot; ; [.E185] ; &quot;,&quot; ; [.F185] ;  &quot;,&quot; ;[.G185] ;  &quot;)], RED),&quot;)" office:value-type="string" office:string-value="new Route(550,118,185, [new RouteSpace(207,962,141,-63)], BLUE),new Route(551,118,185, [new RouteSpace(207,962,141,-63)], YELLOW),new Route(552,118,185, [new RouteSpace(207,962,141,-63)], RED)," calcext:value-type="string">
            <text:p>new Route(550,118,185, [new RouteSpace(207,962,141,-63)], BLUE),new Route(551,118,185, [new RouteSpace(207,962,141,-63)], YELLOW),new Route(552,118,185, [new RouteSpace(207,962,141,-63)], RED),</text:p>
          </table:table-cell>
          <table:table-cell table:formula="of:=CONCATENATE(([.A185]-1)*3+1;&quot;=&gt;new Route(&quot;; [.B185] ; &quot;,&quot; ; [.C185]  ;  &quot;,BLUE),&quot; ;  ([.A185]-1)*3+2;&quot;=&gt;new Route(&quot;; [.B185] ; &quot;,&quot; ; [.C185]  ;  &quot;,YELLOW),&quot; ; ([.A185]-1)*3+3;&quot;=&gt;new Route(&quot;; [.B185] ; &quot;,&quot; ; [.C185]  ;  &quot;,RED),&quot;)" office:value-type="string" office:string-value="550=&gt;new Route(118,185,BLUE),551=&gt;new Route(118,185,YELLOW),552=&gt;new Route(118,185,RED)," calcext:value-type="string">
            <text:p>550=&gt;new Route(118,185,BLUE),551=&gt;new Route(118,185,YELLOW),552=&gt;new Route(118,185,RED),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983" calcext:value-type="float">
            <text:p>983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&quot;new Route(&quot;; ([.A186]-1)*3+1 ; &quot;,&quot; ; [.B186] ; &quot;,&quot; ; [.C186] ; &quot;, [new RouteSpace(&quot;; [.D186] ; &quot;,&quot; ; [.E186] ; &quot;,&quot; ; [.F186] ;  &quot;,&quot; ;[.G186] ;  &quot;)], BLUE),&quot; ; &quot;new Route(&quot;; ([.A186]-1)*3+2 ; &quot;,&quot; ; [.B186] ; &quot;,&quot; ; [.C186] ; &quot;, [new RouteSpace(&quot;; [.D186] ; &quot;,&quot; ; [.E186] ; &quot;,&quot; ; [.F186] ;  &quot;,&quot; ;[.G186] ;  &quot;)], YELLOW),&quot; ; &quot;new Route(&quot;; ([.A186]-1)*3+3 ; &quot;,&quot; ; [.B186] ; &quot;,&quot; ; [.C186] ; &quot;, [new RouteSpace(&quot;; [.D186] ; &quot;,&quot; ; [.E186] ; &quot;,&quot; ; [.F186] ;  &quot;,&quot; ;[.G186] ;  &quot;)], RED),&quot;)" office:value-type="string" office:string-value="new Route(553,123,185, [new RouteSpace(212,983,133,21)], BLUE),new Route(554,123,185, [new RouteSpace(212,983,133,21)], YELLOW),new Route(555,123,185, [new RouteSpace(212,983,133,21)], RED)," calcext:value-type="string">
            <text:p>new Route(553,123,185, [new RouteSpace(212,983,133,21)], BLUE),new Route(554,123,185, [new RouteSpace(212,983,133,21)], YELLOW),new Route(555,123,185, [new RouteSpace(212,983,133,21)], RED),</text:p>
          </table:table-cell>
          <table:table-cell table:formula="of:=CONCATENATE(([.A186]-1)*3+1;&quot;=&gt;new Route(&quot;; [.B186] ; &quot;,&quot; ; [.C186]  ;  &quot;,BLUE),&quot; ;  ([.A186]-1)*3+2;&quot;=&gt;new Route(&quot;; [.B186] ; &quot;,&quot; ; [.C186]  ;  &quot;,YELLOW),&quot; ; ([.A186]-1)*3+3;&quot;=&gt;new Route(&quot;; [.B186] ; &quot;,&quot; ; [.C186]  ;  &quot;,RED),&quot;)" office:value-type="string" office:string-value="553=&gt;new Route(123,185,BLUE),554=&gt;new Route(123,185,YELLOW),555=&gt;new Route(123,185,RED)," calcext:value-type="string">
            <text:p>553=&gt;new Route(123,185,BLUE),554=&gt;new Route(123,185,YELLOW),555=&gt;new Route(123,185,RED),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office:value-type="float" office:value="271" calcext:value-type="float">
            <text:p>271</text:p>
          </table:table-cell>
          <table:table-cell office:value-type="float" office:value="684" calcext:value-type="float">
            <text:p>684</text:p>
          </table:table-cell>
          <table:table-cell office:value-type="float" office:value="86" calcext:value-type="float">
            <text:p>86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CONCATENATE(&quot;new Route(&quot;; ([.A187]-1)*3+1 ; &quot;,&quot; ; [.B187] ; &quot;,&quot; ; [.C187] ; &quot;, [new RouteSpace(&quot;; [.D187] ; &quot;,&quot; ; [.E187] ; &quot;,&quot; ; [.F187] ;  &quot;,&quot; ;[.G187] ;  &quot;)], BLUE),&quot; ; &quot;new Route(&quot;; ([.A187]-1)*3+2 ; &quot;,&quot; ; [.B187] ; &quot;,&quot; ; [.C187] ; &quot;, [new RouteSpace(&quot;; [.D187] ; &quot;,&quot; ; [.E187] ; &quot;,&quot; ; [.F187] ;  &quot;,&quot; ;[.G187] ;  &quot;)], YELLOW),&quot; ; &quot;new Route(&quot;; ([.A187]-1)*3+3 ; &quot;,&quot; ; [.B187] ; &quot;,&quot; ; [.C187] ; &quot;, [new RouteSpace(&quot;; [.D187] ; &quot;,&quot; ; [.E187] ; &quot;,&quot; ; [.F187] ;  &quot;,&quot; ;[.G187] ;  &quot;)], RED),&quot;)" office:value-type="string" office:string-value="new Route(556,115,184, [new RouteSpace(271,684,86,-22)], BLUE),new Route(557,115,184, [new RouteSpace(271,684,86,-22)], YELLOW),new Route(558,115,184, [new RouteSpace(271,684,86,-22)], RED)," calcext:value-type="string">
            <text:p>new Route(556,115,184, [new RouteSpace(271,684,86,-22)], BLUE),new Route(557,115,184, [new RouteSpace(271,684,86,-22)], YELLOW),new Route(558,115,184, [new RouteSpace(271,684,86,-22)], RED),</text:p>
          </table:table-cell>
          <table:table-cell table:formula="of:=CONCATENATE(([.A187]-1)*3+1;&quot;=&gt;new Route(&quot;; [.B187] ; &quot;,&quot; ; [.C187]  ;  &quot;,BLUE),&quot; ;  ([.A187]-1)*3+2;&quot;=&gt;new Route(&quot;; [.B187] ; &quot;,&quot; ; [.C187]  ;  &quot;,YELLOW),&quot; ; ([.A187]-1)*3+3;&quot;=&gt;new Route(&quot;; [.B187] ; &quot;,&quot; ; [.C187]  ;  &quot;,RED),&quot;)" office:value-type="string" office:string-value="556=&gt;new Route(115,184,BLUE),557=&gt;new Route(115,184,YELLOW),558=&gt;new Route(115,184,RED)," calcext:value-type="string">
            <text:p>556=&gt;new Route(115,184,BLUE),557=&gt;new Route(115,184,YELLOW),558=&gt;new Route(115,184,RED),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97" calcext:value-type="float">
            <text:p>197</text:p>
          </table:table-cell>
          <table:table-cell office:value-type="float" office:value="1152" calcext:value-type="float">
            <text:p>1152</text:p>
          </table:table-cell>
          <table:table-cell office:value-type="float" office:value="691" calcext:value-type="float">
            <text:p>691</text:p>
          </table:table-cell>
          <table:table-cell office:value-type="float" office:value="185" calcext:value-type="float">
            <text:p>185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CONCATENATE(&quot;new Route(&quot;; ([.A188]-1)*3+1 ; &quot;,&quot; ; [.B188] ; &quot;,&quot; ; [.C188] ; &quot;, [new RouteSpace(&quot;; [.D188] ; &quot;,&quot; ; [.E188] ; &quot;,&quot; ; [.F188] ;  &quot;,&quot; ;[.G188] ;  &quot;)], BLUE),&quot; ; &quot;new Route(&quot;; ([.A188]-1)*3+2 ; &quot;,&quot; ; [.B188] ; &quot;,&quot; ; [.C188] ; &quot;, [new RouteSpace(&quot;; [.D188] ; &quot;,&quot; ; [.E188] ; &quot;,&quot; ; [.F188] ;  &quot;,&quot; ;[.G188] ;  &quot;)], YELLOW),&quot; ; &quot;new Route(&quot;; ([.A188]-1)*3+3 ; &quot;,&quot; ; [.B188] ; &quot;,&quot; ; [.C188] ; &quot;, [new RouteSpace(&quot;; [.D188] ; &quot;,&quot; ; [.E188] ; &quot;,&quot; ; [.F188] ;  &quot;,&quot; ;[.G188] ;  &quot;)], RED),&quot;)" office:value-type="string" office:string-value="new Route(559,163,197, [new RouteSpace(1152,691,185,-10)], BLUE),new Route(560,163,197, [new RouteSpace(1152,691,185,-10)], YELLOW),new Route(561,163,197, [new RouteSpace(1152,691,185,-10)], RED)," calcext:value-type="string">
            <text:p>new Route(559,163,197, [new RouteSpace(1152,691,185,-10)], BLUE),new Route(560,163,197, [new RouteSpace(1152,691,185,-10)], YELLOW),new Route(561,163,197, [new RouteSpace(1152,691,185,-10)], RED),</text:p>
          </table:table-cell>
          <table:table-cell table:formula="of:=CONCATENATE(([.A188]-1)*3+1;&quot;=&gt;new Route(&quot;; [.B188] ; &quot;,&quot; ; [.C188]  ;  &quot;,BLUE),&quot; ;  ([.A188]-1)*3+2;&quot;=&gt;new Route(&quot;; [.B188] ; &quot;,&quot; ; [.C188]  ;  &quot;,YELLOW),&quot; ; ([.A188]-1)*3+3;&quot;=&gt;new Route(&quot;; [.B188] ; &quot;,&quot; ; [.C188]  ;  &quot;,RED),&quot;)" office:value-type="string" office:string-value="559=&gt;new Route(163,197,BLUE),560=&gt;new Route(163,197,YELLOW),561=&gt;new Route(163,197,RED)," calcext:value-type="string">
            <text:p>559=&gt;new Route(163,197,BLUE),560=&gt;new Route(163,197,YELLOW),561=&gt;new Route(163,197,RED),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609" calcext:value-type="float">
            <text:p>1609</text:p>
          </table:table-cell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CONCATENATE(&quot;new Route(&quot;; ([.A189]-1)*3+1 ; &quot;,&quot; ; [.B189] ; &quot;,&quot; ; [.C189] ; &quot;, [new RouteSpace(&quot;; [.D189] ; &quot;,&quot; ; [.E189] ; &quot;,&quot; ; [.F189] ;  &quot;,&quot; ;[.G189] ;  &quot;)], BLUE),&quot; ; &quot;new Route(&quot;; ([.A189]-1)*3+2 ; &quot;,&quot; ; [.B189] ; &quot;,&quot; ; [.C189] ; &quot;, [new RouteSpace(&quot;; [.D189] ; &quot;,&quot; ; [.E189] ; &quot;,&quot; ; [.F189] ;  &quot;,&quot; ;[.G189] ;  &quot;)], YELLOW),&quot; ; &quot;new Route(&quot;; ([.A189]-1)*3+3 ; &quot;,&quot; ; [.B189] ; &quot;,&quot; ; [.C189] ; &quot;, [new RouteSpace(&quot;; [.D189] ; &quot;,&quot; ; [.E189] ; &quot;,&quot; ; [.F189] ;  &quot;,&quot; ;[.G189] ;  &quot;)], RED),&quot;)" office:value-type="string" office:string-value="new Route(562,167,181, [new RouteSpace(1609,197,133,-27)], BLUE),new Route(563,167,181, [new RouteSpace(1609,197,133,-27)], YELLOW),new Route(564,167,181, [new RouteSpace(1609,197,133,-27)], RED)," calcext:value-type="string">
            <text:p>new Route(562,167,181, [new RouteSpace(1609,197,133,-27)], BLUE),new Route(563,167,181, [new RouteSpace(1609,197,133,-27)], YELLOW),new Route(564,167,181, [new RouteSpace(1609,197,133,-27)], RED),</text:p>
          </table:table-cell>
          <table:table-cell table:formula="of:=CONCATENATE(([.A189]-1)*3+1;&quot;=&gt;new Route(&quot;; [.B189] ; &quot;,&quot; ; [.C189]  ;  &quot;,BLUE),&quot; ;  ([.A189]-1)*3+2;&quot;=&gt;new Route(&quot;; [.B189] ; &quot;,&quot; ; [.C189]  ;  &quot;,YELLOW),&quot; ; ([.A189]-1)*3+3;&quot;=&gt;new Route(&quot;; [.B189] ; &quot;,&quot; ; [.C189]  ;  &quot;,RED),&quot;)" office:value-type="string" office:string-value="562=&gt;new Route(167,181,BLUE),563=&gt;new Route(167,181,YELLOW),564=&gt;new Route(167,181,RED)," calcext:value-type="string">
            <text:p>562=&gt;new Route(167,181,BLUE),563=&gt;new Route(167,181,YELLOW),564=&gt;new Route(167,181,RED),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714" calcext:value-type="float">
            <text:p>171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new Route(&quot;; ([.A190]-1)*3+1 ; &quot;,&quot; ; [.B190] ; &quot;,&quot; ; [.C190] ; &quot;, [new RouteSpace(&quot;; [.D190] ; &quot;,&quot; ; [.E190] ; &quot;,&quot; ; [.F190] ;  &quot;,&quot; ;[.G190] ;  &quot;)], BLUE),&quot; ; &quot;new Route(&quot;; ([.A190]-1)*3+2 ; &quot;,&quot; ; [.B190] ; &quot;,&quot; ; [.C190] ; &quot;, [new RouteSpace(&quot;; [.D190] ; &quot;,&quot; ; [.E190] ; &quot;,&quot; ; [.F190] ;  &quot;,&quot; ;[.G190] ;  &quot;)], YELLOW),&quot; ; &quot;new Route(&quot;; ([.A190]-1)*3+3 ; &quot;,&quot; ; [.B190] ; &quot;,&quot; ; [.C190] ; &quot;, [new RouteSpace(&quot;; [.D190] ; &quot;,&quot; ; [.E190] ; &quot;,&quot; ; [.F190] ;  &quot;,&quot; ;[.G190] ;  &quot;)], RED),&quot;)" office:value-type="string" office:string-value="new Route(565,169,181, [new RouteSpace(1714,66,59,68)], BLUE),new Route(566,169,181, [new RouteSpace(1714,66,59,68)], YELLOW),new Route(567,169,181, [new RouteSpace(1714,66,59,68)], RED)," calcext:value-type="string">
            <text:p>new Route(565,169,181, [new RouteSpace(1714,66,59,68)], BLUE),new Route(566,169,181, [new RouteSpace(1714,66,59,68)], YELLOW),new Route(567,169,181, [new RouteSpace(1714,66,59,68)], RED),</text:p>
          </table:table-cell>
          <table:table-cell table:formula="of:=CONCATENATE(([.A190]-1)*3+1;&quot;=&gt;new Route(&quot;; [.B190] ; &quot;,&quot; ; [.C190]  ;  &quot;,BLUE),&quot; ;  ([.A190]-1)*3+2;&quot;=&gt;new Route(&quot;; [.B190] ; &quot;,&quot; ; [.C190]  ;  &quot;,YELLOW),&quot; ; ([.A190]-1)*3+3;&quot;=&gt;new Route(&quot;; [.B190] ; &quot;,&quot; ; [.C190]  ;  &quot;,RED),&quot;)" office:value-type="string" office:string-value="565=&gt;new Route(169,181,BLUE),566=&gt;new Route(169,181,YELLOW),567=&gt;new Route(169,181,RED)," calcext:value-type="string">
            <text:p>565=&gt;new Route(169,181,BLUE),566=&gt;new Route(169,181,YELLOW),567=&gt;new Route(169,181,RED),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186" calcext:value-type="float">
            <text:p>186</text:p>
          </table:table-cell>
          <table:table-cell office:value-type="float" office:value="280" calcext:value-type="float">
            <text:p>280</text:p>
          </table:table-cell>
          <table:table-cell office:value-type="float" office:value="1264" calcext:value-type="float">
            <text:p>1264</text:p>
          </table:table-cell>
          <table:table-cell office:value-type="float" office:value="115" calcext:value-type="float">
            <text:p>115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CONCATENATE(&quot;new Route(&quot;; ([.A191]-1)*3+1 ; &quot;,&quot; ; [.B191] ; &quot;,&quot; ; [.C191] ; &quot;, [new RouteSpace(&quot;; [.D191] ; &quot;,&quot; ; [.E191] ; &quot;,&quot; ; [.F191] ;  &quot;,&quot; ;[.G191] ;  &quot;)], BLUE),&quot; ; &quot;new Route(&quot;; ([.A191]-1)*3+2 ; &quot;,&quot; ; [.B191] ; &quot;,&quot; ; [.C191] ; &quot;, [new RouteSpace(&quot;; [.D191] ; &quot;,&quot; ; [.E191] ; &quot;,&quot; ; [.F191] ;  &quot;,&quot; ;[.G191] ;  &quot;)], YELLOW),&quot; ; &quot;new Route(&quot;; ([.A191]-1)*3+3 ; &quot;,&quot; ; [.B191] ; &quot;,&quot; ; [.C191] ; &quot;, [new RouteSpace(&quot;; [.D191] ; &quot;,&quot; ; [.E191] ; &quot;,&quot; ; [.F191] ;  &quot;,&quot; ;[.G191] ;  &quot;)], RED),&quot;)" office:value-type="string" office:string-value="new Route(568,127,186, [new RouteSpace(280,1264,115,-21)], BLUE),new Route(569,127,186, [new RouteSpace(280,1264,115,-21)], YELLOW),new Route(570,127,186, [new RouteSpace(280,1264,115,-21)], RED)," calcext:value-type="string">
            <text:p>new Route(568,127,186, [new RouteSpace(280,1264,115,-21)], BLUE),new Route(569,127,186, [new RouteSpace(280,1264,115,-21)], YELLOW),new Route(570,127,186, [new RouteSpace(280,1264,115,-21)], RED),</text:p>
          </table:table-cell>
          <table:table-cell table:formula="of:=CONCATENATE(([.A191]-1)*3+1;&quot;=&gt;new Route(&quot;; [.B191] ; &quot;,&quot; ; [.C191]  ;  &quot;,BLUE),&quot; ;  ([.A191]-1)*3+2;&quot;=&gt;new Route(&quot;; [.B191] ; &quot;,&quot; ; [.C191]  ;  &quot;,YELLOW),&quot; ; ([.A191]-1)*3+3;&quot;=&gt;new Route(&quot;; [.B191] ; &quot;,&quot; ; [.C191]  ;  &quot;,RED),&quot;)" office:value-type="string" office:string-value="568=&gt;new Route(127,186,BLUE),569=&gt;new Route(127,186,YELLOW),570=&gt;new Route(127,186,RED)," calcext:value-type="string">
            <text:p>568=&gt;new Route(127,186,BLUE),569=&gt;new Route(127,186,YELLOW),570=&gt;new Route(127,186,RED),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229" calcext:value-type="float">
            <text:p>1229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new Route(&quot;; ([.A192]-1)*3+1 ; &quot;,&quot; ; [.B192] ; &quot;,&quot; ; [.C192] ; &quot;, [new RouteSpace(&quot;; [.D192] ; &quot;,&quot; ; [.E192] ; &quot;,&quot; ; [.F192] ;  &quot;,&quot; ;[.G192] ;  &quot;)], BLUE),&quot; ; &quot;new Route(&quot;; ([.A192]-1)*3+2 ; &quot;,&quot; ; [.B192] ; &quot;,&quot; ; [.C192] ; &quot;, [new RouteSpace(&quot;; [.D192] ; &quot;,&quot; ; [.E192] ; &quot;,&quot; ; [.F192] ;  &quot;,&quot; ;[.G192] ;  &quot;)], YELLOW),&quot; ; &quot;new Route(&quot;; ([.A192]-1)*3+3 ; &quot;,&quot; ; [.B192] ; &quot;,&quot; ; [.C192] ; &quot;, [new RouteSpace(&quot;; [.D192] ; &quot;,&quot; ; [.E192] ; &quot;,&quot; ; [.F192] ;  &quot;,&quot; ;[.G192] ;  &quot;)], RED),&quot;)" office:value-type="string" office:string-value="new Route(571,186,202, [new RouteSpace(124,1229,133,15)], BLUE),new Route(572,186,202, [new RouteSpace(124,1229,133,15)], YELLOW),new Route(573,186,202, [new RouteSpace(124,1229,133,15)], RED)," calcext:value-type="string">
            <text:p>new Route(571,186,202, [new RouteSpace(124,1229,133,15)], BLUE),new Route(572,186,202, [new RouteSpace(124,1229,133,15)], YELLOW),new Route(573,186,202, [new RouteSpace(124,1229,133,15)], RED),</text:p>
          </table:table-cell>
          <table:table-cell table:formula="of:=CONCATENATE(([.A192]-1)*3+1;&quot;=&gt;new Route(&quot;; [.B192] ; &quot;,&quot; ; [.C192]  ;  &quot;,BLUE),&quot; ;  ([.A192]-1)*3+2;&quot;=&gt;new Route(&quot;; [.B192] ; &quot;,&quot; ; [.C192]  ;  &quot;,YELLOW),&quot; ; ([.A192]-1)*3+3;&quot;=&gt;new Route(&quot;; [.B192] ; &quot;,&quot; ; [.C192]  ;  &quot;,RED),&quot;)" office:value-type="string" office:string-value="571=&gt;new Route(186,202,BLUE),572=&gt;new Route(186,202,YELLOW),573=&gt;new Route(186,202,RED)," calcext:value-type="string">
            <text:p>571=&gt;new Route(186,202,BLUE),572=&gt;new Route(186,202,YELLOW),573=&gt;new Route(186,202,RED),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684" calcext:value-type="float">
            <text:p>1684</text:p>
          </table:table-cell>
          <table:table-cell office:value-type="float" office:value="526" calcext:value-type="float">
            <text:p>526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new Route(&quot;; ([.A193]-1)*3+1 ; &quot;,&quot; ; [.B193] ; &quot;,&quot; ; [.C193] ; &quot;, [new RouteSpace(&quot;; [.D193] ; &quot;,&quot; ; [.E193] ; &quot;,&quot; ; [.F193] ;  &quot;,&quot; ;[.G193] ;  &quot;)], BLUE),&quot; ; &quot;new Route(&quot;; ([.A193]-1)*3+2 ; &quot;,&quot; ; [.B193] ; &quot;,&quot; ; [.C193] ; &quot;, [new RouteSpace(&quot;; [.D193] ; &quot;,&quot; ; [.E193] ; &quot;,&quot; ; [.F193] ;  &quot;,&quot; ;[.G193] ;  &quot;)], YELLOW),&quot; ; &quot;new Route(&quot;; ([.A193]-1)*3+3 ; &quot;,&quot; ; [.B193] ; &quot;,&quot; ; [.C193] ; &quot;, [new RouteSpace(&quot;; [.D193] ; &quot;,&quot; ; [.E193] ; &quot;,&quot; ; [.F193] ;  &quot;,&quot; ;[.G193] ;  &quot;)], RED),&quot;)" office:value-type="string" office:string-value="new Route(574,182,220, [new RouteSpace(1684,526,133,69)], BLUE),new Route(575,182,220, [new RouteSpace(1684,526,133,69)], YELLOW),new Route(576,182,220, [new RouteSpace(1684,526,133,69)], RED)," calcext:value-type="string">
            <text:p>new Route(574,182,220, [new RouteSpace(1684,526,133,69)], BLUE),new Route(575,182,220, [new RouteSpace(1684,526,133,69)], YELLOW),new Route(576,182,220, [new RouteSpace(1684,526,133,69)], RED),</text:p>
          </table:table-cell>
          <table:table-cell table:formula="of:=CONCATENATE(([.A193]-1)*3+1;&quot;=&gt;new Route(&quot;; [.B193] ; &quot;,&quot; ; [.C193]  ;  &quot;,BLUE),&quot; ;  ([.A193]-1)*3+2;&quot;=&gt;new Route(&quot;; [.B193] ; &quot;,&quot; ; [.C193]  ;  &quot;,YELLOW),&quot; ; ([.A193]-1)*3+3;&quot;=&gt;new Route(&quot;; [.B193] ; &quot;,&quot; ; [.C193]  ;  &quot;,RED),&quot;)" office:value-type="string" office:string-value="574=&gt;new Route(182,220,BLUE),575=&gt;new Route(182,220,YELLOW),576=&gt;new Route(182,220,RED)," calcext:value-type="string">
            <text:p>574=&gt;new Route(182,220,BLUE),575=&gt;new Route(182,220,YELLOW),576=&gt;new Route(182,220,RED),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221" calcext:value-type="float">
            <text:p>221</text:p>
          </table:table-cell>
          <table:table-cell office:value-type="float" office:value="1700" calcext:value-type="float">
            <text:p>1700</text:p>
          </table:table-cell>
          <table:table-cell office:value-type="float" office:value="768" calcext:value-type="float">
            <text:p>768</text:p>
          </table:table-cell>
          <table:table-cell office:value-type="float" office:value="98" calcext:value-type="float">
            <text:p>98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CONCATENATE(&quot;new Route(&quot;; ([.A194]-1)*3+1 ; &quot;,&quot; ; [.B194] ; &quot;,&quot; ; [.C194] ; &quot;, [new RouteSpace(&quot;; [.D194] ; &quot;,&quot; ; [.E194] ; &quot;,&quot; ; [.F194] ;  &quot;,&quot; ;[.G194] ;  &quot;)], BLUE),&quot; ; &quot;new Route(&quot;; ([.A194]-1)*3+2 ; &quot;,&quot; ; [.B194] ; &quot;,&quot; ; [.C194] ; &quot;, [new RouteSpace(&quot;; [.D194] ; &quot;,&quot; ; [.E194] ; &quot;,&quot; ; [.F194] ;  &quot;,&quot; ;[.G194] ;  &quot;)], YELLOW),&quot; ; &quot;new Route(&quot;; ([.A194]-1)*3+3 ; &quot;,&quot; ; [.B194] ; &quot;,&quot; ; [.C194] ; &quot;, [new RouteSpace(&quot;; [.D194] ; &quot;,&quot; ; [.E194] ; &quot;,&quot; ; [.F194] ;  &quot;,&quot; ;[.G194] ;  &quot;)], RED),&quot;)" office:value-type="string" office:string-value="new Route(577,182,221, [new RouteSpace(1700,768,98,-72)], BLUE),new Route(578,182,221, [new RouteSpace(1700,768,98,-72)], YELLOW),new Route(579,182,221, [new RouteSpace(1700,768,98,-72)], RED)," calcext:value-type="string">
            <text:p>new Route(577,182,221, [new RouteSpace(1700,768,98,-72)], BLUE),new Route(578,182,221, [new RouteSpace(1700,768,98,-72)], YELLOW),new Route(579,182,221, [new RouteSpace(1700,768,98,-72)], RED),</text:p>
          </table:table-cell>
          <table:table-cell table:formula="of:=CONCATENATE(([.A194]-1)*3+1;&quot;=&gt;new Route(&quot;; [.B194] ; &quot;,&quot; ; [.C194]  ;  &quot;,BLUE),&quot; ;  ([.A194]-1)*3+2;&quot;=&gt;new Route(&quot;; [.B194] ; &quot;,&quot; ; [.C194]  ;  &quot;,YELLOW),&quot; ; ([.A194]-1)*3+3;&quot;=&gt;new Route(&quot;; [.B194] ; &quot;,&quot; ; [.C194]  ;  &quot;,RED),&quot;)" office:value-type="string" office:string-value="577=&gt;new Route(182,221,BLUE),578=&gt;new Route(182,221,YELLOW),579=&gt;new Route(182,221,RED)," calcext:value-type="string">
            <text:p>577=&gt;new Route(182,221,BLUE),578=&gt;new Route(182,221,YELLOW),579=&gt;new Route(182,221,RED),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692" calcext:value-type="float">
            <text:p>1692</text:p>
          </table:table-cell>
          <table:table-cell office:value-type="float" office:value="1054" calcext:value-type="float">
            <text:p>105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new Route(&quot;; ([.A195]-1)*3+1 ; &quot;,&quot; ; [.B195] ; &quot;,&quot; ; [.C195] ; &quot;, [new RouteSpace(&quot;; [.D195] ; &quot;,&quot; ; [.E195] ; &quot;,&quot; ; [.F195] ;  &quot;,&quot; ;[.G195] ;  &quot;)], BLUE),&quot; ; &quot;new Route(&quot;; ([.A195]-1)*3+2 ; &quot;,&quot; ; [.B195] ; &quot;,&quot; ; [.C195] ; &quot;, [new RouteSpace(&quot;; [.D195] ; &quot;,&quot; ; [.E195] ; &quot;,&quot; ; [.F195] ;  &quot;,&quot; ;[.G195] ;  &quot;)], YELLOW),&quot; ; &quot;new Route(&quot;; ([.A195]-1)*3+3 ; &quot;,&quot; ; [.B195] ; &quot;,&quot; ; [.C195] ; &quot;, [new RouteSpace(&quot;; [.D195] ; &quot;,&quot; ; [.E195] ; &quot;,&quot; ; [.F195] ;  &quot;,&quot; ;[.G195] ;  &quot;)], RED),&quot;)" office:value-type="string" office:string-value="new Route(580,176,183, [new RouteSpace(1692,1054,80,57)], BLUE),new Route(581,176,183, [new RouteSpace(1692,1054,80,57)], YELLOW),new Route(582,176,183, [new RouteSpace(1692,1054,80,57)], RED)," calcext:value-type="string">
            <text:p>new Route(580,176,183, [new RouteSpace(1692,1054,80,57)], BLUE),new Route(581,176,183, [new RouteSpace(1692,1054,80,57)], YELLOW),new Route(582,176,183, [new RouteSpace(1692,1054,80,57)], RED),</text:p>
          </table:table-cell>
          <table:table-cell table:formula="of:=CONCATENATE(([.A195]-1)*3+1;&quot;=&gt;new Route(&quot;; [.B195] ; &quot;,&quot; ; [.C195]  ;  &quot;,BLUE),&quot; ;  ([.A195]-1)*3+2;&quot;=&gt;new Route(&quot;; [.B195] ; &quot;,&quot; ; [.C195]  ;  &quot;,YELLOW),&quot; ; ([.A195]-1)*3+3;&quot;=&gt;new Route(&quot;; [.B195] ; &quot;,&quot; ; [.C195]  ;  &quot;,RED),&quot;)" office:value-type="string" office:string-value="580=&gt;new Route(176,183,BLUE),581=&gt;new Route(176,183,YELLOW),582=&gt;new Route(176,183,RED)," calcext:value-type="string">
            <text:p>580=&gt;new Route(176,183,BLUE),581=&gt;new Route(176,183,YELLOW),582=&gt;new Route(176,183,RED),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657" calcext:value-type="float">
            <text:p>1657</text:p>
          </table:table-cell>
          <table:table-cell office:value-type="float" office:value="1261" calcext:value-type="float">
            <text:p>1261</text:p>
          </table:table-cell>
          <table:table-cell office:value-type="float" office:value="138" calcext:value-type="float">
            <text:p>138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CONCATENATE(&quot;new Route(&quot;; ([.A196]-1)*3+1 ; &quot;,&quot; ; [.B196] ; &quot;,&quot; ; [.C196] ; &quot;, [new RouteSpace(&quot;; [.D196] ; &quot;,&quot; ; [.E196] ; &quot;,&quot; ; [.F196] ;  &quot;,&quot; ;[.G196] ;  &quot;)], BLUE),&quot; ; &quot;new Route(&quot;; ([.A196]-1)*3+2 ; &quot;,&quot; ; [.B196] ; &quot;,&quot; ; [.C196] ; &quot;, [new RouteSpace(&quot;; [.D196] ; &quot;,&quot; ; [.E196] ; &quot;,&quot; ; [.F196] ;  &quot;,&quot; ;[.G196] ;  &quot;)], YELLOW),&quot; ; &quot;new Route(&quot;; ([.A196]-1)*3+3 ; &quot;,&quot; ; [.B196] ; &quot;,&quot; ; [.C196] ; &quot;, [new RouteSpace(&quot;; [.D196] ; &quot;,&quot; ; [.E196] ; &quot;,&quot; ; [.F196] ;  &quot;,&quot; ;[.G196] ;  &quot;)], RED),&quot;)" office:value-type="string" office:string-value="new Route(583,180,183, [new RouteSpace(1657,1261,138,-57)], BLUE),new Route(584,180,183, [new RouteSpace(1657,1261,138,-57)], YELLOW),new Route(585,180,183, [new RouteSpace(1657,1261,138,-57)], RED)," calcext:value-type="string">
            <text:p>new Route(583,180,183, [new RouteSpace(1657,1261,138,-57)], BLUE),new Route(584,180,183, [new RouteSpace(1657,1261,138,-57)], YELLOW),new Route(585,180,183, [new RouteSpace(1657,1261,138,-57)], RED),</text:p>
          </table:table-cell>
          <table:table-cell table:formula="of:=CONCATENATE(([.A196]-1)*3+1;&quot;=&gt;new Route(&quot;; [.B196] ; &quot;,&quot; ; [.C196]  ;  &quot;,BLUE),&quot; ;  ([.A196]-1)*3+2;&quot;=&gt;new Route(&quot;; [.B196] ; &quot;,&quot; ; [.C196]  ;  &quot;,YELLOW),&quot; ; ([.A196]-1)*3+3;&quot;=&gt;new Route(&quot;; [.B196] ; &quot;,&quot; ; [.C196]  ;  &quot;,RED),&quot;)" office:value-type="string" office:string-value="583=&gt;new Route(180,183,BLUE),584=&gt;new Route(180,183,YELLOW),585=&gt;new Route(180,183,RED)," calcext:value-type="string">
            <text:p>583=&gt;new Route(180,183,BLUE),584=&gt;new Route(180,183,YELLOW),585=&gt;new Route(180,183,RED),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1127" calcext:value-type="float">
            <text:p>1127</text:p>
          </table:table-cell>
          <table:table-cell office:value-type="float" office:value="1155" calcext:value-type="float">
            <text:p>1155</text:p>
          </table:table-cell>
          <table:table-cell office:value-type="float" office:value="118" calcext:value-type="float">
            <text:p>118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CONCATENATE(&quot;new Route(&quot;; ([.A197]-1)*3+1 ; &quot;,&quot; ; [.B197] ; &quot;,&quot; ; [.C197] ; &quot;, [new RouteSpace(&quot;; [.D197] ; &quot;,&quot; ; [.E197] ; &quot;,&quot; ; [.F197] ;  &quot;,&quot; ;[.G197] ;  &quot;)], BLUE),&quot; ; &quot;new Route(&quot;; ([.A197]-1)*3+2 ; &quot;,&quot; ; [.B197] ; &quot;,&quot; ; [.C197] ; &quot;, [new RouteSpace(&quot;; [.D197] ; &quot;,&quot; ; [.E197] ; &quot;,&quot; ; [.F197] ;  &quot;,&quot; ;[.G197] ;  &quot;)], YELLOW),&quot; ; &quot;new Route(&quot;; ([.A197]-1)*3+3 ; &quot;,&quot; ; [.B197] ; &quot;,&quot; ; [.C197] ; &quot;, [new RouteSpace(&quot;; [.D197] ; &quot;,&quot; ; [.E197] ; &quot;,&quot; ; [.F197] ;  &quot;,&quot; ;[.G197] ;  &quot;)], RED),&quot;)" office:value-type="string" office:string-value="new Route(586,198,215, [new RouteSpace(1127,1155,118,-33)], BLUE),new Route(587,198,215, [new RouteSpace(1127,1155,118,-33)], YELLOW),new Route(588,198,215, [new RouteSpace(1127,1155,118,-33)], RED)," calcext:value-type="string">
            <text:p>new Route(586,198,215, [new RouteSpace(1127,1155,118,-33)], BLUE),new Route(587,198,215, [new RouteSpace(1127,1155,118,-33)], YELLOW),new Route(588,198,215, [new RouteSpace(1127,1155,118,-33)], RED),</text:p>
          </table:table-cell>
          <table:table-cell table:formula="of:=CONCATENATE(([.A197]-1)*3+1;&quot;=&gt;new Route(&quot;; [.B197] ; &quot;,&quot; ; [.C197]  ;  &quot;,BLUE),&quot; ;  ([.A197]-1)*3+2;&quot;=&gt;new Route(&quot;; [.B197] ; &quot;,&quot; ; [.C197]  ;  &quot;,YELLOW),&quot; ; ([.A197]-1)*3+3;&quot;=&gt;new Route(&quot;; [.B197] ; &quot;,&quot; ; [.C197]  ;  &quot;,RED),&quot;)" office:value-type="string" office:string-value="586=&gt;new Route(198,215,BLUE),587=&gt;new Route(198,215,YELLOW),588=&gt;new Route(198,215,RED)," calcext:value-type="string">
            <text:p>586=&gt;new Route(198,215,BLUE),587=&gt;new Route(198,215,YELLOW),588=&gt;new Route(198,215,RED),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251" calcext:value-type="float">
            <text:p>1251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CONCATENATE(&quot;new Route(&quot;; ([.A198]-1)*3+1 ; &quot;,&quot; ; [.B198] ; &quot;,&quot; ; [.C198] ; &quot;, [new RouteSpace(&quot;; [.D198] ; &quot;,&quot; ; [.E198] ; &quot;,&quot; ; [.F198] ;  &quot;,&quot; ;[.G198] ;  &quot;)], BLUE),&quot; ; &quot;new Route(&quot;; ([.A198]-1)*3+2 ; &quot;,&quot; ; [.B198] ; &quot;,&quot; ; [.C198] ; &quot;, [new RouteSpace(&quot;; [.D198] ; &quot;,&quot; ; [.E198] ; &quot;,&quot; ; [.F198] ;  &quot;,&quot; ;[.G198] ;  &quot;)], YELLOW),&quot; ; &quot;new Route(&quot;; ([.A198]-1)*3+3 ; &quot;,&quot; ; [.B198] ; &quot;,&quot; ; [.C198] ; &quot;, [new RouteSpace(&quot;; [.D198] ; &quot;,&quot; ; [.E198] ; &quot;,&quot; ; [.F198] ;  &quot;,&quot; ;[.G198] ;  &quot;)], RED),&quot;)" office:value-type="string" office:string-value="new Route(589,198,218, [new RouteSpace(1251,1071,132,-54)], BLUE),new Route(590,198,218, [new RouteSpace(1251,1071,132,-54)], YELLOW),new Route(591,198,218, [new RouteSpace(1251,1071,132,-54)], RED)," calcext:value-type="string">
            <text:p>new Route(589,198,218, [new RouteSpace(1251,1071,132,-54)], BLUE),new Route(590,198,218, [new RouteSpace(1251,1071,132,-54)], YELLOW),new Route(591,198,218, [new RouteSpace(1251,1071,132,-54)], RED),</text:p>
          </table:table-cell>
          <table:table-cell table:formula="of:=CONCATENATE(([.A198]-1)*3+1;&quot;=&gt;new Route(&quot;; [.B198] ; &quot;,&quot; ; [.C198]  ;  &quot;,BLUE),&quot; ;  ([.A198]-1)*3+2;&quot;=&gt;new Route(&quot;; [.B198] ; &quot;,&quot; ; [.C198]  ;  &quot;,YELLOW),&quot; ; ([.A198]-1)*3+3;&quot;=&gt;new Route(&quot;; [.B198] ; &quot;,&quot; ; [.C198]  ;  &quot;,RED),&quot;)" office:value-type="string" office:string-value="589=&gt;new Route(198,218,BLUE),590=&gt;new Route(198,218,YELLOW),591=&gt;new Route(198,218,RED)," calcext:value-type="string">
            <text:p>589=&gt;new Route(198,218,BLUE),590=&gt;new Route(198,218,YELLOW),591=&gt;new Route(198,218,RED),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714" calcext:value-type="float">
            <text:p>1714</text:p>
          </table:table-cell>
          <table:table-cell office:value-type="float" office:value="335" calcext:value-type="float">
            <text:p>335</text:p>
          </table:table-cell>
          <table:table-cell office:value-type="float" office:value="188" calcext:value-type="float">
            <text:p>188</text:p>
          </table:table-cell>
          <table:table-cell office:value-type="float" office:value="-82" calcext:value-type="float">
            <text:p>-82</text:p>
          </table:table-cell>
          <table:table-cell/>
          <table:table-cell table:formula="of:=CONCATENATE(&quot;new Route(&quot;; ([.A199]-1)*3+1 ; &quot;,&quot; ; [.B199] ; &quot;,&quot; ; [.C199] ; &quot;, [new RouteSpace(&quot;; [.D199] ; &quot;,&quot; ; [.E199] ; &quot;,&quot; ; [.F199] ;  &quot;,&quot; ;[.G199] ;  &quot;)], BLUE),&quot; ; &quot;new Route(&quot;; ([.A199]-1)*3+2 ; &quot;,&quot; ; [.B199] ; &quot;,&quot; ; [.C199] ; &quot;, [new RouteSpace(&quot;; [.D199] ; &quot;,&quot; ; [.E199] ; &quot;,&quot; ; [.F199] ;  &quot;,&quot; ;[.G199] ;  &quot;)], YELLOW),&quot; ; &quot;new Route(&quot;; ([.A199]-1)*3+3 ; &quot;,&quot; ; [.B199] ; &quot;,&quot; ; [.C199] ; &quot;, [new RouteSpace(&quot;; [.D199] ; &quot;,&quot; ; [.E199] ; &quot;,&quot; ; [.F199] ;  &quot;,&quot; ;[.G199] ;  &quot;)], RED),&quot;)" office:value-type="string" office:string-value="new Route(592,170,181, [new RouteSpace(1714,335,188,-82)], BLUE),new Route(593,170,181, [new RouteSpace(1714,335,188,-82)], YELLOW),new Route(594,170,181, [new RouteSpace(1714,335,188,-82)], RED)," calcext:value-type="string">
            <text:p>new Route(592,170,181, [new RouteSpace(1714,335,188,-82)], BLUE),new Route(593,170,181, [new RouteSpace(1714,335,188,-82)], YELLOW),new Route(594,170,181, [new RouteSpace(1714,335,188,-82)], RED),</text:p>
          </table:table-cell>
          <table:table-cell table:formula="of:=CONCATENATE(([.A199]-1)*3+1;&quot;=&gt;new Route(&quot;; [.B199] ; &quot;,&quot; ; [.C199]  ;  &quot;,BLUE),&quot; ;  ([.A199]-1)*3+2;&quot;=&gt;new Route(&quot;; [.B199] ; &quot;,&quot; ; [.C199]  ;  &quot;,YELLOW),&quot; ; ([.A199]-1)*3+3;&quot;=&gt;new Route(&quot;; [.B199] ; &quot;,&quot; ; [.C199]  ;  &quot;,RED),&quot;)" office:value-type="string" office:string-value="592=&gt;new Route(170,181,BLUE),593=&gt;new Route(170,181,YELLOW),594=&gt;new Route(170,181,RED)," calcext:value-type="string">
            <text:p>592=&gt;new Route(170,181,BLUE),593=&gt;new Route(170,181,YELLOW),594=&gt;new Route(170,181,RED),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1071" calcext:value-type="float">
            <text:p>1071</text:p>
          </table:table-cell>
          <table:table-cell office:value-type="float" office:value="1264" calcext:value-type="float">
            <text:p>1264</text:p>
          </table:table-cell>
          <table:table-cell office:value-type="float" office:value="91" calcext:value-type="float">
            <text:p>91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CONCATENATE(&quot;new Route(&quot;; ([.A200]-1)*3+1 ; &quot;,&quot; ; [.B200] ; &quot;,&quot; ; [.C200] ; &quot;, [new RouteSpace(&quot;; [.D200] ; &quot;,&quot; ; [.E200] ; &quot;,&quot; ; [.F200] ;  &quot;,&quot; ;[.G200] ;  &quot;)], BLUE),&quot; ; &quot;new Route(&quot;; ([.A200]-1)*3+2 ; &quot;,&quot; ; [.B200] ; &quot;,&quot; ; [.C200] ; &quot;, [new RouteSpace(&quot;; [.D200] ; &quot;,&quot; ; [.E200] ; &quot;,&quot; ; [.F200] ;  &quot;,&quot; ;[.G200] ;  &quot;)], YELLOW),&quot; ; &quot;new Route(&quot;; ([.A200]-1)*3+3 ; &quot;,&quot; ; [.B200] ; &quot;,&quot; ; [.C200] ; &quot;, [new RouteSpace(&quot;; [.D200] ; &quot;,&quot; ; [.E200] ; &quot;,&quot; ; [.F200] ;  &quot;,&quot; ;[.G200] ;  &quot;)], RED),&quot;)" office:value-type="string" office:string-value="new Route(595,195,215, [new RouteSpace(1071,1264,91,-64)], BLUE),new Route(596,195,215, [new RouteSpace(1071,1264,91,-64)], YELLOW),new Route(597,195,215, [new RouteSpace(1071,1264,91,-64)], RED)," calcext:value-type="string">
            <text:p>new Route(595,195,215, [new RouteSpace(1071,1264,91,-64)], BLUE),new Route(596,195,215, [new RouteSpace(1071,1264,91,-64)], YELLOW),new Route(597,195,215, [new RouteSpace(1071,1264,91,-64)], RED),</text:p>
          </table:table-cell>
          <table:table-cell table:formula="of:=CONCATENATE(([.A200]-1)*3+1;&quot;=&gt;new Route(&quot;; [.B200] ; &quot;,&quot; ; [.C200]  ;  &quot;,BLUE),&quot; ;  ([.A200]-1)*3+2;&quot;=&gt;new Route(&quot;; [.B200] ; &quot;,&quot; ; [.C200]  ;  &quot;,YELLOW),&quot; ; ([.A200]-1)*3+3;&quot;=&gt;new Route(&quot;; [.B200] ; &quot;,&quot; ; [.C200]  ;  &quot;,RED),&quot;)" office:value-type="string" office:string-value="595=&gt;new Route(195,215,BLUE),596=&gt;new Route(195,215,YELLOW),597=&gt;new Route(195,215,RED)," calcext:value-type="string">
            <text:p>595=&gt;new Route(195,215,BLUE),596=&gt;new Route(195,215,YELLOW),597=&gt;new Route(195,215,RED),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87" calcext:value-type="float">
            <text:p>187</text:p>
          </table:table-cell>
          <table:table-cell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&quot;new Route(&quot;; ([.A201]-1)*3+1 ; &quot;,&quot; ; [.B201] ; &quot;,&quot; ; [.C201] ; &quot;, [new RouteSpace(&quot;; [.D201] ; &quot;,&quot; ; [.E201] ; &quot;,&quot; ; [.F201] ;  &quot;,&quot; ;[.G201] ;  &quot;)], BLUE),&quot; ; &quot;new Route(&quot;; ([.A201]-1)*3+2 ; &quot;,&quot; ; [.B201] ; &quot;,&quot; ; [.C201] ; &quot;, [new RouteSpace(&quot;; [.D201] ; &quot;,&quot; ; [.E201] ; &quot;,&quot; ; [.F201] ;  &quot;,&quot; ;[.G201] ;  &quot;)], YELLOW),&quot; ; &quot;new Route(&quot;; ([.A201]-1)*3+3 ; &quot;,&quot; ; [.B201] ; &quot;,&quot; ; [.C201] ; &quot;, [new RouteSpace(&quot;; [.D201] ; &quot;,&quot; ; [.E201] ; &quot;,&quot; ; [.F201] ;  &quot;,&quot; ;[.G201] ;  &quot;)], RED),&quot;)" office:value-type="string" office:string-value="new Route(598,113,187, [new RouteSpace(415,191,120,27)], BLUE),new Route(599,113,187, [new RouteSpace(415,191,120,27)], YELLOW),new Route(600,113,187, [new RouteSpace(415,191,120,27)], RED)," calcext:value-type="string">
            <text:p>new Route(598,113,187, [new RouteSpace(415,191,120,27)], BLUE),new Route(599,113,187, [new RouteSpace(415,191,120,27)], YELLOW),new Route(600,113,187, [new RouteSpace(415,191,120,27)], RED),</text:p>
          </table:table-cell>
          <table:table-cell table:formula="of:=CONCATENATE(([.A201]-1)*3+1;&quot;=&gt;new Route(&quot;; [.B201] ; &quot;,&quot; ; [.C201]  ;  &quot;,BLUE),&quot; ;  ([.A201]-1)*3+2;&quot;=&gt;new Route(&quot;; [.B201] ; &quot;,&quot; ; [.C201]  ;  &quot;,YELLOW),&quot; ; ([.A201]-1)*3+3;&quot;=&gt;new Route(&quot;; [.B201] ; &quot;,&quot; ; [.C201]  ;  &quot;,RED),&quot;)" office:value-type="string" office:string-value="598=&gt;new Route(113,187,BLUE),599=&gt;new Route(113,187,YELLOW),600=&gt;new Route(113,187,RED)," calcext:value-type="string">
            <text:p>598=&gt;new Route(113,187,BLUE),599=&gt;new Route(113,187,YELLOW),600=&gt;new Route(113,187,RED),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office:value-type="float" office:value="685" calcext:value-type="float">
            <text:p>685</text:p>
          </table:table-cell>
          <table:table-cell office:value-type="float" office:value="328" calcext:value-type="float">
            <text:p>32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new Route(&quot;; ([.A202]-1)*3+1 ; &quot;,&quot; ; [.B202] ; &quot;,&quot; ; [.C202] ; &quot;, [new RouteSpace(&quot;; [.D202] ; &quot;,&quot; ; [.E202] ; &quot;,&quot; ; [.F202] ;  &quot;,&quot; ;[.G202] ;  &quot;)], BLUE),&quot; ; &quot;new Route(&quot;; ([.A202]-1)*3+2 ; &quot;,&quot; ; [.B202] ; &quot;,&quot; ; [.C202] ; &quot;, [new RouteSpace(&quot;; [.D202] ; &quot;,&quot; ; [.E202] ; &quot;,&quot; ; [.F202] ;  &quot;,&quot; ;[.G202] ;  &quot;)], YELLOW),&quot; ; &quot;new Route(&quot;; ([.A202]-1)*3+3 ; &quot;,&quot; ; [.B202] ; &quot;,&quot; ; [.C202] ; &quot;, [new RouteSpace(&quot;; [.D202] ; &quot;,&quot; ; [.E202] ; &quot;,&quot; ; [.F202] ;  &quot;,&quot; ;[.G202] ;  &quot;)], RED),&quot;)" office:value-type="string" office:string-value="new Route(601,132,207, [new RouteSpace(685,328,107,3)], BLUE),new Route(602,132,207, [new RouteSpace(685,328,107,3)], YELLOW),new Route(603,132,207, [new RouteSpace(685,328,107,3)], RED)," calcext:value-type="string">
            <text:p>new Route(601,132,207, [new RouteSpace(685,328,107,3)], BLUE),new Route(602,132,207, [new RouteSpace(685,328,107,3)], YELLOW),new Route(603,132,207, [new RouteSpace(685,328,107,3)], RED),</text:p>
          </table:table-cell>
          <table:table-cell table:formula="of:=CONCATENATE(([.A202]-1)*3+1;&quot;=&gt;new Route(&quot;; [.B202] ; &quot;,&quot; ; [.C202]  ;  &quot;,BLUE),&quot; ;  ([.A202]-1)*3+2;&quot;=&gt;new Route(&quot;; [.B202] ; &quot;,&quot; ; [.C202]  ;  &quot;,YELLOW),&quot; ; ([.A202]-1)*3+3;&quot;=&gt;new Route(&quot;; [.B202] ; &quot;,&quot; ; [.C202]  ;  &quot;,RED),&quot;)" office:value-type="string" office:string-value="601=&gt;new Route(132,207,BLUE),602=&gt;new Route(132,207,YELLOW),603=&gt;new Route(132,207,RED)," calcext:value-type="string">
            <text:p>601=&gt;new Route(132,207,BLUE),602=&gt;new Route(132,207,YELLOW),603=&gt;new Route(132,207,RED),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CONCATENATE(&quot;new Route(&quot;; ([.A203]-1)*3+1 ; &quot;,&quot; ; [.B203] ; &quot;,&quot; ; [.C203] ; &quot;, [new RouteSpace(&quot;; [.D203] ; &quot;,&quot; ; [.E203] ; &quot;,&quot; ; [.F203] ;  &quot;,&quot; ;[.G203] ;  &quot;)], BLUE),&quot; ; &quot;new Route(&quot;; ([.A203]-1)*3+2 ; &quot;,&quot; ; [.B203] ; &quot;,&quot; ; [.C203] ; &quot;, [new RouteSpace(&quot;; [.D203] ; &quot;,&quot; ; [.E203] ; &quot;,&quot; ; [.F203] ;  &quot;,&quot; ;[.G203] ;  &quot;)], YELLOW),&quot; ; &quot;new Route(&quot;; ([.A203]-1)*3+3 ; &quot;,&quot; ; [.B203] ; &quot;,&quot; ; [.C203] ; &quot;, [new RouteSpace(&quot;; [.D203] ; &quot;,&quot; ; [.E203] ; &quot;,&quot; ; [.F203] ;  &quot;,&quot; ;[.G203] ;  &quot;)], RED),&quot;)" office:value-type="string" office:string-value="new Route(604,102,203, [new RouteSpace(262,35,103,-3)], BLUE),new Route(605,102,203, [new RouteSpace(262,35,103,-3)], YELLOW),new Route(606,102,203, [new RouteSpace(262,35,103,-3)], RED)," calcext:value-type="string">
            <text:p>new Route(604,102,203, [new RouteSpace(262,35,103,-3)], BLUE),new Route(605,102,203, [new RouteSpace(262,35,103,-3)], YELLOW),new Route(606,102,203, [new RouteSpace(262,35,103,-3)], RED),</text:p>
          </table:table-cell>
          <table:table-cell table:formula="of:=CONCATENATE(([.A203]-1)*3+1;&quot;=&gt;new Route(&quot;; [.B203] ; &quot;,&quot; ; [.C203]  ;  &quot;,BLUE),&quot; ;  ([.A203]-1)*3+2;&quot;=&gt;new Route(&quot;; [.B203] ; &quot;,&quot; ; [.C203]  ;  &quot;,YELLOW),&quot; ; ([.A203]-1)*3+3;&quot;=&gt;new Route(&quot;; [.B203] ; &quot;,&quot; ; [.C203]  ;  &quot;,RED),&quot;)" office:value-type="string" office:string-value="604=&gt;new Route(102,203,BLUE),605=&gt;new Route(102,203,YELLOW),606=&gt;new Route(102,203,RED)," calcext:value-type="string">
            <text:p>604=&gt;new Route(102,203,BLUE),605=&gt;new Route(102,203,YELLOW),606=&gt;new Route(102,203,RED),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1328" calcext:value-type="float">
            <text:p>1328</text:p>
          </table:table-cell>
          <table:table-cell office:value-type="float" office:value="264" calcext:value-type="float">
            <text:p>264</text:p>
          </table:table-cell>
          <table:table-cell office:value-type="float" office:value="109" calcext:value-type="float">
            <text:p>109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CONCATENATE(&quot;new Route(&quot;; ([.A204]-1)*3+1 ; &quot;,&quot; ; [.B204] ; &quot;,&quot; ; [.C204] ; &quot;, [new RouteSpace(&quot;; [.D204] ; &quot;,&quot; ; [.E204] ; &quot;,&quot; ; [.F204] ;  &quot;,&quot; ;[.G204] ;  &quot;)], BLUE),&quot; ; &quot;new Route(&quot;; ([.A204]-1)*3+2 ; &quot;,&quot; ; [.B204] ; &quot;,&quot; ; [.C204] ; &quot;, [new RouteSpace(&quot;; [.D204] ; &quot;,&quot; ; [.E204] ; &quot;,&quot; ; [.F204] ;  &quot;,&quot; ;[.G204] ;  &quot;)], YELLOW),&quot; ; &quot;new Route(&quot;; ([.A204]-1)*3+3 ; &quot;,&quot; ; [.B204] ; &quot;,&quot; ; [.C204] ; &quot;, [new RouteSpace(&quot;; [.D204] ; &quot;,&quot; ; [.E204] ; &quot;,&quot; ; [.F204] ;  &quot;,&quot; ;[.G204] ;  &quot;)], RED),&quot;)" office:value-type="string" office:string-value="new Route(607,159,216, [new RouteSpace(1328,264,109,-40)], BLUE),new Route(608,159,216, [new RouteSpace(1328,264,109,-40)], YELLOW),new Route(609,159,216, [new RouteSpace(1328,264,109,-40)], RED)," calcext:value-type="string">
            <text:p>new Route(607,159,216, [new RouteSpace(1328,264,109,-40)], BLUE),new Route(608,159,216, [new RouteSpace(1328,264,109,-40)], YELLOW),new Route(609,159,216, [new RouteSpace(1328,264,109,-40)], RED),</text:p>
          </table:table-cell>
          <table:table-cell table:formula="of:=CONCATENATE(([.A204]-1)*3+1;&quot;=&gt;new Route(&quot;; [.B204] ; &quot;,&quot; ; [.C204]  ;  &quot;,BLUE),&quot; ;  ([.A204]-1)*3+2;&quot;=&gt;new Route(&quot;; [.B204] ; &quot;,&quot; ; [.C204]  ;  &quot;,YELLOW),&quot; ; ([.A204]-1)*3+3;&quot;=&gt;new Route(&quot;; [.B204] ; &quot;,&quot; ; [.C204]  ;  &quot;,RED),&quot;)" office:value-type="string" office:string-value="607=&gt;new Route(159,216,BLUE),608=&gt;new Route(159,216,YELLOW),609=&gt;new Route(159,216,RED)," calcext:value-type="string">
            <text:p>607=&gt;new Route(159,216,BLUE),608=&gt;new Route(159,216,YELLOW),609=&gt;new Route(159,216,RED),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705" calcext:value-type="float">
            <text:p>705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NCATENATE(&quot;new Route(&quot;; ([.A205]-1)*3+1 ; &quot;,&quot; ; [.B205] ; &quot;,&quot; ; [.C205] ; &quot;, [new RouteSpace(&quot;; [.D205] ; &quot;,&quot; ; [.E205] ; &quot;,&quot; ; [.F205] ;  &quot;,&quot; ;[.G205] ;  &quot;)], BLUE),&quot; ; &quot;new Route(&quot;; ([.A205]-1)*3+2 ; &quot;,&quot; ; [.B205] ; &quot;,&quot; ; [.C205] ; &quot;, [new RouteSpace(&quot;; [.D205] ; &quot;,&quot; ; [.E205] ; &quot;,&quot; ; [.F205] ;  &quot;,&quot; ;[.G205] ;  &quot;)], YELLOW),&quot; ; &quot;new Route(&quot;; ([.A205]-1)*3+3 ; &quot;,&quot; ; [.B205] ; &quot;,&quot; ; [.C205] ; &quot;, [new RouteSpace(&quot;; [.D205] ; &quot;,&quot; ; [.E205] ; &quot;,&quot; ; [.F205] ;  &quot;,&quot; ;[.G205] ;  &quot;)], RED),&quot;)" office:value-type="string" office:string-value="new Route(610,118,184, [new RouteSpace(255,705,104,80)], BLUE),new Route(611,118,184, [new RouteSpace(255,705,104,80)], YELLOW),new Route(612,118,184, [new RouteSpace(255,705,104,80)], RED)," calcext:value-type="string">
            <text:p>new Route(610,118,184, [new RouteSpace(255,705,104,80)], BLUE),new Route(611,118,184, [new RouteSpace(255,705,104,80)], YELLOW),new Route(612,118,184, [new RouteSpace(255,705,104,80)], RED),</text:p>
          </table:table-cell>
          <table:table-cell table:formula="of:=CONCATENATE(([.A205]-1)*3+1;&quot;=&gt;new Route(&quot;; [.B205] ; &quot;,&quot; ; [.C205]  ;  &quot;,BLUE),&quot; ;  ([.A205]-1)*3+2;&quot;=&gt;new Route(&quot;; [.B205] ; &quot;,&quot; ; [.C205]  ;  &quot;,YELLOW),&quot; ; ([.A205]-1)*3+3;&quot;=&gt;new Route(&quot;; [.B205] ; &quot;,&quot; ; [.C205]  ;  &quot;,RED),&quot;)" office:value-type="string" office:string-value="610=&gt;new Route(118,184,BLUE),611=&gt;new Route(118,184,YELLOW),612=&gt;new Route(118,184,RED)," calcext:value-type="string">
            <text:p>610=&gt;new Route(118,184,BLUE),611=&gt;new Route(118,184,YELLOW),612=&gt;new Route(118,184,RED),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routes.A1:routes.J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1T18:27:35.119433007</dc:date>
    <meta:editing-duration>P6DT23H44M44S</meta:editing-duration>
    <meta:editing-cycles>37</meta:editing-cycles>
    <meta:generator>LibreOffice/7.3.7.2$Linux_X86_64 LibreOffice_project/30$Build-2</meta:generator>
    <meta:document-statistic meta:table-count="2" meta:cell-count="3431" meta:object-count="0"/>
  </office:meta>
</office:document-meta>
</file>